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47.193cm" svg:height="27.757cm" svg:x="22.851cm" svg:y="0cm">
            <draw:object draw:notify-on-update-of-ranges="Tabelle1.A1:Tabelle1.A1 Tabelle1.A2:Tabelle1.A759 Tabelle1.B1:Tabelle1.B1 Tabelle1.B2:Tabelle1.B759 Tabelle1.C1:Tabelle1.C1 Tabelle1.C2:Tabelle1.C7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ume €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float" office:value="12531.74" calcext:value-type="float">
            <text:p>12531.74</text:p>
          </table:table-cell>
          <table:table-cell office:value-type="float" office:value="12480.02" calcext:value-type="float">
            <text:p>12480.02</text:p>
          </table:table-cell>
          <table:table-cell office:value-type="float" office:value="12595.87" calcext:value-type="float">
            <text:p>12595.87</text:p>
          </table:table-cell>
          <table:table-cell office:value-type="float" office:value="12370.08" calcext:value-type="float">
            <text:p>12370.08</text:p>
          </table:table-cell>
          <table:table-cell office:value-type="float" office:value="3544392359" calcext:value-type="float">
            <text:p>3544392359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float" office:value="12420.88" calcext:value-type="float">
            <text:p>12420.88</text:p>
          </table:table-cell>
          <table:table-cell office:value-type="float" office:value="12568.09" calcext:value-type="float">
            <text:p>12568.09</text:p>
          </table:table-cell>
          <table:table-cell office:value-type="float" office:value="12591.3" calcext:value-type="float">
            <text:p>12591.3</text:p>
          </table:table-cell>
          <table:table-cell office:value-type="float" office:value="12398.59" calcext:value-type="float">
            <text:p>12398.59</text:p>
          </table:table-cell>
          <table:table-cell office:value-type="float" office:value="4181369637" calcext:value-type="float">
            <text:p>4181369637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float" office:value="11896.11" calcext:value-type="float">
            <text:p>11896.11</text:p>
          </table:table-cell>
          <table:table-cell office:value-type="float" office:value="12324.22" calcext:value-type="float">
            <text:p>12324.22</text:p>
          </table:table-cell>
          <table:table-cell office:value-type="float" office:value="12329.96" calcext:value-type="float">
            <text:p>12329.96</text:p>
          </table:table-cell>
          <table:table-cell office:value-type="float" office:value="11848.21" calcext:value-type="float">
            <text:p>11848.21</text:p>
          </table:table-cell>
          <table:table-cell office:value-type="float" office:value="4698799863" calcext:value-type="float">
            <text:p>4698799863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float" office:value="11858.81" calcext:value-type="float">
            <text:p>11858.81</text:p>
          </table:table-cell>
          <table:table-cell table:number-columns-repeated="2" office:value-type="float" office:value="12088.98" calcext:value-type="float">
            <text:p>12088.98</text:p>
          </table:table-cell>
          <table:table-cell office:value-type="float" office:value="11851.03" calcext:value-type="float">
            <text:p>11851.03</text:p>
          </table:table-cell>
          <table:table-cell office:value-type="float" office:value="3723910428" calcext:value-type="float">
            <text:p>3723910428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float" office:value="11602.91" calcext:value-type="float">
            <text:p>11602.91</text:p>
          </table:table-cell>
          <table:table-cell office:value-type="float" office:value="11788.28" calcext:value-type="float">
            <text:p>11788.28</text:p>
          </table:table-cell>
          <table:table-cell office:value-type="float" office:value="11838" calcext:value-type="float">
            <text:p>11838</text:p>
          </table:table-cell>
          <table:table-cell office:value-type="float" office:value="11551.36" calcext:value-type="float">
            <text:p>11551.36</text:p>
          </table:table-cell>
          <table:table-cell office:value-type="float" office:value="3407278769" calcext:value-type="float">
            <text:p>3407278769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11472.61" calcext:value-type="float">
            <text:p>11472.61</text:p>
          </table:table-cell>
          <table:table-cell office:value-type="float" office:value="11556.48" calcext:value-type="float">
            <text:p>11556.48</text:p>
          </table:table-cell>
          <table:table-cell office:value-type="float" office:value="11614.13" calcext:value-type="float">
            <text:p>11614.13</text:p>
          </table:table-cell>
          <table:table-cell office:value-type="float" office:value="11450.08" calcext:value-type="float">
            <text:p>11450.08</text:p>
          </table:table-cell>
          <table:table-cell office:value-type="float" office:value="3818383500" calcext:value-type="float">
            <text:p>3818383500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11631.07" calcext:value-type="float">
            <text:p>11631.07</text:p>
          </table:table-cell>
          <table:table-cell office:value-type="float" office:value="11598.07" calcext:value-type="float">
            <text:p>11598.07</text:p>
          </table:table-cell>
          <table:table-cell office:value-type="float" office:value="11707.43" calcext:value-type="float">
            <text:p>11707.43</text:p>
          </table:table-cell>
          <table:table-cell office:value-type="float" office:value="11458.56" calcext:value-type="float">
            <text:p>11458.56</text:p>
          </table:table-cell>
          <table:table-cell office:value-type="float" office:value="4492894315" calcext:value-type="float">
            <text:p>4492894315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11848.31" calcext:value-type="float">
            <text:p>11848.31</text:p>
          </table:table-cell>
          <table:table-cell office:value-type="float" office:value="11560.51" calcext:value-type="float">
            <text:p>11560.51</text:p>
          </table:table-cell>
          <table:table-cell office:value-type="float" office:value="11852.02" calcext:value-type="float">
            <text:p>11852.02</text:p>
          </table:table-cell>
          <table:table-cell office:value-type="float" office:value="11457.12" calcext:value-type="float">
            <text:p>11457.12</text:p>
          </table:table-cell>
          <table:table-cell office:value-type="float" office:value="6123283387" calcext:value-type="float">
            <text:p>6123283387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12206.42" calcext:value-type="float">
            <text:p>12206.42</text:p>
          </table:table-cell>
          <table:table-cell office:value-type="float" office:value="12063.57" calcext:value-type="float">
            <text:p>12063.57</text:p>
          </table:table-cell>
          <table:table-cell office:value-type="float" office:value="12223.6" calcext:value-type="float">
            <text:p>12223.6</text:p>
          </table:table-cell>
          <table:table-cell office:value-type="float" office:value="12034.8" calcext:value-type="float">
            <text:p>12034.8</text:p>
          </table:table-cell>
          <table:table-cell office:value-type="float" office:value="4458787791" calcext:value-type="float">
            <text:p>4458787791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12303.41" calcext:value-type="float">
            <text:p>12303.41</text:p>
          </table:table-cell>
          <table:table-cell office:value-type="float" office:value="12177.18" calcext:value-type="float">
            <text:p>12177.18</text:p>
          </table:table-cell>
          <table:table-cell office:value-type="float" office:value="12404.51" calcext:value-type="float">
            <text:p>12404.51</text:p>
          </table:table-cell>
          <table:table-cell office:value-type="float" office:value="12174.22" calcext:value-type="float">
            <text:p>12174.22</text:p>
          </table:table-cell>
          <table:table-cell office:value-type="float" office:value="4630467745" calcext:value-type="float">
            <text:p>4630467745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12517.98" calcext:value-type="float">
            <text:p>12517.98</text:p>
          </table:table-cell>
          <table:table-cell office:value-type="float" office:value="12645.75" calcext:value-type="float">
            <text:p>12645.75</text:p>
          </table:table-cell>
          <table:table-cell office:value-type="float" office:value="12718.27" calcext:value-type="float">
            <text:p>12718.27</text:p>
          </table:table-cell>
          <table:table-cell office:value-type="float" office:value="12514.99" calcext:value-type="float">
            <text:p>12514.99</text:p>
          </table:table-cell>
          <table:table-cell office:value-type="float" office:value="2513683335" calcext:value-type="float">
            <text:p>251368333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2429.41" calcext:value-type="float">
            <text:p>12429.41</text:p>
          </table:table-cell>
          <table:table-cell office:value-type="float" office:value="12543.06" calcext:value-type="float">
            <text:p>12543.06</text:p>
          </table:table-cell>
          <table:table-cell office:value-type="float" office:value="12583.02" calcext:value-type="float">
            <text:p>12583.02</text:p>
          </table:table-cell>
          <table:table-cell office:value-type="float" office:value="12345.45" calcext:value-type="float">
            <text:p>12345.45</text:p>
          </table:table-cell>
          <table:table-cell office:value-type="float" office:value="2909118130" calcext:value-type="float">
            <text:p>2909118130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2764.45" calcext:value-type="float">
            <text:p>12764.45</text:p>
          </table:table-cell>
          <table:table-cell office:value-type="float" office:value="12557.64" calcext:value-type="float">
            <text:p>12557.64</text:p>
          </table:table-cell>
          <table:table-cell office:value-type="float" office:value="12765.05" calcext:value-type="float">
            <text:p>12765.05</text:p>
          </table:table-cell>
          <table:table-cell office:value-type="float" office:value="12545.59" calcext:value-type="float">
            <text:p>12545.59</text:p>
          </table:table-cell>
          <table:table-cell office:value-type="float" office:value="2867053671" calcext:value-type="float">
            <text:p>2867053671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12819.15" calcext:value-type="float">
            <text:p>12819.15</text:p>
          </table:table-cell>
          <table:table-cell office:value-type="float" office:value="12736.95" calcext:value-type="float">
            <text:p>12736.95</text:p>
          </table:table-cell>
          <table:table-cell office:value-type="float" office:value="12850.29" calcext:value-type="float">
            <text:p>12850.29</text:p>
          </table:table-cell>
          <table:table-cell office:value-type="float" office:value="12725.45" calcext:value-type="float">
            <text:p>12725.45</text:p>
          </table:table-cell>
          <table:table-cell office:value-type="float" office:value="2614014935" calcext:value-type="float">
            <text:p>2614014935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2948.63" calcext:value-type="float">
            <text:p>12948.63</text:p>
          </table:table-cell>
          <table:table-cell office:value-type="float" office:value="12854.66" calcext:value-type="float">
            <text:p>12854.66</text:p>
          </table:table-cell>
          <table:table-cell office:value-type="float" office:value="13028.73" calcext:value-type="float">
            <text:p>13028.73</text:p>
          </table:table-cell>
          <table:table-cell office:value-type="float" office:value="12820.26" calcext:value-type="float">
            <text:p>12820.26</text:p>
          </table:table-cell>
          <table:table-cell office:value-type="float" office:value="2195226565" calcext:value-type="float">
            <text:p>2195226565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12773.35" calcext:value-type="float">
            <text:p>12773.35</text:p>
          </table:table-cell>
          <table:table-cell office:value-type="float" office:value="12908.99" calcext:value-type="float">
            <text:p>12908.99</text:p>
          </table:table-cell>
          <table:table-cell office:value-type="float" office:value="12955.86" calcext:value-type="float">
            <text:p>12955.86</text:p>
          </table:table-cell>
          <table:table-cell office:value-type="float" office:value="12733.06" calcext:value-type="float">
            <text:p>12733.06</text:p>
          </table:table-cell>
          <table:table-cell office:value-type="float" office:value="3538289071" calcext:value-type="float">
            <text:p>3538289071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2826.13" calcext:value-type="float">
            <text:p>12826.13</text:p>
          </table:table-cell>
          <table:table-cell office:value-type="float" office:value="12703.75" calcext:value-type="float">
            <text:p>12703.75</text:p>
          </table:table-cell>
          <table:table-cell office:value-type="float" office:value="12839.55" calcext:value-type="float">
            <text:p>12839.55</text:p>
          </table:table-cell>
          <table:table-cell office:value-type="float" office:value="12599.82" calcext:value-type="float">
            <text:p>12599.82</text:p>
          </table:table-cell>
          <table:table-cell office:value-type="float" office:value="3642669763" calcext:value-type="float">
            <text:p>3642669763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13012.69" calcext:value-type="float">
            <text:p>13012.69</text:p>
          </table:table-cell>
          <table:table-cell office:value-type="float" office:value="13028.06" calcext:value-type="float">
            <text:p>13028.06</text:p>
          </table:table-cell>
          <table:table-cell office:value-type="float" office:value="13066.44" calcext:value-type="float">
            <text:p>13066.44</text:p>
          </table:table-cell>
          <table:table-cell office:value-type="float" office:value="12975.12" calcext:value-type="float">
            <text:p>12975.12</text:p>
          </table:table-cell>
          <table:table-cell office:value-type="float" office:value="2350438318" calcext:value-type="float">
            <text:p>2350438318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3132.9" calcext:value-type="float">
            <text:p>13132.9</text:p>
          </table:table-cell>
          <table:table-cell office:value-type="float" office:value="13018.99" calcext:value-type="float">
            <text:p>13018.99</text:p>
          </table:table-cell>
          <table:table-cell office:value-type="float" office:value="13132.9" calcext:value-type="float">
            <text:p>13132.9</text:p>
          </table:table-cell>
          <table:table-cell office:value-type="float" office:value="12959.7" calcext:value-type="float">
            <text:p>12959.7</text:p>
          </table:table-cell>
          <table:table-cell office:value-type="float" office:value="2385315762" calcext:value-type="float">
            <text:p>2385315762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3086.06" calcext:value-type="float">
            <text:p>13086.06</text:p>
          </table:table-cell>
          <table:table-cell office:value-type="float" office:value="13138.41" calcext:value-type="float">
            <text:p>13138.41</text:p>
          </table:table-cell>
          <table:table-cell office:value-type="float" office:value="13151.8" calcext:value-type="float">
            <text:p>13151.8</text:p>
          </table:table-cell>
          <table:table-cell office:value-type="float" office:value="13058.34" calcext:value-type="float">
            <text:p>13058.34</text:p>
          </table:table-cell>
          <table:table-cell office:value-type="float" office:value="2240694228" calcext:value-type="float">
            <text:p>2240694228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13070.04" calcext:value-type="float">
            <text:p>13070.04</text:p>
          </table:table-cell>
          <table:table-cell office:value-type="float" office:value="13051.23" calcext:value-type="float">
            <text:p>13051.23</text:p>
          </table:table-cell>
          <table:table-cell office:value-type="float" office:value="13096.44" calcext:value-type="float">
            <text:p>13096.44</text:p>
          </table:table-cell>
          <table:table-cell office:value-type="float" office:value="13009.98" calcext:value-type="float">
            <text:p>13009.98</text:p>
          </table:table-cell>
          <table:table-cell office:value-type="float" office:value="2765980235" calcext:value-type="float">
            <text:p>2765980235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13011.23" calcext:value-type="float">
            <text:p>13011.23</text:p>
          </table:table-cell>
          <table:table-cell office:value-type="float" office:value="13042.21" calcext:value-type="float">
            <text:p>13042.21</text:p>
          </table:table-cell>
          <table:table-cell office:value-type="float" office:value="13100.85" calcext:value-type="float">
            <text:p>13100.85</text:p>
          </table:table-cell>
          <table:table-cell office:value-type="float" office:value="12956.64" calcext:value-type="float">
            <text:p>12956.64</text:p>
          </table:table-cell>
          <table:table-cell office:value-type="float" office:value="2915079264" calcext:value-type="float">
            <text:p>2915079264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12901.29" calcext:value-type="float">
            <text:p>12901.29</text:p>
          </table:table-cell>
          <table:table-cell office:value-type="float" office:value="12928.57" calcext:value-type="float">
            <text:p>12928.57</text:p>
          </table:table-cell>
          <table:table-cell office:value-type="float" office:value="12959.02" calcext:value-type="float">
            <text:p>12959.02</text:p>
          </table:table-cell>
          <table:table-cell office:value-type="float" office:value="12837.11" calcext:value-type="float">
            <text:p>12837.11</text:p>
          </table:table-cell>
          <table:table-cell office:value-type="float" office:value="2936224798" calcext:value-type="float">
            <text:p>2936224798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12858.97" calcext:value-type="float">
            <text:p>12858.97</text:p>
          </table:table-cell>
          <table:table-cell office:value-type="float" office:value="12906.02" calcext:value-type="float">
            <text:p>12906.02</text:p>
          </table:table-cell>
          <table:table-cell office:value-type="float" office:value="12966.09" calcext:value-type="float">
            <text:p>12966.09</text:p>
          </table:table-cell>
          <table:table-cell office:value-type="float" office:value="12779.65" calcext:value-type="float">
            <text:p>12779.65</text:p>
          </table:table-cell>
          <table:table-cell office:value-type="float" office:value="2559399816" calcext:value-type="float">
            <text:p>2559399816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12824.05" calcext:value-type="float">
            <text:p>12824.05</text:p>
          </table:table-cell>
          <table:table-cell office:value-type="float" office:value="12828.31" calcext:value-type="float">
            <text:p>12828.31</text:p>
          </table:table-cell>
          <table:table-cell office:value-type="float" office:value="12842.48" calcext:value-type="float">
            <text:p>12842.48</text:p>
          </table:table-cell>
          <table:table-cell office:value-type="float" office:value="12727.75" calcext:value-type="float">
            <text:p>12727.75</text:p>
          </table:table-cell>
          <table:table-cell office:value-type="float" office:value="2494159745" calcext:value-type="float">
            <text:p>249415974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12558.78" calcext:value-type="float">
            <text:p>12558.78</text:p>
          </table:table-cell>
          <table:table-cell office:value-type="float" office:value="12689.04" calcext:value-type="float">
            <text:p>12689.04</text:p>
          </table:table-cell>
          <table:table-cell office:value-type="float" office:value="12690.25" calcext:value-type="float">
            <text:p>12690.25</text:p>
          </table:table-cell>
          <table:table-cell office:value-type="float" office:value="12539.86" calcext:value-type="float">
            <text:p>12539.86</text:p>
          </table:table-cell>
          <table:table-cell office:value-type="float" office:value="3036345323" calcext:value-type="float">
            <text:p>3036345323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12812.08" calcext:value-type="float">
            <text:p>12812.08</text:p>
          </table:table-cell>
          <table:table-cell office:value-type="float" office:value="12730.77" calcext:value-type="float">
            <text:p>12730.77</text:p>
          </table:table-cell>
          <table:table-cell office:value-type="float" office:value="12836.65" calcext:value-type="float">
            <text:p>12836.65</text:p>
          </table:table-cell>
          <table:table-cell office:value-type="float" office:value="12671.23" calcext:value-type="float">
            <text:p>12671.23</text:p>
          </table:table-cell>
          <table:table-cell office:value-type="float" office:value="3974397159" calcext:value-type="float">
            <text:p>3974397159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12754.77" calcext:value-type="float">
            <text:p>12754.77</text:p>
          </table:table-cell>
          <table:table-cell office:value-type="float" office:value="12760.73" calcext:value-type="float">
            <text:p>12760.73</text:p>
          </table:table-cell>
          <table:table-cell office:value-type="float" office:value="12869.96" calcext:value-type="float">
            <text:p>12869.96</text:p>
          </table:table-cell>
          <table:table-cell office:value-type="float" office:value="12698.42" calcext:value-type="float">
            <text:p>12698.42</text:p>
          </table:table-cell>
          <table:table-cell office:value-type="float" office:value="3148049138" calcext:value-type="float">
            <text:p>3148049138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float" office:value="12817.79" calcext:value-type="float">
            <text:p>12817.79</text:p>
          </table:table-cell>
          <table:table-cell office:value-type="float" office:value="12825.82" calcext:value-type="float">
            <text:p>12825.82</text:p>
          </table:table-cell>
          <table:table-cell office:value-type="float" office:value="12859.14" calcext:value-type="float">
            <text:p>12859.14</text:p>
          </table:table-cell>
          <table:table-cell office:value-type="float" office:value="12738.3" calcext:value-type="float">
            <text:p>12738.3</text:p>
          </table:table-cell>
          <table:table-cell office:value-type="float" office:value="2352748248" calcext:value-type="float">
            <text:p>2352748248</text:p>
          </table:table-cell>
        </table:table-row>
        <table:table-row table:style-name="ro1">
          <table:table-cell office:value-type="date" office:date-value="2020-09-28" calcext:value-type="date">
            <text:p>28/09/20</text:p>
          </table:table-cell>
          <table:table-cell office:value-type="float" office:value="12673.73" calcext:value-type="float">
            <text:p>12673.73</text:p>
          </table:table-cell>
          <table:table-cell office:value-type="float" office:value="12870.87" calcext:value-type="float">
            <text:p>12870.87</text:p>
          </table:table-cell>
          <table:table-cell office:value-type="float" office:value="12873.4" calcext:value-type="float">
            <text:p>12873.4</text:p>
          </table:table-cell>
          <table:table-cell office:value-type="float" office:value="12660.15" calcext:value-type="float">
            <text:p>12660.15</text:p>
          </table:table-cell>
          <table:table-cell office:value-type="float" office:value="4469395830" calcext:value-type="float">
            <text:p>4469395830</text:p>
          </table:table-cell>
        </table:table-row>
        <table:table-row table:style-name="ro1">
          <table:table-cell office:value-type="date" office:date-value="2020-09-25" calcext:value-type="date">
            <text:p>25/09/20</text:p>
          </table:table-cell>
          <table:table-cell office:value-type="float" office:value="12615.91" calcext:value-type="float">
            <text:p>12615.91</text:p>
          </table:table-cell>
          <table:table-cell office:value-type="float" office:value="12469.2" calcext:value-type="float">
            <text:p>12469.2</text:p>
          </table:table-cell>
          <table:table-cell office:value-type="float" office:value="12622.77" calcext:value-type="float">
            <text:p>12622.77</text:p>
          </table:table-cell>
          <table:table-cell office:value-type="float" office:value="12341.58" calcext:value-type="float">
            <text:p>12341.58</text:p>
          </table:table-cell>
          <table:table-cell office:value-type="float" office:value="3148879034" calcext:value-type="float">
            <text:p>3148879034</text:p>
          </table:table-cell>
        </table:table-row>
        <table:table-row table:style-name="ro1">
          <table:table-cell office:value-type="date" office:date-value="2020-09-24" calcext:value-type="date">
            <text:p>24/09/20</text:p>
          </table:table-cell>
          <table:table-cell office:value-type="float" office:value="12520.47" calcext:value-type="float">
            <text:p>12520.47</text:p>
          </table:table-cell>
          <table:table-cell office:value-type="float" office:value="12606.57" calcext:value-type="float">
            <text:p>12606.57</text:p>
          </table:table-cell>
          <table:table-cell office:value-type="float" office:value="12684.8" calcext:value-type="float">
            <text:p>12684.8</text:p>
          </table:table-cell>
          <table:table-cell office:value-type="float" office:value="12512.5" calcext:value-type="float">
            <text:p>12512.5</text:p>
          </table:table-cell>
          <table:table-cell office:value-type="float" office:value="2849318596" calcext:value-type="float">
            <text:p>2849318596</text:p>
          </table:table-cell>
        </table:table-row>
        <table:table-row table:style-name="ro1">
          <table:table-cell office:value-type="date" office:date-value="2020-09-23" calcext:value-type="date">
            <text:p>23/09/20</text:p>
          </table:table-cell>
          <table:table-cell office:value-type="float" office:value="12737.32" calcext:value-type="float">
            <text:p>12737.32</text:p>
          </table:table-cell>
          <table:table-cell office:value-type="float" office:value="12642.97" calcext:value-type="float">
            <text:p>12642.97</text:p>
          </table:table-cell>
          <table:table-cell office:value-type="float" office:value="12830.7" calcext:value-type="float">
            <text:p>12830.7</text:p>
          </table:table-cell>
          <table:table-cell office:value-type="float" office:value="12642.97" calcext:value-type="float">
            <text:p>12642.97</text:p>
          </table:table-cell>
          <table:table-cell office:value-type="float" office:value="2884681838" calcext:value-type="float">
            <text:p>2884681838</text:p>
          </table:table-cell>
        </table:table-row>
        <table:table-row table:style-name="ro1">
          <table:table-cell office:value-type="date" office:date-value="2020-09-22" calcext:value-type="date">
            <text:p>22/09/20</text:p>
          </table:table-cell>
          <table:table-cell office:value-type="float" office:value="12629.71" calcext:value-type="float">
            <text:p>12629.71</text:p>
          </table:table-cell>
          <table:table-cell office:value-type="float" office:value="12594.39" calcext:value-type="float">
            <text:p>12594.39</text:p>
          </table:table-cell>
          <table:table-cell office:value-type="float" office:value="12698.12" calcext:value-type="float">
            <text:p>12698.12</text:p>
          </table:table-cell>
          <table:table-cell office:value-type="float" office:value="12592.97" calcext:value-type="float">
            <text:p>12592.97</text:p>
          </table:table-cell>
          <table:table-cell office:value-type="float" office:value="3187859717" calcext:value-type="float">
            <text:p>3187859717</text:p>
          </table:table-cell>
        </table:table-row>
        <table:table-row table:style-name="ro1">
          <table:table-cell office:value-type="date" office:date-value="2020-09-21" calcext:value-type="date">
            <text:p>21/09/20</text:p>
          </table:table-cell>
          <table:table-cell office:value-type="float" office:value="12998.9" calcext:value-type="float">
            <text:p>12998.9</text:p>
          </table:table-cell>
          <table:table-cell office:value-type="float" office:value="12542.44" calcext:value-type="float">
            <text:p>12542.44</text:p>
          </table:table-cell>
          <table:table-cell office:value-type="float" office:value="12998.9" calcext:value-type="float">
            <text:p>12998.9</text:p>
          </table:table-cell>
          <table:table-cell office:value-type="float" office:value="12505.16" calcext:value-type="float">
            <text:p>12505.16</text:p>
          </table:table-cell>
          <table:table-cell office:value-type="float" office:value="5027602443" calcext:value-type="float">
            <text:p>5027602443</text:p>
          </table:table-cell>
        </table:table-row>
        <table:table-row table:style-name="ro1">
          <table:table-cell office:value-type="date" office:date-value="2020-09-18" calcext:value-type="date">
            <text:p>18/09/20</text:p>
          </table:table-cell>
          <table:table-cell office:value-type="float" office:value="13210.86" calcext:value-type="float">
            <text:p>13210.86</text:p>
          </table:table-cell>
          <table:table-cell office:value-type="float" office:value="13116.25" calcext:value-type="float">
            <text:p>13116.25</text:p>
          </table:table-cell>
          <table:table-cell office:value-type="float" office:value="13263.44" calcext:value-type="float">
            <text:p>13263.44</text:p>
          </table:table-cell>
          <table:table-cell office:value-type="float" office:value="13116.25" calcext:value-type="float">
            <text:p>13116.25</text:p>
          </table:table-cell>
          <table:table-cell office:value-type="float" office:value="9407779153" calcext:value-type="float">
            <text:p>9407779153</text:p>
          </table:table-cell>
        </table:table-row>
        <table:table-row table:style-name="ro1">
          <table:table-cell office:value-type="date" office:date-value="2020-09-17" calcext:value-type="date">
            <text:p>17/09/20</text:p>
          </table:table-cell>
          <table:table-cell office:value-type="float" office:value="13060.18" calcext:value-type="float">
            <text:p>13060.18</text:p>
          </table:table-cell>
          <table:table-cell office:value-type="float" office:value="13208.12" calcext:value-type="float">
            <text:p>13208.12</text:p>
          </table:table-cell>
          <table:table-cell office:value-type="float" office:value="13245.87" calcext:value-type="float">
            <text:p>13245.87</text:p>
          </table:table-cell>
          <table:table-cell office:value-type="float" office:value="13035.94" calcext:value-type="float">
            <text:p>13035.94</text:p>
          </table:table-cell>
          <table:table-cell office:value-type="float" office:value="2692789829" calcext:value-type="float">
            <text:p>2692789829</text:p>
          </table:table-cell>
        </table:table-row>
        <table:table-row table:style-name="ro1">
          <table:table-cell office:value-type="date" office:date-value="2020-09-16" calcext:value-type="date">
            <text:p>16/09/20</text:p>
          </table:table-cell>
          <table:table-cell office:value-type="float" office:value="13224.16" calcext:value-type="float">
            <text:p>13224.16</text:p>
          </table:table-cell>
          <table:table-cell office:value-type="float" office:value="13255.37" calcext:value-type="float">
            <text:p>13255.37</text:p>
          </table:table-cell>
          <table:table-cell office:value-type="float" office:value="13277.23" calcext:value-type="float">
            <text:p>13277.23</text:p>
          </table:table-cell>
          <table:table-cell office:value-type="float" office:value="13181.56" calcext:value-type="float">
            <text:p>13181.56</text:p>
          </table:table-cell>
          <table:table-cell office:value-type="float" office:value="2929505633" calcext:value-type="float">
            <text:p>2929505633</text:p>
          </table:table-cell>
        </table:table-row>
        <table:table-row table:style-name="ro1">
          <table:table-cell office:value-type="date" office:date-value="2020-09-15" calcext:value-type="date">
            <text:p>15/09/20</text:p>
          </table:table-cell>
          <table:table-cell office:value-type="float" office:value="13220.81" calcext:value-type="float">
            <text:p>13220.81</text:p>
          </table:table-cell>
          <table:table-cell office:value-type="float" office:value="13217.67" calcext:value-type="float">
            <text:p>13217.67</text:p>
          </table:table-cell>
          <table:table-cell office:value-type="float" office:value="13262.81" calcext:value-type="float">
            <text:p>13262.81</text:p>
          </table:table-cell>
          <table:table-cell office:value-type="float" office:value="13138.2" calcext:value-type="float">
            <text:p>13138.2</text:p>
          </table:table-cell>
          <table:table-cell office:value-type="float" office:value="2682977643" calcext:value-type="float">
            <text:p>2682977643</text:p>
          </table:table-cell>
        </table:table-row>
        <table:table-row table:style-name="ro1">
          <table:table-cell office:value-type="date" office:date-value="2020-09-14" calcext:value-type="date">
            <text:p>14/09/20</text:p>
          </table:table-cell>
          <table:table-cell office:value-type="float" office:value="13329.61" calcext:value-type="float">
            <text:p>13329.61</text:p>
          </table:table-cell>
          <table:table-cell office:value-type="float" office:value="13193.66" calcext:value-type="float">
            <text:p>13193.66</text:p>
          </table:table-cell>
          <table:table-cell office:value-type="float" office:value="13339.14" calcext:value-type="float">
            <text:p>13339.14</text:p>
          </table:table-cell>
          <table:table-cell office:value-type="float" office:value="13159.72" calcext:value-type="float">
            <text:p>13159.72</text:p>
          </table:table-cell>
          <table:table-cell office:value-type="float" office:value="2156252075" calcext:value-type="float">
            <text:p>2156252075</text:p>
          </table:table-cell>
        </table:table-row>
        <table:table-row table:style-name="ro1">
          <table:table-cell office:value-type="date" office:date-value="2020-09-11" calcext:value-type="date">
            <text:p>11/09/20</text:p>
          </table:table-cell>
          <table:table-cell office:value-type="float" office:value="13198.74" calcext:value-type="float">
            <text:p>13198.74</text:p>
          </table:table-cell>
          <table:table-cell office:value-type="float" office:value="13202.84" calcext:value-type="float">
            <text:p>13202.84</text:p>
          </table:table-cell>
          <table:table-cell office:value-type="float" office:value="13255.47" calcext:value-type="float">
            <text:p>13255.47</text:p>
          </table:table-cell>
          <table:table-cell office:value-type="float" office:value="13117.46" calcext:value-type="float">
            <text:p>13117.46</text:p>
          </table:table-cell>
          <table:table-cell office:value-type="float" office:value="2697607253" calcext:value-type="float">
            <text:p>2697607253</text:p>
          </table:table-cell>
        </table:table-row>
        <table:table-row table:style-name="ro1">
          <table:table-cell office:value-type="date" office:date-value="2020-09-10" calcext:value-type="date">
            <text:p>10/09/20</text:p>
          </table:table-cell>
          <table:table-cell office:value-type="float" office:value="13265.51" calcext:value-type="float">
            <text:p>13265.51</text:p>
          </table:table-cell>
          <table:table-cell office:value-type="float" office:value="13208.89" calcext:value-type="float">
            <text:p>13208.89</text:p>
          </table:table-cell>
          <table:table-cell office:value-type="float" office:value="13297.71" calcext:value-type="float">
            <text:p>13297.71</text:p>
          </table:table-cell>
          <table:table-cell office:value-type="float" office:value="13161.93" calcext:value-type="float">
            <text:p>13161.93</text:p>
          </table:table-cell>
          <table:table-cell office:value-type="float" office:value="2754412812" calcext:value-type="float">
            <text:p>2754412812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float" office:value="12990.52" calcext:value-type="float">
            <text:p>12990.52</text:p>
          </table:table-cell>
          <table:table-cell office:value-type="float" office:value="13237.21" calcext:value-type="float">
            <text:p>13237.21</text:p>
          </table:table-cell>
          <table:table-cell office:value-type="float" office:value="13257.54" calcext:value-type="float">
            <text:p>13257.54</text:p>
          </table:table-cell>
          <table:table-cell office:value-type="float" office:value="12973.46" calcext:value-type="float">
            <text:p>12973.46</text:p>
          </table:table-cell>
          <table:table-cell office:value-type="float" office:value="3252729506" calcext:value-type="float">
            <text:p>3252729506</text:p>
          </table:table-cell>
        </table:table-row>
        <table:table-row table:style-name="ro1">
          <table:table-cell office:value-type="date" office:date-value="2020-09-08" calcext:value-type="date">
            <text:p>08/09/20</text:p>
          </table:table-cell>
          <table:table-cell office:value-type="float" office:value="13126.23" calcext:value-type="float">
            <text:p>13126.23</text:p>
          </table:table-cell>
          <table:table-cell office:value-type="float" office:value="12968.33" calcext:value-type="float">
            <text:p>12968.33</text:p>
          </table:table-cell>
          <table:table-cell office:value-type="float" office:value="13147.52" calcext:value-type="float">
            <text:p>13147.52</text:p>
          </table:table-cell>
          <table:table-cell office:value-type="float" office:value="12856.55" calcext:value-type="float">
            <text:p>12856.55</text:p>
          </table:table-cell>
          <table:table-cell office:value-type="float" office:value="3409959458" calcext:value-type="float">
            <text:p>3409959458</text:p>
          </table:table-cell>
        </table:table-row>
        <table:table-row table:style-name="ro1">
          <table:table-cell office:value-type="date" office:date-value="2020-09-07" calcext:value-type="date">
            <text:p>07/09/20</text:p>
          </table:table-cell>
          <table:table-cell office:value-type="float" office:value="12931.4" calcext:value-type="float">
            <text:p>12931.4</text:p>
          </table:table-cell>
          <table:table-cell office:value-type="float" office:value="13100.28" calcext:value-type="float">
            <text:p>13100.28</text:p>
          </table:table-cell>
          <table:table-cell office:value-type="float" office:value="13117.61" calcext:value-type="float">
            <text:p>13117.61</text:p>
          </table:table-cell>
          <table:table-cell office:value-type="float" office:value="12920.92" calcext:value-type="float">
            <text:p>12920.92</text:p>
          </table:table-cell>
          <table:table-cell office:value-type="float" office:value="2477308493" calcext:value-type="float">
            <text:p>2477308493</text:p>
          </table:table-cell>
        </table:table-row>
        <table:table-row table:style-name="ro1">
          <table:table-cell office:value-type="date" office:date-value="2020-09-04" calcext:value-type="date">
            <text:p>04/09/20</text:p>
          </table:table-cell>
          <table:table-cell office:value-type="float" office:value="12916.12" calcext:value-type="float">
            <text:p>12916.12</text:p>
          </table:table-cell>
          <table:table-cell office:value-type="float" office:value="12842.66" calcext:value-type="float">
            <text:p>12842.66</text:p>
          </table:table-cell>
          <table:table-cell office:value-type="float" office:value="13127.08" calcext:value-type="float">
            <text:p>13127.08</text:p>
          </table:table-cell>
          <table:table-cell office:value-type="float" office:value="12753.69" calcext:value-type="float">
            <text:p>12753.69</text:p>
          </table:table-cell>
          <table:table-cell office:value-type="float" office:value="4126500597" calcext:value-type="float">
            <text:p>4126500597</text:p>
          </table:table-cell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float" office:value="13354.72" calcext:value-type="float">
            <text:p>13354.72</text:p>
          </table:table-cell>
          <table:table-cell office:value-type="float" office:value="13057.77" calcext:value-type="float">
            <text:p>13057.77</text:p>
          </table:table-cell>
          <table:table-cell office:value-type="float" office:value="13460.46" calcext:value-type="float">
            <text:p>13460.46</text:p>
          </table:table-cell>
          <table:table-cell office:value-type="float" office:value="13004.83" calcext:value-type="float">
            <text:p>13004.83</text:p>
          </table:table-cell>
          <table:table-cell office:value-type="float" office:value="3856493734" calcext:value-type="float">
            <text:p>3856493734</text:p>
          </table:table-cell>
        </table:table-row>
        <table:table-row table:style-name="ro1">
          <table:table-cell office:value-type="date" office:date-value="2020-09-02" calcext:value-type="date">
            <text:p>02/09/20</text:p>
          </table:table-cell>
          <table:table-cell office:value-type="float" office:value="13071.66" calcext:value-type="float">
            <text:p>13071.66</text:p>
          </table:table-cell>
          <table:table-cell office:value-type="float" office:value="13243.43" calcext:value-type="float">
            <text:p>13243.43</text:p>
          </table:table-cell>
          <table:table-cell office:value-type="float" office:value="13303.17" calcext:value-type="float">
            <text:p>13303.17</text:p>
          </table:table-cell>
          <table:table-cell office:value-type="float" office:value="13062.17" calcext:value-type="float">
            <text:p>13062.17</text:p>
          </table:table-cell>
          <table:table-cell office:value-type="float" office:value="3609288543" calcext:value-type="float">
            <text:p>3609288543</text:p>
          </table:table-cell>
        </table:table-row>
        <table:table-row table:style-name="ro1">
          <table:table-cell office:value-type="date" office:date-value="2020-09-01" calcext:value-type="date">
            <text:p>01/09/20</text:p>
          </table:table-cell>
          <table:table-cell office:value-type="float" office:value="13037.2" calcext:value-type="float">
            <text:p>13037.2</text:p>
          </table:table-cell>
          <table:table-cell office:value-type="float" office:value="12974.25" calcext:value-type="float">
            <text:p>12974.25</text:p>
          </table:table-cell>
          <table:table-cell office:value-type="float" office:value="13127.28" calcext:value-type="float">
            <text:p>13127.28</text:p>
          </table:table-cell>
          <table:table-cell office:value-type="float" office:value="12850.3" calcext:value-type="float">
            <text:p>12850.3</text:p>
          </table:table-cell>
          <table:table-cell office:value-type="float" office:value="2877444993" calcext:value-type="float">
            <text:p>2877444993</text:p>
          </table:table-cell>
        </table:table-row>
        <table:table-row table:style-name="ro1">
          <table:table-cell office:value-type="date" office:date-value="2020-08-31" calcext:value-type="date">
            <text:p>31/08/20</text:p>
          </table:table-cell>
          <table:table-cell office:value-type="float" office:value="13103.93" calcext:value-type="float">
            <text:p>13103.93</text:p>
          </table:table-cell>
          <table:table-cell office:value-type="float" office:value="12945.38" calcext:value-type="float">
            <text:p>12945.38</text:p>
          </table:table-cell>
          <table:table-cell office:value-type="float" office:value="13148.19" calcext:value-type="float">
            <text:p>13148.19</text:p>
          </table:table-cell>
          <table:table-cell office:value-type="float" office:value="12923.76" calcext:value-type="float">
            <text:p>12923.76</text:p>
          </table:table-cell>
          <table:table-cell office:value-type="float" office:value="2966260637" calcext:value-type="float">
            <text:p>2966260637</text:p>
          </table:table-cell>
        </table:table-row>
        <table:table-row table:style-name="ro1">
          <table:table-cell office:value-type="date" office:date-value="2020-08-28" calcext:value-type="date">
            <text:p>28/08/20</text:p>
          </table:table-cell>
          <table:table-cell office:value-type="float" office:value="13140.6" calcext:value-type="float">
            <text:p>13140.6</text:p>
          </table:table-cell>
          <table:table-cell office:value-type="float" office:value="13033.2" calcext:value-type="float">
            <text:p>13033.2</text:p>
          </table:table-cell>
          <table:table-cell office:value-type="float" office:value="13147.24" calcext:value-type="float">
            <text:p>13147.24</text:p>
          </table:table-cell>
          <table:table-cell office:value-type="float" office:value="12951.26" calcext:value-type="float">
            <text:p>12951.26</text:p>
          </table:table-cell>
          <table:table-cell office:value-type="float" office:value="2793409385" calcext:value-type="float">
            <text:p>2793409385</text:p>
          </table:table-cell>
        </table:table-row>
        <table:table-row table:style-name="ro1">
          <table:table-cell office:value-type="date" office:date-value="2020-08-27" calcext:value-type="date">
            <text:p>27/08/20</text:p>
          </table:table-cell>
          <table:table-cell office:value-type="float" office:value="13206.58" calcext:value-type="float">
            <text:p>13206.58</text:p>
          </table:table-cell>
          <table:table-cell office:value-type="float" office:value="13096.36" calcext:value-type="float">
            <text:p>13096.36</text:p>
          </table:table-cell>
          <table:table-cell office:value-type="float" office:value="13218.05" calcext:value-type="float">
            <text:p>13218.05</text:p>
          </table:table-cell>
          <table:table-cell office:value-type="float" office:value="13087.37" calcext:value-type="float">
            <text:p>13087.37</text:p>
          </table:table-cell>
          <table:table-cell office:value-type="float" office:value="2515405040" calcext:value-type="float">
            <text:p>2515405040</text:p>
          </table:table-cell>
        </table:table-row>
        <table:table-row table:style-name="ro1">
          <table:table-cell office:value-type="date" office:date-value="2020-08-26" calcext:value-type="date">
            <text:p>26/08/20</text:p>
          </table:table-cell>
          <table:table-cell office:value-type="float" office:value="13041.83" calcext:value-type="float">
            <text:p>13041.83</text:p>
          </table:table-cell>
          <table:table-cell office:value-type="float" office:value="13190.15" calcext:value-type="float">
            <text:p>13190.15</text:p>
          </table:table-cell>
          <table:table-cell office:value-type="float" office:value="13192.32" calcext:value-type="float">
            <text:p>13192.32</text:p>
          </table:table-cell>
          <table:table-cell office:value-type="float" office:value="13010.53" calcext:value-type="float">
            <text:p>13010.53</text:p>
          </table:table-cell>
          <table:table-cell office:value-type="float" office:value="2110583365" calcext:value-type="float">
            <text:p>2110583365</text:p>
          </table:table-cell>
        </table:table-row>
        <table:table-row table:style-name="ro1">
          <table:table-cell office:value-type="date" office:date-value="2020-08-25" calcext:value-type="date">
            <text:p>25/08/20</text:p>
          </table:table-cell>
          <table:table-cell office:value-type="float" office:value="13136.77" calcext:value-type="float">
            <text:p>13136.77</text:p>
          </table:table-cell>
          <table:table-cell office:value-type="float" office:value="13061.62" calcext:value-type="float">
            <text:p>13061.62</text:p>
          </table:table-cell>
          <table:table-cell office:value-type="float" office:value="13221.82" calcext:value-type="float">
            <text:p>13221.82</text:p>
          </table:table-cell>
          <table:table-cell office:value-type="float" office:value="13060.87" calcext:value-type="float">
            <text:p>13060.87</text:p>
          </table:table-cell>
          <table:table-cell office:value-type="float" office:value="2665141957" calcext:value-type="float">
            <text:p>2665141957</text:p>
          </table:table-cell>
        </table:table-row>
        <table:table-row table:style-name="ro1">
          <table:table-cell office:value-type="date" office:date-value="2020-08-24" calcext:value-type="date">
            <text:p>24/08/20</text:p>
          </table:table-cell>
          <table:table-cell office:value-type="float" office:value="12945.97" calcext:value-type="float">
            <text:p>12945.97</text:p>
          </table:table-cell>
          <table:table-cell office:value-type="float" office:value="13066.54" calcext:value-type="float">
            <text:p>13066.54</text:p>
          </table:table-cell>
          <table:table-cell office:value-type="float" office:value="13104.31" calcext:value-type="float">
            <text:p>13104.31</text:p>
          </table:table-cell>
          <table:table-cell office:value-type="float" office:value="12924.7" calcext:value-type="float">
            <text:p>12924.7</text:p>
          </table:table-cell>
          <table:table-cell office:value-type="float" office:value="2885757184" calcext:value-type="float">
            <text:p>2885757184</text:p>
          </table:table-cell>
        </table:table-row>
        <table:table-row table:style-name="ro1">
          <table:table-cell office:value-type="date" office:date-value="2020-08-21" calcext:value-type="date">
            <text:p>21/08/20</text:p>
          </table:table-cell>
          <table:table-cell office:value-type="float" office:value="12879.45" calcext:value-type="float">
            <text:p>12879.45</text:p>
          </table:table-cell>
          <table:table-cell office:value-type="float" office:value="12764.8" calcext:value-type="float">
            <text:p>12764.8</text:p>
          </table:table-cell>
          <table:table-cell office:value-type="float" office:value="12911.27" calcext:value-type="float">
            <text:p>12911.27</text:p>
          </table:table-cell>
          <table:table-cell office:value-type="float" office:value="12633.71" calcext:value-type="float">
            <text:p>12633.71</text:p>
          </table:table-cell>
          <table:table-cell office:value-type="float" office:value="3119694180" calcext:value-type="float">
            <text:p>3119694180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float" office:value="12829.39" calcext:value-type="float">
            <text:p>12829.39</text:p>
          </table:table-cell>
          <table:table-cell office:value-type="float" office:value="12830" calcext:value-type="float">
            <text:p>12830</text:p>
          </table:table-cell>
          <table:table-cell office:value-type="float" office:value="12891.14" calcext:value-type="float">
            <text:p>12891.14</text:p>
          </table:table-cell>
          <table:table-cell office:value-type="float" office:value="12755.52" calcext:value-type="float">
            <text:p>12755.52</text:p>
          </table:table-cell>
          <table:table-cell office:value-type="float" office:value="2324862149" calcext:value-type="float">
            <text:p>2324862149</text:p>
          </table:table-cell>
        </table:table-row>
        <table:table-row table:style-name="ro1">
          <table:table-cell office:value-type="date" office:date-value="2020-08-19" calcext:value-type="date">
            <text:p>19/08/20</text:p>
          </table:table-cell>
          <table:table-cell office:value-type="float" office:value="12838.63" calcext:value-type="float">
            <text:p>12838.63</text:p>
          </table:table-cell>
          <table:table-cell office:value-type="float" office:value="12977.33" calcext:value-type="float">
            <text:p>12977.33</text:p>
          </table:table-cell>
          <table:table-cell office:value-type="float" office:value="12980.7" calcext:value-type="float">
            <text:p>12980.7</text:p>
          </table:table-cell>
          <table:table-cell office:value-type="float" office:value="12833.8" calcext:value-type="float">
            <text:p>12833.8</text:p>
          </table:table-cell>
          <table:table-cell office:value-type="float" office:value="2221352708" calcext:value-type="float">
            <text:p>2221352708</text:p>
          </table:table-cell>
        </table:table-row>
        <table:table-row table:style-name="ro1">
          <table:table-cell office:value-type="date" office:date-value="2020-08-18" calcext:value-type="date">
            <text:p>18/08/20</text:p>
          </table:table-cell>
          <table:table-cell office:value-type="float" office:value="12836.87" calcext:value-type="float">
            <text:p>12836.87</text:p>
          </table:table-cell>
          <table:table-cell office:value-type="float" office:value="12881.76" calcext:value-type="float">
            <text:p>12881.76</text:p>
          </table:table-cell>
          <table:table-cell office:value-type="float" office:value="13052.84" calcext:value-type="float">
            <text:p>13052.84</text:p>
          </table:table-cell>
          <table:table-cell office:value-type="float" office:value="12807" calcext:value-type="float">
            <text:p>12807</text:p>
          </table:table-cell>
          <table:table-cell office:value-type="float" office:value="2295605155" calcext:value-type="float">
            <text:p>2295605155</text:p>
          </table:table-cell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float" office:value="12924.88" calcext:value-type="float">
            <text:p>12924.88</text:p>
          </table:table-cell>
          <table:table-cell office:value-type="float" office:value="12920.66" calcext:value-type="float">
            <text:p>12920.66</text:p>
          </table:table-cell>
          <table:table-cell office:value-type="float" office:value="12960.84" calcext:value-type="float">
            <text:p>12960.84</text:p>
          </table:table-cell>
          <table:table-cell office:value-type="float" office:value="12847.85" calcext:value-type="float">
            <text:p>12847.85</text:p>
          </table:table-cell>
          <table:table-cell office:value-type="float" office:value="1707984403" calcext:value-type="float">
            <text:p>1707984403</text:p>
          </table:table-cell>
        </table:table-row>
        <table:table-row table:style-name="ro1">
          <table:table-cell office:value-type="date" office:date-value="2020-08-14" calcext:value-type="date">
            <text:p>14/08/20</text:p>
          </table:table-cell>
          <table:table-cell office:value-type="float" office:value="12965.22" calcext:value-type="float">
            <text:p>12965.22</text:p>
          </table:table-cell>
          <table:table-cell office:value-type="float" office:value="12901.34" calcext:value-type="float">
            <text:p>12901.34</text:p>
          </table:table-cell>
          <table:table-cell office:value-type="float" office:value="12971.08" calcext:value-type="float">
            <text:p>12971.08</text:p>
          </table:table-cell>
          <table:table-cell office:value-type="float" office:value="12797.52" calcext:value-type="float">
            <text:p>12797.52</text:p>
          </table:table-cell>
          <table:table-cell office:value-type="float" office:value="2158306131" calcext:value-type="float">
            <text:p>2158306131</text:p>
          </table:table-cell>
        </table:table-row>
        <table:table-row table:style-name="ro1">
          <table:table-cell office:value-type="date" office:date-value="2020-08-13" calcext:value-type="date">
            <text:p>13/08/20</text:p>
          </table:table-cell>
          <table:table-cell office:value-type="float" office:value="13044.47" calcext:value-type="float">
            <text:p>13044.47</text:p>
          </table:table-cell>
          <table:table-cell office:value-type="float" office:value="12993.71" calcext:value-type="float">
            <text:p>12993.71</text:p>
          </table:table-cell>
          <table:table-cell office:value-type="float" office:value="13075.25" calcext:value-type="float">
            <text:p>13075.25</text:p>
          </table:table-cell>
          <table:table-cell office:value-type="float" office:value="12956.3" calcext:value-type="float">
            <text:p>12956.3</text:p>
          </table:table-cell>
          <table:table-cell office:value-type="float" office:value="2261408644" calcext:value-type="float">
            <text:p>2261408644</text:p>
          </table:table-cell>
        </table:table-row>
        <table:table-row table:style-name="ro1">
          <table:table-cell office:value-type="date" office:date-value="2020-08-12" calcext:value-type="date">
            <text:p>12/08/20</text:p>
          </table:table-cell>
          <table:table-cell office:value-type="float" office:value="12917.34" calcext:value-type="float">
            <text:p>12917.34</text:p>
          </table:table-cell>
          <table:table-cell office:value-type="float" office:value="13058.63" calcext:value-type="float">
            <text:p>13058.63</text:p>
          </table:table-cell>
          <table:table-cell office:value-type="float" office:value="13101.12" calcext:value-type="float">
            <text:p>13101.12</text:p>
          </table:table-cell>
          <table:table-cell office:value-type="float" office:value="12879.11" calcext:value-type="float">
            <text:p>12879.11</text:p>
          </table:table-cell>
          <table:table-cell office:value-type="float" office:value="2686137414" calcext:value-type="float">
            <text:p>2686137414</text:p>
          </table:table-cell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 office:value-type="float" office:value="12806.97" calcext:value-type="float">
            <text:p>12806.97</text:p>
          </table:table-cell>
          <table:table-cell office:value-type="float" office:value="12946.89" calcext:value-type="float">
            <text:p>12946.89</text:p>
          </table:table-cell>
          <table:table-cell office:value-type="float" office:value="13046.13" calcext:value-type="float">
            <text:p>13046.13</text:p>
          </table:table-cell>
          <table:table-cell office:value-type="float" office:value="12802.06" calcext:value-type="float">
            <text:p>12802.06</text:p>
          </table:table-cell>
          <table:table-cell office:value-type="float" office:value="3648839676" calcext:value-type="float">
            <text:p>3648839676</text:p>
          </table:table-cell>
        </table:table-row>
        <table:table-row table:style-name="ro1">
          <table:table-cell office:value-type="date" office:date-value="2020-08-10" calcext:value-type="date">
            <text:p>10/08/20</text:p>
          </table:table-cell>
          <table:table-cell office:value-type="float" office:value="12729.1" calcext:value-type="float">
            <text:p>12729.1</text:p>
          </table:table-cell>
          <table:table-cell office:value-type="float" office:value="12687.53" calcext:value-type="float">
            <text:p>12687.53</text:p>
          </table:table-cell>
          <table:table-cell office:value-type="float" office:value="12753.12" calcext:value-type="float">
            <text:p>12753.12</text:p>
          </table:table-cell>
          <table:table-cell office:value-type="float" office:value="12605.82" calcext:value-type="float">
            <text:p>12605.82</text:p>
          </table:table-cell>
          <table:table-cell office:value-type="float" office:value="2175611171" calcext:value-type="float">
            <text:p>2175611171</text:p>
          </table:table-cell>
        </table:table-row>
        <table:table-row table:style-name="ro1">
          <table:table-cell office:value-type="date" office:date-value="2020-08-07" calcext:value-type="date">
            <text:p>07/08/20</text:p>
          </table:table-cell>
          <table:table-cell office:value-type="float" office:value="12634.79" calcext:value-type="float">
            <text:p>12634.79</text:p>
          </table:table-cell>
          <table:table-cell office:value-type="float" office:value="12674.88" calcext:value-type="float">
            <text:p>12674.88</text:p>
          </table:table-cell>
          <table:table-cell office:value-type="float" office:value="12691.66" calcext:value-type="float">
            <text:p>12691.66</text:p>
          </table:table-cell>
          <table:table-cell office:value-type="float" office:value="12517.44" calcext:value-type="float">
            <text:p>12517.44</text:p>
          </table:table-cell>
          <table:table-cell office:value-type="float" office:value="2655162038" calcext:value-type="float">
            <text:p>2655162038</text:p>
          </table:table-cell>
        </table:table-row>
        <table:table-row table:style-name="ro1">
          <table:table-cell office:value-type="date" office:date-value="2020-08-06" calcext:value-type="date">
            <text:p>06/08/20</text:p>
          </table:table-cell>
          <table:table-cell office:value-type="float" office:value="12664.55" calcext:value-type="float">
            <text:p>12664.55</text:p>
          </table:table-cell>
          <table:table-cell office:value-type="float" office:value="12591.68" calcext:value-type="float">
            <text:p>12591.68</text:p>
          </table:table-cell>
          <table:table-cell office:value-type="float" office:value="12799.21" calcext:value-type="float">
            <text:p>12799.21</text:p>
          </table:table-cell>
          <table:table-cell office:value-type="float" office:value="12519.85" calcext:value-type="float">
            <text:p>12519.85</text:p>
          </table:table-cell>
          <table:table-cell office:value-type="float" office:value="3460325878" calcext:value-type="float">
            <text:p>3460325878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office:value-type="float" office:value="12667.12" calcext:value-type="float">
            <text:p>12667.12</text:p>
          </table:table-cell>
          <table:table-cell office:value-type="float" office:value="12660.25" calcext:value-type="float">
            <text:p>12660.25</text:p>
          </table:table-cell>
          <table:table-cell office:value-type="float" office:value="12757.03" calcext:value-type="float">
            <text:p>12757.03</text:p>
          </table:table-cell>
          <table:table-cell office:value-type="float" office:value="12632.99" calcext:value-type="float">
            <text:p>12632.99</text:p>
          </table:table-cell>
          <table:table-cell office:value-type="float" office:value="3105667041" calcext:value-type="float">
            <text:p>3105667041</text:p>
          </table:table-cell>
        </table:table-row>
        <table:table-row table:style-name="ro1">
          <table:table-cell office:value-type="date" office:date-value="2020-08-04" calcext:value-type="date">
            <text:p>04/08/20</text:p>
          </table:table-cell>
          <table:table-cell office:value-type="float" office:value="12744.13" calcext:value-type="float">
            <text:p>12744.13</text:p>
          </table:table-cell>
          <table:table-cell office:value-type="float" office:value="12600.87" calcext:value-type="float">
            <text:p>12600.87</text:p>
          </table:table-cell>
          <table:table-cell office:value-type="float" office:value="12768.58" calcext:value-type="float">
            <text:p>12768.58</text:p>
          </table:table-cell>
          <table:table-cell office:value-type="float" office:value="12528.07" calcext:value-type="float">
            <text:p>12528.07</text:p>
          </table:table-cell>
          <table:table-cell office:value-type="float" office:value="2969555708" calcext:value-type="float">
            <text:p>2969555708</text:p>
          </table:table-cell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office:value-type="float" office:value="12374.46" calcext:value-type="float">
            <text:p>12374.46</text:p>
          </table:table-cell>
          <table:table-cell office:value-type="float" office:value="12646.98" calcext:value-type="float">
            <text:p>12646.98</text:p>
          </table:table-cell>
          <table:table-cell office:value-type="float" office:value="12698.56" calcext:value-type="float">
            <text:p>12698.56</text:p>
          </table:table-cell>
          <table:table-cell office:value-type="float" office:value="12365.61" calcext:value-type="float">
            <text:p>12365.61</text:p>
          </table:table-cell>
          <table:table-cell office:value-type="float" office:value="3331281547" calcext:value-type="float">
            <text:p>3331281547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office:value-type="float" office:value="12403.1" calcext:value-type="float">
            <text:p>12403.1</text:p>
          </table:table-cell>
          <table:table-cell office:value-type="float" office:value="12313.36" calcext:value-type="float">
            <text:p>12313.36</text:p>
          </table:table-cell>
          <table:table-cell office:value-type="float" office:value="12524.75" calcext:value-type="float">
            <text:p>12524.75</text:p>
          </table:table-cell>
          <table:table-cell office:value-type="float" office:value="12313.36" calcext:value-type="float">
            <text:p>12313.36</text:p>
          </table:table-cell>
          <table:table-cell office:value-type="float" office:value="3562766408" calcext:value-type="float">
            <text:p>3562766408</text:p>
          </table:table-cell>
        </table:table-row>
        <table:table-row table:style-name="ro1">
          <table:table-cell office:value-type="date" office:date-value="2020-07-30" calcext:value-type="date">
            <text:p>30/07/20</text:p>
          </table:table-cell>
          <table:table-cell office:value-type="float" office:value="12762.12" calcext:value-type="float">
            <text:p>12762.12</text:p>
          </table:table-cell>
          <table:table-cell office:value-type="float" office:value="12379.65" calcext:value-type="float">
            <text:p>12379.65</text:p>
          </table:table-cell>
          <table:table-cell office:value-type="float" office:value="12768.71" calcext:value-type="float">
            <text:p>12768.71</text:p>
          </table:table-cell>
          <table:table-cell office:value-type="float" office:value="12253.92" calcext:value-type="float">
            <text:p>12253.92</text:p>
          </table:table-cell>
          <table:table-cell office:value-type="float" office:value="4435373745" calcext:value-type="float">
            <text:p>4435373745</text:p>
          </table:table-cell>
        </table:table-row>
        <table:table-row table:style-name="ro1">
          <table:table-cell office:value-type="date" office:date-value="2020-07-29" calcext:value-type="date">
            <text:p>29/07/20</text:p>
          </table:table-cell>
          <table:table-cell office:value-type="float" office:value="12819.63" calcext:value-type="float">
            <text:p>12819.63</text:p>
          </table:table-cell>
          <table:table-cell office:value-type="float" office:value="12822.26" calcext:value-type="float">
            <text:p>12822.26</text:p>
          </table:table-cell>
          <table:table-cell office:value-type="float" office:value="12864.39" calcext:value-type="float">
            <text:p>12864.39</text:p>
          </table:table-cell>
          <table:table-cell office:value-type="float" office:value="12789.97" calcext:value-type="float">
            <text:p>12789.97</text:p>
          </table:table-cell>
          <table:table-cell office:value-type="float" office:value="2664561143" calcext:value-type="float">
            <text:p>2664561143</text:p>
          </table:table-cell>
        </table:table-row>
        <table:table-row table:style-name="ro1">
          <table:table-cell office:value-type="date" office:date-value="2020-07-28" calcext:value-type="date">
            <text:p>28/07/20</text:p>
          </table:table-cell>
          <table:table-cell office:value-type="float" office:value="12886.23" calcext:value-type="float">
            <text:p>12886.23</text:p>
          </table:table-cell>
          <table:table-cell office:value-type="float" office:value="12835.28" calcext:value-type="float">
            <text:p>12835.28</text:p>
          </table:table-cell>
          <table:table-cell office:value-type="float" office:value="12936.01" calcext:value-type="float">
            <text:p>12936.01</text:p>
          </table:table-cell>
          <table:table-cell office:value-type="float" office:value="12746.46" calcext:value-type="float">
            <text:p>12746.46</text:p>
          </table:table-cell>
          <table:table-cell office:value-type="float" office:value="2465755322" calcext:value-type="float">
            <text:p>2465755322</text:p>
          </table:table-cell>
        </table:table-row>
        <table:table-row table:style-name="ro1">
          <table:table-cell office:value-type="date" office:date-value="2020-07-27" calcext:value-type="date">
            <text:p>27/07/20</text:p>
          </table:table-cell>
          <table:table-cell office:value-type="float" office:value="12865.75" calcext:value-type="float">
            <text:p>12865.75</text:p>
          </table:table-cell>
          <table:table-cell office:value-type="float" office:value="12838.66" calcext:value-type="float">
            <text:p>12838.66</text:p>
          </table:table-cell>
          <table:table-cell office:value-type="float" office:value="12908.66" calcext:value-type="float">
            <text:p>12908.66</text:p>
          </table:table-cell>
          <table:table-cell office:value-type="float" office:value="12811.44" calcext:value-type="float">
            <text:p>12811.44</text:p>
          </table:table-cell>
          <table:table-cell office:value-type="float" office:value="2348130282" calcext:value-type="float">
            <text:p>2348130282</text:p>
          </table:table-cell>
        </table:table-row>
        <table:table-row table:style-name="ro1">
          <table:table-cell office:value-type="date" office:date-value="2020-07-24" calcext:value-type="date">
            <text:p>24/07/20</text:p>
          </table:table-cell>
          <table:table-cell office:value-type="float" office:value="12919.31" calcext:value-type="float">
            <text:p>12919.31</text:p>
          </table:table-cell>
          <table:table-cell office:value-type="float" office:value="12838.06" calcext:value-type="float">
            <text:p>12838.06</text:p>
          </table:table-cell>
          <table:table-cell office:value-type="float" office:value="12935.5" calcext:value-type="float">
            <text:p>12935.5</text:p>
          </table:table-cell>
          <table:table-cell office:value-type="float" office:value="12812.02" calcext:value-type="float">
            <text:p>12812.02</text:p>
          </table:table-cell>
          <table:table-cell office:value-type="float" office:value="2743382117" calcext:value-type="float">
            <text:p>2743382117</text:p>
          </table:table-cell>
        </table:table-row>
        <table:table-row table:style-name="ro1">
          <table:table-cell office:value-type="date" office:date-value="2020-07-23" calcext:value-type="date">
            <text:p>23/07/20</text:p>
          </table:table-cell>
          <table:table-cell office:value-type="float" office:value="13183.5" calcext:value-type="float">
            <text:p>13183.5</text:p>
          </table:table-cell>
          <table:table-cell office:value-type="float" office:value="13103.39" calcext:value-type="float">
            <text:p>13103.39</text:p>
          </table:table-cell>
          <table:table-cell office:value-type="float" office:value="13217.73" calcext:value-type="float">
            <text:p>13217.73</text:p>
          </table:table-cell>
          <table:table-cell office:value-type="float" office:value="13072.82" calcext:value-type="float">
            <text:p>13072.82</text:p>
          </table:table-cell>
          <table:table-cell office:value-type="float" office:value="3151823910" calcext:value-type="float">
            <text:p>3151823910</text:p>
          </table:table-cell>
        </table:table-row>
        <table:table-row table:style-name="ro1">
          <table:table-cell office:value-type="date" office:date-value="2020-07-22" calcext:value-type="date">
            <text:p>22/07/20</text:p>
          </table:table-cell>
          <table:table-cell office:value-type="float" office:value="13165.29" calcext:value-type="float">
            <text:p>13165.29</text:p>
          </table:table-cell>
          <table:table-cell office:value-type="float" office:value="13104.25" calcext:value-type="float">
            <text:p>13104.25</text:p>
          </table:table-cell>
          <table:table-cell office:value-type="float" office:value="13197.92" calcext:value-type="float">
            <text:p>13197.92</text:p>
          </table:table-cell>
          <table:table-cell office:value-type="float" office:value="13067.06" calcext:value-type="float">
            <text:p>13067.06</text:p>
          </table:table-cell>
          <table:table-cell office:value-type="float" office:value="2910174788" calcext:value-type="float">
            <text:p>2910174788</text:p>
          </table:table-cell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 office:value-type="float" office:value="13194.93" calcext:value-type="float">
            <text:p>13194.93</text:p>
          </table:table-cell>
          <table:table-cell office:value-type="float" office:value="13171.83" calcext:value-type="float">
            <text:p>13171.83</text:p>
          </table:table-cell>
          <table:table-cell office:value-type="float" office:value="13313.9" calcext:value-type="float">
            <text:p>13313.9</text:p>
          </table:table-cell>
          <table:table-cell office:value-type="float" office:value="13147.3" calcext:value-type="float">
            <text:p>13147.3</text:p>
          </table:table-cell>
          <table:table-cell office:value-type="float" office:value="3587382420" calcext:value-type="float">
            <text:p>3587382420</text:p>
          </table:table-cell>
        </table:table-row>
        <table:table-row table:style-name="ro1">
          <table:table-cell office:value-type="date" office:date-value="2020-07-20" calcext:value-type="date">
            <text:p>20/07/20</text:p>
          </table:table-cell>
          <table:table-cell office:value-type="float" office:value="12898.11" calcext:value-type="float">
            <text:p>12898.11</text:p>
          </table:table-cell>
          <table:table-cell office:value-type="float" office:value="13046.92" calcext:value-type="float">
            <text:p>13046.92</text:p>
          </table:table-cell>
          <table:table-cell office:value-type="float" office:value="13063.69" calcext:value-type="float">
            <text:p>13063.69</text:p>
          </table:table-cell>
          <table:table-cell office:value-type="float" office:value="12811.72" calcext:value-type="float">
            <text:p>12811.72</text:p>
          </table:table-cell>
          <table:table-cell office:value-type="float" office:value="2611348111" calcext:value-type="float">
            <text:p>2611348111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office:value-type="float" office:value="12915.27" calcext:value-type="float">
            <text:p>12915.27</text:p>
          </table:table-cell>
          <table:table-cell office:value-type="float" office:value="12919.61" calcext:value-type="float">
            <text:p>12919.61</text:p>
          </table:table-cell>
          <table:table-cell office:value-type="float" office:value="12954.25" calcext:value-type="float">
            <text:p>12954.25</text:p>
          </table:table-cell>
          <table:table-cell office:value-type="float" office:value="12870.27" calcext:value-type="float">
            <text:p>12870.27</text:p>
          </table:table-cell>
          <table:table-cell office:value-type="float" office:value="3404131105" calcext:value-type="float">
            <text:p>3404131105</text:p>
          </table:table-cell>
        </table:table-row>
        <table:table-row table:style-name="ro1">
          <table:table-cell office:value-type="date" office:date-value="2020-07-16" calcext:value-type="date">
            <text:p>16/07/20</text:p>
          </table:table-cell>
          <table:table-cell office:value-type="float" office:value="12857.3" calcext:value-type="float">
            <text:p>12857.3</text:p>
          </table:table-cell>
          <table:table-cell office:value-type="float" office:value="12874.97" calcext:value-type="float">
            <text:p>12874.97</text:p>
          </table:table-cell>
          <table:table-cell office:value-type="float" office:value="12919.23" calcext:value-type="float">
            <text:p>12919.23</text:p>
          </table:table-cell>
          <table:table-cell office:value-type="float" office:value="12805.47" calcext:value-type="float">
            <text:p>12805.47</text:p>
          </table:table-cell>
          <table:table-cell office:value-type="float" office:value="3040673519" calcext:value-type="float">
            <text:p>3040673519</text:p>
          </table:table-cell>
        </table:table-row>
        <table:table-row table:style-name="ro1">
          <table:table-cell office:value-type="date" office:date-value="2020-07-15" calcext:value-type="date">
            <text:p>15/07/20</text:p>
          </table:table-cell>
          <table:table-cell office:value-type="float" office:value="12812.11" calcext:value-type="float">
            <text:p>12812.11</text:p>
          </table:table-cell>
          <table:table-cell office:value-type="float" office:value="12930.98" calcext:value-type="float">
            <text:p>12930.98</text:p>
          </table:table-cell>
          <table:table-cell office:value-type="float" office:value="12999.84" calcext:value-type="float">
            <text:p>12999.84</text:p>
          </table:table-cell>
          <table:table-cell office:value-type="float" office:value="12773.44" calcext:value-type="float">
            <text:p>12773.44</text:p>
          </table:table-cell>
          <table:table-cell office:value-type="float" office:value="3659155518" calcext:value-type="float">
            <text:p>3659155518</text:p>
          </table:table-cell>
        </table:table-row>
        <table:table-row table:style-name="ro1">
          <table:table-cell office:value-type="date" office:date-value="2020-07-14" calcext:value-type="date">
            <text:p>14/07/20</text:p>
          </table:table-cell>
          <table:table-cell office:value-type="float" office:value="12642.23" calcext:value-type="float">
            <text:p>12642.23</text:p>
          </table:table-cell>
          <table:table-cell office:value-type="float" office:value="12697.36" calcext:value-type="float">
            <text:p>12697.36</text:p>
          </table:table-cell>
          <table:table-cell office:value-type="float" office:value="12697.91" calcext:value-type="float">
            <text:p>12697.91</text:p>
          </table:table-cell>
          <table:table-cell office:value-type="float" office:value="12535.9" calcext:value-type="float">
            <text:p>12535.9</text:p>
          </table:table-cell>
          <table:table-cell office:value-type="float" office:value="3246138704" calcext:value-type="float">
            <text:p>3246138704</text:p>
          </table:table-cell>
        </table:table-row>
        <table:table-row table:style-name="ro1">
          <table:table-cell office:value-type="date" office:date-value="2020-07-13" calcext:value-type="date">
            <text:p>13/07/20</text:p>
          </table:table-cell>
          <table:table-cell office:value-type="float" office:value="12817.19" calcext:value-type="float">
            <text:p>12817.19</text:p>
          </table:table-cell>
          <table:table-cell office:value-type="float" office:value="12799.97" calcext:value-type="float">
            <text:p>12799.97</text:p>
          </table:table-cell>
          <table:table-cell office:value-type="float" office:value="12836.41" calcext:value-type="float">
            <text:p>12836.41</text:p>
          </table:table-cell>
          <table:table-cell office:value-type="float" office:value="12688.94" calcext:value-type="float">
            <text:p>12688.94</text:p>
          </table:table-cell>
          <table:table-cell office:value-type="float" office:value="2833246084" calcext:value-type="float">
            <text:p>2833246084</text:p>
          </table:table-cell>
        </table:table-row>
        <table:table-row table:style-name="ro1">
          <table:table-cell office:value-type="date" office:date-value="2020-07-10" calcext:value-type="date">
            <text:p>10/07/20</text:p>
          </table:table-cell>
          <table:table-cell office:value-type="float" office:value="12442.22" calcext:value-type="float">
            <text:p>12442.22</text:p>
          </table:table-cell>
          <table:table-cell office:value-type="float" office:value="12633.71" calcext:value-type="float">
            <text:p>12633.71</text:p>
          </table:table-cell>
          <table:table-cell office:value-type="float" office:value="12649.99" calcext:value-type="float">
            <text:p>12649.99</text:p>
          </table:table-cell>
          <table:table-cell office:value-type="float" office:value="12416.69" calcext:value-type="float">
            <text:p>12416.69</text:p>
          </table:table-cell>
          <table:table-cell office:value-type="float" office:value="3019460338" calcext:value-type="float">
            <text:p>3019460338</text:p>
          </table:table-cell>
        </table:table-row>
        <table:table-row table:style-name="ro1">
          <table:table-cell office:value-type="date" office:date-value="2020-07-09" calcext:value-type="date">
            <text:p>09/07/20</text:p>
          </table:table-cell>
          <table:table-cell office:value-type="float" office:value="12639.17" calcext:value-type="float">
            <text:p>12639.17</text:p>
          </table:table-cell>
          <table:table-cell office:value-type="float" office:value="12489.46" calcext:value-type="float">
            <text:p>12489.46</text:p>
          </table:table-cell>
          <table:table-cell office:value-type="float" office:value="12709.68" calcext:value-type="float">
            <text:p>12709.68</text:p>
          </table:table-cell>
          <table:table-cell office:value-type="float" office:value="12459.16" calcext:value-type="float">
            <text:p>12459.16</text:p>
          </table:table-cell>
          <table:table-cell office:value-type="float" office:value="3244944170" calcext:value-type="float">
            <text:p>3244944170</text:p>
          </table:table-cell>
        </table:table-row>
        <table:table-row table:style-name="ro1">
          <table:table-cell office:value-type="date" office:date-value="2020-07-08" calcext:value-type="date">
            <text:p>08/07/20</text:p>
          </table:table-cell>
          <table:table-cell office:value-type="float" office:value="12542.58" calcext:value-type="float">
            <text:p>12542.58</text:p>
          </table:table-cell>
          <table:table-cell office:value-type="float" office:value="12494.81" calcext:value-type="float">
            <text:p>12494.81</text:p>
          </table:table-cell>
          <table:table-cell office:value-type="float" office:value="12670.19" calcext:value-type="float">
            <text:p>12670.19</text:p>
          </table:table-cell>
          <table:table-cell office:value-type="float" office:value="12463.22" calcext:value-type="float">
            <text:p>12463.22</text:p>
          </table:table-cell>
          <table:table-cell office:value-type="float" office:value="2982893347" calcext:value-type="float">
            <text:p>2982893347</text:p>
          </table:table-cell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office:value-type="float" office:value="12660.09" calcext:value-type="float">
            <text:p>12660.09</text:p>
          </table:table-cell>
          <table:table-cell office:value-type="float" office:value="12616.8" calcext:value-type="float">
            <text:p>12616.8</text:p>
          </table:table-cell>
          <table:table-cell office:value-type="float" office:value="12661.12" calcext:value-type="float">
            <text:p>12661.12</text:p>
          </table:table-cell>
          <table:table-cell office:value-type="float" office:value="12525.18" calcext:value-type="float">
            <text:p>12525.18</text:p>
          </table:table-cell>
          <table:table-cell office:value-type="float" office:value="2827381282" calcext:value-type="float">
            <text:p>2827381282</text:p>
          </table:table-cell>
        </table:table-row>
        <table:table-row table:style-name="ro1">
          <table:table-cell office:value-type="date" office:date-value="2020-07-06" calcext:value-type="date">
            <text:p>06/07/20</text:p>
          </table:table-cell>
          <table:table-cell office:value-type="float" office:value="12774.77" calcext:value-type="float">
            <text:p>12774.77</text:p>
          </table:table-cell>
          <table:table-cell office:value-type="float" office:value="12733.45" calcext:value-type="float">
            <text:p>12733.45</text:p>
          </table:table-cell>
          <table:table-cell office:value-type="float" office:value="12842.59" calcext:value-type="float">
            <text:p>12842.59</text:p>
          </table:table-cell>
          <table:table-cell office:value-type="float" office:value="12655.21" calcext:value-type="float">
            <text:p>12655.21</text:p>
          </table:table-cell>
          <table:table-cell office:value-type="float" office:value="2918378464" calcext:value-type="float">
            <text:p>2918378464</text:p>
          </table:table-cell>
        </table:table-row>
        <table:table-row table:style-name="ro1">
          <table:table-cell office:value-type="date" office:date-value="2020-07-03" calcext:value-type="date">
            <text:p>03/07/20</text:p>
          </table:table-cell>
          <table:table-cell office:value-type="float" office:value="12644.6" calcext:value-type="float">
            <text:p>12644.6</text:p>
          </table:table-cell>
          <table:table-cell office:value-type="float" office:value="12528.18" calcext:value-type="float">
            <text:p>12528.18</text:p>
          </table:table-cell>
          <table:table-cell office:value-type="float" office:value="12649.98" calcext:value-type="float">
            <text:p>12649.98</text:p>
          </table:table-cell>
          <table:table-cell office:value-type="float" office:value="12476.13" calcext:value-type="float">
            <text:p>12476.13</text:p>
          </table:table-cell>
          <table:table-cell office:value-type="float" office:value="2109046617" calcext:value-type="float">
            <text:p>2109046617</text:p>
          </table:table-cell>
        </table:table-row>
        <table:table-row table:style-name="ro1">
          <table:table-cell office:value-type="date" office:date-value="2020-07-02" calcext:value-type="date">
            <text:p>02/07/20</text:p>
          </table:table-cell>
          <table:table-cell office:value-type="float" office:value="12378.8" calcext:value-type="float">
            <text:p>12378.8</text:p>
          </table:table-cell>
          <table:table-cell office:value-type="float" office:value="12608.46" calcext:value-type="float">
            <text:p>12608.46</text:p>
          </table:table-cell>
          <table:table-cell office:value-type="float" office:value="12658.17" calcext:value-type="float">
            <text:p>12658.17</text:p>
          </table:table-cell>
          <table:table-cell office:value-type="float" office:value="12370.72" calcext:value-type="float">
            <text:p>12370.72</text:p>
          </table:table-cell>
          <table:table-cell office:value-type="float" office:value="3919659440" calcext:value-type="float">
            <text:p>3919659440</text:p>
          </table:table-cell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office:value-type="float" office:value="12391.72" calcext:value-type="float">
            <text:p>12391.72</text:p>
          </table:table-cell>
          <table:table-cell office:value-type="float" office:value="12266.89" calcext:value-type="float">
            <text:p>12266.89</text:p>
          </table:table-cell>
          <table:table-cell office:value-type="float" office:value="12391.72" calcext:value-type="float">
            <text:p>12391.72</text:p>
          </table:table-cell>
          <table:table-cell office:value-type="float" office:value="12095.11" calcext:value-type="float">
            <text:p>12095.11</text:p>
          </table:table-cell>
          <table:table-cell office:value-type="float" office:value="3039046420" calcext:value-type="float">
            <text:p>3039046420</text:p>
          </table:table-cell>
        </table:table-row>
        <table:table-row table:style-name="ro1">
          <table:table-cell office:value-type="date" office:date-value="2020-06-30" calcext:value-type="date">
            <text:p>30/06/20</text:p>
          </table:table-cell>
          <table:table-cell office:value-type="float" office:value="12287.94" calcext:value-type="float">
            <text:p>12287.94</text:p>
          </table:table-cell>
          <table:table-cell office:value-type="float" office:value="12310.93" calcext:value-type="float">
            <text:p>12310.93</text:p>
          </table:table-cell>
          <table:table-cell office:value-type="float" office:value="12350.35" calcext:value-type="float">
            <text:p>12350.35</text:p>
          </table:table-cell>
          <table:table-cell office:value-type="float" office:value="12188.09" calcext:value-type="float">
            <text:p>12188.09</text:p>
          </table:table-cell>
          <table:table-cell office:value-type="float" office:value="3775502404" calcext:value-type="float">
            <text:p>3775502404</text:p>
          </table:table-cell>
        </table:table-row>
        <table:table-row table:style-name="ro1">
          <table:table-cell office:value-type="date" office:date-value="2020-06-29" calcext:value-type="date">
            <text:p>29/06/20</text:p>
          </table:table-cell>
          <table:table-cell office:value-type="float" office:value="12090.41" calcext:value-type="float">
            <text:p>12090.41</text:p>
          </table:table-cell>
          <table:table-cell office:value-type="float" office:value="12232.12" calcext:value-type="float">
            <text:p>12232.12</text:p>
          </table:table-cell>
          <table:table-cell office:value-type="float" office:value="12297.68" calcext:value-type="float">
            <text:p>12297.68</text:p>
          </table:table-cell>
          <table:table-cell office:value-type="float" office:value="12045.26" calcext:value-type="float">
            <text:p>12045.26</text:p>
          </table:table-cell>
          <table:table-cell office:value-type="float" office:value="3726548242" calcext:value-type="float">
            <text:p>3726548242</text:p>
          </table:table-cell>
        </table:table-row>
        <table:table-row table:style-name="ro1">
          <table:table-cell office:value-type="date" office:date-value="2020-06-26" calcext:value-type="date">
            <text:p>26/06/20</text:p>
          </table:table-cell>
          <table:table-cell office:value-type="float" office:value="12308.48" calcext:value-type="float">
            <text:p>12308.48</text:p>
          </table:table-cell>
          <table:table-cell office:value-type="float" office:value="12089.39" calcext:value-type="float">
            <text:p>12089.39</text:p>
          </table:table-cell>
          <table:table-cell office:value-type="float" office:value="12347.45" calcext:value-type="float">
            <text:p>12347.45</text:p>
          </table:table-cell>
          <table:table-cell office:value-type="float" office:value="12060.89" calcext:value-type="float">
            <text:p>12060.89</text:p>
          </table:table-cell>
          <table:table-cell office:value-type="float" office:value="3262164157" calcext:value-type="float">
            <text:p>3262164157</text:p>
          </table:table-cell>
        </table:table-row>
        <table:table-row table:style-name="ro1">
          <table:table-cell office:value-type="date" office:date-value="2020-06-25" calcext:value-type="date">
            <text:p>25/06/20</text:p>
          </table:table-cell>
          <table:table-cell office:value-type="float" office:value="12102.25" calcext:value-type="float">
            <text:p>12102.25</text:p>
          </table:table-cell>
          <table:table-cell office:value-type="float" office:value="12177.87" calcext:value-type="float">
            <text:p>12177.87</text:p>
          </table:table-cell>
          <table:table-cell office:value-type="float" office:value="12236.46" calcext:value-type="float">
            <text:p>12236.46</text:p>
          </table:table-cell>
          <table:table-cell office:value-type="float" office:value="11957.31" calcext:value-type="float">
            <text:p>11957.31</text:p>
          </table:table-cell>
          <table:table-cell office:value-type="float" office:value="3970670508" calcext:value-type="float">
            <text:p>3970670508</text:p>
          </table:table-cell>
        </table:table-row>
        <table:table-row table:style-name="ro1">
          <table:table-cell office:value-type="date" office:date-value="2020-06-24" calcext:value-type="date">
            <text:p>24/06/20</text:p>
          </table:table-cell>
          <table:table-cell office:value-type="float" office:value="12459.81" calcext:value-type="float">
            <text:p>12459.81</text:p>
          </table:table-cell>
          <table:table-cell office:value-type="float" office:value="12093.94" calcext:value-type="float">
            <text:p>12093.94</text:p>
          </table:table-cell>
          <table:table-cell office:value-type="float" office:value="12489.24" calcext:value-type="float">
            <text:p>12489.24</text:p>
          </table:table-cell>
          <table:table-cell office:value-type="float" office:value="12093.94" calcext:value-type="float">
            <text:p>12093.94</text:p>
          </table:table-cell>
          <table:table-cell office:value-type="float" office:value="3983596348" calcext:value-type="float">
            <text:p>3983596348</text:p>
          </table:table-cell>
        </table:table-row>
        <table:table-row table:style-name="ro1">
          <table:table-cell office:value-type="date" office:date-value="2020-06-23" calcext:value-type="date">
            <text:p>23/06/20</text:p>
          </table:table-cell>
          <table:table-cell office:value-type="float" office:value="12360.09" calcext:value-type="float">
            <text:p>12360.09</text:p>
          </table:table-cell>
          <table:table-cell office:value-type="float" office:value="12523.76" calcext:value-type="float">
            <text:p>12523.76</text:p>
          </table:table-cell>
          <table:table-cell office:value-type="float" office:value="12616.12" calcext:value-type="float">
            <text:p>12616.12</text:p>
          </table:table-cell>
          <table:table-cell office:value-type="float" office:value="12332.1" calcext:value-type="float">
            <text:p>12332.1</text:p>
          </table:table-cell>
          <table:table-cell office:value-type="float" office:value="4637879299" calcext:value-type="float">
            <text:p>4637879299</text:p>
          </table:table-cell>
        </table:table-row>
        <table:table-row table:style-name="ro1">
          <table:table-cell office:value-type="date" office:date-value="2020-06-22" calcext:value-type="date">
            <text:p>22/06/20</text:p>
          </table:table-cell>
          <table:table-cell office:value-type="float" office:value="12194.48" calcext:value-type="float">
            <text:p>12194.48</text:p>
          </table:table-cell>
          <table:table-cell office:value-type="float" office:value="12262.97" calcext:value-type="float">
            <text:p>12262.97</text:p>
          </table:table-cell>
          <table:table-cell office:value-type="float" office:value="12399.37" calcext:value-type="float">
            <text:p>12399.37</text:p>
          </table:table-cell>
          <table:table-cell office:value-type="float" office:value="12172.12" calcext:value-type="float">
            <text:p>12172.12</text:p>
          </table:table-cell>
          <table:table-cell office:value-type="float" office:value="3436633098" calcext:value-type="float">
            <text:p>3436633098</text:p>
          </table:table-cell>
        </table:table-row>
        <table:table-row table:style-name="ro1">
          <table:table-cell office:value-type="date" office:date-value="2020-06-19" calcext:value-type="date">
            <text:p>19/06/20</text:p>
          </table:table-cell>
          <table:table-cell office:value-type="float" office:value="12375.18" calcext:value-type="float">
            <text:p>12375.18</text:p>
          </table:table-cell>
          <table:table-cell office:value-type="float" office:value="12330.76" calcext:value-type="float">
            <text:p>12330.76</text:p>
          </table:table-cell>
          <table:table-cell office:value-type="float" office:value="12447.15" calcext:value-type="float">
            <text:p>12447.15</text:p>
          </table:table-cell>
          <table:table-cell office:value-type="float" office:value="12319.19" calcext:value-type="float">
            <text:p>12319.19</text:p>
          </table:table-cell>
          <table:table-cell office:value-type="float" office:value="9812854711" calcext:value-type="float">
            <text:p>9812854711</text:p>
          </table:table-cell>
        </table:table-row>
        <table:table-row table:style-name="ro1">
          <table:table-cell office:value-type="date" office:date-value="2020-06-18" calcext:value-type="date">
            <text:p>18/06/20</text:p>
          </table:table-cell>
          <table:table-cell office:value-type="float" office:value="12347.49" calcext:value-type="float">
            <text:p>12347.49</text:p>
          </table:table-cell>
          <table:table-cell office:value-type="float" office:value="12281.53" calcext:value-type="float">
            <text:p>12281.53</text:p>
          </table:table-cell>
          <table:table-cell office:value-type="float" office:value="12483.84" calcext:value-type="float">
            <text:p>12483.84</text:p>
          </table:table-cell>
          <table:table-cell office:value-type="float" office:value="12189.67" calcext:value-type="float">
            <text:p>12189.67</text:p>
          </table:table-cell>
          <table:table-cell office:value-type="float" office:value="6390350882" calcext:value-type="float">
            <text:p>6390350882</text:p>
          </table:table-cell>
        </table:table-row>
        <table:table-row table:style-name="ro1">
          <table:table-cell office:value-type="date" office:date-value="2020-06-17" calcext:value-type="date">
            <text:p>17/06/20</text:p>
          </table:table-cell>
          <table:table-cell office:value-type="float" office:value="12312.44" calcext:value-type="float">
            <text:p>12312.44</text:p>
          </table:table-cell>
          <table:table-cell office:value-type="float" office:value="12382.14" calcext:value-type="float">
            <text:p>12382.14</text:p>
          </table:table-cell>
          <table:table-cell office:value-type="float" office:value="12432.23" calcext:value-type="float">
            <text:p>12432.23</text:p>
          </table:table-cell>
          <table:table-cell office:value-type="float" office:value="12288.17" calcext:value-type="float">
            <text:p>12288.17</text:p>
          </table:table-cell>
          <table:table-cell office:value-type="float" office:value="4300361302" calcext:value-type="float">
            <text:p>4300361302</text:p>
          </table:table-cell>
        </table:table-row>
        <table:table-row table:style-name="ro1">
          <table:table-cell office:value-type="date" office:date-value="2020-06-16" calcext:value-type="date">
            <text:p>16/06/20</text:p>
          </table:table-cell>
          <table:table-cell office:value-type="float" office:value="12168.37" calcext:value-type="float">
            <text:p>12168.37</text:p>
          </table:table-cell>
          <table:table-cell office:value-type="float" office:value="12224.96" calcext:value-type="float">
            <text:p>12224.96</text:p>
          </table:table-cell>
          <table:table-cell office:value-type="float" office:value="12434.27" calcext:value-type="float">
            <text:p>12434.27</text:p>
          </table:table-cell>
          <table:table-cell office:value-type="float" office:value="12132.8" calcext:value-type="float">
            <text:p>12132.8</text:p>
          </table:table-cell>
          <table:table-cell office:value-type="float" office:value="5549074936" calcext:value-type="float">
            <text:p>5549074936</text:p>
          </table:table-cell>
        </table:table-row>
        <table:table-row table:style-name="ro1">
          <table:table-cell office:value-type="date" office:date-value="2020-06-15" calcext:value-type="date">
            <text:p>15/06/20</text:p>
          </table:table-cell>
          <table:table-cell office:value-type="float" office:value="11661.36" calcext:value-type="float">
            <text:p>11661.36</text:p>
          </table:table-cell>
          <table:table-cell office:value-type="float" office:value="11911.35" calcext:value-type="float">
            <text:p>11911.35</text:p>
          </table:table-cell>
          <table:table-cell office:value-type="float" office:value="11968.06" calcext:value-type="float">
            <text:p>11968.06</text:p>
          </table:table-cell>
          <table:table-cell office:value-type="float" office:value="11597.82" calcext:value-type="float">
            <text:p>11597.82</text:p>
          </table:table-cell>
          <table:table-cell office:value-type="float" office:value="4038654918" calcext:value-type="float">
            <text:p>4038654918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office:value-type="float" office:value="11876.34" calcext:value-type="float">
            <text:p>11876.34</text:p>
          </table:table-cell>
          <table:table-cell office:value-type="float" office:value="11949.28" calcext:value-type="float">
            <text:p>11949.28</text:p>
          </table:table-cell>
          <table:table-cell office:value-type="float" office:value="12172.63" calcext:value-type="float">
            <text:p>12172.63</text:p>
          </table:table-cell>
          <table:table-cell office:value-type="float" office:value="11828.66" calcext:value-type="float">
            <text:p>11828.66</text:p>
          </table:table-cell>
          <table:table-cell office:value-type="float" office:value="4998615300" calcext:value-type="float">
            <text:p>4998615300</text:p>
          </table:table-cell>
        </table:table-row>
        <table:table-row table:style-name="ro1">
          <table:table-cell office:value-type="date" office:date-value="2020-06-11" calcext:value-type="date">
            <text:p>11/06/20</text:p>
          </table:table-cell>
          <table:table-cell office:value-type="float" office:value="12223.42" calcext:value-type="float">
            <text:p>12223.42</text:p>
          </table:table-cell>
          <table:table-cell office:value-type="float" office:value="11970.29" calcext:value-type="float">
            <text:p>11970.29</text:p>
          </table:table-cell>
          <table:table-cell office:value-type="float" office:value="12301.95" calcext:value-type="float">
            <text:p>12301.95</text:p>
          </table:table-cell>
          <table:table-cell office:value-type="float" office:value="11970.29" calcext:value-type="float">
            <text:p>11970.29</text:p>
          </table:table-cell>
          <table:table-cell office:value-type="float" office:value="5437379077" calcext:value-type="float">
            <text:p>5437379077</text:p>
          </table:table-cell>
        </table:table-row>
        <table:table-row table:style-name="ro1">
          <table:table-cell office:value-type="date" office:date-value="2020-06-10" calcext:value-type="date">
            <text:p>10/06/20</text:p>
          </table:table-cell>
          <table:table-cell office:value-type="float" office:value="12719.15" calcext:value-type="float">
            <text:p>12719.15</text:p>
          </table:table-cell>
          <table:table-cell office:value-type="float" office:value="12530.16" calcext:value-type="float">
            <text:p>12530.16</text:p>
          </table:table-cell>
          <table:table-cell office:value-type="float" office:value="12763.89" calcext:value-type="float">
            <text:p>12763.89</text:p>
          </table:table-cell>
          <table:table-cell office:value-type="float" office:value="12471.06" calcext:value-type="float">
            <text:p>12471.06</text:p>
          </table:table-cell>
          <table:table-cell office:value-type="float" office:value="4256116492" calcext:value-type="float">
            <text:p>4256116492</text:p>
          </table:table-cell>
        </table:table-row>
        <table:table-row table:style-name="ro1">
          <table:table-cell office:value-type="date" office:date-value="2020-06-09" calcext:value-type="date">
            <text:p>09/06/20</text:p>
          </table:table-cell>
          <table:table-cell office:value-type="float" office:value="12859.83" calcext:value-type="float">
            <text:p>12859.83</text:p>
          </table:table-cell>
          <table:table-cell office:value-type="float" office:value="12617.99" calcext:value-type="float">
            <text:p>12617.99</text:p>
          </table:table-cell>
          <table:table-cell office:value-type="float" office:value="12864.91" calcext:value-type="float">
            <text:p>12864.91</text:p>
          </table:table-cell>
          <table:table-cell office:value-type="float" office:value="12502.45" calcext:value-type="float">
            <text:p>12502.45</text:p>
          </table:table-cell>
          <table:table-cell office:value-type="float" office:value="6006118150" calcext:value-type="float">
            <text:p>6006118150</text:p>
          </table:table-cell>
        </table:table-row>
        <table:table-row table:style-name="ro1">
          <table:table-cell office:value-type="date" office:date-value="2020-06-08" calcext:value-type="date">
            <text:p>08/06/20</text:p>
          </table:table-cell>
          <table:table-cell office:value-type="float" office:value="12722.68" calcext:value-type="float">
            <text:p>12722.68</text:p>
          </table:table-cell>
          <table:table-cell office:value-type="float" office:value="12819.59" calcext:value-type="float">
            <text:p>12819.59</text:p>
          </table:table-cell>
          <table:table-cell office:value-type="float" office:value="12913.13" calcext:value-type="float">
            <text:p>12913.13</text:p>
          </table:table-cell>
          <table:table-cell office:value-type="float" office:value="12670.95" calcext:value-type="float">
            <text:p>12670.95</text:p>
          </table:table-cell>
          <table:table-cell office:value-type="float" office:value="5751258213" calcext:value-type="float">
            <text:p>5751258213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office:value-type="float" office:value="12565.16" calcext:value-type="float">
            <text:p>12565.16</text:p>
          </table:table-cell>
          <table:table-cell office:value-type="float" office:value="12847.68" calcext:value-type="float">
            <text:p>12847.68</text:p>
          </table:table-cell>
          <table:table-cell office:value-type="float" office:value="12858.79" calcext:value-type="float">
            <text:p>12858.79</text:p>
          </table:table-cell>
          <table:table-cell office:value-type="float" office:value="12560.19" calcext:value-type="float">
            <text:p>12560.19</text:p>
          </table:table-cell>
          <table:table-cell office:value-type="float" office:value="7484833054" calcext:value-type="float">
            <text:p>7484833054</text:p>
          </table:table-cell>
        </table:table-row>
        <table:table-row table:style-name="ro1">
          <table:table-cell office:value-type="date" office:date-value="2020-06-04" calcext:value-type="date">
            <text:p>04/06/20</text:p>
          </table:table-cell>
          <table:table-cell office:value-type="float" office:value="12390.03" calcext:value-type="float">
            <text:p>12390.03</text:p>
          </table:table-cell>
          <table:table-cell office:value-type="float" office:value="12430.56" calcext:value-type="float">
            <text:p>12430.56</text:p>
          </table:table-cell>
          <table:table-cell office:value-type="float" office:value="12558.24" calcext:value-type="float">
            <text:p>12558.24</text:p>
          </table:table-cell>
          <table:table-cell office:value-type="float" office:value="12326.44" calcext:value-type="float">
            <text:p>12326.44</text:p>
          </table:table-cell>
          <table:table-cell office:value-type="float" office:value="5959610586" calcext:value-type="float">
            <text:p>5959610586</text:p>
          </table:table-cell>
        </table:table-row>
        <table:table-row table:style-name="ro1">
          <table:table-cell office:value-type="date" office:date-value="2020-06-03" calcext:value-type="date">
            <text:p>03/06/20</text:p>
          </table:table-cell>
          <table:table-cell office:value-type="float" office:value="12147.12" calcext:value-type="float">
            <text:p>12147.12</text:p>
          </table:table-cell>
          <table:table-cell office:value-type="float" office:value="12487.36" calcext:value-type="float">
            <text:p>12487.36</text:p>
          </table:table-cell>
          <table:table-cell office:value-type="float" office:value="12507.41" calcext:value-type="float">
            <text:p>12507.41</text:p>
          </table:table-cell>
          <table:table-cell office:value-type="float" office:value="12133.7" calcext:value-type="float">
            <text:p>12133.7</text:p>
          </table:table-cell>
          <table:table-cell office:value-type="float" office:value="6407983715" calcext:value-type="float">
            <text:p>6407983715</text:p>
          </table:table-cell>
        </table:table-row>
        <table:table-row table:style-name="ro1">
          <table:table-cell office:value-type="date" office:date-value="2020-06-02" calcext:value-type="date">
            <text:p>02/06/20</text:p>
          </table:table-cell>
          <table:table-cell office:value-type="float" office:value="11896.7" calcext:value-type="float">
            <text:p>11896.7</text:p>
          </table:table-cell>
          <table:table-cell office:value-type="float" office:value="12021.28" calcext:value-type="float">
            <text:p>12021.28</text:p>
          </table:table-cell>
          <table:table-cell office:value-type="float" office:value="12055.57" calcext:value-type="float">
            <text:p>12055.57</text:p>
          </table:table-cell>
          <table:table-cell office:value-type="float" office:value="11850.34" calcext:value-type="float">
            <text:p>11850.34</text:p>
          </table:table-cell>
          <table:table-cell office:value-type="float" office:value="5918807383" calcext:value-type="float">
            <text:p>5918807383</text:p>
          </table:table-cell>
        </table:table-row>
        <table:table-row table:style-name="ro1">
          <table:table-cell office:value-type="date" office:date-value="2020-05-29" calcext:value-type="date">
            <text:p>29/05/20</text:p>
          </table:table-cell>
          <table:table-cell office:value-type="float" office:value="11649.37" calcext:value-type="float">
            <text:p>11649.37</text:p>
          </table:table-cell>
          <table:table-cell office:value-type="float" office:value="11586.85" calcext:value-type="float">
            <text:p>11586.85</text:p>
          </table:table-cell>
          <table:table-cell office:value-type="float" office:value="11729.98" calcext:value-type="float">
            <text:p>11729.98</text:p>
          </table:table-cell>
          <table:table-cell office:value-type="float" office:value="11575.74" calcext:value-type="float">
            <text:p>11575.74</text:p>
          </table:table-cell>
          <table:table-cell office:value-type="float" office:value="6945382712" calcext:value-type="float">
            <text:p>6945382712</text:p>
          </table:table-cell>
        </table:table-row>
        <table:table-row table:style-name="ro1">
          <table:table-cell office:value-type="date" office:date-value="2020-05-28" calcext:value-type="date">
            <text:p>28/05/20</text:p>
          </table:table-cell>
          <table:table-cell office:value-type="float" office:value="11746.78" calcext:value-type="float">
            <text:p>11746.78</text:p>
          </table:table-cell>
          <table:table-cell office:value-type="float" office:value="11781.13" calcext:value-type="float">
            <text:p>11781.13</text:p>
          </table:table-cell>
          <table:table-cell office:value-type="float" office:value="11813.14" calcext:value-type="float">
            <text:p>11813.14</text:p>
          </table:table-cell>
          <table:table-cell office:value-type="float" office:value="11654.83" calcext:value-type="float">
            <text:p>11654.83</text:p>
          </table:table-cell>
          <table:table-cell office:value-type="float" office:value="4769111005" calcext:value-type="float">
            <text:p>4769111005</text:p>
          </table:table-cell>
        </table:table-row>
        <table:table-row table:style-name="ro1">
          <table:table-cell office:value-type="date" office:date-value="2020-05-27" calcext:value-type="date">
            <text:p>27/05/20</text:p>
          </table:table-cell>
          <table:table-cell office:value-type="float" office:value="11530.2" calcext:value-type="float">
            <text:p>11530.2</text:p>
          </table:table-cell>
          <table:table-cell office:value-type="float" office:value="11657.69" calcext:value-type="float">
            <text:p>11657.69</text:p>
          </table:table-cell>
          <table:table-cell office:value-type="float" office:value="11747.2" calcext:value-type="float">
            <text:p>11747.2</text:p>
          </table:table-cell>
          <table:table-cell office:value-type="float" office:value="11519.77" calcext:value-type="float">
            <text:p>11519.77</text:p>
          </table:table-cell>
          <table:table-cell office:value-type="float" office:value="6065363933" calcext:value-type="float">
            <text:p>6065363933</text:p>
          </table:table-cell>
        </table:table-row>
        <table:table-row table:style-name="ro1">
          <table:table-cell office:value-type="date" office:date-value="2020-05-26" calcext:value-type="date">
            <text:p>26/05/20</text:p>
          </table:table-cell>
          <table:table-cell office:value-type="float" office:value="11488.99" calcext:value-type="float">
            <text:p>11488.99</text:p>
          </table:table-cell>
          <table:table-cell office:value-type="float" office:value="11504.65" calcext:value-type="float">
            <text:p>11504.65</text:p>
          </table:table-cell>
          <table:table-cell office:value-type="float" office:value="11544.35" calcext:value-type="float">
            <text:p>11544.35</text:p>
          </table:table-cell>
          <table:table-cell office:value-type="float" office:value="11429.88" calcext:value-type="float">
            <text:p>11429.88</text:p>
          </table:table-cell>
          <table:table-cell office:value-type="float" office:value="4419768641" calcext:value-type="float">
            <text:p>4419768641</text:p>
          </table:table-cell>
        </table:table-row>
        <table:table-row table:style-name="ro1">
          <table:table-cell office:value-type="date" office:date-value="2020-05-25" calcext:value-type="date">
            <text:p>25/05/20</text:p>
          </table:table-cell>
          <table:table-cell office:value-type="float" office:value="11186.04" calcext:value-type="float">
            <text:p>11186.04</text:p>
          </table:table-cell>
          <table:table-cell table:number-columns-repeated="2" office:value-type="float" office:value="11391.28" calcext:value-type="float">
            <text:p>11391.28</text:p>
          </table:table-cell>
          <table:table-cell office:value-type="float" office:value="11118.12" calcext:value-type="float">
            <text:p>11118.12</text:p>
          </table:table-cell>
          <table:table-cell office:value-type="float" office:value="2747113844" calcext:value-type="float">
            <text:p>2747113844</text:p>
          </table:table-cell>
        </table:table-row>
        <table:table-row table:style-name="ro1">
          <table:table-cell office:value-type="date" office:date-value="2020-05-22" calcext:value-type="date">
            <text:p>22/05/20</text:p>
          </table:table-cell>
          <table:table-cell office:value-type="float" office:value="10896.28" calcext:value-type="float">
            <text:p>10896.28</text:p>
          </table:table-cell>
          <table:table-cell office:value-type="float" office:value="11073.87" calcext:value-type="float">
            <text:p>11073.87</text:p>
          </table:table-cell>
          <table:table-cell office:value-type="float" office:value="11138.15" calcext:value-type="float">
            <text:p>11138.15</text:p>
          </table:table-cell>
          <table:table-cell office:value-type="float" office:value="10867.17" calcext:value-type="float">
            <text:p>10867.17</text:p>
          </table:table-cell>
          <table:table-cell office:value-type="float" office:value="3106348455" calcext:value-type="float">
            <text:p>3106348455</text:p>
          </table:table-cell>
        </table:table-row>
        <table:table-row table:style-name="ro1">
          <table:table-cell office:value-type="date" office:date-value="2020-05-21" calcext:value-type="date">
            <text:p>21/05/20</text:p>
          </table:table-cell>
          <table:table-cell office:value-type="float" office:value="11088.12" calcext:value-type="float">
            <text:p>11088.12</text:p>
          </table:table-cell>
          <table:table-cell office:value-type="float" office:value="11065.93" calcext:value-type="float">
            <text:p>11065.93</text:p>
          </table:table-cell>
          <table:table-cell office:value-type="float" office:value="11194.92" calcext:value-type="float">
            <text:p>11194.92</text:p>
          </table:table-cell>
          <table:table-cell office:value-type="float" office:value="11036.91" calcext:value-type="float">
            <text:p>11036.91</text:p>
          </table:table-cell>
          <table:table-cell office:value-type="float" office:value="2629264675" calcext:value-type="float">
            <text:p>2629264675</text:p>
          </table:table-cell>
        </table:table-row>
        <table:table-row table:style-name="ro1">
          <table:table-cell office:value-type="date" office:date-value="2020-05-20" calcext:value-type="date">
            <text:p>20/05/20</text:p>
          </table:table-cell>
          <table:table-cell office:value-type="float" office:value="11029.33" calcext:value-type="float">
            <text:p>11029.33</text:p>
          </table:table-cell>
          <table:table-cell office:value-type="float" office:value="11223.71" calcext:value-type="float">
            <text:p>11223.71</text:p>
          </table:table-cell>
          <table:table-cell office:value-type="float" office:value="11246.91" calcext:value-type="float">
            <text:p>11246.91</text:p>
          </table:table-cell>
          <table:table-cell office:value-type="float" office:value="10978.57" calcext:value-type="float">
            <text:p>10978.57</text:p>
          </table:table-cell>
          <table:table-cell office:value-type="float" office:value="3820479525" calcext:value-type="float">
            <text:p>3820479525</text:p>
          </table:table-cell>
        </table:table-row>
        <table:table-row table:style-name="ro1">
          <table:table-cell office:value-type="date" office:date-value="2020-05-19" calcext:value-type="date">
            <text:p>19/05/20</text:p>
          </table:table-cell>
          <table:table-cell office:value-type="float" office:value="11200.92" calcext:value-type="float">
            <text:p>11200.92</text:p>
          </table:table-cell>
          <table:table-cell office:value-type="float" office:value="11075.29" calcext:value-type="float">
            <text:p>11075.29</text:p>
          </table:table-cell>
          <table:table-cell office:value-type="float" office:value="11201.18" calcext:value-type="float">
            <text:p>11201.18</text:p>
          </table:table-cell>
          <table:table-cell office:value-type="float" office:value="10936.07" calcext:value-type="float">
            <text:p>10936.07</text:p>
          </table:table-cell>
          <table:table-cell office:value-type="float" office:value="4739306210" calcext:value-type="float">
            <text:p>4739306210</text:p>
          </table:table-cell>
        </table:table-row>
        <table:table-row table:style-name="ro1">
          <table:table-cell office:value-type="date" office:date-value="2020-05-18" calcext:value-type="date">
            <text:p>18/05/20</text:p>
          </table:table-cell>
          <table:table-cell office:value-type="float" office:value="10683.86" calcext:value-type="float">
            <text:p>10683.86</text:p>
          </table:table-cell>
          <table:table-cell office:value-type="float" office:value="11058.87" calcext:value-type="float">
            <text:p>11058.87</text:p>
          </table:table-cell>
          <table:table-cell office:value-type="float" office:value="11089.5" calcext:value-type="float">
            <text:p>11089.5</text:p>
          </table:table-cell>
          <table:table-cell office:value-type="float" office:value="10677.52" calcext:value-type="float">
            <text:p>10677.52</text:p>
          </table:table-cell>
          <table:table-cell office:value-type="float" office:value="4801765326" calcext:value-type="float">
            <text:p>4801765326</text:p>
          </table:table-cell>
        </table:table-row>
        <table:table-row table:style-name="ro1">
          <table:table-cell office:value-type="date" office:date-value="2020-05-15" calcext:value-type="date">
            <text:p>15/05/20</text:p>
          </table:table-cell>
          <table:table-cell office:value-type="float" office:value="10470.85" calcext:value-type="float">
            <text:p>10470.85</text:p>
          </table:table-cell>
          <table:table-cell office:value-type="float" office:value="10465.17" calcext:value-type="float">
            <text:p>10465.17</text:p>
          </table:table-cell>
          <table:table-cell office:value-type="float" office:value="10547.19" calcext:value-type="float">
            <text:p>10547.19</text:p>
          </table:table-cell>
          <table:table-cell office:value-type="float" office:value="10382.54" calcext:value-type="float">
            <text:p>10382.54</text:p>
          </table:table-cell>
          <table:table-cell office:value-type="float" office:value="4452706979" calcext:value-type="float">
            <text:p>4452706979</text:p>
          </table:table-cell>
        </table:table-row>
        <table:table-row table:style-name="ro1">
          <table:table-cell office:value-type="date" office:date-value="2020-05-14" calcext:value-type="date">
            <text:p>14/05/20</text:p>
          </table:table-cell>
          <table:table-cell office:value-type="float" office:value="10418.04" calcext:value-type="float">
            <text:p>10418.04</text:p>
          </table:table-cell>
          <table:table-cell office:value-type="float" office:value="10337.02" calcext:value-type="float">
            <text:p>10337.02</text:p>
          </table:table-cell>
          <table:table-cell office:value-type="float" office:value="10474.08" calcext:value-type="float">
            <text:p>10474.08</text:p>
          </table:table-cell>
          <table:table-cell office:value-type="float" office:value="10160.89" calcext:value-type="float">
            <text:p>10160.89</text:p>
          </table:table-cell>
          <table:table-cell office:value-type="float" office:value="4732673174" calcext:value-type="float">
            <text:p>4732673174</text:p>
          </table:table-cell>
        </table:table-row>
        <table:table-row table:style-name="ro1">
          <table:table-cell office:value-type="date" office:date-value="2020-05-13" calcext:value-type="date">
            <text:p>13/05/20</text:p>
          </table:table-cell>
          <table:table-cell office:value-type="float" office:value="10669.99" calcext:value-type="float">
            <text:p>10669.99</text:p>
          </table:table-cell>
          <table:table-cell office:value-type="float" office:value="10542.66" calcext:value-type="float">
            <text:p>10542.66</text:p>
          </table:table-cell>
          <table:table-cell office:value-type="float" office:value="10698.13" calcext:value-type="float">
            <text:p>10698.13</text:p>
          </table:table-cell>
          <table:table-cell office:value-type="float" office:value="10530.32" calcext:value-type="float">
            <text:p>10530.32</text:p>
          </table:table-cell>
          <table:table-cell office:value-type="float" office:value="4095816447" calcext:value-type="float">
            <text:p>4095816447</text:p>
          </table:table-cell>
        </table:table-row>
        <table:table-row table:style-name="ro1">
          <table:table-cell office:value-type="date" office:date-value="2020-05-12" calcext:value-type="date">
            <text:p>12/05/20</text:p>
          </table:table-cell>
          <table:table-cell office:value-type="float" office:value="10777.74" calcext:value-type="float">
            <text:p>10777.74</text:p>
          </table:table-cell>
          <table:table-cell office:value-type="float" office:value="10819.5" calcext:value-type="float">
            <text:p>10819.5</text:p>
          </table:table-cell>
          <table:table-cell office:value-type="float" office:value="10886.01" calcext:value-type="float">
            <text:p>10886.01</text:p>
          </table:table-cell>
          <table:table-cell office:value-type="float" office:value="10772.58" calcext:value-type="float">
            <text:p>10772.58</text:p>
          </table:table-cell>
          <table:table-cell office:value-type="float" office:value="3358148918" calcext:value-type="float">
            <text:p>3358148918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office:value-type="float" office:value="10948.24" calcext:value-type="float">
            <text:p>10948.24</text:p>
          </table:table-cell>
          <table:table-cell office:value-type="float" office:value="10824.99" calcext:value-type="float">
            <text:p>10824.99</text:p>
          </table:table-cell>
          <table:table-cell office:value-type="float" office:value="10986.22" calcext:value-type="float">
            <text:p>10986.22</text:p>
          </table:table-cell>
          <table:table-cell office:value-type="float" office:value="10740.82" calcext:value-type="float">
            <text:p>10740.82</text:p>
          </table:table-cell>
          <table:table-cell office:value-type="float" office:value="3393555283" calcext:value-type="float">
            <text:p>3393555283</text:p>
          </table:table-cell>
        </table:table-row>
        <table:table-row table:style-name="ro1">
          <table:table-cell office:value-type="date" office:date-value="2020-05-08" calcext:value-type="date">
            <text:p>08/05/20</text:p>
          </table:table-cell>
          <table:table-cell office:value-type="float" office:value="10882.44" calcext:value-type="float">
            <text:p>10882.44</text:p>
          </table:table-cell>
          <table:table-cell office:value-type="float" office:value="10904.48" calcext:value-type="float">
            <text:p>10904.48</text:p>
          </table:table-cell>
          <table:table-cell office:value-type="float" office:value="10918.32" calcext:value-type="float">
            <text:p>10918.32</text:p>
          </table:table-cell>
          <table:table-cell office:value-type="float" office:value="10819.07" calcext:value-type="float">
            <text:p>10819.07</text:p>
          </table:table-cell>
          <table:table-cell office:value-type="float" office:value="3345111636" calcext:value-type="float">
            <text:p>3345111636</text:p>
          </table:table-cell>
        </table:table-row>
        <table:table-row table:style-name="ro1">
          <table:table-cell office:value-type="date" office:date-value="2020-05-07" calcext:value-type="date">
            <text:p>07/05/20</text:p>
          </table:table-cell>
          <table:table-cell office:value-type="float" office:value="10640.77" calcext:value-type="float">
            <text:p>10640.77</text:p>
          </table:table-cell>
          <table:table-cell office:value-type="float" office:value="10759.27" calcext:value-type="float">
            <text:p>10759.27</text:p>
          </table:table-cell>
          <table:table-cell office:value-type="float" office:value="10761.86" calcext:value-type="float">
            <text:p>10761.86</text:p>
          </table:table-cell>
          <table:table-cell office:value-type="float" office:value="10617.23" calcext:value-type="float">
            <text:p>10617.23</text:p>
          </table:table-cell>
          <table:table-cell office:value-type="float" office:value="4023875059" calcext:value-type="float">
            <text:p>4023875059</text:p>
          </table:table-cell>
        </table:table-row>
        <table:table-row table:style-name="ro1">
          <table:table-cell office:value-type="date" office:date-value="2020-05-06" calcext:value-type="date">
            <text:p>06/05/20</text:p>
          </table:table-cell>
          <table:table-cell office:value-type="float" office:value="10716.51" calcext:value-type="float">
            <text:p>10716.51</text:p>
          </table:table-cell>
          <table:table-cell office:value-type="float" office:value="10606.2" calcext:value-type="float">
            <text:p>10606.2</text:p>
          </table:table-cell>
          <table:table-cell office:value-type="float" office:value="10773.86" calcext:value-type="float">
            <text:p>10773.86</text:p>
          </table:table-cell>
          <table:table-cell office:value-type="float" office:value="10598.9" calcext:value-type="float">
            <text:p>10598.9</text:p>
          </table:table-cell>
          <table:table-cell office:value-type="float" office:value="4113308489" calcext:value-type="float">
            <text:p>4113308489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office:value-type="float" office:value="10627.07" calcext:value-type="float">
            <text:p>10627.07</text:p>
          </table:table-cell>
          <table:table-cell office:value-type="float" office:value="10729.46" calcext:value-type="float">
            <text:p>10729.46</text:p>
          </table:table-cell>
          <table:table-cell office:value-type="float" office:value="10736.95" calcext:value-type="float">
            <text:p>10736.95</text:p>
          </table:table-cell>
          <table:table-cell office:value-type="float" office:value="10518.94" calcext:value-type="float">
            <text:p>10518.94</text:p>
          </table:table-cell>
          <table:table-cell office:value-type="float" office:value="4188712084" calcext:value-type="float">
            <text:p>4188712084</text:p>
          </table:table-cell>
        </table:table-row>
        <table:table-row table:style-name="ro1">
          <table:table-cell office:value-type="date" office:date-value="2020-05-04" calcext:value-type="date">
            <text:p>04/05/20</text:p>
          </table:table-cell>
          <table:table-cell office:value-type="float" office:value="10543.36" calcext:value-type="float">
            <text:p>10543.36</text:p>
          </table:table-cell>
          <table:table-cell office:value-type="float" office:value="10466.8" calcext:value-type="float">
            <text:p>10466.8</text:p>
          </table:table-cell>
          <table:table-cell office:value-type="float" office:value="10578.43" calcext:value-type="float">
            <text:p>10578.43</text:p>
          </table:table-cell>
          <table:table-cell office:value-type="float" office:value="10426.06" calcext:value-type="float">
            <text:p>10426.06</text:p>
          </table:table-cell>
          <table:table-cell office:value-type="float" office:value="5312162728" calcext:value-type="float">
            <text:p>5312162728</text:p>
          </table:table-cell>
        </table:table-row>
        <table:table-row table:style-name="ro1">
          <table:table-cell office:value-type="date" office:date-value="2020-04-30" calcext:value-type="date">
            <text:p>30/04/20</text:p>
          </table:table-cell>
          <table:table-cell office:value-type="float" office:value="11195.21" calcext:value-type="float">
            <text:p>11195.21</text:p>
          </table:table-cell>
          <table:table-cell office:value-type="float" office:value="10861.64" calcext:value-type="float">
            <text:p>10861.64</text:p>
          </table:table-cell>
          <table:table-cell office:value-type="float" office:value="11235.57" calcext:value-type="float">
            <text:p>11235.57</text:p>
          </table:table-cell>
          <table:table-cell office:value-type="float" office:value="10839.3" calcext:value-type="float">
            <text:p>10839.3</text:p>
          </table:table-cell>
          <table:table-cell office:value-type="float" office:value="6437671974" calcext:value-type="float">
            <text:p>6437671974</text:p>
          </table:table-cell>
        </table:table-row>
        <table:table-row table:style-name="ro1">
          <table:table-cell office:value-type="date" office:date-value="2020-04-29" calcext:value-type="date">
            <text:p>29/04/20</text:p>
          </table:table-cell>
          <table:table-cell office:value-type="float" office:value="10812.74" calcext:value-type="float">
            <text:p>10812.74</text:p>
          </table:table-cell>
          <table:table-cell office:value-type="float" office:value="11107.74" calcext:value-type="float">
            <text:p>11107.74</text:p>
          </table:table-cell>
          <table:table-cell office:value-type="float" office:value="11125.35" calcext:value-type="float">
            <text:p>11125.35</text:p>
          </table:table-cell>
          <table:table-cell office:value-type="float" office:value="10789.52" calcext:value-type="float">
            <text:p>10789.52</text:p>
          </table:table-cell>
          <table:table-cell office:value-type="float" office:value="5509372458" calcext:value-type="float">
            <text:p>5509372458</text:p>
          </table:table-cell>
        </table:table-row>
        <table:table-row table:style-name="ro1">
          <table:table-cell office:value-type="date" office:date-value="2020-04-28" calcext:value-type="date">
            <text:p>28/04/20</text:p>
          </table:table-cell>
          <table:table-cell office:value-type="float" office:value="10658.47" calcext:value-type="float">
            <text:p>10658.47</text:p>
          </table:table-cell>
          <table:table-cell office:value-type="float" office:value="10795.63" calcext:value-type="float">
            <text:p>10795.63</text:p>
          </table:table-cell>
          <table:table-cell office:value-type="float" office:value="10897.82" calcext:value-type="float">
            <text:p>10897.82</text:p>
          </table:table-cell>
          <table:table-cell office:value-type="float" office:value="10651.58" calcext:value-type="float">
            <text:p>10651.58</text:p>
          </table:table-cell>
          <table:table-cell office:value-type="float" office:value="6323636424" calcext:value-type="float">
            <text:p>6323636424</text:p>
          </table:table-cell>
        </table:table-row>
        <table:table-row table:style-name="ro1">
          <table:table-cell office:value-type="date" office:date-value="2020-04-27" calcext:value-type="date">
            <text:p>27/04/20</text:p>
          </table:table-cell>
          <table:table-cell office:value-type="float" office:value="10551.07" calcext:value-type="float">
            <text:p>10551.07</text:p>
          </table:table-cell>
          <table:table-cell office:value-type="float" office:value="10659.99" calcext:value-type="float">
            <text:p>10659.99</text:p>
          </table:table-cell>
          <table:table-cell office:value-type="float" office:value="10660.36" calcext:value-type="float">
            <text:p>10660.36</text:p>
          </table:table-cell>
          <table:table-cell office:value-type="float" office:value="10523.1" calcext:value-type="float">
            <text:p>10523.1</text:p>
          </table:table-cell>
          <table:table-cell office:value-type="float" office:value="4027074364" calcext:value-type="float">
            <text:p>4027074364</text:p>
          </table:table-cell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0299.31" calcext:value-type="float">
            <text:p>10299.31</text:p>
          </table:table-cell>
          <table:table-cell office:value-type="float" office:value="10336.09" calcext:value-type="float">
            <text:p>10336.09</text:p>
          </table:table-cell>
          <table:table-cell office:value-type="float" office:value="10486.47" calcext:value-type="float">
            <text:p>10486.47</text:p>
          </table:table-cell>
          <table:table-cell office:value-type="float" office:value="10299.31" calcext:value-type="float">
            <text:p>10299.31</text:p>
          </table:table-cell>
          <table:table-cell office:value-type="float" office:value="4055617567" calcext:value-type="float">
            <text:p>4055617567</text:p>
          </table:table-cell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0437.38" calcext:value-type="float">
            <text:p>10437.38</text:p>
          </table:table-cell>
          <table:table-cell office:value-type="float" office:value="10513.79" calcext:value-type="float">
            <text:p>10513.79</text:p>
          </table:table-cell>
          <table:table-cell office:value-type="float" office:value="10608.39" calcext:value-type="float">
            <text:p>10608.39</text:p>
          </table:table-cell>
          <table:table-cell office:value-type="float" office:value="10325.11" calcext:value-type="float">
            <text:p>10325.11</text:p>
          </table:table-cell>
          <table:table-cell office:value-type="float" office:value="3889035412" calcext:value-type="float">
            <text:p>3889035412</text:p>
          </table:table-cell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370.25" calcext:value-type="float">
            <text:p>10370.25</text:p>
          </table:table-cell>
          <table:table-cell office:value-type="float" office:value="10415.03" calcext:value-type="float">
            <text:p>10415.03</text:p>
          </table:table-cell>
          <table:table-cell office:value-type="float" office:value="10425.02" calcext:value-type="float">
            <text:p>10425.02</text:p>
          </table:table-cell>
          <table:table-cell office:value-type="float" office:value="10321.2" calcext:value-type="float">
            <text:p>10321.2</text:p>
          </table:table-cell>
          <table:table-cell office:value-type="float" office:value="3577303214" calcext:value-type="float">
            <text:p>3577303214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519.44" calcext:value-type="float">
            <text:p>10519.44</text:p>
          </table:table-cell>
          <table:table-cell office:value-type="float" office:value="10249.85" calcext:value-type="float">
            <text:p>10249.85</text:p>
          </table:table-cell>
          <table:table-cell office:value-type="float" office:value="10524.73" calcext:value-type="float">
            <text:p>10524.73</text:p>
          </table:table-cell>
          <table:table-cell office:value-type="float" office:value="10249.85" calcext:value-type="float">
            <text:p>10249.85</text:p>
          </table:table-cell>
          <table:table-cell office:value-type="float" office:value="4610280044" calcext:value-type="float">
            <text:p>4610280044</text:p>
          </table:table-cell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10704.35" calcext:value-type="float">
            <text:p>10704.35</text:p>
          </table:table-cell>
          <table:table-cell office:value-type="float" office:value="10675.9" calcext:value-type="float">
            <text:p>10675.9</text:p>
          </table:table-cell>
          <table:table-cell office:value-type="float" office:value="10707.31" calcext:value-type="float">
            <text:p>10707.31</text:p>
          </table:table-cell>
          <table:table-cell office:value-type="float" office:value="10444.55" calcext:value-type="float">
            <text:p>10444.55</text:p>
          </table:table-cell>
          <table:table-cell office:value-type="float" office:value="3614248232" calcext:value-type="float">
            <text:p>3614248232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10607.35" calcext:value-type="float">
            <text:p>10607.35</text:p>
          </table:table-cell>
          <table:table-cell office:value-type="float" office:value="10625.78" calcext:value-type="float">
            <text:p>10625.78</text:p>
          </table:table-cell>
          <table:table-cell office:value-type="float" office:value="10756.78" calcext:value-type="float">
            <text:p>10756.78</text:p>
          </table:table-cell>
          <table:table-cell office:value-type="float" office:value="10542.71" calcext:value-type="float">
            <text:p>10542.71</text:p>
          </table:table-cell>
          <table:table-cell office:value-type="float" office:value="5635626455" calcext:value-type="float">
            <text:p>5635626455</text:p>
          </table:table-cell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10420.26" calcext:value-type="float">
            <text:p>10420.26</text:p>
          </table:table-cell>
          <table:table-cell office:value-type="float" office:value="10301.54" calcext:value-type="float">
            <text:p>10301.54</text:p>
          </table:table-cell>
          <table:table-cell office:value-type="float" office:value="10438.37" calcext:value-type="float">
            <text:p>10438.37</text:p>
          </table:table-cell>
          <table:table-cell office:value-type="float" office:value="10236.24" calcext:value-type="float">
            <text:p>10236.24</text:p>
          </table:table-cell>
          <table:table-cell office:value-type="float" office:value="3891513333" calcext:value-type="float">
            <text:p>3891513333</text:p>
          </table:table-cell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10678.19" calcext:value-type="float">
            <text:p>10678.19</text:p>
          </table:table-cell>
          <table:table-cell office:value-type="float" office:value="10279.76" calcext:value-type="float">
            <text:p>10279.76</text:p>
          </table:table-cell>
          <table:table-cell office:value-type="float" office:value="10678.19" calcext:value-type="float">
            <text:p>10678.19</text:p>
          </table:table-cell>
          <table:table-cell office:value-type="float" office:value="10243.11" calcext:value-type="float">
            <text:p>10243.11</text:p>
          </table:table-cell>
          <table:table-cell office:value-type="float" office:value="4803115728" calcext:value-type="float">
            <text:p>4803115728</text:p>
          </table:table-cell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10733.97" calcext:value-type="float">
            <text:p>10733.97</text:p>
          </table:table-cell>
          <table:table-cell office:value-type="float" office:value="10696.56" calcext:value-type="float">
            <text:p>10696.56</text:p>
          </table:table-cell>
          <table:table-cell office:value-type="float" office:value="10820.17" calcext:value-type="float">
            <text:p>10820.17</text:p>
          </table:table-cell>
          <table:table-cell office:value-type="float" office:value="10658.96" calcext:value-type="float">
            <text:p>10658.96</text:p>
          </table:table-cell>
          <table:table-cell office:value-type="float" office:value="3990145518" calcext:value-type="float">
            <text:p>3990145518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10490.65" calcext:value-type="float">
            <text:p>10490.65</text:p>
          </table:table-cell>
          <table:table-cell office:value-type="float" office:value="10564.74" calcext:value-type="float">
            <text:p>10564.74</text:p>
          </table:table-cell>
          <table:table-cell office:value-type="float" office:value="10649.79" calcext:value-type="float">
            <text:p>10649.79</text:p>
          </table:table-cell>
          <table:table-cell office:value-type="float" office:value="10311.7" calcext:value-type="float">
            <text:p>10311.7</text:p>
          </table:table-cell>
          <table:table-cell office:value-type="float" office:value="5211541535" calcext:value-type="float">
            <text:p>5211541535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10301.56" calcext:value-type="float">
            <text:p>10301.56</text:p>
          </table:table-cell>
          <table:table-cell office:value-type="float" office:value="10332.89" calcext:value-type="float">
            <text:p>10332.89</text:p>
          </table:table-cell>
          <table:table-cell office:value-type="float" office:value="10340.79" calcext:value-type="float">
            <text:p>10340.79</text:p>
          </table:table-cell>
          <table:table-cell office:value-type="float" office:value="10198.22" calcext:value-type="float">
            <text:p>10198.22</text:p>
          </table:table-cell>
          <table:table-cell office:value-type="float" office:value="3670948807" calcext:value-type="float">
            <text:p>3670948807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10464.11" calcext:value-type="float">
            <text:p>10464.11</text:p>
          </table:table-cell>
          <table:table-cell office:value-type="float" office:value="10356.7" calcext:value-type="float">
            <text:p>10356.7</text:p>
          </table:table-cell>
          <table:table-cell office:value-type="float" office:value="10590.41" calcext:value-type="float">
            <text:p>10590.41</text:p>
          </table:table-cell>
          <table:table-cell office:value-type="float" office:value="10225.02" calcext:value-type="float">
            <text:p>10225.02</text:p>
          </table:table-cell>
          <table:table-cell office:value-type="float" office:value="5389183377" calcext:value-type="float">
            <text:p>5389183377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9889.03" calcext:value-type="float">
            <text:p>9889.03</text:p>
          </table:table-cell>
          <table:table-cell office:value-type="float" office:value="10075.17" calcext:value-type="float">
            <text:p>10075.17</text:p>
          </table:table-cell>
          <table:table-cell office:value-type="float" office:value="10097.31" calcext:value-type="float">
            <text:p>10097.31</text:p>
          </table:table-cell>
          <table:table-cell office:value-type="float" office:value="9841.49" calcext:value-type="float">
            <text:p>9841.49</text:p>
          </table:table-cell>
          <table:table-cell office:value-type="float" office:value="4518783501" calcext:value-type="float">
            <text:p>4518783501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9535.27" calcext:value-type="float">
            <text:p>9535.27</text:p>
          </table:table-cell>
          <table:table-cell office:value-type="float" office:value="9525.77" calcext:value-type="float">
            <text:p>9525.77</text:p>
          </table:table-cell>
          <table:table-cell office:value-type="float" office:value="9626.72" calcext:value-type="float">
            <text:p>9626.72</text:p>
          </table:table-cell>
          <table:table-cell office:value-type="float" office:value="9470.2" calcext:value-type="float">
            <text:p>9470.2</text:p>
          </table:table-cell>
          <table:table-cell office:value-type="float" office:value="3857742600" calcext:value-type="float">
            <text:p>3857742600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9587.45" calcext:value-type="float">
            <text:p>9587.45</text:p>
          </table:table-cell>
          <table:table-cell office:value-type="float" office:value="9570.82" calcext:value-type="float">
            <text:p>9570.82</text:p>
          </table:table-cell>
          <table:table-cell office:value-type="float" office:value="9650.27" calcext:value-type="float">
            <text:p>9650.27</text:p>
          </table:table-cell>
          <table:table-cell office:value-type="float" office:value="9337.02" calcext:value-type="float">
            <text:p>9337.02</text:p>
          </table:table-cell>
          <table:table-cell office:value-type="float" office:value="4537686444" calcext:value-type="float">
            <text:p>4537686444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9610.67" calcext:value-type="float">
            <text:p>9610.67</text:p>
          </table:table-cell>
          <table:table-cell office:value-type="float" office:value="9544.75" calcext:value-type="float">
            <text:p>9544.75</text:p>
          </table:table-cell>
          <table:table-cell office:value-type="float" office:value="9686.46" calcext:value-type="float">
            <text:p>9686.46</text:p>
          </table:table-cell>
          <table:table-cell office:value-type="float" office:value="9498.05" calcext:value-type="float">
            <text:p>9498.05</text:p>
          </table:table-cell>
          <table:table-cell office:value-type="float" office:value="4496159939" calcext:value-type="float">
            <text:p>4496159939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9970.79" calcext:value-type="float">
            <text:p>9970.79</text:p>
          </table:table-cell>
          <table:table-cell office:value-type="float" office:value="9935.84" calcext:value-type="float">
            <text:p>9935.84</text:p>
          </table:table-cell>
          <table:table-cell office:value-type="float" office:value="10096.42" calcext:value-type="float">
            <text:p>10096.42</text:p>
          </table:table-cell>
          <table:table-cell office:value-type="float" office:value="9703.88" calcext:value-type="float">
            <text:p>9703.88</text:p>
          </table:table-cell>
          <table:table-cell office:value-type="float" office:value="5380898842" calcext:value-type="float">
            <text:p>5380898842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9725.88" calcext:value-type="float">
            <text:p>9725.88</text:p>
          </table:table-cell>
          <table:table-cell office:value-type="float" office:value="9815.97" calcext:value-type="float">
            <text:p>9815.97</text:p>
          </table:table-cell>
          <table:table-cell office:value-type="float" office:value="9817.51" calcext:value-type="float">
            <text:p>9817.51</text:p>
          </table:table-cell>
          <table:table-cell office:value-type="float" office:value="9453.79" calcext:value-type="float">
            <text:p>9453.79</text:p>
          </table:table-cell>
          <table:table-cell office:value-type="float" office:value="4258540309" calcext:value-type="float">
            <text:p>4258540309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9793.5" calcext:value-type="float">
            <text:p>9793.5</text:p>
          </table:table-cell>
          <table:table-cell office:value-type="float" office:value="9632.52" calcext:value-type="float">
            <text:p>9632.52</text:p>
          </table:table-cell>
          <table:table-cell office:value-type="float" office:value="9886.18" calcext:value-type="float">
            <text:p>9886.18</text:p>
          </table:table-cell>
          <table:table-cell office:value-type="float" office:value="9541.83" calcext:value-type="float">
            <text:p>9541.83</text:p>
          </table:table-cell>
          <table:table-cell office:value-type="float" office:value="5226296517" calcext:value-type="float">
            <text:p>5226296517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9621.24" calcext:value-type="float">
            <text:p>9621.24</text:p>
          </table:table-cell>
          <table:table-cell table:number-columns-repeated="2" office:value-type="float" office:value="10000.96" calcext:value-type="float">
            <text:p>10000.96</text:p>
          </table:table-cell>
          <table:table-cell office:value-type="float" office:value="9526.17" calcext:value-type="float">
            <text:p>9526.17</text:p>
          </table:table-cell>
          <table:table-cell office:value-type="float" office:value="5648346543" calcext:value-type="float">
            <text:p>5648346543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9987.37" calcext:value-type="float">
            <text:p>9987.37</text:p>
          </table:table-cell>
          <table:table-cell office:value-type="float" office:value="9874.26" calcext:value-type="float">
            <text:p>9874.26</text:p>
          </table:table-cell>
          <table:table-cell office:value-type="float" office:value="10137.62" calcext:value-type="float">
            <text:p>10137.62</text:p>
          </table:table-cell>
          <table:table-cell office:value-type="float" office:value="9460.91" calcext:value-type="float">
            <text:p>9460.91</text:p>
          </table:table-cell>
          <table:table-cell office:value-type="float" office:value="7176498007" calcext:value-type="float">
            <text:p>7176498007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9242.06" calcext:value-type="float">
            <text:p>9242.06</text:p>
          </table:table-cell>
          <table:table-cell table:number-columns-repeated="2" office:value-type="float" office:value="9700.57" calcext:value-type="float">
            <text:p>9700.57</text:p>
          </table:table-cell>
          <table:table-cell office:value-type="float" office:value="9102.17" calcext:value-type="float">
            <text:p>9102.17</text:p>
          </table:table-cell>
          <table:table-cell office:value-type="float" office:value="7269588243" calcext:value-type="float">
            <text:p>7269588243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8536.33" calcext:value-type="float">
            <text:p>8536.33</text:p>
          </table:table-cell>
          <table:table-cell office:value-type="float" office:value="8741.15" calcext:value-type="float">
            <text:p>8741.15</text:p>
          </table:table-cell>
          <table:table-cell office:value-type="float" office:value="9071.14" calcext:value-type="float">
            <text:p>9071.14</text:p>
          </table:table-cell>
          <table:table-cell office:value-type="float" office:value="8480.28" calcext:value-type="float">
            <text:p>8480.28</text:p>
          </table:table-cell>
          <table:table-cell office:value-type="float" office:value="6203080966" calcext:value-type="float">
            <text:p>6203080966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9080.49" calcext:value-type="float">
            <text:p>9080.49</text:p>
          </table:table-cell>
          <table:table-cell office:value-type="float" office:value="8928.95" calcext:value-type="float">
            <text:p>8928.95</text:p>
          </table:table-cell>
          <table:table-cell office:value-type="float" office:value="9201.07" calcext:value-type="float">
            <text:p>9201.07</text:p>
          </table:table-cell>
          <table:table-cell office:value-type="float" office:value="8838.3" calcext:value-type="float">
            <text:p>8838.3</text:p>
          </table:table-cell>
          <table:table-cell office:value-type="float" office:value="9556092760" calcext:value-type="float">
            <text:p>9556092760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8495.94" calcext:value-type="float">
            <text:p>8495.94</text:p>
          </table:table-cell>
          <table:table-cell office:value-type="float" office:value="8610.43" calcext:value-type="float">
            <text:p>8610.43</text:p>
          </table:table-cell>
          <table:table-cell office:value-type="float" office:value="8668.48" calcext:value-type="float">
            <text:p>8668.48</text:p>
          </table:table-cell>
          <table:table-cell office:value-type="float" office:value="8257.53" calcext:value-type="float">
            <text:p>8257.53</text:p>
          </table:table-cell>
          <table:table-cell office:value-type="float" office:value="6429020859" calcext:value-type="float">
            <text:p>6429020859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8613.35" calcext:value-type="float">
            <text:p>8613.35</text:p>
          </table:table-cell>
          <table:table-cell office:value-type="float" office:value="8441.71" calcext:value-type="float">
            <text:p>8441.71</text:p>
          </table:table-cell>
          <table:table-cell office:value-type="float" office:value="8670.41" calcext:value-type="float">
            <text:p>8670.41</text:p>
          </table:table-cell>
          <table:table-cell office:value-type="float" office:value="8400.18" calcext:value-type="float">
            <text:p>8400.18</text:p>
          </table:table-cell>
          <table:table-cell office:value-type="float" office:value="6574843218" calcext:value-type="float">
            <text:p>6574843218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9141.17" calcext:value-type="float">
            <text:p>9141.17</text:p>
          </table:table-cell>
          <table:table-cell office:value-type="float" office:value="8939.1" calcext:value-type="float">
            <text:p>8939.1</text:p>
          </table:table-cell>
          <table:table-cell office:value-type="float" office:value="9145.93" calcext:value-type="float">
            <text:p>9145.93</text:p>
          </table:table-cell>
          <table:table-cell office:value-type="float" office:value="8423.56" calcext:value-type="float">
            <text:p>8423.56</text:p>
          </table:table-cell>
          <table:table-cell office:value-type="float" office:value="7084550881" calcext:value-type="float">
            <text:p>7084550881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8728.48" calcext:value-type="float">
            <text:p>8728.48</text:p>
          </table:table-cell>
          <table:table-cell office:value-type="float" office:value="8742.25" calcext:value-type="float">
            <text:p>8742.25</text:p>
          </table:table-cell>
          <table:table-cell office:value-type="float" office:value="8967.11" calcext:value-type="float">
            <text:p>8967.11</text:p>
          </table:table-cell>
          <table:table-cell office:value-type="float" office:value="8255.65" calcext:value-type="float">
            <text:p>8255.65</text:p>
          </table:table-cell>
          <table:table-cell office:value-type="float" office:value="9917906848" calcext:value-type="float">
            <text:p>9917906848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9480.78" calcext:value-type="float">
            <text:p>9480.78</text:p>
          </table:table-cell>
          <table:table-cell office:value-type="float" office:value="9232.08" calcext:value-type="float">
            <text:p>9232.08</text:p>
          </table:table-cell>
          <table:table-cell office:value-type="float" office:value="9985.74" calcext:value-type="float">
            <text:p>9985.74</text:p>
          </table:table-cell>
          <table:table-cell office:value-type="float" office:value="9064.68" calcext:value-type="float">
            <text:p>9064.68</text:p>
          </table:table-cell>
          <table:table-cell office:value-type="float" office:value="10943120885" calcext:value-type="float">
            <text:p>10943120885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9863.99" calcext:value-type="float">
            <text:p>9863.99</text:p>
          </table:table-cell>
          <table:table-cell office:value-type="float" office:value="9161.13" calcext:value-type="float">
            <text:p>9161.13</text:p>
          </table:table-cell>
          <table:table-cell office:value-type="float" office:value="9932.56" calcext:value-type="float">
            <text:p>9932.56</text:p>
          </table:table-cell>
          <table:table-cell office:value-type="float" office:value="9139.12" calcext:value-type="float">
            <text:p>9139.12</text:p>
          </table:table-cell>
          <table:table-cell office:value-type="float" office:value="12864295088" calcext:value-type="float">
            <text:p>12864295088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10601.85" calcext:value-type="float">
            <text:p>10601.85</text:p>
          </table:table-cell>
          <table:table-cell office:value-type="float" office:value="10438.68" calcext:value-type="float">
            <text:p>10438.68</text:p>
          </table:table-cell>
          <table:table-cell office:value-type="float" office:value="10761.43" calcext:value-type="float">
            <text:p>10761.43</text:p>
          </table:table-cell>
          <table:table-cell office:value-type="float" office:value="10390.51" calcext:value-type="float">
            <text:p>10390.51</text:p>
          </table:table-cell>
          <table:table-cell office:value-type="float" office:value="7878265616" calcext:value-type="float">
            <text:p>7878265616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0724.98" calcext:value-type="float">
            <text:p>10724.98</text:p>
          </table:table-cell>
          <table:table-cell office:value-type="float" office:value="10475.49" calcext:value-type="float">
            <text:p>10475.49</text:p>
          </table:table-cell>
          <table:table-cell office:value-type="float" office:value="11032.29" calcext:value-type="float">
            <text:p>11032.29</text:p>
          </table:table-cell>
          <table:table-cell office:value-type="float" office:value="10423.9" calcext:value-type="float">
            <text:p>10423.9</text:p>
          </table:table-cell>
          <table:table-cell office:value-type="float" office:value="9917035269" calcext:value-type="float">
            <text:p>9917035269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0690.08" calcext:value-type="float">
            <text:p>10690.08</text:p>
          </table:table-cell>
          <table:table-cell office:value-type="float" office:value="10625.02" calcext:value-type="float">
            <text:p>10625.02</text:p>
          </table:table-cell>
          <table:table-cell office:value-type="float" office:value="10995.22" calcext:value-type="float">
            <text:p>10995.22</text:p>
          </table:table-cell>
          <table:table-cell office:value-type="float" office:value="10556.64" calcext:value-type="float">
            <text:p>10556.64</text:p>
          </table:table-cell>
          <table:table-cell office:value-type="float" office:value="11491226395" calcext:value-type="float">
            <text:p>11491226395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1694.56" calcext:value-type="float">
            <text:p>11694.56</text:p>
          </table:table-cell>
          <table:table-cell office:value-type="float" office:value="11541.87" calcext:value-type="float">
            <text:p>11541.87</text:p>
          </table:table-cell>
          <table:table-cell office:value-type="float" office:value="11769.85" calcext:value-type="float">
            <text:p>11769.85</text:p>
          </table:table-cell>
          <table:table-cell office:value-type="float" office:value="11447.2" calcext:value-type="float">
            <text:p>11447.2</text:p>
          </table:table-cell>
          <table:table-cell office:value-type="float" office:value="7320722810" calcext:value-type="float">
            <text:p>7320722810</text:p>
          </table:table-cell>
        </table:table-row>
        <table:table-row table:style-name="ro1">
          <table:table-cell office:value-type="date" office:date-value="2020-03-05" calcext:value-type="date">
            <text:p>05/03/20</text:p>
          </table:table-cell>
          <table:table-cell office:value-type="float" office:value="12191.41" calcext:value-type="float">
            <text:p>12191.41</text:p>
          </table:table-cell>
          <table:table-cell office:value-type="float" office:value="11944.72" calcext:value-type="float">
            <text:p>11944.72</text:p>
          </table:table-cell>
          <table:table-cell office:value-type="float" office:value="12207.77" calcext:value-type="float">
            <text:p>12207.77</text:p>
          </table:table-cell>
          <table:table-cell office:value-type="float" office:value="11844.88" calcext:value-type="float">
            <text:p>11844.88</text:p>
          </table:table-cell>
          <table:table-cell office:value-type="float" office:value="5837393232" calcext:value-type="float">
            <text:p>5837393232</text:p>
          </table:table-cell>
        </table:table-row>
        <table:table-row table:style-name="ro1">
          <table:table-cell office:value-type="date" office:date-value="2020-03-04" calcext:value-type="date">
            <text:p>04/03/20</text:p>
          </table:table-cell>
          <table:table-cell office:value-type="float" office:value="11992.59" calcext:value-type="float">
            <text:p>11992.59</text:p>
          </table:table-cell>
          <table:table-cell office:value-type="float" office:value="12127.69" calcext:value-type="float">
            <text:p>12127.69</text:p>
          </table:table-cell>
          <table:table-cell office:value-type="float" office:value="12199.82" calcext:value-type="float">
            <text:p>12199.82</text:p>
          </table:table-cell>
          <table:table-cell office:value-type="float" office:value="11929.24" calcext:value-type="float">
            <text:p>11929.24</text:p>
          </table:table-cell>
          <table:table-cell office:value-type="float" office:value="5986297361" calcext:value-type="float">
            <text:p>5986297361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12013.06" calcext:value-type="float">
            <text:p>12013.06</text:p>
          </table:table-cell>
          <table:table-cell office:value-type="float" office:value="11985.39" calcext:value-type="float">
            <text:p>11985.39</text:p>
          </table:table-cell>
          <table:table-cell office:value-type="float" office:value="12272.99" calcext:value-type="float">
            <text:p>12272.99</text:p>
          </table:table-cell>
          <table:table-cell office:value-type="float" office:value="11906.82" calcext:value-type="float">
            <text:p>11906.82</text:p>
          </table:table-cell>
          <table:table-cell office:value-type="float" office:value="8055979442" calcext:value-type="float">
            <text:p>8055979442</text:p>
          </table:table-cell>
        </table:table-row>
        <table:table-row table:style-name="ro1">
          <table:table-cell office:value-type="date" office:date-value="2020-03-02" calcext:value-type="date">
            <text:p>02/03/20</text:p>
          </table:table-cell>
          <table:table-cell office:value-type="float" office:value="12030.27" calcext:value-type="float">
            <text:p>12030.27</text:p>
          </table:table-cell>
          <table:table-cell office:value-type="float" office:value="11857.87" calcext:value-type="float">
            <text:p>11857.87</text:p>
          </table:table-cell>
          <table:table-cell office:value-type="float" office:value="12121.6" calcext:value-type="float">
            <text:p>12121.6</text:p>
          </table:table-cell>
          <table:table-cell office:value-type="float" office:value="11624.63" calcext:value-type="float">
            <text:p>11624.63</text:p>
          </table:table-cell>
          <table:table-cell office:value-type="float" office:value="8167249575" calcext:value-type="float">
            <text:p>8167249575</text:p>
          </table:table-cell>
        </table:table-row>
        <table:table-row table:style-name="ro1">
          <table:table-cell office:value-type="date" office:date-value="2020-02-28" calcext:value-type="date">
            <text:p>28/02/20</text:p>
          </table:table-cell>
          <table:table-cell office:value-type="float" office:value="11891.87" calcext:value-type="float">
            <text:p>11891.87</text:p>
          </table:table-cell>
          <table:table-cell office:value-type="float" office:value="11890.35" calcext:value-type="float">
            <text:p>11890.35</text:p>
          </table:table-cell>
          <table:table-cell office:value-type="float" office:value="12008.59" calcext:value-type="float">
            <text:p>12008.59</text:p>
          </table:table-cell>
          <table:table-cell office:value-type="float" office:value="11724.12" calcext:value-type="float">
            <text:p>11724.12</text:p>
          </table:table-cell>
          <table:table-cell office:value-type="float" office:value="11786903849" calcext:value-type="float">
            <text:p>11786903849</text:p>
          </table:table-cell>
        </table:table-row>
        <table:table-row table:style-name="ro1">
          <table:table-cell office:value-type="date" office:date-value="2020-02-27" calcext:value-type="date">
            <text:p>27/02/20</text:p>
          </table:table-cell>
          <table:table-cell office:value-type="float" office:value="12526.6" calcext:value-type="float">
            <text:p>12526.6</text:p>
          </table:table-cell>
          <table:table-cell office:value-type="float" office:value="12367.46" calcext:value-type="float">
            <text:p>12367.46</text:p>
          </table:table-cell>
          <table:table-cell office:value-type="float" office:value="12593.62" calcext:value-type="float">
            <text:p>12593.62</text:p>
          </table:table-cell>
          <table:table-cell office:value-type="float" office:value="12211.63" calcext:value-type="float">
            <text:p>12211.63</text:p>
          </table:table-cell>
          <table:table-cell office:value-type="float" office:value="7903699494" calcext:value-type="float">
            <text:p>7903699494</text:p>
          </table:table-cell>
        </table:table-row>
        <table:table-row table:style-name="ro1">
          <table:table-cell office:value-type="date" office:date-value="2020-02-26" calcext:value-type="date">
            <text:p>26/02/20</text:p>
          </table:table-cell>
          <table:table-cell office:value-type="float" office:value="12682.16" calcext:value-type="float">
            <text:p>12682.16</text:p>
          </table:table-cell>
          <table:table-cell office:value-type="float" office:value="12774.88" calcext:value-type="float">
            <text:p>12774.88</text:p>
          </table:table-cell>
          <table:table-cell office:value-type="float" office:value="12849.17" calcext:value-type="float">
            <text:p>12849.17</text:p>
          </table:table-cell>
          <table:table-cell office:value-type="float" office:value="12368.05" calcext:value-type="float">
            <text:p>12368.05</text:p>
          </table:table-cell>
          <table:table-cell office:value-type="float" office:value="7643868696" calcext:value-type="float">
            <text:p>7643868696</text:p>
          </table:table-cell>
        </table:table-row>
        <table:table-row table:style-name="ro1">
          <table:table-cell office:value-type="date" office:date-value="2020-02-25" calcext:value-type="date">
            <text:p>25/02/20</text:p>
          </table:table-cell>
          <table:table-cell office:value-type="float" office:value="13132.04" calcext:value-type="float">
            <text:p>13132.04</text:p>
          </table:table-cell>
          <table:table-cell office:value-type="float" office:value="12790.49" calcext:value-type="float">
            <text:p>12790.49</text:p>
          </table:table-cell>
          <table:table-cell office:value-type="float" office:value="13132.04" calcext:value-type="float">
            <text:p>13132.04</text:p>
          </table:table-cell>
          <table:table-cell office:value-type="float" office:value="12778.66" calcext:value-type="float">
            <text:p>12778.66</text:p>
          </table:table-cell>
          <table:table-cell office:value-type="float" office:value="5752237579" calcext:value-type="float">
            <text:p>5752237579</text:p>
          </table:table-cell>
        </table:table-row>
        <table:table-row table:style-name="ro1">
          <table:table-cell office:value-type="date" office:date-value="2020-02-24" calcext:value-type="date">
            <text:p>24/02/20</text:p>
          </table:table-cell>
          <table:table-cell office:value-type="float" office:value="13231.38" calcext:value-type="float">
            <text:p>13231.38</text:p>
          </table:table-cell>
          <table:table-cell office:value-type="float" office:value="13035.24" calcext:value-type="float">
            <text:p>13035.24</text:p>
          </table:table-cell>
          <table:table-cell office:value-type="float" office:value="13236.58" calcext:value-type="float">
            <text:p>13236.58</text:p>
          </table:table-cell>
          <table:table-cell office:value-type="float" office:value="12982.14" calcext:value-type="float">
            <text:p>12982.14</text:p>
          </table:table-cell>
          <table:table-cell office:value-type="float" office:value="7141029483" calcext:value-type="float">
            <text:p>7141029483</text:p>
          </table:table-cell>
        </table:table-row>
        <table:table-row table:style-name="ro1">
          <table:table-cell office:value-type="date" office:date-value="2020-02-21" calcext:value-type="date">
            <text:p>21/02/20</text:p>
          </table:table-cell>
          <table:table-cell office:value-type="float" office:value="13609.94" calcext:value-type="float">
            <text:p>13609.94</text:p>
          </table:table-cell>
          <table:table-cell office:value-type="float" office:value="13579.33" calcext:value-type="float">
            <text:p>13579.33</text:p>
          </table:table-cell>
          <table:table-cell office:value-type="float" office:value="13689.23" calcext:value-type="float">
            <text:p>13689.23</text:p>
          </table:table-cell>
          <table:table-cell office:value-type="float" office:value="13500.5" calcext:value-type="float">
            <text:p>13500.5</text:p>
          </table:table-cell>
          <table:table-cell office:value-type="float" office:value="5008439296" calcext:value-type="float">
            <text:p>5008439296</text:p>
          </table:table-cell>
        </table:table-row>
        <table:table-row table:style-name="ro1">
          <table:table-cell office:value-type="date" office:date-value="2020-02-20" calcext:value-type="date">
            <text:p>20/02/20</text:p>
          </table:table-cell>
          <table:table-cell office:value-type="float" office:value="13774.44" calcext:value-type="float">
            <text:p>13774.44</text:p>
          </table:table-cell>
          <table:table-cell office:value-type="float" office:value="13664" calcext:value-type="float">
            <text:p>13664</text:p>
          </table:table-cell>
          <table:table-cell office:value-type="float" office:value="13788.41" calcext:value-type="float">
            <text:p>13788.41</text:p>
          </table:table-cell>
          <table:table-cell office:value-type="float" office:value="13664" calcext:value-type="float">
            <text:p>13664</text:p>
          </table:table-cell>
          <table:table-cell office:value-type="float" office:value="3804663552" calcext:value-type="float">
            <text:p>3804663552</text:p>
          </table:table-cell>
        </table:table-row>
        <table:table-row table:style-name="ro1">
          <table:table-cell office:value-type="date" office:date-value="2020-02-19" calcext:value-type="date">
            <text:p>19/02/20</text:p>
          </table:table-cell>
          <table:table-cell office:value-type="float" office:value="13751.05" calcext:value-type="float">
            <text:p>13751.05</text:p>
          </table:table-cell>
          <table:table-cell table:number-columns-repeated="2" office:value-type="float" office:value="13789" calcext:value-type="float">
            <text:p>13789</text:p>
          </table:table-cell>
          <table:table-cell office:value-type="float" office:value="13710.78" calcext:value-type="float">
            <text:p>13710.78</text:p>
          </table:table-cell>
          <table:table-cell office:value-type="float" office:value="3569547008" calcext:value-type="float">
            <text:p>3569547008</text:p>
          </table:table-cell>
        </table:table-row>
        <table:table-row table:style-name="ro1">
          <table:table-cell office:value-type="date" office:date-value="2020-02-18" calcext:value-type="date">
            <text:p>18/02/20</text:p>
          </table:table-cell>
          <table:table-cell office:value-type="float" office:value="13668.94" calcext:value-type="float">
            <text:p>13668.94</text:p>
          </table:table-cell>
          <table:table-cell office:value-type="float" office:value="13681.19" calcext:value-type="float">
            <text:p>13681.19</text:p>
          </table:table-cell>
          <table:table-cell office:value-type="float" office:value="13731.39" calcext:value-type="float">
            <text:p>13731.39</text:p>
          </table:table-cell>
          <table:table-cell office:value-type="float" office:value="13660.45" calcext:value-type="float">
            <text:p>13660.45</text:p>
          </table:table-cell>
          <table:table-cell office:value-type="float" office:value="3395386624" calcext:value-type="float">
            <text:p>3395386624</text:p>
          </table:table-cell>
        </table:table-row>
        <table:table-row table:style-name="ro1">
          <table:table-cell office:value-type="date" office:date-value="2020-02-17" calcext:value-type="date">
            <text:p>17/02/20</text:p>
          </table:table-cell>
          <table:table-cell office:value-type="float" office:value="13770.67" calcext:value-type="float">
            <text:p>13770.67</text:p>
          </table:table-cell>
          <table:table-cell office:value-type="float" office:value="13783.89" calcext:value-type="float">
            <text:p>13783.89</text:p>
          </table:table-cell>
          <table:table-cell office:value-type="float" office:value="13795.24" calcext:value-type="float">
            <text:p>13795.24</text:p>
          </table:table-cell>
          <table:table-cell office:value-type="float" office:value="13754.04" calcext:value-type="float">
            <text:p>13754.04</text:p>
          </table:table-cell>
          <table:table-cell office:value-type="float" office:value="2612837120" calcext:value-type="float">
            <text:p>2612837120</text:p>
          </table:table-cell>
        </table:table-row>
        <table:table-row table:style-name="ro1">
          <table:table-cell office:value-type="date" office:date-value="2020-02-14" calcext:value-type="date">
            <text:p>14/02/20</text:p>
          </table:table-cell>
          <table:table-cell office:value-type="float" office:value="13756.47" calcext:value-type="float">
            <text:p>13756.47</text:p>
          </table:table-cell>
          <table:table-cell office:value-type="float" office:value="13744.21" calcext:value-type="float">
            <text:p>13744.21</text:p>
          </table:table-cell>
          <table:table-cell office:value-type="float" office:value="13788.51" calcext:value-type="float">
            <text:p>13788.51</text:p>
          </table:table-cell>
          <table:table-cell office:value-type="float" office:value="13728.12" calcext:value-type="float">
            <text:p>13728.12</text:p>
          </table:table-cell>
          <table:table-cell office:value-type="float" office:value="3035655680" calcext:value-type="float">
            <text:p>3035655680</text:p>
          </table:table-cell>
        </table:table-row>
        <table:table-row table:style-name="ro1">
          <table:table-cell office:value-type="date" office:date-value="2020-02-13" calcext:value-type="date">
            <text:p>13/02/20</text:p>
          </table:table-cell>
          <table:table-cell office:value-type="float" office:value="13695.93" calcext:value-type="float">
            <text:p>13695.93</text:p>
          </table:table-cell>
          <table:table-cell table:number-columns-repeated="2" office:value-type="float" office:value="13745.43" calcext:value-type="float">
            <text:p>13745.43</text:p>
          </table:table-cell>
          <table:table-cell office:value-type="float" office:value="13576.96" calcext:value-type="float">
            <text:p>13576.96</text:p>
          </table:table-cell>
          <table:table-cell office:value-type="float" office:value="4044694784" calcext:value-type="float">
            <text:p>4044694784</text:p>
          </table:table-cell>
        </table:table-row>
        <table:table-row table:style-name="ro1">
          <table:table-cell office:value-type="date" office:date-value="2020-02-12" calcext:value-type="date">
            <text:p>12/02/20</text:p>
          </table:table-cell>
          <table:table-cell office:value-type="float" office:value="13671.15" calcext:value-type="float">
            <text:p>13671.15</text:p>
          </table:table-cell>
          <table:table-cell office:value-type="float" office:value="13749.78" calcext:value-type="float">
            <text:p>13749.78</text:p>
          </table:table-cell>
          <table:table-cell office:value-type="float" office:value="13758.7" calcext:value-type="float">
            <text:p>13758.7</text:p>
          </table:table-cell>
          <table:table-cell office:value-type="float" office:value="13658.15" calcext:value-type="float">
            <text:p>13658.15</text:p>
          </table:table-cell>
          <table:table-cell office:value-type="float" office:value="3557517312" calcext:value-type="float">
            <text:p>3557517312</text:p>
          </table:table-cell>
        </table:table-row>
        <table:table-row table:style-name="ro1">
          <table:table-cell office:value-type="date" office:date-value="2020-02-11" calcext:value-type="date">
            <text:p>11/02/20</text:p>
          </table:table-cell>
          <table:table-cell office:value-type="float" office:value="13604.74" calcext:value-type="float">
            <text:p>13604.74</text:p>
          </table:table-cell>
          <table:table-cell office:value-type="float" office:value="13627.84" calcext:value-type="float">
            <text:p>13627.84</text:p>
          </table:table-cell>
          <table:table-cell office:value-type="float" office:value="13668.43" calcext:value-type="float">
            <text:p>13668.43</text:p>
          </table:table-cell>
          <table:table-cell office:value-type="float" office:value="13557.96" calcext:value-type="float">
            <text:p>13557.96</text:p>
          </table:table-cell>
          <table:table-cell office:value-type="float" office:value="4207244032" calcext:value-type="float">
            <text:p>4207244032</text:p>
          </table:table-cell>
        </table:table-row>
        <table:table-row table:style-name="ro1">
          <table:table-cell office:value-type="date" office:date-value="2020-02-10" calcext:value-type="date">
            <text:p>10/02/20</text:p>
          </table:table-cell>
          <table:table-cell office:value-type="float" office:value="13476" calcext:value-type="float">
            <text:p>13476</text:p>
          </table:table-cell>
          <table:table-cell office:value-type="float" office:value="13494.03" calcext:value-type="float">
            <text:p>13494.03</text:p>
          </table:table-cell>
          <table:table-cell office:value-type="float" office:value="13501.74" calcext:value-type="float">
            <text:p>13501.74</text:p>
          </table:table-cell>
          <table:table-cell office:value-type="float" office:value="13445.41" calcext:value-type="float">
            <text:p>13445.41</text:p>
          </table:table-cell>
          <table:table-cell office:value-type="float" office:value="2608739072" calcext:value-type="float">
            <text:p>2608739072</text:p>
          </table:table-cell>
        </table:table-row>
        <table:table-row table:style-name="ro1">
          <table:table-cell office:value-type="date" office:date-value="2020-02-07" calcext:value-type="date">
            <text:p>07/02/20</text:p>
          </table:table-cell>
          <table:table-cell office:value-type="float" office:value="13530.77" calcext:value-type="float">
            <text:p>13530.77</text:p>
          </table:table-cell>
          <table:table-cell office:value-type="float" office:value="13513.81" calcext:value-type="float">
            <text:p>13513.81</text:p>
          </table:table-cell>
          <table:table-cell office:value-type="float" office:value="13551.03" calcext:value-type="float">
            <text:p>13551.03</text:p>
          </table:table-cell>
          <table:table-cell office:value-type="float" office:value="13463.98" calcext:value-type="float">
            <text:p>13463.98</text:p>
          </table:table-cell>
          <table:table-cell office:value-type="float" office:value="3528092672" calcext:value-type="float">
            <text:p>3528092672</text:p>
          </table:table-cell>
        </table:table-row>
        <table:table-row table:style-name="ro1">
          <table:table-cell office:value-type="date" office:date-value="2020-02-06" calcext:value-type="date">
            <text:p>06/02/20</text:p>
          </table:table-cell>
          <table:table-cell office:value-type="float" office:value="13570.33" calcext:value-type="float">
            <text:p>13570.33</text:p>
          </table:table-cell>
          <table:table-cell office:value-type="float" office:value="13574.82" calcext:value-type="float">
            <text:p>13574.82</text:p>
          </table:table-cell>
          <table:table-cell office:value-type="float" office:value="13606.97" calcext:value-type="float">
            <text:p>13606.97</text:p>
          </table:table-cell>
          <table:table-cell office:value-type="float" office:value="13533.66" calcext:value-type="float">
            <text:p>13533.66</text:p>
          </table:table-cell>
          <table:table-cell office:value-type="float" office:value="3962973696" calcext:value-type="float">
            <text:p>3962973696</text:p>
          </table:table-cell>
        </table:table-row>
        <table:table-row table:style-name="ro1">
          <table:table-cell office:value-type="date" office:date-value="2020-02-05" calcext:value-type="date">
            <text:p>05/02/20</text:p>
          </table:table-cell>
          <table:table-cell office:value-type="float" office:value="13224.27" calcext:value-type="float">
            <text:p>13224.27</text:p>
          </table:table-cell>
          <table:table-cell office:value-type="float" office:value="13478.33" calcext:value-type="float">
            <text:p>13478.33</text:p>
          </table:table-cell>
          <table:table-cell office:value-type="float" office:value="13488.58" calcext:value-type="float">
            <text:p>13488.58</text:p>
          </table:table-cell>
          <table:table-cell office:value-type="float" office:value="13223.14" calcext:value-type="float">
            <text:p>13223.14</text:p>
          </table:table-cell>
          <table:table-cell office:value-type="float" office:value="4878091776" calcext:value-type="float">
            <text:p>4878091776</text:p>
          </table:table-cell>
        </table:table-row>
        <table:table-row table:style-name="ro1">
          <table:table-cell office:value-type="date" office:date-value="2020-02-04" calcext:value-type="date">
            <text:p>04/02/20</text:p>
          </table:table-cell>
          <table:table-cell office:value-type="float" office:value="13135.61" calcext:value-type="float">
            <text:p>13135.61</text:p>
          </table:table-cell>
          <table:table-cell office:value-type="float" office:value="13281.74" calcext:value-type="float">
            <text:p>13281.74</text:p>
          </table:table-cell>
          <table:table-cell office:value-type="float" office:value="13282.63" calcext:value-type="float">
            <text:p>13282.63</text:p>
          </table:table-cell>
          <table:table-cell office:value-type="float" office:value="13131.07" calcext:value-type="float">
            <text:p>13131.07</text:p>
          </table:table-cell>
          <table:table-cell office:value-type="float" office:value="3757522176" calcext:value-type="float">
            <text:p>3757522176</text:p>
          </table:table-cell>
        </table:table-row>
        <table:table-row table:style-name="ro1">
          <table:table-cell office:value-type="date" office:date-value="2020-02-03" calcext:value-type="date">
            <text:p>03/02/20</text:p>
          </table:table-cell>
          <table:table-cell office:value-type="float" office:value="13033.17" calcext:value-type="float">
            <text:p>13033.17</text:p>
          </table:table-cell>
          <table:table-cell office:value-type="float" office:value="13045.19" calcext:value-type="float">
            <text:p>13045.19</text:p>
          </table:table-cell>
          <table:table-cell office:value-type="float" office:value="13077.57" calcext:value-type="float">
            <text:p>13077.57</text:p>
          </table:table-cell>
          <table:table-cell office:value-type="float" office:value="12987.53" calcext:value-type="float">
            <text:p>12987.53</text:p>
          </table:table-cell>
          <table:table-cell office:value-type="float" office:value="3635225600" calcext:value-type="float">
            <text:p>3635225600</text:p>
          </table:table-cell>
        </table:table-row>
        <table:table-row table:style-name="ro1">
          <table:table-cell office:value-type="date" office:date-value="2020-01-31" calcext:value-type="date">
            <text:p>31/01/20</text:p>
          </table:table-cell>
          <table:table-cell office:value-type="float" office:value="13196.8" calcext:value-type="float">
            <text:p>13196.8</text:p>
          </table:table-cell>
          <table:table-cell office:value-type="float" office:value="12981.97" calcext:value-type="float">
            <text:p>12981.97</text:p>
          </table:table-cell>
          <table:table-cell office:value-type="float" office:value="13208.47" calcext:value-type="float">
            <text:p>13208.47</text:p>
          </table:table-cell>
          <table:table-cell office:value-type="float" office:value="12973.7" calcext:value-type="float">
            <text:p>12973.7</text:p>
          </table:table-cell>
          <table:table-cell office:value-type="float" office:value="4596007424" calcext:value-type="float">
            <text:p>4596007424</text:p>
          </table:table-cell>
        </table:table-row>
        <table:table-row table:style-name="ro1">
          <table:table-cell office:value-type="date" office:date-value="2020-01-30" calcext:value-type="date">
            <text:p>30/01/20</text:p>
          </table:table-cell>
          <table:table-cell office:value-type="float" office:value="13186.49" calcext:value-type="float">
            <text:p>13186.49</text:p>
          </table:table-cell>
          <table:table-cell office:value-type="float" office:value="13157.12" calcext:value-type="float">
            <text:p>13157.12</text:p>
          </table:table-cell>
          <table:table-cell office:value-type="float" office:value="13262.18" calcext:value-type="float">
            <text:p>13262.18</text:p>
          </table:table-cell>
          <table:table-cell office:value-type="float" office:value="13118.97" calcext:value-type="float">
            <text:p>13118.97</text:p>
          </table:table-cell>
          <table:table-cell office:value-type="float" office:value="3915857920" calcext:value-type="float">
            <text:p>3915857920</text:p>
          </table:table-cell>
        </table:table-row>
        <table:table-row table:style-name="ro1">
          <table:table-cell office:value-type="date" office:date-value="2020-01-29" calcext:value-type="date">
            <text:p>29/01/20</text:p>
          </table:table-cell>
          <table:table-cell office:value-type="float" office:value="13316.42" calcext:value-type="float">
            <text:p>13316.42</text:p>
          </table:table-cell>
          <table:table-cell office:value-type="float" office:value="13345" calcext:value-type="float">
            <text:p>13345</text:p>
          </table:table-cell>
          <table:table-cell office:value-type="float" office:value="13371.3" calcext:value-type="float">
            <text:p>13371.3</text:p>
          </table:table-cell>
          <table:table-cell office:value-type="float" office:value="13296.03" calcext:value-type="float">
            <text:p>13296.03</text:p>
          </table:table-cell>
          <table:table-cell office:value-type="float" office:value="2900783360" calcext:value-type="float">
            <text:p>2900783360</text:p>
          </table:table-cell>
        </table:table-row>
        <table:table-row table:style-name="ro1">
          <table:table-cell office:value-type="date" office:date-value="2020-01-28" calcext:value-type="date">
            <text:p>28/01/20</text:p>
          </table:table-cell>
          <table:table-cell office:value-type="float" office:value="13274.01" calcext:value-type="float">
            <text:p>13274.01</text:p>
          </table:table-cell>
          <table:table-cell office:value-type="float" office:value="13323.69" calcext:value-type="float">
            <text:p>13323.69</text:p>
          </table:table-cell>
          <table:table-cell office:value-type="float" office:value="13327.12" calcext:value-type="float">
            <text:p>13327.12</text:p>
          </table:table-cell>
          <table:table-cell office:value-type="float" office:value="13163.36" calcext:value-type="float">
            <text:p>13163.36</text:p>
          </table:table-cell>
          <table:table-cell office:value-type="float" office:value="4157311488" calcext:value-type="float">
            <text:p>4157311488</text:p>
          </table:table-cell>
        </table:table-row>
        <table:table-row table:style-name="ro1">
          <table:table-cell office:value-type="date" office:date-value="2020-01-27" calcext:value-type="date">
            <text:p>27/01/20</text:p>
          </table:table-cell>
          <table:table-cell office:value-type="float" office:value="13374.99" calcext:value-type="float">
            <text:p>13374.99</text:p>
          </table:table-cell>
          <table:table-cell office:value-type="float" office:value="13204.77" calcext:value-type="float">
            <text:p>13204.77</text:p>
          </table:table-cell>
          <table:table-cell office:value-type="float" office:value="13399.42" calcext:value-type="float">
            <text:p>13399.42</text:p>
          </table:table-cell>
          <table:table-cell office:value-type="float" office:value="13195.28" calcext:value-type="float">
            <text:p>13195.28</text:p>
          </table:table-cell>
          <table:table-cell office:value-type="float" office:value="4774482944" calcext:value-type="float">
            <text:p>4774482944</text:p>
          </table:table-cell>
        </table:table-row>
        <table:table-row table:style-name="ro1">
          <table:table-cell office:value-type="date" office:date-value="2020-01-24" calcext:value-type="date">
            <text:p>24/01/20</text:p>
          </table:table-cell>
          <table:table-cell office:value-type="float" office:value="13512.84" calcext:value-type="float">
            <text:p>13512.84</text:p>
          </table:table-cell>
          <table:table-cell office:value-type="float" office:value="13576.68" calcext:value-type="float">
            <text:p>13576.68</text:p>
          </table:table-cell>
          <table:table-cell office:value-type="float" office:value="13604.85" calcext:value-type="float">
            <text:p>13604.85</text:p>
          </table:table-cell>
          <table:table-cell office:value-type="float" office:value="13510.79" calcext:value-type="float">
            <text:p>13510.79</text:p>
          </table:table-cell>
          <table:table-cell office:value-type="float" office:value="4093668864" calcext:value-type="float">
            <text:p>4093668864</text:p>
          </table:table-cell>
        </table:table-row>
        <table:table-row table:style-name="ro1">
          <table:table-cell office:value-type="date" office:date-value="2020-01-23" calcext:value-type="date">
            <text:p>23/01/20</text:p>
          </table:table-cell>
          <table:table-cell office:value-type="float" office:value="13455.9" calcext:value-type="float">
            <text:p>13455.9</text:p>
          </table:table-cell>
          <table:table-cell office:value-type="float" office:value="13388.42" calcext:value-type="float">
            <text:p>13388.42</text:p>
          </table:table-cell>
          <table:table-cell office:value-type="float" office:value="13486.14" calcext:value-type="float">
            <text:p>13486.14</text:p>
          </table:table-cell>
          <table:table-cell office:value-type="float" office:value="13382.23" calcext:value-type="float">
            <text:p>13382.23</text:p>
          </table:table-cell>
          <table:table-cell office:value-type="float" office:value="3755383808" calcext:value-type="float">
            <text:p>3755383808</text:p>
          </table:table-cell>
        </table:table-row>
        <table:table-row table:style-name="ro1">
          <table:table-cell office:value-type="date" office:date-value="2020-01-22" calcext:value-type="date">
            <text:p>22/01/20</text:p>
          </table:table-cell>
          <table:table-cell office:value-type="float" office:value="13601.65" calcext:value-type="float">
            <text:p>13601.65</text:p>
          </table:table-cell>
          <table:table-cell office:value-type="float" office:value="13515.75" calcext:value-type="float">
            <text:p>13515.75</text:p>
          </table:table-cell>
          <table:table-cell office:value-type="float" office:value="13640.06" calcext:value-type="float">
            <text:p>13640.06</text:p>
          </table:table-cell>
          <table:table-cell office:value-type="float" office:value="13498.03" calcext:value-type="float">
            <text:p>13498.03</text:p>
          </table:table-cell>
          <table:table-cell office:value-type="float" office:value="3518689280" calcext:value-type="float">
            <text:p>3518689280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float" office:value="13456.9" calcext:value-type="float">
            <text:p>13456.9</text:p>
          </table:table-cell>
          <table:table-cell office:value-type="float" office:value="13555.87" calcext:value-type="float">
            <text:p>13555.87</text:p>
          </table:table-cell>
          <table:table-cell office:value-type="float" office:value="13560.68" calcext:value-type="float">
            <text:p>13560.68</text:p>
          </table:table-cell>
          <table:table-cell office:value-type="float" office:value="13443.25" calcext:value-type="float">
            <text:p>13443.25</text:p>
          </table:table-cell>
          <table:table-cell office:value-type="float" office:value="2828705024" calcext:value-type="float">
            <text:p>2828705024</text:p>
          </table:table-cell>
        </table:table-row>
        <table:table-row table:style-name="ro1">
          <table:table-cell office:value-type="date" office:date-value="2020-01-20" calcext:value-type="date">
            <text:p>20/01/20</text:p>
          </table:table-cell>
          <table:table-cell office:value-type="float" office:value="13503.83" calcext:value-type="float">
            <text:p>13503.83</text:p>
          </table:table-cell>
          <table:table-cell office:value-type="float" office:value="13548.94" calcext:value-type="float">
            <text:p>13548.94</text:p>
          </table:table-cell>
          <table:table-cell office:value-type="float" office:value="13550.83" calcext:value-type="float">
            <text:p>13550.83</text:p>
          </table:table-cell>
          <table:table-cell office:value-type="float" office:value="13487.21" calcext:value-type="float">
            <text:p>13487.21</text:p>
          </table:table-cell>
          <table:table-cell office:value-type="float" office:value="2213997056" calcext:value-type="float">
            <text:p>2213997056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float" office:value="13513.48" calcext:value-type="float">
            <text:p>13513.48</text:p>
          </table:table-cell>
          <table:table-cell office:value-type="float" office:value="13526.13" calcext:value-type="float">
            <text:p>13526.13</text:p>
          </table:table-cell>
          <table:table-cell office:value-type="float" office:value="13557.78" calcext:value-type="float">
            <text:p>13557.78</text:p>
          </table:table-cell>
          <table:table-cell office:value-type="float" office:value="13497.3" calcext:value-type="float">
            <text:p>13497.3</text:p>
          </table:table-cell>
          <table:table-cell office:value-type="float" office:value="4263625728" calcext:value-type="float">
            <text:p>4263625728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office:value-type="float" office:value="13463.46" calcext:value-type="float">
            <text:p>13463.46</text:p>
          </table:table-cell>
          <table:table-cell office:value-type="float" office:value="13429.43" calcext:value-type="float">
            <text:p>13429.43</text:p>
          </table:table-cell>
          <table:table-cell office:value-type="float" office:value="13492.74" calcext:value-type="float">
            <text:p>13492.74</text:p>
          </table:table-cell>
          <table:table-cell office:value-type="float" office:value="13382.98" calcext:value-type="float">
            <text:p>13382.98</text:p>
          </table:table-cell>
          <table:table-cell office:value-type="float" office:value="3263788544" calcext:value-type="float">
            <text:p>3263788544</text:p>
          </table:table-cell>
        </table:table-row>
        <table:table-row table:style-name="ro1">
          <table:table-cell office:value-type="date" office:date-value="2020-01-15" calcext:value-type="date">
            <text:p>15/01/20</text:p>
          </table:table-cell>
          <table:table-cell office:value-type="float" office:value="13444.95" calcext:value-type="float">
            <text:p>13444.95</text:p>
          </table:table-cell>
          <table:table-cell office:value-type="float" office:value="13432.3" calcext:value-type="float">
            <text:p>13432.3</text:p>
          </table:table-cell>
          <table:table-cell office:value-type="float" office:value="13458.91" calcext:value-type="float">
            <text:p>13458.91</text:p>
          </table:table-cell>
          <table:table-cell office:value-type="float" office:value="13388.48" calcext:value-type="float">
            <text:p>13388.48</text:p>
          </table:table-cell>
          <table:table-cell office:value-type="float" office:value="3387621376" calcext:value-type="float">
            <text:p>3387621376</text:p>
          </table:table-cell>
        </table:table-row>
        <table:table-row table:style-name="ro1">
          <table:table-cell office:value-type="date" office:date-value="2020-01-14" calcext:value-type="date">
            <text:p>14/01/20</text:p>
          </table:table-cell>
          <table:table-cell office:value-type="float" office:value="13439.2" calcext:value-type="float">
            <text:p>13439.2</text:p>
          </table:table-cell>
          <table:table-cell office:value-type="float" office:value="13456.49" calcext:value-type="float">
            <text:p>13456.49</text:p>
          </table:table-cell>
          <table:table-cell office:value-type="float" office:value="13487.9" calcext:value-type="float">
            <text:p>13487.9</text:p>
          </table:table-cell>
          <table:table-cell office:value-type="float" office:value="13362.2" calcext:value-type="float">
            <text:p>13362.2</text:p>
          </table:table-cell>
          <table:table-cell office:value-type="float" office:value="3375945216" calcext:value-type="float">
            <text:p>3375945216</text:p>
          </table:table-cell>
        </table:table-row>
        <table:table-row table:style-name="ro1">
          <table:table-cell office:value-type="date" office:date-value="2020-01-13" calcext:value-type="date">
            <text:p>13/01/20</text:p>
          </table:table-cell>
          <table:table-cell office:value-type="float" office:value="13521.86" calcext:value-type="float">
            <text:p>13521.86</text:p>
          </table:table-cell>
          <table:table-cell office:value-type="float" office:value="13451.52" calcext:value-type="float">
            <text:p>13451.52</text:p>
          </table:table-cell>
          <table:table-cell office:value-type="float" office:value="13529.21" calcext:value-type="float">
            <text:p>13529.21</text:p>
          </table:table-cell>
          <table:table-cell office:value-type="float" office:value="13404.72" calcext:value-type="float">
            <text:p>13404.72</text:p>
          </table:table-cell>
          <table:table-cell office:value-type="float" office:value="2916933632" calcext:value-type="float">
            <text:p>2916933632</text:p>
          </table:table-cell>
        </table:table-row>
        <table:table-row table:style-name="ro1">
          <table:table-cell office:value-type="date" office:date-value="2020-01-10" calcext:value-type="date">
            <text:p>10/01/20</text:p>
          </table:table-cell>
          <table:table-cell office:value-type="float" office:value="13533.46" calcext:value-type="float">
            <text:p>13533.46</text:p>
          </table:table-cell>
          <table:table-cell office:value-type="float" office:value="13483.31" calcext:value-type="float">
            <text:p>13483.31</text:p>
          </table:table-cell>
          <table:table-cell office:value-type="float" office:value="13548.2" calcext:value-type="float">
            <text:p>13548.2</text:p>
          </table:table-cell>
          <table:table-cell office:value-type="float" office:value="13483.31" calcext:value-type="float">
            <text:p>13483.31</text:p>
          </table:table-cell>
          <table:table-cell office:value-type="float" office:value="3310929920" calcext:value-type="float">
            <text:p>3310929920</text:p>
          </table:table-cell>
        </table:table-row>
        <table:table-row table:style-name="ro1">
          <table:table-cell office:value-type="date" office:date-value="2020-01-09" calcext:value-type="date">
            <text:p>09/01/20</text:p>
          </table:table-cell>
          <table:table-cell office:value-type="float" office:value="13474.76" calcext:value-type="float">
            <text:p>13474.76</text:p>
          </table:table-cell>
          <table:table-cell office:value-type="float" office:value="13495.06" calcext:value-type="float">
            <text:p>13495.06</text:p>
          </table:table-cell>
          <table:table-cell office:value-type="float" office:value="13523.34" calcext:value-type="float">
            <text:p>13523.34</text:p>
          </table:table-cell>
          <table:table-cell office:value-type="float" office:value="13456.78" calcext:value-type="float">
            <text:p>13456.78</text:p>
          </table:table-cell>
          <table:table-cell office:value-type="float" office:value="3865976576" calcext:value-type="float">
            <text:p>3865976576</text:p>
          </table:table-cell>
        </table:table-row>
        <table:table-row table:style-name="ro1">
          <table:table-cell office:value-type="date" office:date-value="2020-01-08" calcext:value-type="date">
            <text:p>08/01/20</text:p>
          </table:table-cell>
          <table:table-cell office:value-type="float" office:value="13140.49" calcext:value-type="float">
            <text:p>13140.49</text:p>
          </table:table-cell>
          <table:table-cell office:value-type="float" office:value="13320.18" calcext:value-type="float">
            <text:p>13320.18</text:p>
          </table:table-cell>
          <table:table-cell office:value-type="float" office:value="13334.04" calcext:value-type="float">
            <text:p>13334.04</text:p>
          </table:table-cell>
          <table:table-cell office:value-type="float" office:value="13106.27" calcext:value-type="float">
            <text:p>13106.27</text:p>
          </table:table-cell>
          <table:table-cell office:value-type="float" office:value="3500844800" calcext:value-type="float">
            <text:p>3500844800</text:p>
          </table:table-cell>
        </table:table-row>
        <table:table-row table:style-name="ro1">
          <table:table-cell office:value-type="date" office:date-value="2020-01-07" calcext:value-type="date">
            <text:p>07/01/20</text:p>
          </table:table-cell>
          <table:table-cell office:value-type="float" office:value="13199.59" calcext:value-type="float">
            <text:p>13199.59</text:p>
          </table:table-cell>
          <table:table-cell office:value-type="float" office:value="13226.83" calcext:value-type="float">
            <text:p>13226.83</text:p>
          </table:table-cell>
          <table:table-cell office:value-type="float" office:value="13283.88" calcext:value-type="float">
            <text:p>13283.88</text:p>
          </table:table-cell>
          <table:table-cell office:value-type="float" office:value="13166.4" calcext:value-type="float">
            <text:p>13166.4</text:p>
          </table:table-cell>
          <table:table-cell office:value-type="float" office:value="3229665792" calcext:value-type="float">
            <text:p>3229665792</text:p>
          </table:table-cell>
        </table:table-row>
        <table:table-row table:style-name="ro1">
          <table:table-cell office:value-type="date" office:date-value="2020-01-06" calcext:value-type="date">
            <text:p>06/01/20</text:p>
          </table:table-cell>
          <table:table-cell office:value-type="float" office:value="13085.49" calcext:value-type="float">
            <text:p>13085.49</text:p>
          </table:table-cell>
          <table:table-cell office:value-type="float" office:value="13126.99" calcext:value-type="float">
            <text:p>13126.99</text:p>
          </table:table-cell>
          <table:table-cell office:value-type="float" office:value="13143.11" calcext:value-type="float">
            <text:p>13143.11</text:p>
          </table:table-cell>
          <table:table-cell office:value-type="float" office:value="12948.17" calcext:value-type="float">
            <text:p>12948.17</text:p>
          </table:table-cell>
          <table:table-cell office:value-type="float" office:value="3090320384" calcext:value-type="float">
            <text:p>3090320384</text:p>
          </table:table-cell>
        </table:table-row>
        <table:table-row table:style-name="ro1">
          <table:table-cell office:value-type="date" office:date-value="2020-01-03" calcext:value-type="date">
            <text:p>03/01/20</text:p>
          </table:table-cell>
          <table:table-cell office:value-type="float" office:value="13266.39" calcext:value-type="float">
            <text:p>13266.39</text:p>
          </table:table-cell>
          <table:table-cell office:value-type="float" office:value="13219.14" calcext:value-type="float">
            <text:p>13219.14</text:p>
          </table:table-cell>
          <table:table-cell office:value-type="float" office:value="13282.74" calcext:value-type="float">
            <text:p>13282.74</text:p>
          </table:table-cell>
          <table:table-cell office:value-type="float" office:value="13120.72" calcext:value-type="float">
            <text:p>13120.72</text:p>
          </table:table-cell>
          <table:table-cell office:value-type="float" office:value="3348948736" calcext:value-type="float">
            <text:p>3348948736</text:p>
          </table:table-cell>
        </table:table-row>
        <table:table-row table:style-name="ro1">
          <table:table-cell office:value-type="date" office:date-value="2020-01-02" calcext:value-type="date">
            <text:p>02/01/20</text:p>
          </table:table-cell>
          <table:table-cell office:value-type="float" office:value="13233.71" calcext:value-type="float">
            <text:p>13233.71</text:p>
          </table:table-cell>
          <table:table-cell office:value-type="float" office:value="13385.93" calcext:value-type="float">
            <text:p>13385.93</text:p>
          </table:table-cell>
          <table:table-cell office:value-type="float" office:value="13425.03" calcext:value-type="float">
            <text:p>13425.03</text:p>
          </table:table-cell>
          <table:table-cell office:value-type="float" office:value="13225.16" calcext:value-type="float">
            <text:p>13225.16</text:p>
          </table:table-cell>
          <table:table-cell office:value-type="float" office:value="3041948416" calcext:value-type="float">
            <text:p>3041948416</text:p>
          </table:table-cell>
        </table:table-row>
        <table:table-row table:style-name="ro1">
          <table:table-cell office:value-type="date" office:date-value="2019-12-30" calcext:value-type="date">
            <text:p>30/12/19</text:p>
          </table:table-cell>
          <table:table-cell office:value-type="float" office:value="13301.43" calcext:value-type="float">
            <text:p>13301.43</text:p>
          </table:table-cell>
          <table:table-cell office:value-type="float" office:value="13249.01" calcext:value-type="float">
            <text:p>13249.01</text:p>
          </table:table-cell>
          <table:table-cell office:value-type="float" office:value="13316.62" calcext:value-type="float">
            <text:p>13316.62</text:p>
          </table:table-cell>
          <table:table-cell office:value-type="float" office:value="13244.17" calcext:value-type="float">
            <text:p>13244.17</text:p>
          </table:table-cell>
          <table:table-cell office:value-type="float" office:value="1363888256" calcext:value-type="float">
            <text:p>1363888256</text:p>
          </table:table-cell>
        </table:table-row>
        <table:table-row table:style-name="ro1">
          <table:table-cell office:value-type="date" office:date-value="2019-12-27" calcext:value-type="date">
            <text:p>27/12/19</text:p>
          </table:table-cell>
          <table:table-cell office:value-type="float" office:value="13338.32" calcext:value-type="float">
            <text:p>13338.32</text:p>
          </table:table-cell>
          <table:table-cell office:value-type="float" office:value="13337.11" calcext:value-type="float">
            <text:p>13337.11</text:p>
          </table:table-cell>
          <table:table-cell office:value-type="float" office:value="13381.44" calcext:value-type="float">
            <text:p>13381.44</text:p>
          </table:table-cell>
          <table:table-cell office:value-type="float" office:value="13311.52" calcext:value-type="float">
            <text:p>13311.52</text:p>
          </table:table-cell>
          <table:table-cell office:value-type="float" office:value="2011863040" calcext:value-type="float">
            <text:p>2011863040</text:p>
          </table:table-cell>
        </table:table-row>
        <table:table-row table:style-name="ro1">
          <table:table-cell office:value-type="date" office:date-value="2019-12-23" calcext:value-type="date">
            <text:p>23/12/19</text:p>
          </table:table-cell>
          <table:table-cell office:value-type="float" office:value="13304.77" calcext:value-type="float">
            <text:p>13304.77</text:p>
          </table:table-cell>
          <table:table-cell office:value-type="float" office:value="13300.98" calcext:value-type="float">
            <text:p>13300.98</text:p>
          </table:table-cell>
          <table:table-cell office:value-type="float" office:value="13331.86" calcext:value-type="float">
            <text:p>13331.86</text:p>
          </table:table-cell>
          <table:table-cell office:value-type="float" office:value="13285.55" calcext:value-type="float">
            <text:p>13285.55</text:p>
          </table:table-cell>
          <table:table-cell office:value-type="float" office:value="2483130112" calcext:value-type="float">
            <text:p>2483130112</text:p>
          </table:table-cell>
        </table:table-row>
        <table:table-row table:style-name="ro1">
          <table:table-cell office:value-type="date" office:date-value="2019-12-20" calcext:value-type="date">
            <text:p>20/12/19</text:p>
          </table:table-cell>
          <table:table-cell office:value-type="float" office:value="13210.26" calcext:value-type="float">
            <text:p>13210.26</text:p>
          </table:table-cell>
          <table:table-cell office:value-type="float" office:value="13318.9" calcext:value-type="float">
            <text:p>13318.9</text:p>
          </table:table-cell>
          <table:table-cell office:value-type="float" office:value="13324.11" calcext:value-type="float">
            <text:p>13324.11</text:p>
          </table:table-cell>
          <table:table-cell office:value-type="float" office:value="13201.8" calcext:value-type="float">
            <text:p>13201.8</text:p>
          </table:table-cell>
          <table:table-cell office:value-type="float" office:value="8315065856" calcext:value-type="float">
            <text:p>8315065856</text:p>
          </table:table-cell>
        </table:table-row>
        <table:table-row table:style-name="ro1">
          <table:table-cell office:value-type="date" office:date-value="2019-12-19" calcext:value-type="date">
            <text:p>19/12/19</text:p>
          </table:table-cell>
          <table:table-cell office:value-type="float" office:value="13226.7" calcext:value-type="float">
            <text:p>13226.7</text:p>
          </table:table-cell>
          <table:table-cell office:value-type="float" office:value="13211.96" calcext:value-type="float">
            <text:p>13211.96</text:p>
          </table:table-cell>
          <table:table-cell office:value-type="float" office:value="13248.98" calcext:value-type="float">
            <text:p>13248.98</text:p>
          </table:table-cell>
          <table:table-cell office:value-type="float" office:value="13140.22" calcext:value-type="float">
            <text:p>13140.22</text:p>
          </table:table-cell>
          <table:table-cell office:value-type="float" office:value="4003737856" calcext:value-type="float">
            <text:p>4003737856</text:p>
          </table:table-cell>
        </table:table-row>
        <table:table-row table:style-name="ro1">
          <table:table-cell office:value-type="date" office:date-value="2019-12-18" calcext:value-type="date">
            <text:p>18/12/19</text:p>
          </table:table-cell>
          <table:table-cell office:value-type="float" office:value="13266.35" calcext:value-type="float">
            <text:p>13266.35</text:p>
          </table:table-cell>
          <table:table-cell office:value-type="float" office:value="13222.16" calcext:value-type="float">
            <text:p>13222.16</text:p>
          </table:table-cell>
          <table:table-cell office:value-type="float" office:value="13286" calcext:value-type="float">
            <text:p>13286</text:p>
          </table:table-cell>
          <table:table-cell office:value-type="float" office:value="13215.88" calcext:value-type="float">
            <text:p>13215.88</text:p>
          </table:table-cell>
          <table:table-cell office:value-type="float" office:value="3371483648" calcext:value-type="float">
            <text:p>3371483648</text:p>
          </table:table-cell>
        </table:table-row>
        <table:table-row table:style-name="ro1">
          <table:table-cell office:value-type="date" office:date-value="2019-12-17" calcext:value-type="date">
            <text:p>17/12/19</text:p>
          </table:table-cell>
          <table:table-cell office:value-type="float" office:value="13391.27" calcext:value-type="float">
            <text:p>13391.27</text:p>
          </table:table-cell>
          <table:table-cell office:value-type="float" office:value="13287.83" calcext:value-type="float">
            <text:p>13287.83</text:p>
          </table:table-cell>
          <table:table-cell office:value-type="float" office:value="13394.47" calcext:value-type="float">
            <text:p>13394.47</text:p>
          </table:table-cell>
          <table:table-cell office:value-type="float" office:value="13269.43" calcext:value-type="float">
            <text:p>13269.43</text:p>
          </table:table-cell>
          <table:table-cell office:value-type="float" office:value="3975771136" calcext:value-type="float">
            <text:p>3975771136</text:p>
          </table:table-cell>
        </table:table-row>
        <table:table-row table:style-name="ro1">
          <table:table-cell office:value-type="date" office:date-value="2019-12-16" calcext:value-type="date">
            <text:p>16/12/19</text:p>
          </table:table-cell>
          <table:table-cell office:value-type="float" office:value="13349.86" calcext:value-type="float">
            <text:p>13349.86</text:p>
          </table:table-cell>
          <table:table-cell office:value-type="float" office:value="13407.66" calcext:value-type="float">
            <text:p>13407.66</text:p>
          </table:table-cell>
          <table:table-cell office:value-type="float" office:value="13425.85" calcext:value-type="float">
            <text:p>13425.85</text:p>
          </table:table-cell>
          <table:table-cell office:value-type="float" office:value="13338.38" calcext:value-type="float">
            <text:p>13338.38</text:p>
          </table:table-cell>
          <table:table-cell office:value-type="float" office:value="3022608896" calcext:value-type="float">
            <text:p>3022608896</text:p>
          </table:table-cell>
        </table:table-row>
        <table:table-row table:style-name="ro1">
          <table:table-cell office:value-type="date" office:date-value="2019-12-13" calcext:value-type="date">
            <text:p>13/12/19</text:p>
          </table:table-cell>
          <table:table-cell office:value-type="float" office:value="13383.26" calcext:value-type="float">
            <text:p>13383.26</text:p>
          </table:table-cell>
          <table:table-cell office:value-type="float" office:value="13282.72" calcext:value-type="float">
            <text:p>13282.72</text:p>
          </table:table-cell>
          <table:table-cell office:value-type="float" office:value="13423.41" calcext:value-type="float">
            <text:p>13423.41</text:p>
          </table:table-cell>
          <table:table-cell office:value-type="float" office:value="13255.55" calcext:value-type="float">
            <text:p>13255.55</text:p>
          </table:table-cell>
          <table:table-cell office:value-type="float" office:value="5029902336" calcext:value-type="float">
            <text:p>5029902336</text:p>
          </table:table-cell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float" office:value="13167.56" calcext:value-type="float">
            <text:p>13167.56</text:p>
          </table:table-cell>
          <table:table-cell office:value-type="float" office:value="13221.64" calcext:value-type="float">
            <text:p>13221.64</text:p>
          </table:table-cell>
          <table:table-cell office:value-type="float" office:value="13287.81" calcext:value-type="float">
            <text:p>13287.81</text:p>
          </table:table-cell>
          <table:table-cell office:value-type="float" office:value="13105.07" calcext:value-type="float">
            <text:p>13105.07</text:p>
          </table:table-cell>
          <table:table-cell office:value-type="float" office:value="3573495040" calcext:value-type="float">
            <text:p>3573495040</text:p>
          </table:table-cell>
        </table:table-row>
        <table:table-row table:style-name="ro1">
          <table:table-cell office:value-type="date" office:date-value="2019-12-11" calcext:value-type="date">
            <text:p>11/12/19</text:p>
          </table:table-cell>
          <table:table-cell office:value-type="float" office:value="13075.43" calcext:value-type="float">
            <text:p>13075.43</text:p>
          </table:table-cell>
          <table:table-cell office:value-type="float" office:value="13146.74" calcext:value-type="float">
            <text:p>13146.74</text:p>
          </table:table-cell>
          <table:table-cell office:value-type="float" office:value="13169.77" calcext:value-type="float">
            <text:p>13169.77</text:p>
          </table:table-cell>
          <table:table-cell office:value-type="float" office:value="13042.7" calcext:value-type="float">
            <text:p>13042.7</text:p>
          </table:table-cell>
          <table:table-cell office:value-type="float" office:value="3301320192" calcext:value-type="float">
            <text:p>3301320192</text:p>
          </table:table-cell>
        </table:table-row>
        <table:table-row table:style-name="ro1">
          <table:table-cell office:value-type="date" office:date-value="2019-12-10" calcext:value-type="date">
            <text:p>10/12/19</text:p>
          </table:table-cell>
          <table:table-cell office:value-type="float" office:value="13065.83" calcext:value-type="float">
            <text:p>13065.83</text:p>
          </table:table-cell>
          <table:table-cell office:value-type="float" office:value="13070.72" calcext:value-type="float">
            <text:p>13070.72</text:p>
          </table:table-cell>
          <table:table-cell office:value-type="float" office:value="13091.71" calcext:value-type="float">
            <text:p>13091.71</text:p>
          </table:table-cell>
          <table:table-cell office:value-type="float" office:value="12886.55" calcext:value-type="float">
            <text:p>12886.55</text:p>
          </table:table-cell>
          <table:table-cell office:value-type="float" office:value="3746461952" calcext:value-type="float">
            <text:p>3746461952</text:p>
          </table:table-cell>
        </table:table-row>
        <table:table-row table:style-name="ro1">
          <table:table-cell office:value-type="date" office:date-value="2019-12-09" calcext:value-type="date">
            <text:p>09/12/19</text:p>
          </table:table-cell>
          <table:table-cell office:value-type="float" office:value="13147.57" calcext:value-type="float">
            <text:p>13147.57</text:p>
          </table:table-cell>
          <table:table-cell office:value-type="float" office:value="13105.61" calcext:value-type="float">
            <text:p>13105.61</text:p>
          </table:table-cell>
          <table:table-cell office:value-type="float" office:value="13170.77" calcext:value-type="float">
            <text:p>13170.77</text:p>
          </table:table-cell>
          <table:table-cell office:value-type="float" office:value="13100.24" calcext:value-type="float">
            <text:p>13100.24</text:p>
          </table:table-cell>
          <table:table-cell office:value-type="float" office:value="2274370816" calcext:value-type="float">
            <text:p>2274370816</text:p>
          </table:table-cell>
        </table:table-row>
        <table:table-row table:style-name="ro1">
          <table:table-cell office:value-type="date" office:date-value="2019-12-06" calcext:value-type="date">
            <text:p>06/12/19</text:p>
          </table:table-cell>
          <table:table-cell office:value-type="float" office:value="13087.51" calcext:value-type="float">
            <text:p>13087.51</text:p>
          </table:table-cell>
          <table:table-cell office:value-type="float" office:value="13166.58" calcext:value-type="float">
            <text:p>13166.58</text:p>
          </table:table-cell>
          <table:table-cell office:value-type="float" office:value="13171.21" calcext:value-type="float">
            <text:p>13171.21</text:p>
          </table:table-cell>
          <table:table-cell office:value-type="float" office:value="13055.98" calcext:value-type="float">
            <text:p>13055.98</text:p>
          </table:table-cell>
          <table:table-cell office:value-type="float" office:value="2916811264" calcext:value-type="float">
            <text:p>2916811264</text:p>
          </table:table-cell>
        </table:table-row>
        <table:table-row table:style-name="ro1">
          <table:table-cell office:value-type="date" office:date-value="2019-12-05" calcext:value-type="date">
            <text:p>05/12/19</text:p>
          </table:table-cell>
          <table:table-cell office:value-type="float" office:value="13144.38" calcext:value-type="float">
            <text:p>13144.38</text:p>
          </table:table-cell>
          <table:table-cell office:value-type="float" office:value="13054.8" calcext:value-type="float">
            <text:p>13054.8</text:p>
          </table:table-cell>
          <table:table-cell office:value-type="float" office:value="13188.64" calcext:value-type="float">
            <text:p>13188.64</text:p>
          </table:table-cell>
          <table:table-cell office:value-type="float" office:value="13054.8" calcext:value-type="float">
            <text:p>13054.8</text:p>
          </table:table-cell>
          <table:table-cell office:value-type="float" office:value="2620789248" calcext:value-type="float">
            <text:p>2620789248</text:p>
          </table:table-cell>
        </table:table-row>
        <table:table-row table:style-name="ro1">
          <table:table-cell office:value-type="date" office:date-value="2019-12-04" calcext:value-type="date">
            <text:p>04/12/19</text:p>
          </table:table-cell>
          <table:table-cell office:value-type="float" office:value="12998.66" calcext:value-type="float">
            <text:p>12998.66</text:p>
          </table:table-cell>
          <table:table-cell office:value-type="float" office:value="13140.57" calcext:value-type="float">
            <text:p>13140.57</text:p>
          </table:table-cell>
          <table:table-cell office:value-type="float" office:value="13157.36" calcext:value-type="float">
            <text:p>13157.36</text:p>
          </table:table-cell>
          <table:table-cell office:value-type="float" office:value="12995.32" calcext:value-type="float">
            <text:p>12995.32</text:p>
          </table:table-cell>
          <table:table-cell office:value-type="float" office:value="3020354048" calcext:value-type="float">
            <text:p>3020354048</text:p>
          </table:table-cell>
        </table:table-row>
        <table:table-row table:style-name="ro1">
          <table:table-cell office:value-type="date" office:date-value="2019-12-03" calcext:value-type="date">
            <text:p>03/12/19</text:p>
          </table:table-cell>
          <table:table-cell office:value-type="float" office:value="13039.61" calcext:value-type="float">
            <text:p>13039.61</text:p>
          </table:table-cell>
          <table:table-cell office:value-type="float" office:value="12989.29" calcext:value-type="float">
            <text:p>12989.29</text:p>
          </table:table-cell>
          <table:table-cell office:value-type="float" office:value="13086.03" calcext:value-type="float">
            <text:p>13086.03</text:p>
          </table:table-cell>
          <table:table-cell office:value-type="float" office:value="12927.07" calcext:value-type="float">
            <text:p>12927.07</text:p>
          </table:table-cell>
          <table:table-cell office:value-type="float" office:value="3662386432" calcext:value-type="float">
            <text:p>3662386432</text:p>
          </table:table-cell>
        </table:table-row>
        <table:table-row table:style-name="ro1">
          <table:table-cell office:value-type="date" office:date-value="2019-12-02" calcext:value-type="date">
            <text:p>02/12/19</text:p>
          </table:table-cell>
          <table:table-cell office:value-type="float" office:value="13264.93" calcext:value-type="float">
            <text:p>13264.93</text:p>
          </table:table-cell>
          <table:table-cell office:value-type="float" office:value="12964.68" calcext:value-type="float">
            <text:p>12964.68</text:p>
          </table:table-cell>
          <table:table-cell office:value-type="float" office:value="13338.25" calcext:value-type="float">
            <text:p>13338.25</text:p>
          </table:table-cell>
          <table:table-cell office:value-type="float" office:value="12954.5" calcext:value-type="float">
            <text:p>12954.5</text:p>
          </table:table-cell>
          <table:table-cell office:value-type="float" office:value="4646583808" calcext:value-type="float">
            <text:p>4646583808</text:p>
          </table:table-cell>
        </table:table-row>
        <table:table-row table:style-name="ro1">
          <table:table-cell office:value-type="date" office:date-value="2019-11-29" calcext:value-type="date">
            <text:p>29/11/19</text:p>
          </table:table-cell>
          <table:table-cell office:value-type="float" office:value="13179.25" calcext:value-type="float">
            <text:p>13179.25</text:p>
          </table:table-cell>
          <table:table-cell office:value-type="float" office:value="13236.38" calcext:value-type="float">
            <text:p>13236.38</text:p>
          </table:table-cell>
          <table:table-cell office:value-type="float" office:value="13290.33" calcext:value-type="float">
            <text:p>13290.33</text:p>
          </table:table-cell>
          <table:table-cell office:value-type="float" office:value="13165.07" calcext:value-type="float">
            <text:p>13165.07</text:p>
          </table:table-cell>
          <table:table-cell office:value-type="float" office:value="2981747968" calcext:value-type="float">
            <text:p>2981747968</text:p>
          </table:table-cell>
        </table:table-row>
        <table:table-row table:style-name="ro1">
          <table:table-cell office:value-type="date" office:date-value="2019-11-28" calcext:value-type="date">
            <text:p>28/11/19</text:p>
          </table:table-cell>
          <table:table-cell office:value-type="float" office:value="13247.61" calcext:value-type="float">
            <text:p>13247.61</text:p>
          </table:table-cell>
          <table:table-cell office:value-type="float" office:value="13245.58" calcext:value-type="float">
            <text:p>13245.58</text:p>
          </table:table-cell>
          <table:table-cell office:value-type="float" office:value="13259.29" calcext:value-type="float">
            <text:p>13259.29</text:p>
          </table:table-cell>
          <table:table-cell office:value-type="float" office:value="13215.71" calcext:value-type="float">
            <text:p>13215.71</text:p>
          </table:table-cell>
          <table:table-cell office:value-type="float" office:value="1704999296" calcext:value-type="float">
            <text:p>1704999296</text:p>
          </table:table-cell>
        </table:table-row>
        <table:table-row table:style-name="ro1">
          <table:table-cell office:value-type="date" office:date-value="2019-11-27" calcext:value-type="date">
            <text:p>27/11/19</text:p>
          </table:table-cell>
          <table:table-cell office:value-type="float" office:value="13291.09" calcext:value-type="float">
            <text:p>13291.09</text:p>
          </table:table-cell>
          <table:table-cell office:value-type="float" office:value="13287.07" calcext:value-type="float">
            <text:p>13287.07</text:p>
          </table:table-cell>
          <table:table-cell office:value-type="float" office:value="13314.92" calcext:value-type="float">
            <text:p>13314.92</text:p>
          </table:table-cell>
          <table:table-cell office:value-type="float" office:value="13219.43" calcext:value-type="float">
            <text:p>13219.43</text:p>
          </table:table-cell>
          <table:table-cell office:value-type="float" office:value="2765258752" calcext:value-type="float">
            <text:p>2765258752</text:p>
          </table:table-cell>
        </table:table-row>
        <table:table-row table:style-name="ro1">
          <table:table-cell office:value-type="date" office:date-value="2019-11-26" calcext:value-type="date">
            <text:p>26/11/19</text:p>
          </table:table-cell>
          <table:table-cell office:value-type="float" office:value="13256.4" calcext:value-type="float">
            <text:p>13256.4</text:p>
          </table:table-cell>
          <table:table-cell office:value-type="float" office:value="13236.42" calcext:value-type="float">
            <text:p>13236.42</text:p>
          </table:table-cell>
          <table:table-cell office:value-type="float" office:value="13261.98" calcext:value-type="float">
            <text:p>13261.98</text:p>
          </table:table-cell>
          <table:table-cell office:value-type="float" office:value="13193.75" calcext:value-type="float">
            <text:p>13193.75</text:p>
          </table:table-cell>
          <table:table-cell office:value-type="float" office:value="4037251840" calcext:value-type="float">
            <text:p>4037251840</text:p>
          </table:table-cell>
        </table:table-row>
        <table:table-row table:style-name="ro1">
          <table:table-cell office:value-type="date" office:date-value="2019-11-25" calcext:value-type="date">
            <text:p>25/11/19</text:p>
          </table:table-cell>
          <table:table-cell office:value-type="float" office:value="13247.51" calcext:value-type="float">
            <text:p>13247.51</text:p>
          </table:table-cell>
          <table:table-cell office:value-type="float" office:value="13246.45" calcext:value-type="float">
            <text:p>13246.45</text:p>
          </table:table-cell>
          <table:table-cell office:value-type="float" office:value="13268.97" calcext:value-type="float">
            <text:p>13268.97</text:p>
          </table:table-cell>
          <table:table-cell office:value-type="float" office:value="13210.25" calcext:value-type="float">
            <text:p>13210.25</text:p>
          </table:table-cell>
          <table:table-cell office:value-type="float" office:value="2587077888" calcext:value-type="float">
            <text:p>2587077888</text:p>
          </table:table-cell>
        </table:table-row>
        <table:table-row table:style-name="ro1">
          <table:table-cell office:value-type="date" office:date-value="2019-11-22" calcext:value-type="date">
            <text:p>22/11/19</text:p>
          </table:table-cell>
          <table:table-cell office:value-type="float" office:value="13145.77" calcext:value-type="float">
            <text:p>13145.77</text:p>
          </table:table-cell>
          <table:table-cell office:value-type="float" office:value="13163.88" calcext:value-type="float">
            <text:p>13163.88</text:p>
          </table:table-cell>
          <table:table-cell office:value-type="float" office:value="13244.57" calcext:value-type="float">
            <text:p>13244.57</text:p>
          </table:table-cell>
          <table:table-cell office:value-type="float" office:value="13120.63" calcext:value-type="float">
            <text:p>13120.63</text:p>
          </table:table-cell>
          <table:table-cell office:value-type="float" office:value="3430652160" calcext:value-type="float">
            <text:p>3430652160</text:p>
          </table:table-cell>
        </table:table-row>
        <table:table-row table:style-name="ro1">
          <table:table-cell office:value-type="date" office:date-value="2019-11-21" calcext:value-type="date">
            <text:p>21/11/19</text:p>
          </table:table-cell>
          <table:table-cell office:value-type="float" office:value="13083" calcext:value-type="float">
            <text:p>13083</text:p>
          </table:table-cell>
          <table:table-cell office:value-type="float" office:value="13137.7" calcext:value-type="float">
            <text:p>13137.7</text:p>
          </table:table-cell>
          <table:table-cell office:value-type="float" office:value="13171.85" calcext:value-type="float">
            <text:p>13171.85</text:p>
          </table:table-cell>
          <table:table-cell office:value-type="float" office:value="13043.9" calcext:value-type="float">
            <text:p>13043.9</text:p>
          </table:table-cell>
          <table:table-cell office:value-type="float" office:value="3607742464" calcext:value-type="float">
            <text:p>3607742464</text:p>
          </table:table-cell>
        </table:table-row>
        <table:table-row table:style-name="ro1">
          <table:table-cell office:value-type="date" office:date-value="2019-11-20" calcext:value-type="date">
            <text:p>20/11/19</text:p>
          </table:table-cell>
          <table:table-cell office:value-type="float" office:value="13127.45" calcext:value-type="float">
            <text:p>13127.45</text:p>
          </table:table-cell>
          <table:table-cell office:value-type="float" office:value="13158.14" calcext:value-type="float">
            <text:p>13158.14</text:p>
          </table:table-cell>
          <table:table-cell office:value-type="float" office:value="13182.22" calcext:value-type="float">
            <text:p>13182.22</text:p>
          </table:table-cell>
          <table:table-cell office:value-type="float" office:value="13071.33" calcext:value-type="float">
            <text:p>13071.33</text:p>
          </table:table-cell>
          <table:table-cell office:value-type="float" office:value="3238085888" calcext:value-type="float">
            <text:p>3238085888</text:p>
          </table:table-cell>
        </table:table-row>
        <table:table-row table:style-name="ro1">
          <table:table-cell office:value-type="date" office:date-value="2019-11-19" calcext:value-type="date">
            <text:p>19/11/19</text:p>
          </table:table-cell>
          <table:table-cell office:value-type="float" office:value="13235.28" calcext:value-type="float">
            <text:p>13235.28</text:p>
          </table:table-cell>
          <table:table-cell office:value-type="float" office:value="13221.12" calcext:value-type="float">
            <text:p>13221.12</text:p>
          </table:table-cell>
          <table:table-cell office:value-type="float" office:value="13374.27" calcext:value-type="float">
            <text:p>13374.27</text:p>
          </table:table-cell>
          <table:table-cell office:value-type="float" office:value="13187.91" calcext:value-type="float">
            <text:p>13187.91</text:p>
          </table:table-cell>
          <table:table-cell office:value-type="float" office:value="3264300288" calcext:value-type="float">
            <text:p>3264300288</text:p>
          </table:table-cell>
        </table:table-row>
        <table:table-row table:style-name="ro1">
          <table:table-cell office:value-type="date" office:date-value="2019-11-18" calcext:value-type="date">
            <text:p>18/11/19</text:p>
          </table:table-cell>
          <table:table-cell office:value-type="float" office:value="13255.78" calcext:value-type="float">
            <text:p>13255.78</text:p>
          </table:table-cell>
          <table:table-cell office:value-type="float" office:value="13207.01" calcext:value-type="float">
            <text:p>13207.01</text:p>
          </table:table-cell>
          <table:table-cell office:value-type="float" office:value="13282.41" calcext:value-type="float">
            <text:p>13282.41</text:p>
          </table:table-cell>
          <table:table-cell office:value-type="float" office:value="13137.88" calcext:value-type="float">
            <text:p>13137.88</text:p>
          </table:table-cell>
          <table:table-cell office:value-type="float" office:value="3202738688" calcext:value-type="float">
            <text:p>3202738688</text:p>
          </table:table-cell>
        </table:table-row>
        <table:table-row table:style-name="ro1">
          <table:table-cell office:value-type="date" office:date-value="2019-11-15" calcext:value-type="date">
            <text:p>15/11/19</text:p>
          </table:table-cell>
          <table:table-cell office:value-type="float" office:value="13261.72" calcext:value-type="float">
            <text:p>13261.72</text:p>
          </table:table-cell>
          <table:table-cell office:value-type="float" office:value="13241.75" calcext:value-type="float">
            <text:p>13241.75</text:p>
          </table:table-cell>
          <table:table-cell office:value-type="float" office:value="13261.72" calcext:value-type="float">
            <text:p>13261.72</text:p>
          </table:table-cell>
          <table:table-cell office:value-type="float" office:value="13172.89" calcext:value-type="float">
            <text:p>13172.89</text:p>
          </table:table-cell>
          <table:table-cell office:value-type="float" office:value="3852822528" calcext:value-type="float">
            <text:p>3852822528</text:p>
          </table:table-cell>
        </table:table-row>
        <table:table-row table:style-name="ro1">
          <table:table-cell office:value-type="date" office:date-value="2019-11-14" calcext:value-type="date">
            <text:p>14/11/19</text:p>
          </table:table-cell>
          <table:table-cell office:value-type="float" office:value="13198.33" calcext:value-type="float">
            <text:p>13198.33</text:p>
          </table:table-cell>
          <table:table-cell office:value-type="float" office:value="13180.23" calcext:value-type="float">
            <text:p>13180.23</text:p>
          </table:table-cell>
          <table:table-cell office:value-type="float" office:value="13219.3" calcext:value-type="float">
            <text:p>13219.3</text:p>
          </table:table-cell>
          <table:table-cell office:value-type="float" office:value="13159.69" calcext:value-type="float">
            <text:p>13159.69</text:p>
          </table:table-cell>
          <table:table-cell office:value-type="float" office:value="3623782912" calcext:value-type="float">
            <text:p>3623782912</text:p>
          </table:table-cell>
        </table:table-row>
        <table:table-row table:style-name="ro1">
          <table:table-cell office:value-type="date" office:date-value="2019-11-13" calcext:value-type="date">
            <text:p>13/11/19</text:p>
          </table:table-cell>
          <table:table-cell office:value-type="float" office:value="13244.05" calcext:value-type="float">
            <text:p>13244.05</text:p>
          </table:table-cell>
          <table:table-cell office:value-type="float" office:value="13230.07" calcext:value-type="float">
            <text:p>13230.07</text:p>
          </table:table-cell>
          <table:table-cell office:value-type="float" office:value="13273.82" calcext:value-type="float">
            <text:p>13273.82</text:p>
          </table:table-cell>
          <table:table-cell office:value-type="float" office:value="13139.25" calcext:value-type="float">
            <text:p>13139.25</text:p>
          </table:table-cell>
          <table:table-cell office:value-type="float" office:value="3228517888" calcext:value-type="float">
            <text:p>3228517888</text:p>
          </table:table-cell>
        </table:table-row>
        <table:table-row table:style-name="ro1">
          <table:table-cell office:value-type="date" office:date-value="2019-11-12" calcext:value-type="date">
            <text:p>12/11/19</text:p>
          </table:table-cell>
          <table:table-cell office:value-type="float" office:value="13243.53" calcext:value-type="float">
            <text:p>13243.53</text:p>
          </table:table-cell>
          <table:table-cell office:value-type="float" office:value="13283.51" calcext:value-type="float">
            <text:p>13283.51</text:p>
          </table:table-cell>
          <table:table-cell office:value-type="float" office:value="13308.26" calcext:value-type="float">
            <text:p>13308.26</text:p>
          </table:table-cell>
          <table:table-cell office:value-type="float" office:value="13214.66" calcext:value-type="float">
            <text:p>13214.66</text:p>
          </table:table-cell>
          <table:table-cell office:value-type="float" office:value="3413908480" calcext:value-type="float">
            <text:p>3413908480</text:p>
          </table:table-cell>
        </table:table-row>
        <table:table-row table:style-name="ro1">
          <table:table-cell office:value-type="date" office:date-value="2019-11-11" calcext:value-type="date">
            <text:p>11/11/19</text:p>
          </table:table-cell>
          <table:table-cell office:value-type="float" office:value="13170.18" calcext:value-type="float">
            <text:p>13170.18</text:p>
          </table:table-cell>
          <table:table-cell office:value-type="float" office:value="13198.37" calcext:value-type="float">
            <text:p>13198.37</text:p>
          </table:table-cell>
          <table:table-cell office:value-type="float" office:value="13225.62" calcext:value-type="float">
            <text:p>13225.62</text:p>
          </table:table-cell>
          <table:table-cell office:value-type="float" office:value="13144.09" calcext:value-type="float">
            <text:p>13144.09</text:p>
          </table:table-cell>
          <table:table-cell office:value-type="float" office:value="3153869312" calcext:value-type="float">
            <text:p>3153869312</text:p>
          </table:table-cell>
        </table:table-row>
        <table:table-row table:style-name="ro1">
          <table:table-cell office:value-type="date" office:date-value="2019-11-08" calcext:value-type="date">
            <text:p>08/11/19</text:p>
          </table:table-cell>
          <table:table-cell office:value-type="float" office:value="13248.62" calcext:value-type="float">
            <text:p>13248.62</text:p>
          </table:table-cell>
          <table:table-cell office:value-type="float" office:value="13228.56" calcext:value-type="float">
            <text:p>13228.56</text:p>
          </table:table-cell>
          <table:table-cell office:value-type="float" office:value="13278.18" calcext:value-type="float">
            <text:p>13278.18</text:p>
          </table:table-cell>
          <table:table-cell office:value-type="float" office:value="13195.83" calcext:value-type="float">
            <text:p>13195.83</text:p>
          </table:table-cell>
          <table:table-cell office:value-type="float" office:value="4286930176" calcext:value-type="float">
            <text:p>4286930176</text:p>
          </table:table-cell>
        </table:table-row>
        <table:table-row table:style-name="ro1">
          <table:table-cell office:value-type="date" office:date-value="2019-11-07" calcext:value-type="date">
            <text:p>07/11/19</text:p>
          </table:table-cell>
          <table:table-cell office:value-type="float" office:value="13258.26" calcext:value-type="float">
            <text:p>13258.26</text:p>
          </table:table-cell>
          <table:table-cell office:value-type="float" office:value="13289.46" calcext:value-type="float">
            <text:p>13289.46</text:p>
          </table:table-cell>
          <table:table-cell office:value-type="float" office:value="13300.76" calcext:value-type="float">
            <text:p>13300.76</text:p>
          </table:table-cell>
          <table:table-cell office:value-type="float" office:value="13227.37" calcext:value-type="float">
            <text:p>13227.37</text:p>
          </table:table-cell>
          <table:table-cell office:value-type="float" office:value="4770040320" calcext:value-type="float">
            <text:p>4770040320</text:p>
          </table:table-cell>
        </table:table-row>
        <table:table-row table:style-name="ro1">
          <table:table-cell office:value-type="date" office:date-value="2019-11-06" calcext:value-type="date">
            <text:p>06/11/19</text:p>
          </table:table-cell>
          <table:table-cell office:value-type="float" office:value="13150.94" calcext:value-type="float">
            <text:p>13150.94</text:p>
          </table:table-cell>
          <table:table-cell office:value-type="float" office:value="13179.89" calcext:value-type="float">
            <text:p>13179.89</text:p>
          </table:table-cell>
          <table:table-cell office:value-type="float" office:value="13187.66" calcext:value-type="float">
            <text:p>13187.66</text:p>
          </table:table-cell>
          <table:table-cell office:value-type="float" office:value="13110.91" calcext:value-type="float">
            <text:p>13110.91</text:p>
          </table:table-cell>
          <table:table-cell office:value-type="float" office:value="3781267200" calcext:value-type="float">
            <text:p>3781267200</text:p>
          </table:table-cell>
        </table:table-row>
        <table:table-row table:style-name="ro1">
          <table:table-cell office:value-type="date" office:date-value="2019-11-05" calcext:value-type="date">
            <text:p>05/11/19</text:p>
          </table:table-cell>
          <table:table-cell office:value-type="float" office:value="13134.33" calcext:value-type="float">
            <text:p>13134.33</text:p>
          </table:table-cell>
          <table:table-cell office:value-type="float" office:value="13148.5" calcext:value-type="float">
            <text:p>13148.5</text:p>
          </table:table-cell>
          <table:table-cell office:value-type="float" office:value="13166.08" calcext:value-type="float">
            <text:p>13166.08</text:p>
          </table:table-cell>
          <table:table-cell office:value-type="float" office:value="13112.65" calcext:value-type="float">
            <text:p>13112.65</text:p>
          </table:table-cell>
          <table:table-cell office:value-type="float" office:value="4066735104" calcext:value-type="float">
            <text:p>4066735104</text:p>
          </table:table-cell>
        </table:table-row>
        <table:table-row table:style-name="ro1">
          <table:table-cell office:value-type="date" office:date-value="2019-11-04" calcext:value-type="date">
            <text:p>04/11/19</text:p>
          </table:table-cell>
          <table:table-cell office:value-type="float" office:value="13022.95" calcext:value-type="float">
            <text:p>13022.95</text:p>
          </table:table-cell>
          <table:table-cell office:value-type="float" office:value="13136.28" calcext:value-type="float">
            <text:p>13136.28</text:p>
          </table:table-cell>
          <table:table-cell office:value-type="float" office:value="13171.17" calcext:value-type="float">
            <text:p>13171.17</text:p>
          </table:table-cell>
          <table:table-cell office:value-type="float" office:value="13019.18" calcext:value-type="float">
            <text:p>13019.18</text:p>
          </table:table-cell>
          <table:table-cell office:value-type="float" office:value="4159345664" calcext:value-type="float">
            <text:p>4159345664</text:p>
          </table:table-cell>
        </table:table-row>
        <table:table-row table:style-name="ro1">
          <table:table-cell office:value-type="date" office:date-value="2019-11-01" calcext:value-type="date">
            <text:p>01/11/19</text:p>
          </table:table-cell>
          <table:table-cell office:value-type="float" office:value="12912.09" calcext:value-type="float">
            <text:p>12912.09</text:p>
          </table:table-cell>
          <table:table-cell office:value-type="float" office:value="12961.05" calcext:value-type="float">
            <text:p>12961.05</text:p>
          </table:table-cell>
          <table:table-cell office:value-type="float" office:value="12992.07" calcext:value-type="float">
            <text:p>12992.07</text:p>
          </table:table-cell>
          <table:table-cell office:value-type="float" office:value="12896.72" calcext:value-type="float">
            <text:p>12896.72</text:p>
          </table:table-cell>
          <table:table-cell office:value-type="float" office:value="2790381312" calcext:value-type="float">
            <text:p>2790381312</text:p>
          </table:table-cell>
        </table:table-row>
        <table:table-row table:style-name="ro1">
          <table:table-cell office:value-type="date" office:date-value="2019-10-31" calcext:value-type="date">
            <text:p>31/10/19</text:p>
          </table:table-cell>
          <table:table-cell office:value-type="float" office:value="12937.59" calcext:value-type="float">
            <text:p>12937.59</text:p>
          </table:table-cell>
          <table:table-cell office:value-type="float" office:value="12866.79" calcext:value-type="float">
            <text:p>12866.79</text:p>
          </table:table-cell>
          <table:table-cell office:value-type="float" office:value="12953.34" calcext:value-type="float">
            <text:p>12953.34</text:p>
          </table:table-cell>
          <table:table-cell office:value-type="float" office:value="12795.09" calcext:value-type="float">
            <text:p>12795.09</text:p>
          </table:table-cell>
          <table:table-cell office:value-type="float" office:value="4225495808" calcext:value-type="float">
            <text:p>4225495808</text:p>
          </table:table-cell>
        </table:table-row>
        <table:table-row table:style-name="ro1">
          <table:table-cell office:value-type="date" office:date-value="2019-10-30" calcext:value-type="date">
            <text:p>30/10/19</text:p>
          </table:table-cell>
          <table:table-cell office:value-type="float" office:value="12929.42" calcext:value-type="float">
            <text:p>12929.42</text:p>
          </table:table-cell>
          <table:table-cell office:value-type="float" office:value="12910.23" calcext:value-type="float">
            <text:p>12910.23</text:p>
          </table:table-cell>
          <table:table-cell office:value-type="float" office:value="12944.26" calcext:value-type="float">
            <text:p>12944.26</text:p>
          </table:table-cell>
          <table:table-cell office:value-type="float" office:value="12830.33" calcext:value-type="float">
            <text:p>12830.33</text:p>
          </table:table-cell>
          <table:table-cell office:value-type="float" office:value="3747481600" calcext:value-type="float">
            <text:p>3747481600</text:p>
          </table:table-cell>
        </table:table-row>
        <table:table-row table:style-name="ro1">
          <table:table-cell office:value-type="date" office:date-value="2019-10-29" calcext:value-type="date">
            <text:p>29/10/19</text:p>
          </table:table-cell>
          <table:table-cell office:value-type="float" office:value="12946.34" calcext:value-type="float">
            <text:p>12946.34</text:p>
          </table:table-cell>
          <table:table-cell office:value-type="float" office:value="12939.62" calcext:value-type="float">
            <text:p>12939.62</text:p>
          </table:table-cell>
          <table:table-cell office:value-type="float" office:value="12951.88" calcext:value-type="float">
            <text:p>12951.88</text:p>
          </table:table-cell>
          <table:table-cell office:value-type="float" office:value="12897.34" calcext:value-type="float">
            <text:p>12897.34</text:p>
          </table:table-cell>
          <table:table-cell office:value-type="float" office:value="3305081600" calcext:value-type="float">
            <text:p>3305081600</text:p>
          </table:table-cell>
        </table:table-row>
        <table:table-row table:style-name="ro1">
          <table:table-cell office:value-type="date" office:date-value="2019-10-28" calcext:value-type="date">
            <text:p>28/10/19</text:p>
          </table:table-cell>
          <table:table-cell office:value-type="float" office:value="12897.4" calcext:value-type="float">
            <text:p>12897.4</text:p>
          </table:table-cell>
          <table:table-cell office:value-type="float" office:value="12941.71" calcext:value-type="float">
            <text:p>12941.71</text:p>
          </table:table-cell>
          <table:table-cell office:value-type="float" office:value="12986.49" calcext:value-type="float">
            <text:p>12986.49</text:p>
          </table:table-cell>
          <table:table-cell office:value-type="float" office:value="12892.84" calcext:value-type="float">
            <text:p>12892.84</text:p>
          </table:table-cell>
          <table:table-cell office:value-type="float" office:value="3130192384" calcext:value-type="float">
            <text:p>3130192384</text:p>
          </table:table-cell>
        </table:table-row>
        <table:table-row table:style-name="ro1">
          <table:table-cell office:value-type="date" office:date-value="2019-10-25" calcext:value-type="date">
            <text:p>25/10/19</text:p>
          </table:table-cell>
          <table:table-cell office:value-type="float" office:value="12886.42" calcext:value-type="float">
            <text:p>12886.42</text:p>
          </table:table-cell>
          <table:table-cell office:value-type="float" office:value="12894.51" calcext:value-type="float">
            <text:p>12894.51</text:p>
          </table:table-cell>
          <table:table-cell office:value-type="float" office:value="12895.85" calcext:value-type="float">
            <text:p>12895.85</text:p>
          </table:table-cell>
          <table:table-cell office:value-type="float" office:value="12834" calcext:value-type="float">
            <text:p>12834</text:p>
          </table:table-cell>
          <table:table-cell office:value-type="float" office:value="2884845056" calcext:value-type="float">
            <text:p>2884845056</text:p>
          </table:table-cell>
        </table:table-row>
        <table:table-row table:style-name="ro1">
          <table:table-cell office:value-type="date" office:date-value="2019-10-24" calcext:value-type="date">
            <text:p>24/10/19</text:p>
          </table:table-cell>
          <table:table-cell office:value-type="float" office:value="12860.63" calcext:value-type="float">
            <text:p>12860.63</text:p>
          </table:table-cell>
          <table:table-cell office:value-type="float" office:value="12872.1" calcext:value-type="float">
            <text:p>12872.1</text:p>
          </table:table-cell>
          <table:table-cell office:value-type="float" office:value="12914.24" calcext:value-type="float">
            <text:p>12914.24</text:p>
          </table:table-cell>
          <table:table-cell office:value-type="float" office:value="12820.67" calcext:value-type="float">
            <text:p>12820.67</text:p>
          </table:table-cell>
          <table:table-cell office:value-type="float" office:value="3770670336" calcext:value-type="float">
            <text:p>3770670336</text:p>
          </table:table-cell>
        </table:table-row>
        <table:table-row table:style-name="ro1">
          <table:table-cell office:value-type="date" office:date-value="2019-10-23" calcext:value-type="date">
            <text:p>23/10/19</text:p>
          </table:table-cell>
          <table:table-cell office:value-type="float" office:value="12702.92" calcext:value-type="float">
            <text:p>12702.92</text:p>
          </table:table-cell>
          <table:table-cell office:value-type="float" office:value="12798.19" calcext:value-type="float">
            <text:p>12798.19</text:p>
          </table:table-cell>
          <table:table-cell office:value-type="float" office:value="12819.22" calcext:value-type="float">
            <text:p>12819.22</text:p>
          </table:table-cell>
          <table:table-cell office:value-type="float" office:value="12699.85" calcext:value-type="float">
            <text:p>12699.85</text:p>
          </table:table-cell>
          <table:table-cell office:value-type="float" office:value="3385803008" calcext:value-type="float">
            <text:p>3385803008</text:p>
          </table:table-cell>
        </table:table-row>
        <table:table-row table:style-name="ro1">
          <table:table-cell office:value-type="date" office:date-value="2019-10-22" calcext:value-type="date">
            <text:p>22/10/19</text:p>
          </table:table-cell>
          <table:table-cell office:value-type="float" office:value="12757.73" calcext:value-type="float">
            <text:p>12757.73</text:p>
          </table:table-cell>
          <table:table-cell office:value-type="float" office:value="12754.69" calcext:value-type="float">
            <text:p>12754.69</text:p>
          </table:table-cell>
          <table:table-cell office:value-type="float" office:value="12791.31" calcext:value-type="float">
            <text:p>12791.31</text:p>
          </table:table-cell>
          <table:table-cell office:value-type="float" office:value="12730.7" calcext:value-type="float">
            <text:p>12730.7</text:p>
          </table:table-cell>
          <table:table-cell office:value-type="float" office:value="3589983488" calcext:value-type="float">
            <text:p>3589983488</text:p>
          </table:table-cell>
        </table:table-row>
        <table:table-row table:style-name="ro1">
          <table:table-cell office:value-type="date" office:date-value="2019-10-21" calcext:value-type="date">
            <text:p>21/10/19</text:p>
          </table:table-cell>
          <table:table-cell office:value-type="float" office:value="12661.93" calcext:value-type="float">
            <text:p>12661.93</text:p>
          </table:table-cell>
          <table:table-cell office:value-type="float" office:value="12747.96" calcext:value-type="float">
            <text:p>12747.96</text:p>
          </table:table-cell>
          <table:table-cell office:value-type="float" office:value="12787.35" calcext:value-type="float">
            <text:p>12787.35</text:p>
          </table:table-cell>
          <table:table-cell office:value-type="float" office:value="12646.28" calcext:value-type="float">
            <text:p>12646.28</text:p>
          </table:table-cell>
          <table:table-cell office:value-type="float" office:value="3523020544" calcext:value-type="float">
            <text:p>3523020544</text:p>
          </table:table-cell>
        </table:table-row>
        <table:table-row table:style-name="ro1">
          <table:table-cell office:value-type="date" office:date-value="2019-10-18" calcext:value-type="date">
            <text:p>18/10/19</text:p>
          </table:table-cell>
          <table:table-cell office:value-type="float" office:value="12637.01" calcext:value-type="float">
            <text:p>12637.01</text:p>
          </table:table-cell>
          <table:table-cell office:value-type="float" office:value="12633.6" calcext:value-type="float">
            <text:p>12633.6</text:p>
          </table:table-cell>
          <table:table-cell office:value-type="float" office:value="12700.38" calcext:value-type="float">
            <text:p>12700.38</text:p>
          </table:table-cell>
          <table:table-cell office:value-type="float" office:value="12603.17" calcext:value-type="float">
            <text:p>12603.17</text:p>
          </table:table-cell>
          <table:table-cell office:value-type="float" office:value="4486810112" calcext:value-type="float">
            <text:p>4486810112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float" office:value="12655.32" calcext:value-type="float">
            <text:p>12655.32</text:p>
          </table:table-cell>
          <table:table-cell office:value-type="float" office:value="12654.95" calcext:value-type="float">
            <text:p>12654.95</text:p>
          </table:table-cell>
          <table:table-cell office:value-type="float" office:value="12814.49" calcext:value-type="float">
            <text:p>12814.49</text:p>
          </table:table-cell>
          <table:table-cell office:value-type="float" office:value="12647.86" calcext:value-type="float">
            <text:p>12647.86</text:p>
          </table:table-cell>
          <table:table-cell office:value-type="float" office:value="4439079424" calcext:value-type="float">
            <text:p>4439079424</text:p>
          </table:table-cell>
        </table:table-row>
        <table:table-row table:style-name="ro1">
          <table:table-cell office:value-type="date" office:date-value="2019-10-16" calcext:value-type="date">
            <text:p>16/10/19</text:p>
          </table:table-cell>
          <table:table-cell office:value-type="float" office:value="12644.18" calcext:value-type="float">
            <text:p>12644.18</text:p>
          </table:table-cell>
          <table:table-cell office:value-type="float" office:value="12670.11" calcext:value-type="float">
            <text:p>12670.11</text:p>
          </table:table-cell>
          <table:table-cell office:value-type="float" office:value="12698.37" calcext:value-type="float">
            <text:p>12698.37</text:p>
          </table:table-cell>
          <table:table-cell office:value-type="float" office:value="12603.83" calcext:value-type="float">
            <text:p>12603.83</text:p>
          </table:table-cell>
          <table:table-cell office:value-type="float" office:value="4391909376" calcext:value-type="float">
            <text:p>4391909376</text:p>
          </table:table-cell>
        </table:table-row>
        <table:table-row table:style-name="ro1">
          <table:table-cell office:value-type="date" office:date-value="2019-10-15" calcext:value-type="date">
            <text:p>15/10/19</text:p>
          </table:table-cell>
          <table:table-cell office:value-type="float" office:value="12565.68" calcext:value-type="float">
            <text:p>12565.68</text:p>
          </table:table-cell>
          <table:table-cell office:value-type="float" office:value="12629.79" calcext:value-type="float">
            <text:p>12629.79</text:p>
          </table:table-cell>
          <table:table-cell office:value-type="float" office:value="12682.4" calcext:value-type="float">
            <text:p>12682.4</text:p>
          </table:table-cell>
          <table:table-cell office:value-type="float" office:value="12511.9" calcext:value-type="float">
            <text:p>12511.9</text:p>
          </table:table-cell>
          <table:table-cell office:value-type="float" office:value="4959471616" calcext:value-type="float">
            <text:p>4959471616</text:p>
          </table:table-cell>
        </table:table-row>
        <table:table-row table:style-name="ro1">
          <table:table-cell office:value-type="date" office:date-value="2019-10-14" calcext:value-type="date">
            <text:p>14/10/19</text:p>
          </table:table-cell>
          <table:table-cell office:value-type="float" office:value="12468.78" calcext:value-type="float">
            <text:p>12468.78</text:p>
          </table:table-cell>
          <table:table-cell office:value-type="float" office:value="12486.56" calcext:value-type="float">
            <text:p>12486.56</text:p>
          </table:table-cell>
          <table:table-cell office:value-type="float" office:value="12495.24" calcext:value-type="float">
            <text:p>12495.24</text:p>
          </table:table-cell>
          <table:table-cell office:value-type="float" office:value="12387.95" calcext:value-type="float">
            <text:p>12387.95</text:p>
          </table:table-cell>
          <table:table-cell office:value-type="float" office:value="2502158848" calcext:value-type="float">
            <text:p>2502158848</text:p>
          </table:table-cell>
        </table:table-row>
        <table:table-row table:style-name="ro1">
          <table:table-cell office:value-type="date" office:date-value="2019-10-11" calcext:value-type="date">
            <text:p>11/10/19</text:p>
          </table:table-cell>
          <table:table-cell office:value-type="float" office:value="12248.88" calcext:value-type="float">
            <text:p>12248.88</text:p>
          </table:table-cell>
          <table:table-cell table:number-columns-repeated="2" office:value-type="float" office:value="12511.65" calcext:value-type="float">
            <text:p>12511.65</text:p>
          </table:table-cell>
          <table:table-cell office:value-type="float" office:value="12240.94" calcext:value-type="float">
            <text:p>12240.94</text:p>
          </table:table-cell>
          <table:table-cell office:value-type="float" office:value="4641510400" calcext:value-type="float">
            <text:p>4641510400</text:p>
          </table:table-cell>
        </table:table-row>
        <table:table-row table:style-name="ro1">
          <table:table-cell office:value-type="date" office:date-value="2019-10-10" calcext:value-type="date">
            <text:p>10/10/19</text:p>
          </table:table-cell>
          <table:table-cell office:value-type="float" office:value="12082.89" calcext:value-type="float">
            <text:p>12082.89</text:p>
          </table:table-cell>
          <table:table-cell office:value-type="float" office:value="12164.2" calcext:value-type="float">
            <text:p>12164.2</text:p>
          </table:table-cell>
          <table:table-cell office:value-type="float" office:value="12202.71" calcext:value-type="float">
            <text:p>12202.71</text:p>
          </table:table-cell>
          <table:table-cell office:value-type="float" office:value="12029.46" calcext:value-type="float">
            <text:p>12029.46</text:p>
          </table:table-cell>
          <table:table-cell office:value-type="float" office:value="3665628928" calcext:value-type="float">
            <text:p>3665628928</text:p>
          </table:table-cell>
        </table:table-row>
        <table:table-row table:style-name="ro1">
          <table:table-cell office:value-type="date" office:date-value="2019-10-09" calcext:value-type="date">
            <text:p>09/10/19</text:p>
          </table:table-cell>
          <table:table-cell office:value-type="float" office:value="11973.82" calcext:value-type="float">
            <text:p>11973.82</text:p>
          </table:table-cell>
          <table:table-cell office:value-type="float" office:value="12094.26" calcext:value-type="float">
            <text:p>12094.26</text:p>
          </table:table-cell>
          <table:table-cell office:value-type="float" office:value="12165.53" calcext:value-type="float">
            <text:p>12165.53</text:p>
          </table:table-cell>
          <table:table-cell office:value-type="float" office:value="11953.12" calcext:value-type="float">
            <text:p>11953.12</text:p>
          </table:table-cell>
          <table:table-cell office:value-type="float" office:value="2876705792" calcext:value-type="float">
            <text:p>2876705792</text:p>
          </table:table-cell>
        </table:table-row>
        <table:table-row table:style-name="ro1">
          <table:table-cell office:value-type="date" office:date-value="2019-10-08" calcext:value-type="date">
            <text:p>08/10/19</text:p>
          </table:table-cell>
          <table:table-cell office:value-type="float" office:value="12097.89" calcext:value-type="float">
            <text:p>12097.89</text:p>
          </table:table-cell>
          <table:table-cell office:value-type="float" office:value="11970.2" calcext:value-type="float">
            <text:p>11970.2</text:p>
          </table:table-cell>
          <table:table-cell office:value-type="float" office:value="12097.94" calcext:value-type="float">
            <text:p>12097.94</text:p>
          </table:table-cell>
          <table:table-cell office:value-type="float" office:value="11933.02" calcext:value-type="float">
            <text:p>11933.02</text:p>
          </table:table-cell>
          <table:table-cell office:value-type="float" office:value="3254806528" calcext:value-type="float">
            <text:p>3254806528</text:p>
          </table:table-cell>
        </table:table-row>
        <table:table-row table:style-name="ro1">
          <table:table-cell office:value-type="date" office:date-value="2019-10-07" calcext:value-type="date">
            <text:p>07/10/19</text:p>
          </table:table-cell>
          <table:table-cell office:value-type="float" office:value="12008.77" calcext:value-type="float">
            <text:p>12008.77</text:p>
          </table:table-cell>
          <table:table-cell office:value-type="float" office:value="12097.43" calcext:value-type="float">
            <text:p>12097.43</text:p>
          </table:table-cell>
          <table:table-cell office:value-type="float" office:value="12105.09" calcext:value-type="float">
            <text:p>12105.09</text:p>
          </table:table-cell>
          <table:table-cell office:value-type="float" office:value="11969.32" calcext:value-type="float">
            <text:p>11969.32</text:p>
          </table:table-cell>
          <table:table-cell office:value-type="float" office:value="2735589888" calcext:value-type="float">
            <text:p>2735589888</text:p>
          </table:table-cell>
        </table:table-row>
        <table:table-row table:style-name="ro1">
          <table:table-cell office:value-type="date" office:date-value="2019-10-04" calcext:value-type="date">
            <text:p>04/10/19</text:p>
          </table:table-cell>
          <table:table-cell office:value-type="float" office:value="11958.31" calcext:value-type="float">
            <text:p>11958.31</text:p>
          </table:table-cell>
          <table:table-cell office:value-type="float" office:value="12012.81" calcext:value-type="float">
            <text:p>12012.81</text:p>
          </table:table-cell>
          <table:table-cell office:value-type="float" office:value="12012.91" calcext:value-type="float">
            <text:p>12012.91</text:p>
          </table:table-cell>
          <table:table-cell office:value-type="float" office:value="11878.98" calcext:value-type="float">
            <text:p>11878.98</text:p>
          </table:table-cell>
          <table:table-cell office:value-type="float" office:value="3776119296" calcext:value-type="float">
            <text:p>3776119296</text:p>
          </table:table-cell>
        </table:table-row>
        <table:table-row table:style-name="ro1">
          <table:table-cell office:value-type="date" office:date-value="2019-10-02" calcext:value-type="date">
            <text:p>02/10/19</text:p>
          </table:table-cell>
          <table:table-cell office:value-type="float" office:value="12221.74" calcext:value-type="float">
            <text:p>12221.74</text:p>
          </table:table-cell>
          <table:table-cell office:value-type="float" office:value="11925.25" calcext:value-type="float">
            <text:p>11925.25</text:p>
          </table:table-cell>
          <table:table-cell office:value-type="float" office:value="12226.86" calcext:value-type="float">
            <text:p>12226.86</text:p>
          </table:table-cell>
          <table:table-cell office:value-type="float" office:value="11925.25" calcext:value-type="float">
            <text:p>11925.25</text:p>
          </table:table-cell>
          <table:table-cell office:value-type="float" office:value="4228949760" calcext:value-type="float">
            <text:p>4228949760</text:p>
          </table:table-cell>
        </table:table-row>
        <table:table-row table:style-name="ro1">
          <table:table-cell office:value-type="date" office:date-value="2019-10-01" calcext:value-type="date">
            <text:p>01/10/19</text:p>
          </table:table-cell>
          <table:table-cell office:value-type="float" office:value="12469.67" calcext:value-type="float">
            <text:p>12469.67</text:p>
          </table:table-cell>
          <table:table-cell office:value-type="float" office:value="12263.83" calcext:value-type="float">
            <text:p>12263.83</text:p>
          </table:table-cell>
          <table:table-cell office:value-type="float" office:value="12497.28" calcext:value-type="float">
            <text:p>12497.28</text:p>
          </table:table-cell>
          <table:table-cell office:value-type="float" office:value="12263.83" calcext:value-type="float">
            <text:p>12263.83</text:p>
          </table:table-cell>
          <table:table-cell office:value-type="float" office:value="3372863488" calcext:value-type="float">
            <text:p>3372863488</text:p>
          </table:table-cell>
        </table:table-row>
        <table:table-row table:style-name="ro1">
          <table:table-cell office:value-type="date" office:date-value="2019-09-30" calcext:value-type="date">
            <text:p>30/09/19</text:p>
          </table:table-cell>
          <table:table-cell office:value-type="float" office:value="12367.81" calcext:value-type="float">
            <text:p>12367.81</text:p>
          </table:table-cell>
          <table:table-cell office:value-type="float" office:value="12428.08" calcext:value-type="float">
            <text:p>12428.08</text:p>
          </table:table-cell>
          <table:table-cell office:value-type="float" office:value="12441.03" calcext:value-type="float">
            <text:p>12441.03</text:p>
          </table:table-cell>
          <table:table-cell office:value-type="float" office:value="12346.94" calcext:value-type="float">
            <text:p>12346.94</text:p>
          </table:table-cell>
          <table:table-cell office:value-type="float" office:value="2914095360" calcext:value-type="float">
            <text:p>2914095360</text:p>
          </table:table-cell>
        </table:table-row>
        <table:table-row table:style-name="ro1">
          <table:table-cell office:value-type="date" office:date-value="2019-09-27" calcext:value-type="date">
            <text:p>27/09/19</text:p>
          </table:table-cell>
          <table:table-cell office:value-type="float" office:value="12327.79" calcext:value-type="float">
            <text:p>12327.79</text:p>
          </table:table-cell>
          <table:table-cell office:value-type="float" office:value="12380.94" calcext:value-type="float">
            <text:p>12380.94</text:p>
          </table:table-cell>
          <table:table-cell office:value-type="float" office:value="12404.47" calcext:value-type="float">
            <text:p>12404.47</text:p>
          </table:table-cell>
          <table:table-cell office:value-type="float" office:value="12324.71" calcext:value-type="float">
            <text:p>12324.71</text:p>
          </table:table-cell>
          <table:table-cell office:value-type="float" office:value="2691832576" calcext:value-type="float">
            <text:p>2691832576</text:p>
          </table:table-cell>
        </table:table-row>
        <table:table-row table:style-name="ro1">
          <table:table-cell office:value-type="date" office:date-value="2019-09-26" calcext:value-type="date">
            <text:p>26/09/19</text:p>
          </table:table-cell>
          <table:table-cell office:value-type="float" office:value="12227.77" calcext:value-type="float">
            <text:p>12227.77</text:p>
          </table:table-cell>
          <table:table-cell office:value-type="float" office:value="12288.54" calcext:value-type="float">
            <text:p>12288.54</text:p>
          </table:table-cell>
          <table:table-cell office:value-type="float" office:value="12313.15" calcext:value-type="float">
            <text:p>12313.15</text:p>
          </table:table-cell>
          <table:table-cell office:value-type="float" office:value="12223.29" calcext:value-type="float">
            <text:p>12223.29</text:p>
          </table:table-cell>
          <table:table-cell office:value-type="float" office:value="3077719296" calcext:value-type="float">
            <text:p>3077719296</text:p>
          </table:table-cell>
        </table:table-row>
        <table:table-row table:style-name="ro1">
          <table:table-cell office:value-type="date" office:date-value="2019-09-25" calcext:value-type="date">
            <text:p>25/09/19</text:p>
          </table:table-cell>
          <table:table-cell office:value-type="float" office:value="12250.08" calcext:value-type="float">
            <text:p>12250.08</text:p>
          </table:table-cell>
          <table:table-cell office:value-type="float" office:value="12234.18" calcext:value-type="float">
            <text:p>12234.18</text:p>
          </table:table-cell>
          <table:table-cell office:value-type="float" office:value="12261.06" calcext:value-type="float">
            <text:p>12261.06</text:p>
          </table:table-cell>
          <table:table-cell office:value-type="float" office:value="12141.82" calcext:value-type="float">
            <text:p>12141.82</text:p>
          </table:table-cell>
          <table:table-cell office:value-type="float" office:value="2906918912" calcext:value-type="float">
            <text:p>2906918912</text:p>
          </table:table-cell>
        </table:table-row>
        <table:table-row table:style-name="ro1">
          <table:table-cell office:value-type="date" office:date-value="2019-09-24" calcext:value-type="date">
            <text:p>24/09/19</text:p>
          </table:table-cell>
          <table:table-cell office:value-type="float" office:value="12368.96" calcext:value-type="float">
            <text:p>12368.96</text:p>
          </table:table-cell>
          <table:table-cell office:value-type="float" office:value="12307.15" calcext:value-type="float">
            <text:p>12307.15</text:p>
          </table:table-cell>
          <table:table-cell office:value-type="float" office:value="12375.31" calcext:value-type="float">
            <text:p>12375.31</text:p>
          </table:table-cell>
          <table:table-cell office:value-type="float" office:value="12307.15" calcext:value-type="float">
            <text:p>12307.15</text:p>
          </table:table-cell>
          <table:table-cell office:value-type="float" office:value="2506265344" calcext:value-type="float">
            <text:p>2506265344</text:p>
          </table:table-cell>
        </table:table-row>
        <table:table-row table:style-name="ro1">
          <table:table-cell office:value-type="date" office:date-value="2019-09-23" calcext:value-type="date">
            <text:p>23/09/19</text:p>
          </table:table-cell>
          <table:table-cell office:value-type="float" office:value="12432.3" calcext:value-type="float">
            <text:p>12432.3</text:p>
          </table:table-cell>
          <table:table-cell office:value-type="float" office:value="12342.33" calcext:value-type="float">
            <text:p>12342.33</text:p>
          </table:table-cell>
          <table:table-cell office:value-type="float" office:value="12441.02" calcext:value-type="float">
            <text:p>12441.02</text:p>
          </table:table-cell>
          <table:table-cell office:value-type="float" office:value="12264.14" calcext:value-type="float">
            <text:p>12264.14</text:p>
          </table:table-cell>
          <table:table-cell office:value-type="float" office:value="3253868544" calcext:value-type="float">
            <text:p>3253868544</text:p>
          </table:table-cell>
        </table:table-row>
        <table:table-row table:style-name="ro1">
          <table:table-cell office:value-type="date" office:date-value="2019-09-20" calcext:value-type="date">
            <text:p>20/09/19</text:p>
          </table:table-cell>
          <table:table-cell office:value-type="float" office:value="12462.57" calcext:value-type="float">
            <text:p>12462.57</text:p>
          </table:table-cell>
          <table:table-cell office:value-type="float" office:value="12468.01" calcext:value-type="float">
            <text:p>12468.01</text:p>
          </table:table-cell>
          <table:table-cell office:value-type="float" office:value="12490.84" calcext:value-type="float">
            <text:p>12490.84</text:p>
          </table:table-cell>
          <table:table-cell office:value-type="float" office:value="12418.5" calcext:value-type="float">
            <text:p>12418.5</text:p>
          </table:table-cell>
          <table:table-cell office:value-type="float" office:value="9320713216" calcext:value-type="float">
            <text:p>9320713216</text:p>
          </table:table-cell>
        </table:table-row>
        <table:table-row table:style-name="ro1">
          <table:table-cell office:value-type="date" office:date-value="2019-09-19" calcext:value-type="date">
            <text:p>19/09/19</text:p>
          </table:table-cell>
          <table:table-cell office:value-type="float" office:value="12355.92" calcext:value-type="float">
            <text:p>12355.92</text:p>
          </table:table-cell>
          <table:table-cell office:value-type="float" office:value="12457.7" calcext:value-type="float">
            <text:p>12457.7</text:p>
          </table:table-cell>
          <table:table-cell office:value-type="float" office:value="12466.78" calcext:value-type="float">
            <text:p>12466.78</text:p>
          </table:table-cell>
          <table:table-cell office:value-type="float" office:value="12354.83" calcext:value-type="float">
            <text:p>12354.83</text:p>
          </table:table-cell>
          <table:table-cell office:value-type="float" office:value="3482739456" calcext:value-type="float">
            <text:p>3482739456</text:p>
          </table:table-cell>
        </table:table-row>
        <table:table-row table:style-name="ro1">
          <table:table-cell office:value-type="date" office:date-value="2019-09-18" calcext:value-type="date">
            <text:p>18/09/19</text:p>
          </table:table-cell>
          <table:table-cell office:value-type="float" office:value="12361.23" calcext:value-type="float">
            <text:p>12361.23</text:p>
          </table:table-cell>
          <table:table-cell office:value-type="float" office:value="12389.62" calcext:value-type="float">
            <text:p>12389.62</text:p>
          </table:table-cell>
          <table:table-cell office:value-type="float" office:value="12416.05" calcext:value-type="float">
            <text:p>12416.05</text:p>
          </table:table-cell>
          <table:table-cell office:value-type="float" office:value="12354.49" calcext:value-type="float">
            <text:p>12354.49</text:p>
          </table:table-cell>
          <table:table-cell office:value-type="float" office:value="2875539968" calcext:value-type="float">
            <text:p>2875539968</text:p>
          </table:table-cell>
        </table:table-row>
        <table:table-row table:style-name="ro1">
          <table:table-cell office:value-type="date" office:date-value="2019-09-17" calcext:value-type="date">
            <text:p>17/09/19</text:p>
          </table:table-cell>
          <table:table-cell office:value-type="float" office:value="12370.96" calcext:value-type="float">
            <text:p>12370.96</text:p>
          </table:table-cell>
          <table:table-cell office:value-type="float" office:value="12372.61" calcext:value-type="float">
            <text:p>12372.61</text:p>
          </table:table-cell>
          <table:table-cell office:value-type="float" office:value="12392.97" calcext:value-type="float">
            <text:p>12392.97</text:p>
          </table:table-cell>
          <table:table-cell office:value-type="float" office:value="12303.51" calcext:value-type="float">
            <text:p>12303.51</text:p>
          </table:table-cell>
          <table:table-cell office:value-type="float" office:value="3028619008" calcext:value-type="float">
            <text:p>3028619008</text:p>
          </table:table-cell>
        </table:table-row>
        <table:table-row table:style-name="ro1">
          <table:table-cell office:value-type="date" office:date-value="2019-09-16" calcext:value-type="date">
            <text:p>16/09/19</text:p>
          </table:table-cell>
          <table:table-cell office:value-type="float" office:value="12387.68" calcext:value-type="float">
            <text:p>12387.68</text:p>
          </table:table-cell>
          <table:table-cell office:value-type="float" office:value="12380.31" calcext:value-type="float">
            <text:p>12380.31</text:p>
          </table:table-cell>
          <table:table-cell office:value-type="float" office:value="12421.25" calcext:value-type="float">
            <text:p>12421.25</text:p>
          </table:table-cell>
          <table:table-cell office:value-type="float" office:value="12362.98" calcext:value-type="float">
            <text:p>12362.98</text:p>
          </table:table-cell>
          <table:table-cell office:value-type="float" office:value="2928450304" calcext:value-type="float">
            <text:p>2928450304</text:p>
          </table:table-cell>
        </table:table-row>
        <table:table-row table:style-name="ro1">
          <table:table-cell office:value-type="date" office:date-value="2019-09-13" calcext:value-type="date">
            <text:p>13/09/19</text:p>
          </table:table-cell>
          <table:table-cell office:value-type="float" office:value="12412.72" calcext:value-type="float">
            <text:p>12412.72</text:p>
          </table:table-cell>
          <table:table-cell office:value-type="float" office:value="12468.53" calcext:value-type="float">
            <text:p>12468.53</text:p>
          </table:table-cell>
          <table:table-cell office:value-type="float" office:value="12494.25" calcext:value-type="float">
            <text:p>12494.25</text:p>
          </table:table-cell>
          <table:table-cell office:value-type="float" office:value="12408.93" calcext:value-type="float">
            <text:p>12408.93</text:p>
          </table:table-cell>
          <table:table-cell office:value-type="float" office:value="3394239488" calcext:value-type="float">
            <text:p>3394239488</text:p>
          </table:table-cell>
        </table:table-row>
        <table:table-row table:style-name="ro1">
          <table:table-cell office:value-type="date" office:date-value="2019-09-12" calcext:value-type="date">
            <text:p>12/09/19</text:p>
          </table:table-cell>
          <table:table-cell office:value-type="float" office:value="12399.4" calcext:value-type="float">
            <text:p>12399.4</text:p>
          </table:table-cell>
          <table:table-cell office:value-type="float" office:value="12410.25" calcext:value-type="float">
            <text:p>12410.25</text:p>
          </table:table-cell>
          <table:table-cell office:value-type="float" office:value="12471.83" calcext:value-type="float">
            <text:p>12471.83</text:p>
          </table:table-cell>
          <table:table-cell office:value-type="float" office:value="12311.81" calcext:value-type="float">
            <text:p>12311.81</text:p>
          </table:table-cell>
          <table:table-cell office:value-type="float" office:value="4022330624" calcext:value-type="float">
            <text:p>4022330624</text:p>
          </table:table-cell>
        </table:table-row>
        <table:table-row table:style-name="ro1">
          <table:table-cell office:value-type="date" office:date-value="2019-09-11" calcext:value-type="date">
            <text:p>11/09/19</text:p>
          </table:table-cell>
          <table:table-cell office:value-type="float" office:value="12341.84" calcext:value-type="float">
            <text:p>12341.84</text:p>
          </table:table-cell>
          <table:table-cell office:value-type="float" office:value="12359.07" calcext:value-type="float">
            <text:p>12359.07</text:p>
          </table:table-cell>
          <table:table-cell office:value-type="float" office:value="12394.28" calcext:value-type="float">
            <text:p>12394.28</text:p>
          </table:table-cell>
          <table:table-cell office:value-type="float" office:value="12317.61" calcext:value-type="float">
            <text:p>12317.61</text:p>
          </table:table-cell>
          <table:table-cell office:value-type="float" office:value="3329364224" calcext:value-type="float">
            <text:p>3329364224</text:p>
          </table:table-cell>
        </table:table-row>
        <table:table-row table:style-name="ro1">
          <table:table-cell office:value-type="date" office:date-value="2019-09-10" calcext:value-type="date">
            <text:p>10/09/19</text:p>
          </table:table-cell>
          <table:table-cell office:value-type="float" office:value="12210.88" calcext:value-type="float">
            <text:p>12210.88</text:p>
          </table:table-cell>
          <table:table-cell office:value-type="float" office:value="12268.71" calcext:value-type="float">
            <text:p>12268.71</text:p>
          </table:table-cell>
          <table:table-cell office:value-type="float" office:value="12292.14" calcext:value-type="float">
            <text:p>12292.14</text:p>
          </table:table-cell>
          <table:table-cell office:value-type="float" office:value="12179.88" calcext:value-type="float">
            <text:p>12179.88</text:p>
          </table:table-cell>
          <table:table-cell office:value-type="float" office:value="4135957248" calcext:value-type="float">
            <text:p>4135957248</text:p>
          </table:table-cell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office:value-type="float" office:value="12210.87" calcext:value-type="float">
            <text:p>12210.87</text:p>
          </table:table-cell>
          <table:table-cell office:value-type="float" office:value="12226.1" calcext:value-type="float">
            <text:p>12226.1</text:p>
          </table:table-cell>
          <table:table-cell office:value-type="float" office:value="12245.11" calcext:value-type="float">
            <text:p>12245.11</text:p>
          </table:table-cell>
          <table:table-cell office:value-type="float" office:value="12189.6" calcext:value-type="float">
            <text:p>12189.6</text:p>
          </table:table-cell>
          <table:table-cell office:value-type="float" office:value="2750214656" calcext:value-type="float">
            <text:p>2750214656</text:p>
          </table:table-cell>
        </table:table-row>
        <table:table-row table:style-name="ro1">
          <table:table-cell office:value-type="date" office:date-value="2019-09-06" calcext:value-type="date">
            <text:p>06/09/19</text:p>
          </table:table-cell>
          <table:table-cell office:value-type="float" office:value="12146" calcext:value-type="float">
            <text:p>12146</text:p>
          </table:table-cell>
          <table:table-cell office:value-type="float" office:value="12191.73" calcext:value-type="float">
            <text:p>12191.73</text:p>
          </table:table-cell>
          <table:table-cell office:value-type="float" office:value="12205.1" calcext:value-type="float">
            <text:p>12205.1</text:p>
          </table:table-cell>
          <table:table-cell office:value-type="float" office:value="12131.29" calcext:value-type="float">
            <text:p>12131.29</text:p>
          </table:table-cell>
          <table:table-cell office:value-type="float" office:value="3031332864" calcext:value-type="float">
            <text:p>3031332864</text:p>
          </table:table-cell>
        </table:table-row>
        <table:table-row table:style-name="ro1">
          <table:table-cell office:value-type="date" office:date-value="2019-09-05" calcext:value-type="date">
            <text:p>05/09/19</text:p>
          </table:table-cell>
          <table:table-cell office:value-type="float" office:value="12117.9" calcext:value-type="float">
            <text:p>12117.9</text:p>
          </table:table-cell>
          <table:table-cell office:value-type="float" office:value="12126.78" calcext:value-type="float">
            <text:p>12126.78</text:p>
          </table:table-cell>
          <table:table-cell office:value-type="float" office:value="12151.31" calcext:value-type="float">
            <text:p>12151.31</text:p>
          </table:table-cell>
          <table:table-cell office:value-type="float" office:value="12084.17" calcext:value-type="float">
            <text:p>12084.17</text:p>
          </table:table-cell>
          <table:table-cell office:value-type="float" office:value="3397977856" calcext:value-type="float">
            <text:p>3397977856</text:p>
          </table:table-cell>
        </table:table-row>
        <table:table-row table:style-name="ro1">
          <table:table-cell office:value-type="date" office:date-value="2019-09-04" calcext:value-type="date">
            <text:p>04/09/19</text:p>
          </table:table-cell>
          <table:table-cell office:value-type="float" office:value="12043.96" calcext:value-type="float">
            <text:p>12043.96</text:p>
          </table:table-cell>
          <table:table-cell office:value-type="float" office:value="12025.04" calcext:value-type="float">
            <text:p>12025.04</text:p>
          </table:table-cell>
          <table:table-cell office:value-type="float" office:value="12078.4" calcext:value-type="float">
            <text:p>12078.4</text:p>
          </table:table-cell>
          <table:table-cell office:value-type="float" office:value="11999.83" calcext:value-type="float">
            <text:p>11999.83</text:p>
          </table:table-cell>
          <table:table-cell office:value-type="float" office:value="2592677632" calcext:value-type="float">
            <text:p>2592677632</text:p>
          </table:table-cell>
        </table:table-row>
        <table:table-row table:style-name="ro1">
          <table:table-cell office:value-type="date" office:date-value="2019-09-03" calcext:value-type="date">
            <text:p>03/09/19</text:p>
          </table:table-cell>
          <table:table-cell office:value-type="float" office:value="11921.94" calcext:value-type="float">
            <text:p>11921.94</text:p>
          </table:table-cell>
          <table:table-cell office:value-type="float" office:value="11910.86" calcext:value-type="float">
            <text:p>11910.86</text:p>
          </table:table-cell>
          <table:table-cell office:value-type="float" office:value="11956.69" calcext:value-type="float">
            <text:p>11956.69</text:p>
          </table:table-cell>
          <table:table-cell office:value-type="float" office:value="11869.28" calcext:value-type="float">
            <text:p>11869.28</text:p>
          </table:table-cell>
          <table:table-cell office:value-type="float" office:value="2486664960" calcext:value-type="float">
            <text:p>2486664960</text:p>
          </table:table-cell>
        </table:table-row>
        <table:table-row table:style-name="ro1">
          <table:table-cell office:value-type="date" office:date-value="2019-09-02" calcext:value-type="date">
            <text:p>02/09/19</text:p>
          </table:table-cell>
          <table:table-cell office:value-type="float" office:value="11939.99" calcext:value-type="float">
            <text:p>11939.99</text:p>
          </table:table-cell>
          <table:table-cell office:value-type="float" office:value="11953.78" calcext:value-type="float">
            <text:p>11953.78</text:p>
          </table:table-cell>
          <table:table-cell office:value-type="float" office:value="11994.11" calcext:value-type="float">
            <text:p>11994.11</text:p>
          </table:table-cell>
          <table:table-cell office:value-type="float" office:value="11929.91" calcext:value-type="float">
            <text:p>11929.91</text:p>
          </table:table-cell>
          <table:table-cell office:value-type="float" office:value="1788723072" calcext:value-type="float">
            <text:p>1788723072</text:p>
          </table:table-cell>
        </table:table-row>
        <table:table-row table:style-name="ro1">
          <table:table-cell office:value-type="date" office:date-value="2019-08-30" calcext:value-type="date">
            <text:p>30/08/19</text:p>
          </table:table-cell>
          <table:table-cell office:value-type="float" office:value="11850.3" calcext:value-type="float">
            <text:p>11850.3</text:p>
          </table:table-cell>
          <table:table-cell office:value-type="float" office:value="11939.28" calcext:value-type="float">
            <text:p>11939.28</text:p>
          </table:table-cell>
          <table:table-cell office:value-type="float" office:value="11989.44" calcext:value-type="float">
            <text:p>11989.44</text:p>
          </table:table-cell>
          <table:table-cell office:value-type="float" office:value="11845.16" calcext:value-type="float">
            <text:p>11845.16</text:p>
          </table:table-cell>
          <table:table-cell office:value-type="float" office:value="3304370944" calcext:value-type="float">
            <text:p>3304370944</text:p>
          </table:table-cell>
        </table:table-row>
        <table:table-row table:style-name="ro1">
          <table:table-cell office:value-type="date" office:date-value="2019-08-29" calcext:value-type="date">
            <text:p>29/08/19</text:p>
          </table:table-cell>
          <table:table-cell office:value-type="float" office:value="11686.84" calcext:value-type="float">
            <text:p>11686.84</text:p>
          </table:table-cell>
          <table:table-cell office:value-type="float" office:value="11838.88" calcext:value-type="float">
            <text:p>11838.88</text:p>
          </table:table-cell>
          <table:table-cell office:value-type="float" office:value="11853.91" calcext:value-type="float">
            <text:p>11853.91</text:p>
          </table:table-cell>
          <table:table-cell office:value-type="float" office:value="11661.73" calcext:value-type="float">
            <text:p>11661.73</text:p>
          </table:table-cell>
          <table:table-cell office:value-type="float" office:value="2742626048" calcext:value-type="float">
            <text:p>2742626048</text:p>
          </table:table-cell>
        </table:table-row>
        <table:table-row table:style-name="ro1">
          <table:table-cell office:value-type="date" office:date-value="2019-08-28" calcext:value-type="date">
            <text:p>28/08/19</text:p>
          </table:table-cell>
          <table:table-cell office:value-type="float" office:value="11704.67" calcext:value-type="float">
            <text:p>11704.67</text:p>
          </table:table-cell>
          <table:table-cell office:value-type="float" office:value="11701.02" calcext:value-type="float">
            <text:p>11701.02</text:p>
          </table:table-cell>
          <table:table-cell office:value-type="float" office:value="11717.79" calcext:value-type="float">
            <text:p>11717.79</text:p>
          </table:table-cell>
          <table:table-cell office:value-type="float" office:value="11573.64" calcext:value-type="float">
            <text:p>11573.64</text:p>
          </table:table-cell>
          <table:table-cell office:value-type="float" office:value="2308916736" calcext:value-type="float">
            <text:p>2308916736</text:p>
          </table:table-cell>
        </table:table-row>
        <table:table-row table:style-name="ro1">
          <table:table-cell office:value-type="date" office:date-value="2019-08-27" calcext:value-type="date">
            <text:p>27/08/19</text:p>
          </table:table-cell>
          <table:table-cell office:value-type="float" office:value="11638.51" calcext:value-type="float">
            <text:p>11638.51</text:p>
          </table:table-cell>
          <table:table-cell office:value-type="float" office:value="11730.02" calcext:value-type="float">
            <text:p>11730.02</text:p>
          </table:table-cell>
          <table:table-cell office:value-type="float" office:value="11778.62" calcext:value-type="float">
            <text:p>11778.62</text:p>
          </table:table-cell>
          <table:table-cell office:value-type="float" office:value="11616.09" calcext:value-type="float">
            <text:p>11616.09</text:p>
          </table:table-cell>
          <table:table-cell office:value-type="float" office:value="2956072192" calcext:value-type="float">
            <text:p>2956072192</text:p>
          </table:table-cell>
        </table:table-row>
        <table:table-row table:style-name="ro1">
          <table:table-cell office:value-type="date" office:date-value="2019-08-26" calcext:value-type="date">
            <text:p>26/08/19</text:p>
          </table:table-cell>
          <table:table-cell office:value-type="float" office:value="11619.66" calcext:value-type="float">
            <text:p>11619.66</text:p>
          </table:table-cell>
          <table:table-cell office:value-type="float" office:value="11658.04" calcext:value-type="float">
            <text:p>11658.04</text:p>
          </table:table-cell>
          <table:table-cell office:value-type="float" office:value="11696.78" calcext:value-type="float">
            <text:p>11696.78</text:p>
          </table:table-cell>
          <table:table-cell office:value-type="float" office:value="11551.99" calcext:value-type="float">
            <text:p>11551.99</text:p>
          </table:table-cell>
          <table:table-cell office:value-type="float" office:value="2086339456" calcext:value-type="float">
            <text:p>2086339456</text:p>
          </table:table-cell>
        </table:table-row>
        <table:table-row table:style-name="ro1">
          <table:table-cell office:value-type="date" office:date-value="2019-08-23" calcext:value-type="date">
            <text:p>23/08/19</text:p>
          </table:table-cell>
          <table:table-cell office:value-type="float" office:value="11805.48" calcext:value-type="float">
            <text:p>11805.48</text:p>
          </table:table-cell>
          <table:table-cell office:value-type="float" office:value="11611.51" calcext:value-type="float">
            <text:p>11611.51</text:p>
          </table:table-cell>
          <table:table-cell office:value-type="float" office:value="11823.12" calcext:value-type="float">
            <text:p>11823.12</text:p>
          </table:table-cell>
          <table:table-cell office:value-type="float" office:value="11611.51" calcext:value-type="float">
            <text:p>11611.51</text:p>
          </table:table-cell>
          <table:table-cell office:value-type="float" office:value="3488396032" calcext:value-type="float">
            <text:p>3488396032</text:p>
          </table:table-cell>
        </table:table-row>
        <table:table-row table:style-name="ro1">
          <table:table-cell office:value-type="date" office:date-value="2019-08-22" calcext:value-type="date">
            <text:p>22/08/19</text:p>
          </table:table-cell>
          <table:table-cell office:value-type="float" office:value="11756.21" calcext:value-type="float">
            <text:p>11756.21</text:p>
          </table:table-cell>
          <table:table-cell office:value-type="float" office:value="11747.04" calcext:value-type="float">
            <text:p>11747.04</text:p>
          </table:table-cell>
          <table:table-cell office:value-type="float" office:value="11853.14" calcext:value-type="float">
            <text:p>11853.14</text:p>
          </table:table-cell>
          <table:table-cell office:value-type="float" office:value="11715.26" calcext:value-type="float">
            <text:p>11715.26</text:p>
          </table:table-cell>
          <table:table-cell office:value-type="float" office:value="2729008896" calcext:value-type="float">
            <text:p>2729008896</text:p>
          </table:table-cell>
        </table:table-row>
        <table:table-row table:style-name="ro1">
          <table:table-cell office:value-type="date" office:date-value="2019-08-21" calcext:value-type="date">
            <text:p>21/08/19</text:p>
          </table:table-cell>
          <table:table-cell office:value-type="float" office:value="11673.66" calcext:value-type="float">
            <text:p>11673.66</text:p>
          </table:table-cell>
          <table:table-cell office:value-type="float" office:value="11802.85" calcext:value-type="float">
            <text:p>11802.85</text:p>
          </table:table-cell>
          <table:table-cell office:value-type="float" office:value="11824.66" calcext:value-type="float">
            <text:p>11824.66</text:p>
          </table:table-cell>
          <table:table-cell office:value-type="float" office:value="11673.37" calcext:value-type="float">
            <text:p>11673.37</text:p>
          </table:table-cell>
          <table:table-cell office:value-type="float" office:value="2467508736" calcext:value-type="float">
            <text:p>2467508736</text:p>
          </table:table-cell>
        </table:table-row>
        <table:table-row table:style-name="ro1">
          <table:table-cell office:value-type="date" office:date-value="2019-08-20" calcext:value-type="date">
            <text:p>20/08/19</text:p>
          </table:table-cell>
          <table:table-cell office:value-type="float" office:value="11711.78" calcext:value-type="float">
            <text:p>11711.78</text:p>
          </table:table-cell>
          <table:table-cell office:value-type="float" office:value="11651.18" calcext:value-type="float">
            <text:p>11651.18</text:p>
          </table:table-cell>
          <table:table-cell office:value-type="float" office:value="11764.93" calcext:value-type="float">
            <text:p>11764.93</text:p>
          </table:table-cell>
          <table:table-cell office:value-type="float" office:value="11618.93" calcext:value-type="float">
            <text:p>11618.93</text:p>
          </table:table-cell>
          <table:table-cell office:value-type="float" office:value="2510155776" calcext:value-type="float">
            <text:p>2510155776</text:p>
          </table:table-cell>
        </table:table-row>
        <table:table-row table:style-name="ro1">
          <table:table-cell office:value-type="date" office:date-value="2019-08-19" calcext:value-type="date">
            <text:p>19/08/19</text:p>
          </table:table-cell>
          <table:table-cell office:value-type="float" office:value="11679.72" calcext:value-type="float">
            <text:p>11679.72</text:p>
          </table:table-cell>
          <table:table-cell office:value-type="float" office:value="11715.37" calcext:value-type="float">
            <text:p>11715.37</text:p>
          </table:table-cell>
          <table:table-cell office:value-type="float" office:value="11759" calcext:value-type="float">
            <text:p>11759</text:p>
          </table:table-cell>
          <table:table-cell office:value-type="float" office:value="11625.67" calcext:value-type="float">
            <text:p>11625.67</text:p>
          </table:table-cell>
          <table:table-cell office:value-type="float" office:value="2751849728" calcext:value-type="float">
            <text:p>2751849728</text:p>
          </table:table-cell>
        </table:table-row>
        <table:table-row table:style-name="ro1">
          <table:table-cell office:value-type="date" office:date-value="2019-08-16" calcext:value-type="date">
            <text:p>16/08/19</text:p>
          </table:table-cell>
          <table:table-cell office:value-type="float" office:value="11460.65" calcext:value-type="float">
            <text:p>11460.65</text:p>
          </table:table-cell>
          <table:table-cell office:value-type="float" office:value="11562.74" calcext:value-type="float">
            <text:p>11562.74</text:p>
          </table:table-cell>
          <table:table-cell office:value-type="float" office:value="11578.84" calcext:value-type="float">
            <text:p>11578.84</text:p>
          </table:table-cell>
          <table:table-cell office:value-type="float" office:value="11447.34" calcext:value-type="float">
            <text:p>11447.34</text:p>
          </table:table-cell>
          <table:table-cell office:value-type="float" office:value="3491160064" calcext:value-type="float">
            <text:p>3491160064</text:p>
          </table:table-cell>
        </table:table-row>
        <table:table-row table:style-name="ro1">
          <table:table-cell office:value-type="date" office:date-value="2019-08-15" calcext:value-type="date">
            <text:p>15/08/19</text:p>
          </table:table-cell>
          <table:table-cell office:value-type="float" office:value="11522.46" calcext:value-type="float">
            <text:p>11522.46</text:p>
          </table:table-cell>
          <table:table-cell office:value-type="float" office:value="11412.67" calcext:value-type="float">
            <text:p>11412.67</text:p>
          </table:table-cell>
          <table:table-cell office:value-type="float" office:value="11530.01" calcext:value-type="float">
            <text:p>11530.01</text:p>
          </table:table-cell>
          <table:table-cell office:value-type="float" office:value="11266.48" calcext:value-type="float">
            <text:p>11266.48</text:p>
          </table:table-cell>
          <table:table-cell office:value-type="float" office:value="3986707456" calcext:value-type="float">
            <text:p>3986707456</text:p>
          </table:table-cell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float" office:value="11758.75" calcext:value-type="float">
            <text:p>11758.75</text:p>
          </table:table-cell>
          <table:table-cell office:value-type="float" office:value="11492.66" calcext:value-type="float">
            <text:p>11492.66</text:p>
          </table:table-cell>
          <table:table-cell office:value-type="float" office:value="11759.57" calcext:value-type="float">
            <text:p>11759.57</text:p>
          </table:table-cell>
          <table:table-cell office:value-type="float" office:value="11459.37" calcext:value-type="float">
            <text:p>11459.37</text:p>
          </table:table-cell>
          <table:table-cell office:value-type="float" office:value="3813835776" calcext:value-type="float">
            <text:p>3813835776</text:p>
          </table:table-cell>
        </table:table-row>
        <table:table-row table:style-name="ro1">
          <table:table-cell office:value-type="date" office:date-value="2019-08-13" calcext:value-type="date">
            <text:p>13/08/19</text:p>
          </table:table-cell>
          <table:table-cell office:value-type="float" office:value="11632.85" calcext:value-type="float">
            <text:p>11632.85</text:p>
          </table:table-cell>
          <table:table-cell office:value-type="float" office:value="11750.13" calcext:value-type="float">
            <text:p>11750.13</text:p>
          </table:table-cell>
          <table:table-cell office:value-type="float" office:value="11835.88" calcext:value-type="float">
            <text:p>11835.88</text:p>
          </table:table-cell>
          <table:table-cell office:value-type="float" office:value="11539.63" calcext:value-type="float">
            <text:p>11539.63</text:p>
          </table:table-cell>
          <table:table-cell office:value-type="float" office:value="4268294400" calcext:value-type="float">
            <text:p>4268294400</text:p>
          </table:table-cell>
        </table:table-row>
        <table:table-row table:style-name="ro1">
          <table:table-cell office:value-type="date" office:date-value="2019-08-12" calcext:value-type="date">
            <text:p>12/08/19</text:p>
          </table:table-cell>
          <table:table-cell office:value-type="float" office:value="11801.06" calcext:value-type="float">
            <text:p>11801.06</text:p>
          </table:table-cell>
          <table:table-cell office:value-type="float" office:value="11679.68" calcext:value-type="float">
            <text:p>11679.68</text:p>
          </table:table-cell>
          <table:table-cell office:value-type="float" office:value="11836.97" calcext:value-type="float">
            <text:p>11836.97</text:p>
          </table:table-cell>
          <table:table-cell office:value-type="float" office:value="11647.01" calcext:value-type="float">
            <text:p>11647.01</text:p>
          </table:table-cell>
          <table:table-cell office:value-type="float" office:value="2494561024" calcext:value-type="float">
            <text:p>2494561024</text:p>
          </table:table-cell>
        </table:table-row>
        <table:table-row table:style-name="ro1">
          <table:table-cell office:value-type="date" office:date-value="2019-08-09" calcext:value-type="date">
            <text:p>09/08/19</text:p>
          </table:table-cell>
          <table:table-cell office:value-type="float" office:value="11806.82" calcext:value-type="float">
            <text:p>11806.82</text:p>
          </table:table-cell>
          <table:table-cell office:value-type="float" office:value="11693.8" calcext:value-type="float">
            <text:p>11693.8</text:p>
          </table:table-cell>
          <table:table-cell office:value-type="float" office:value="11865.63" calcext:value-type="float">
            <text:p>11865.63</text:p>
          </table:table-cell>
          <table:table-cell office:value-type="float" office:value="11674.11" calcext:value-type="float">
            <text:p>11674.11</text:p>
          </table:table-cell>
          <table:table-cell office:value-type="float" office:value="4326682112" calcext:value-type="float">
            <text:p>4326682112</text:p>
          </table:table-cell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float" office:value="11752.96" calcext:value-type="float">
            <text:p>11752.96</text:p>
          </table:table-cell>
          <table:table-cell table:number-columns-repeated="2" office:value-type="float" office:value="11845.41" calcext:value-type="float">
            <text:p>11845.41</text:p>
          </table:table-cell>
          <table:table-cell office:value-type="float" office:value="11683.99" calcext:value-type="float">
            <text:p>11683.99</text:p>
          </table:table-cell>
          <table:table-cell office:value-type="float" office:value="3948816384" calcext:value-type="float">
            <text:p>3948816384</text:p>
          </table:table-cell>
        </table:table-row>
        <table:table-row table:style-name="ro1">
          <table:table-cell office:value-type="date" office:date-value="2019-08-07" calcext:value-type="date">
            <text:p>07/08/19</text:p>
          </table:table-cell>
          <table:table-cell office:value-type="float" office:value="11636.34" calcext:value-type="float">
            <text:p>11636.34</text:p>
          </table:table-cell>
          <table:table-cell office:value-type="float" office:value="11650.15" calcext:value-type="float">
            <text:p>11650.15</text:p>
          </table:table-cell>
          <table:table-cell office:value-type="float" office:value="11747.74" calcext:value-type="float">
            <text:p>11747.74</text:p>
          </table:table-cell>
          <table:table-cell office:value-type="float" office:value="11559.76" calcext:value-type="float">
            <text:p>11559.76</text:p>
          </table:table-cell>
          <table:table-cell office:value-type="float" office:value="4096602624" calcext:value-type="float">
            <text:p>4096602624</text:p>
          </table:table-cell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float" office:value="11690.27" calcext:value-type="float">
            <text:p>11690.27</text:p>
          </table:table-cell>
          <table:table-cell office:value-type="float" office:value="11567.96" calcext:value-type="float">
            <text:p>11567.96</text:p>
          </table:table-cell>
          <table:table-cell office:value-type="float" office:value="11748.83" calcext:value-type="float">
            <text:p>11748.83</text:p>
          </table:table-cell>
          <table:table-cell office:value-type="float" office:value="11567.96" calcext:value-type="float">
            <text:p>11567.96</text:p>
          </table:table-cell>
          <table:table-cell office:value-type="float" office:value="3672949504" calcext:value-type="float">
            <text:p>3672949504</text:p>
          </table:table-cell>
        </table:table-row>
        <table:table-row table:style-name="ro1">
          <table:table-cell office:value-type="date" office:date-value="2019-08-05" calcext:value-type="date">
            <text:p>05/08/19</text:p>
          </table:table-cell>
          <table:table-cell office:value-type="float" office:value="11758.44" calcext:value-type="float">
            <text:p>11758.44</text:p>
          </table:table-cell>
          <table:table-cell office:value-type="float" office:value="11658.51" calcext:value-type="float">
            <text:p>11658.51</text:p>
          </table:table-cell>
          <table:table-cell office:value-type="float" office:value="11797.52" calcext:value-type="float">
            <text:p>11797.52</text:p>
          </table:table-cell>
          <table:table-cell office:value-type="float" office:value="11628.57" calcext:value-type="float">
            <text:p>11628.57</text:p>
          </table:table-cell>
          <table:table-cell office:value-type="float" office:value="4837273600" calcext:value-type="float">
            <text:p>4837273600</text:p>
          </table:table-cell>
        </table:table-row>
        <table:table-row table:style-name="ro1">
          <table:table-cell office:value-type="date" office:date-value="2019-08-02" calcext:value-type="date">
            <text:p>02/08/19</text:p>
          </table:table-cell>
          <table:table-cell office:value-type="float" office:value="12033.68" calcext:value-type="float">
            <text:p>12033.68</text:p>
          </table:table-cell>
          <table:table-cell office:value-type="float" office:value="11872.44" calcext:value-type="float">
            <text:p>11872.44</text:p>
          </table:table-cell>
          <table:table-cell office:value-type="float" office:value="12034.91" calcext:value-type="float">
            <text:p>12034.91</text:p>
          </table:table-cell>
          <table:table-cell office:value-type="float" office:value="11836.75" calcext:value-type="float">
            <text:p>11836.75</text:p>
          </table:table-cell>
          <table:table-cell office:value-type="float" office:value="5948219904" calcext:value-type="float">
            <text:p>5948219904</text:p>
          </table:table-cell>
        </table:table-row>
        <table:table-row table:style-name="ro1">
          <table:table-cell office:value-type="date" office:date-value="2019-08-01" calcext:value-type="date">
            <text:p>01/08/19</text:p>
          </table:table-cell>
          <table:table-cell office:value-type="float" office:value="12134.71" calcext:value-type="float">
            <text:p>12134.71</text:p>
          </table:table-cell>
          <table:table-cell office:value-type="float" office:value="12253.15" calcext:value-type="float">
            <text:p>12253.15</text:p>
          </table:table-cell>
          <table:table-cell office:value-type="float" office:value="12254.03" calcext:value-type="float">
            <text:p>12254.03</text:p>
          </table:table-cell>
          <table:table-cell office:value-type="float" office:value="12129.33" calcext:value-type="float">
            <text:p>12129.33</text:p>
          </table:table-cell>
          <table:table-cell office:value-type="float" office:value="3831578368" calcext:value-type="float">
            <text:p>3831578368</text:p>
          </table:table-cell>
        </table:table-row>
        <table:table-row table:style-name="ro1">
          <table:table-cell office:value-type="date" office:date-value="2019-07-31" calcext:value-type="date">
            <text:p>31/07/19</text:p>
          </table:table-cell>
          <table:table-cell office:value-type="float" office:value="12149.09" calcext:value-type="float">
            <text:p>12149.09</text:p>
          </table:table-cell>
          <table:table-cell office:value-type="float" office:value="12189.04" calcext:value-type="float">
            <text:p>12189.04</text:p>
          </table:table-cell>
          <table:table-cell office:value-type="float" office:value="12226.49" calcext:value-type="float">
            <text:p>12226.49</text:p>
          </table:table-cell>
          <table:table-cell office:value-type="float" office:value="12139.03" calcext:value-type="float">
            <text:p>12139.03</text:p>
          </table:table-cell>
          <table:table-cell office:value-type="float" office:value="3365278464" calcext:value-type="float">
            <text:p>3365278464</text:p>
          </table:table-cell>
        </table:table-row>
        <table:table-row table:style-name="ro1">
          <table:table-cell office:value-type="date" office:date-value="2019-07-30" calcext:value-type="date">
            <text:p>30/07/19</text:p>
          </table:table-cell>
          <table:table-cell office:value-type="float" office:value="12398.24" calcext:value-type="float">
            <text:p>12398.24</text:p>
          </table:table-cell>
          <table:table-cell office:value-type="float" office:value="12147.24" calcext:value-type="float">
            <text:p>12147.24</text:p>
          </table:table-cell>
          <table:table-cell office:value-type="float" office:value="12404.51" calcext:value-type="float">
            <text:p>12404.51</text:p>
          </table:table-cell>
          <table:table-cell office:value-type="float" office:value="12115.28" calcext:value-type="float">
            <text:p>12115.28</text:p>
          </table:table-cell>
          <table:table-cell office:value-type="float" office:value="4455521280" calcext:value-type="float">
            <text:p>4455521280</text:p>
          </table:table-cell>
        </table:table-row>
        <table:table-row table:style-name="ro1">
          <table:table-cell office:value-type="date" office:date-value="2019-07-29" calcext:value-type="date">
            <text:p>29/07/19</text:p>
          </table:table-cell>
          <table:table-cell office:value-type="float" office:value="12398.29" calcext:value-type="float">
            <text:p>12398.29</text:p>
          </table:table-cell>
          <table:table-cell office:value-type="float" office:value="12417.47" calcext:value-type="float">
            <text:p>12417.47</text:p>
          </table:table-cell>
          <table:table-cell office:value-type="float" office:value="12473.97" calcext:value-type="float">
            <text:p>12473.97</text:p>
          </table:table-cell>
          <table:table-cell office:value-type="float" office:value="12387.58" calcext:value-type="float">
            <text:p>12387.58</text:p>
          </table:table-cell>
          <table:table-cell office:value-type="float" office:value="2585841408" calcext:value-type="float">
            <text:p>2585841408</text:p>
          </table:table-cell>
        </table:table-row>
        <table:table-row table:style-name="ro1">
          <table:table-cell office:value-type="date" office:date-value="2019-07-26" calcext:value-type="date">
            <text:p>26/07/19</text:p>
          </table:table-cell>
          <table:table-cell office:value-type="float" office:value="12363.86" calcext:value-type="float">
            <text:p>12363.86</text:p>
          </table:table-cell>
          <table:table-cell office:value-type="float" office:value="12419.9" calcext:value-type="float">
            <text:p>12419.9</text:p>
          </table:table-cell>
          <table:table-cell office:value-type="float" office:value="12428.05" calcext:value-type="float">
            <text:p>12428.05</text:p>
          </table:table-cell>
          <table:table-cell office:value-type="float" office:value="12356.15" calcext:value-type="float">
            <text:p>12356.15</text:p>
          </table:table-cell>
          <table:table-cell office:value-type="float" office:value="2993911040" calcext:value-type="float">
            <text:p>2993911040</text:p>
          </table:table-cell>
        </table:table-row>
        <table:table-row table:style-name="ro1">
          <table:table-cell office:value-type="date" office:date-value="2019-07-25" calcext:value-type="date">
            <text:p>25/07/19</text:p>
          </table:table-cell>
          <table:table-cell office:value-type="float" office:value="12576.02" calcext:value-type="float">
            <text:p>12576.02</text:p>
          </table:table-cell>
          <table:table-cell office:value-type="float" office:value="12362.1" calcext:value-type="float">
            <text:p>12362.1</text:p>
          </table:table-cell>
          <table:table-cell office:value-type="float" office:value="12599.93" calcext:value-type="float">
            <text:p>12599.93</text:p>
          </table:table-cell>
          <table:table-cell office:value-type="float" office:value="12299.1" calcext:value-type="float">
            <text:p>12299.1</text:p>
          </table:table-cell>
          <table:table-cell office:value-type="float" office:value="4669920768" calcext:value-type="float">
            <text:p>4669920768</text:p>
          </table:table-cell>
        </table:table-row>
        <table:table-row table:style-name="ro1">
          <table:table-cell office:value-type="date" office:date-value="2019-07-24" calcext:value-type="date">
            <text:p>24/07/19</text:p>
          </table:table-cell>
          <table:table-cell office:value-type="float" office:value="12510.52" calcext:value-type="float">
            <text:p>12510.52</text:p>
          </table:table-cell>
          <table:table-cell office:value-type="float" office:value="12522.89" calcext:value-type="float">
            <text:p>12522.89</text:p>
          </table:table-cell>
          <table:table-cell office:value-type="float" office:value="12550.34" calcext:value-type="float">
            <text:p>12550.34</text:p>
          </table:table-cell>
          <table:table-cell office:value-type="float" office:value="12476.55" calcext:value-type="float">
            <text:p>12476.55</text:p>
          </table:table-cell>
          <table:table-cell office:value-type="float" office:value="3535140864" calcext:value-type="float">
            <text:p>3535140864</text:p>
          </table:table-cell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float" office:value="12384.66" calcext:value-type="float">
            <text:p>12384.66</text:p>
          </table:table-cell>
          <table:table-cell office:value-type="float" office:value="12490.74" calcext:value-type="float">
            <text:p>12490.74</text:p>
          </table:table-cell>
          <table:table-cell office:value-type="float" office:value="12531.16" calcext:value-type="float">
            <text:p>12531.16</text:p>
          </table:table-cell>
          <table:table-cell office:value-type="float" office:value="12369.19" calcext:value-type="float">
            <text:p>12369.19</text:p>
          </table:table-cell>
          <table:table-cell office:value-type="float" office:value="4303268864" calcext:value-type="float">
            <text:p>4303268864</text:p>
          </table:table-cell>
        </table:table-row>
        <table:table-row table:style-name="ro1">
          <table:table-cell office:value-type="date" office:date-value="2019-07-22" calcext:value-type="date">
            <text:p>22/07/19</text:p>
          </table:table-cell>
          <table:table-cell office:value-type="float" office:value="12243.58" calcext:value-type="float">
            <text:p>12243.58</text:p>
          </table:table-cell>
          <table:table-cell office:value-type="float" office:value="12289.4" calcext:value-type="float">
            <text:p>12289.4</text:p>
          </table:table-cell>
          <table:table-cell office:value-type="float" office:value="12346.02" calcext:value-type="float">
            <text:p>12346.02</text:p>
          </table:table-cell>
          <table:table-cell office:value-type="float" office:value="12236.7" calcext:value-type="float">
            <text:p>12236.7</text:p>
          </table:table-cell>
          <table:table-cell office:value-type="float" office:value="2570415360" calcext:value-type="float">
            <text:p>2570415360</text:p>
          </table:table-cell>
        </table:table-row>
        <table:table-row table:style-name="ro1">
          <table:table-cell office:value-type="date" office:date-value="2019-07-19" calcext:value-type="date">
            <text:p>19/07/19</text:p>
          </table:table-cell>
          <table:table-cell office:value-type="float" office:value="12302.64" calcext:value-type="float">
            <text:p>12302.64</text:p>
          </table:table-cell>
          <table:table-cell office:value-type="float" office:value="12260.07" calcext:value-type="float">
            <text:p>12260.07</text:p>
          </table:table-cell>
          <table:table-cell office:value-type="float" office:value="12340.11" calcext:value-type="float">
            <text:p>12340.11</text:p>
          </table:table-cell>
          <table:table-cell office:value-type="float" office:value="12211.67" calcext:value-type="float">
            <text:p>12211.67</text:p>
          </table:table-cell>
          <table:table-cell office:value-type="float" office:value="3528226560" calcext:value-type="float">
            <text:p>3528226560</text:p>
          </table:table-cell>
        </table:table-row>
        <table:table-row table:style-name="ro1">
          <table:table-cell office:value-type="date" office:date-value="2019-07-18" calcext:value-type="date">
            <text:p>18/07/19</text:p>
          </table:table-cell>
          <table:table-cell office:value-type="float" office:value="12194.33" calcext:value-type="float">
            <text:p>12194.33</text:p>
          </table:table-cell>
          <table:table-cell office:value-type="float" office:value="12227.85" calcext:value-type="float">
            <text:p>12227.85</text:p>
          </table:table-cell>
          <table:table-cell office:value-type="float" office:value="12296.3" calcext:value-type="float">
            <text:p>12296.3</text:p>
          </table:table-cell>
          <table:table-cell office:value-type="float" office:value="12172.59" calcext:value-type="float">
            <text:p>12172.59</text:p>
          </table:table-cell>
          <table:table-cell office:value-type="float" office:value="3382116352" calcext:value-type="float">
            <text:p>3382116352</text:p>
          </table:table-cell>
        </table:table-row>
        <table:table-row table:style-name="ro1">
          <table:table-cell office:value-type="date" office:date-value="2019-07-17" calcext:value-type="date">
            <text:p>17/07/19</text:p>
          </table:table-cell>
          <table:table-cell office:value-type="float" office:value="12429.87" calcext:value-type="float">
            <text:p>12429.87</text:p>
          </table:table-cell>
          <table:table-cell office:value-type="float" office:value="12341.03" calcext:value-type="float">
            <text:p>12341.03</text:p>
          </table:table-cell>
          <table:table-cell office:value-type="float" office:value="12453.33" calcext:value-type="float">
            <text:p>12453.33</text:p>
          </table:table-cell>
          <table:table-cell office:value-type="float" office:value="12324.33" calcext:value-type="float">
            <text:p>12324.33</text:p>
          </table:table-cell>
          <table:table-cell office:value-type="float" office:value="2940606976" calcext:value-type="float">
            <text:p>2940606976</text:p>
          </table:table-cell>
        </table:table-row>
        <table:table-row table:style-name="ro1">
          <table:table-cell office:value-type="date" office:date-value="2019-07-16" calcext:value-type="date">
            <text:p>16/07/19</text:p>
          </table:table-cell>
          <table:table-cell office:value-type="float" office:value="12392.19" calcext:value-type="float">
            <text:p>12392.19</text:p>
          </table:table-cell>
          <table:table-cell office:value-type="float" office:value="12430.97" calcext:value-type="float">
            <text:p>12430.97</text:p>
          </table:table-cell>
          <table:table-cell office:value-type="float" office:value="12465.19" calcext:value-type="float">
            <text:p>12465.19</text:p>
          </table:table-cell>
          <table:table-cell office:value-type="float" office:value="12366.97" calcext:value-type="float">
            <text:p>12366.97</text:p>
          </table:table-cell>
          <table:table-cell office:value-type="float" office:value="2925691904" calcext:value-type="float">
            <text:p>2925691904</text:p>
          </table:table-cell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float" office:value="12346.59" calcext:value-type="float">
            <text:p>12346.59</text:p>
          </table:table-cell>
          <table:table-cell office:value-type="float" office:value="12387.34" calcext:value-type="float">
            <text:p>12387.34</text:p>
          </table:table-cell>
          <table:table-cell office:value-type="float" office:value="12434.14" calcext:value-type="float">
            <text:p>12434.14</text:p>
          </table:table-cell>
          <table:table-cell office:value-type="float" office:value="12301.08" calcext:value-type="float">
            <text:p>12301.08</text:p>
          </table:table-cell>
          <table:table-cell office:value-type="float" office:value="2635208704" calcext:value-type="float">
            <text:p>2635208704</text:p>
          </table:table-cell>
        </table:table-row>
        <table:table-row table:style-name="ro1">
          <table:table-cell office:value-type="date" office:date-value="2019-07-12" calcext:value-type="date">
            <text:p>12/07/19</text:p>
          </table:table-cell>
          <table:table-cell office:value-type="float" office:value="12318.5" calcext:value-type="float">
            <text:p>12318.5</text:p>
          </table:table-cell>
          <table:table-cell office:value-type="float" office:value="12323.32" calcext:value-type="float">
            <text:p>12323.32</text:p>
          </table:table-cell>
          <table:table-cell office:value-type="float" office:value="12354.87" calcext:value-type="float">
            <text:p>12354.87</text:p>
          </table:table-cell>
          <table:table-cell office:value-type="float" office:value="12304.98" calcext:value-type="float">
            <text:p>12304.98</text:p>
          </table:table-cell>
          <table:table-cell office:value-type="float" office:value="3167025664" calcext:value-type="float">
            <text:p>3167025664</text:p>
          </table:table-cell>
        </table:table-row>
        <table:table-row table:style-name="ro1">
          <table:table-cell office:value-type="date" office:date-value="2019-07-11" calcext:value-type="date">
            <text:p>11/07/19</text:p>
          </table:table-cell>
          <table:table-cell office:value-type="float" office:value="12401.02" calcext:value-type="float">
            <text:p>12401.02</text:p>
          </table:table-cell>
          <table:table-cell office:value-type="float" office:value="12332.12" calcext:value-type="float">
            <text:p>12332.12</text:p>
          </table:table-cell>
          <table:table-cell office:value-type="float" office:value="12417.93" calcext:value-type="float">
            <text:p>12417.93</text:p>
          </table:table-cell>
          <table:table-cell office:value-type="float" office:value="12307.34" calcext:value-type="float">
            <text:p>12307.34</text:p>
          </table:table-cell>
          <table:table-cell office:value-type="float" office:value="3080733952" calcext:value-type="float">
            <text:p>3080733952</text:p>
          </table:table-cell>
        </table:table-row>
        <table:table-row table:style-name="ro1">
          <table:table-cell office:value-type="date" office:date-value="2019-07-10" calcext:value-type="date">
            <text:p>10/07/19</text:p>
          </table:table-cell>
          <table:table-cell office:value-type="float" office:value="12412.99" calcext:value-type="float">
            <text:p>12412.99</text:p>
          </table:table-cell>
          <table:table-cell office:value-type="float" office:value="12373.41" calcext:value-type="float">
            <text:p>12373.41</text:p>
          </table:table-cell>
          <table:table-cell office:value-type="float" office:value="12448.81" calcext:value-type="float">
            <text:p>12448.81</text:p>
          </table:table-cell>
          <table:table-cell office:value-type="float" office:value="12356.8" calcext:value-type="float">
            <text:p>12356.8</text:p>
          </table:table-cell>
          <table:table-cell office:value-type="float" office:value="2964102144" calcext:value-type="float">
            <text:p>2964102144</text:p>
          </table:table-cell>
        </table:table-row>
        <table:table-row table:style-name="ro1">
          <table:table-cell office:value-type="date" office:date-value="2019-07-09" calcext:value-type="date">
            <text:p>09/07/19</text:p>
          </table:table-cell>
          <table:table-cell office:value-type="float" office:value="12436.97" calcext:value-type="float">
            <text:p>12436.97</text:p>
          </table:table-cell>
          <table:table-cell office:value-type="float" office:value="12436.55" calcext:value-type="float">
            <text:p>12436.55</text:p>
          </table:table-cell>
          <table:table-cell office:value-type="float" office:value="12477.58" calcext:value-type="float">
            <text:p>12477.58</text:p>
          </table:table-cell>
          <table:table-cell office:value-type="float" office:value="12364.16" calcext:value-type="float">
            <text:p>12364.16</text:p>
          </table:table-cell>
          <table:table-cell office:value-type="float" office:value="4069380608" calcext:value-type="float">
            <text:p>4069380608</text:p>
          </table:table-cell>
        </table:table-row>
        <table:table-row table:style-name="ro1">
          <table:table-cell office:value-type="date" office:date-value="2019-07-08" calcext:value-type="date">
            <text:p>08/07/19</text:p>
          </table:table-cell>
          <table:table-cell office:value-type="float" office:value="12541.18" calcext:value-type="float">
            <text:p>12541.18</text:p>
          </table:table-cell>
          <table:table-cell office:value-type="float" office:value="12543.51" calcext:value-type="float">
            <text:p>12543.51</text:p>
          </table:table-cell>
          <table:table-cell office:value-type="float" office:value="12587.44" calcext:value-type="float">
            <text:p>12587.44</text:p>
          </table:table-cell>
          <table:table-cell office:value-type="float" office:value="12507.72" calcext:value-type="float">
            <text:p>12507.72</text:p>
          </table:table-cell>
          <table:table-cell office:value-type="float" office:value="2668566784" calcext:value-type="float">
            <text:p>2668566784</text:p>
          </table:table-cell>
        </table:table-row>
        <table:table-row table:style-name="ro1">
          <table:table-cell office:value-type="date" office:date-value="2019-07-05" calcext:value-type="date">
            <text:p>05/07/19</text:p>
          </table:table-cell>
          <table:table-cell office:value-type="float" office:value="12632.12" calcext:value-type="float">
            <text:p>12632.12</text:p>
          </table:table-cell>
          <table:table-cell office:value-type="float" office:value="12568.53" calcext:value-type="float">
            <text:p>12568.53</text:p>
          </table:table-cell>
          <table:table-cell office:value-type="float" office:value="12632.12" calcext:value-type="float">
            <text:p>12632.12</text:p>
          </table:table-cell>
          <table:table-cell office:value-type="float" office:value="12522.11" calcext:value-type="float">
            <text:p>12522.11</text:p>
          </table:table-cell>
          <table:table-cell office:value-type="float" office:value="2890199040" calcext:value-type="float">
            <text:p>2890199040</text:p>
          </table:table-cell>
        </table:table-row>
        <table:table-row table:style-name="ro1">
          <table:table-cell office:value-type="date" office:date-value="2019-07-04" calcext:value-type="date">
            <text:p>04/07/19</text:p>
          </table:table-cell>
          <table:table-cell office:value-type="float" office:value="12644.35" calcext:value-type="float">
            <text:p>12644.35</text:p>
          </table:table-cell>
          <table:table-cell office:value-type="float" office:value="12629.9" calcext:value-type="float">
            <text:p>12629.9</text:p>
          </table:table-cell>
          <table:table-cell office:value-type="float" office:value="12656.05" calcext:value-type="float">
            <text:p>12656.05</text:p>
          </table:table-cell>
          <table:table-cell office:value-type="float" office:value="12616.29" calcext:value-type="float">
            <text:p>12616.29</text:p>
          </table:table-cell>
          <table:table-cell office:value-type="float" office:value="2027166848" calcext:value-type="float">
            <text:p>2027166848</text:p>
          </table:table-cell>
        </table:table-row>
        <table:table-row table:style-name="ro1">
          <table:table-cell office:value-type="date" office:date-value="2019-07-03" calcext:value-type="date">
            <text:p>03/07/19</text:p>
          </table:table-cell>
          <table:table-cell office:value-type="float" office:value="12548.3" calcext:value-type="float">
            <text:p>12548.3</text:p>
          </table:table-cell>
          <table:table-cell office:value-type="float" office:value="12616.24" calcext:value-type="float">
            <text:p>12616.24</text:p>
          </table:table-cell>
          <table:table-cell office:value-type="float" office:value="12631.81" calcext:value-type="float">
            <text:p>12631.81</text:p>
          </table:table-cell>
          <table:table-cell office:value-type="float" office:value="12545.79" calcext:value-type="float">
            <text:p>12545.79</text:p>
          </table:table-cell>
          <table:table-cell office:value-type="float" office:value="2944255744" calcext:value-type="float">
            <text:p>2944255744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float" office:value="12546.93" calcext:value-type="float">
            <text:p>12546.93</text:p>
          </table:table-cell>
          <table:table-cell office:value-type="float" office:value="12526.72" calcext:value-type="float">
            <text:p>12526.72</text:p>
          </table:table-cell>
          <table:table-cell office:value-type="float" office:value="12548.22" calcext:value-type="float">
            <text:p>12548.22</text:p>
          </table:table-cell>
          <table:table-cell office:value-type="float" office:value="12484.26" calcext:value-type="float">
            <text:p>12484.26</text:p>
          </table:table-cell>
          <table:table-cell office:value-type="float" office:value="3011927552" calcext:value-type="float">
            <text:p>3011927552</text:p>
          </table:table-cell>
        </table:table-row>
        <table:table-row table:style-name="ro1">
          <table:table-cell office:value-type="date" office:date-value="2019-07-01" calcext:value-type="date">
            <text:p>01/07/19</text:p>
          </table:table-cell>
          <table:table-cell office:value-type="float" office:value="12616.34" calcext:value-type="float">
            <text:p>12616.34</text:p>
          </table:table-cell>
          <table:table-cell office:value-type="float" office:value="12521.38" calcext:value-type="float">
            <text:p>12521.38</text:p>
          </table:table-cell>
          <table:table-cell office:value-type="float" office:value="12619.68" calcext:value-type="float">
            <text:p>12619.68</text:p>
          </table:table-cell>
          <table:table-cell office:value-type="float" office:value="12519.3" calcext:value-type="float">
            <text:p>12519.3</text:p>
          </table:table-cell>
          <table:table-cell office:value-type="float" office:value="3731064320" calcext:value-type="float">
            <text:p>3731064320</text:p>
          </table:table-cell>
        </table:table-row>
        <table:table-row table:style-name="ro1">
          <table:table-cell office:value-type="date" office:date-value="2019-06-28" calcext:value-type="date">
            <text:p>28/06/19</text:p>
          </table:table-cell>
          <table:table-cell office:value-type="float" office:value="12302.77" calcext:value-type="float">
            <text:p>12302.77</text:p>
          </table:table-cell>
          <table:table-cell office:value-type="float" office:value="12398.8" calcext:value-type="float">
            <text:p>12398.8</text:p>
          </table:table-cell>
          <table:table-cell office:value-type="float" office:value="12408.22" calcext:value-type="float">
            <text:p>12408.22</text:p>
          </table:table-cell>
          <table:table-cell office:value-type="float" office:value="12297.63" calcext:value-type="float">
            <text:p>12297.63</text:p>
          </table:table-cell>
          <table:table-cell office:value-type="float" office:value="4038219008" calcext:value-type="float">
            <text:p>4038219008</text:p>
          </table:table-cell>
        </table:table-row>
        <table:table-row table:style-name="ro1">
          <table:table-cell office:value-type="date" office:date-value="2019-06-27" calcext:value-type="date">
            <text:p>27/06/19</text:p>
          </table:table-cell>
          <table:table-cell office:value-type="float" office:value="12308.26" calcext:value-type="float">
            <text:p>12308.26</text:p>
          </table:table-cell>
          <table:table-cell office:value-type="float" office:value="12271.03" calcext:value-type="float">
            <text:p>12271.03</text:p>
          </table:table-cell>
          <table:table-cell office:value-type="float" office:value="12334.57" calcext:value-type="float">
            <text:p>12334.57</text:p>
          </table:table-cell>
          <table:table-cell office:value-type="float" office:value="12209.34" calcext:value-type="float">
            <text:p>12209.34</text:p>
          </table:table-cell>
          <table:table-cell office:value-type="float" office:value="3553273856" calcext:value-type="float">
            <text:p>3553273856</text:p>
          </table:table-cell>
        </table:table-row>
        <table:table-row table:style-name="ro1">
          <table:table-cell office:value-type="date" office:date-value="2019-06-26" calcext:value-type="date">
            <text:p>26/06/19</text:p>
          </table:table-cell>
          <table:table-cell office:value-type="float" office:value="12210.52" calcext:value-type="float">
            <text:p>12210.52</text:p>
          </table:table-cell>
          <table:table-cell office:value-type="float" office:value="12245.32" calcext:value-type="float">
            <text:p>12245.32</text:p>
          </table:table-cell>
          <table:table-cell office:value-type="float" office:value="12315.84" calcext:value-type="float">
            <text:p>12315.84</text:p>
          </table:table-cell>
          <table:table-cell office:value-type="float" office:value="12189.49" calcext:value-type="float">
            <text:p>12189.49</text:p>
          </table:table-cell>
          <table:table-cell office:value-type="float" office:value="3253318144" calcext:value-type="float">
            <text:p>3253318144</text:p>
          </table:table-cell>
        </table:table-row>
        <table:table-row table:style-name="ro1">
          <table:table-cell office:value-type="date" office:date-value="2019-06-25" calcext:value-type="date">
            <text:p>25/06/19</text:p>
          </table:table-cell>
          <table:table-cell office:value-type="float" office:value="12226.88" calcext:value-type="float">
            <text:p>12226.88</text:p>
          </table:table-cell>
          <table:table-cell office:value-type="float" office:value="12228.44" calcext:value-type="float">
            <text:p>12228.44</text:p>
          </table:table-cell>
          <table:table-cell office:value-type="float" office:value="12284.57" calcext:value-type="float">
            <text:p>12284.57</text:p>
          </table:table-cell>
          <table:table-cell office:value-type="float" office:value="12213.41" calcext:value-type="float">
            <text:p>12213.41</text:p>
          </table:table-cell>
          <table:table-cell office:value-type="float" office:value="2794597120" calcext:value-type="float">
            <text:p>2794597120</text:p>
          </table:table-cell>
        </table:table-row>
        <table:table-row table:style-name="ro1">
          <table:table-cell office:value-type="date" office:date-value="2019-06-24" calcext:value-type="date">
            <text:p>24/06/19</text:p>
          </table:table-cell>
          <table:table-cell office:value-type="float" office:value="12308.11" calcext:value-type="float">
            <text:p>12308.11</text:p>
          </table:table-cell>
          <table:table-cell office:value-type="float" office:value="12274.57" calcext:value-type="float">
            <text:p>12274.57</text:p>
          </table:table-cell>
          <table:table-cell office:value-type="float" office:value="12341.56" calcext:value-type="float">
            <text:p>12341.56</text:p>
          </table:table-cell>
          <table:table-cell office:value-type="float" office:value="12250.71" calcext:value-type="float">
            <text:p>12250.71</text:p>
          </table:table-cell>
          <table:table-cell office:value-type="float" office:value="3257103872" calcext:value-type="float">
            <text:p>3257103872</text:p>
          </table:table-cell>
        </table:table-row>
        <table:table-row table:style-name="ro1">
          <table:table-cell office:value-type="date" office:date-value="2019-06-21" calcext:value-type="date">
            <text:p>21/06/19</text:p>
          </table:table-cell>
          <table:table-cell office:value-type="float" office:value="12351.98" calcext:value-type="float">
            <text:p>12351.98</text:p>
          </table:table-cell>
          <table:table-cell office:value-type="float" office:value="12339.92" calcext:value-type="float">
            <text:p>12339.92</text:p>
          </table:table-cell>
          <table:table-cell office:value-type="float" office:value="12425.2" calcext:value-type="float">
            <text:p>12425.2</text:p>
          </table:table-cell>
          <table:table-cell office:value-type="float" office:value="12316.41" calcext:value-type="float">
            <text:p>12316.41</text:p>
          </table:table-cell>
          <table:table-cell office:value-type="float" office:value="8948218880" calcext:value-type="float">
            <text:p>8948218880</text:p>
          </table:table-cell>
        </table:table-row>
        <table:table-row table:style-name="ro1">
          <table:table-cell office:value-type="date" office:date-value="2019-06-20" calcext:value-type="date">
            <text:p>20/06/19</text:p>
          </table:table-cell>
          <table:table-cell office:value-type="float" office:value="12409.58" calcext:value-type="float">
            <text:p>12409.58</text:p>
          </table:table-cell>
          <table:table-cell office:value-type="float" office:value="12355.39" calcext:value-type="float">
            <text:p>12355.39</text:p>
          </table:table-cell>
          <table:table-cell office:value-type="float" office:value="12438.37" calcext:value-type="float">
            <text:p>12438.37</text:p>
          </table:table-cell>
          <table:table-cell office:value-type="float" office:value="12355.39" calcext:value-type="float">
            <text:p>12355.39</text:p>
          </table:table-cell>
          <table:table-cell office:value-type="float" office:value="3424495360" calcext:value-type="float">
            <text:p>3424495360</text:p>
          </table:table-cell>
        </table:table-row>
        <table:table-row table:style-name="ro1">
          <table:table-cell office:value-type="date" office:date-value="2019-06-19" calcext:value-type="date">
            <text:p>19/06/19</text:p>
          </table:table-cell>
          <table:table-cell office:value-type="float" office:value="12321.43" calcext:value-type="float">
            <text:p>12321.43</text:p>
          </table:table-cell>
          <table:table-cell office:value-type="float" office:value="12308.53" calcext:value-type="float">
            <text:p>12308.53</text:p>
          </table:table-cell>
          <table:table-cell office:value-type="float" office:value="12346.7" calcext:value-type="float">
            <text:p>12346.7</text:p>
          </table:table-cell>
          <table:table-cell office:value-type="float" office:value="12291.19" calcext:value-type="float">
            <text:p>12291.19</text:p>
          </table:table-cell>
          <table:table-cell office:value-type="float" office:value="3798750720" calcext:value-type="float">
            <text:p>3798750720</text:p>
          </table:table-cell>
        </table:table-row>
        <table:table-row table:style-name="ro1">
          <table:table-cell office:value-type="date" office:date-value="2019-06-18" calcext:value-type="date">
            <text:p>18/06/19</text:p>
          </table:table-cell>
          <table:table-cell office:value-type="float" office:value="12069.37" calcext:value-type="float">
            <text:p>12069.37</text:p>
          </table:table-cell>
          <table:table-cell office:value-type="float" office:value="12331.75" calcext:value-type="float">
            <text:p>12331.75</text:p>
          </table:table-cell>
          <table:table-cell office:value-type="float" office:value="12358" calcext:value-type="float">
            <text:p>12358</text:p>
          </table:table-cell>
          <table:table-cell office:value-type="float" office:value="11987.55" calcext:value-type="float">
            <text:p>11987.55</text:p>
          </table:table-cell>
          <table:table-cell office:value-type="float" office:value="5135174144" calcext:value-type="float">
            <text:p>5135174144</text:p>
          </table:table-cell>
        </table:table-row>
        <table:table-row table:style-name="ro1">
          <table:table-cell office:value-type="date" office:date-value="2019-06-17" calcext:value-type="date">
            <text:p>17/06/19</text:p>
          </table:table-cell>
          <table:table-cell office:value-type="float" office:value="12112.47" calcext:value-type="float">
            <text:p>12112.47</text:p>
          </table:table-cell>
          <table:table-cell office:value-type="float" office:value="12085.82" calcext:value-type="float">
            <text:p>12085.82</text:p>
          </table:table-cell>
          <table:table-cell office:value-type="float" office:value="12124.68" calcext:value-type="float">
            <text:p>12124.68</text:p>
          </table:table-cell>
          <table:table-cell office:value-type="float" office:value="12059.92" calcext:value-type="float">
            <text:p>12059.92</text:p>
          </table:table-cell>
          <table:table-cell office:value-type="float" office:value="2678465024" calcext:value-type="float">
            <text:p>2678465024</text:p>
          </table:table-cell>
        </table:table-row>
        <table:table-row table:style-name="ro1">
          <table:table-cell office:value-type="date" office:date-value="2019-06-14" calcext:value-type="date">
            <text:p>14/06/19</text:p>
          </table:table-cell>
          <table:table-cell office:value-type="float" office:value="12124.36" calcext:value-type="float">
            <text:p>12124.36</text:p>
          </table:table-cell>
          <table:table-cell office:value-type="float" office:value="12096.4" calcext:value-type="float">
            <text:p>12096.4</text:p>
          </table:table-cell>
          <table:table-cell office:value-type="float" office:value="12136.65" calcext:value-type="float">
            <text:p>12136.65</text:p>
          </table:table-cell>
          <table:table-cell office:value-type="float" office:value="12049.76" calcext:value-type="float">
            <text:p>12049.76</text:p>
          </table:table-cell>
          <table:table-cell office:value-type="float" office:value="2606679552" calcext:value-type="float">
            <text:p>2606679552</text:p>
          </table:table-cell>
        </table:table-row>
        <table:table-row table:style-name="ro1">
          <table:table-cell office:value-type="date" office:date-value="2019-06-13" calcext:value-type="date">
            <text:p>13/06/19</text:p>
          </table:table-cell>
          <table:table-cell office:value-type="float" office:value="12095.21" calcext:value-type="float">
            <text:p>12095.21</text:p>
          </table:table-cell>
          <table:table-cell office:value-type="float" office:value="12169.05" calcext:value-type="float">
            <text:p>12169.05</text:p>
          </table:table-cell>
          <table:table-cell office:value-type="float" office:value="12201.78" calcext:value-type="float">
            <text:p>12201.78</text:p>
          </table:table-cell>
          <table:table-cell office:value-type="float" office:value="12079.6" calcext:value-type="float">
            <text:p>12079.6</text:p>
          </table:table-cell>
          <table:table-cell office:value-type="float" office:value="2803981056" calcext:value-type="float">
            <text:p>2803981056</text:p>
          </table:table-cell>
        </table:table-row>
        <table:table-row table:style-name="ro1">
          <table:table-cell office:value-type="date" office:date-value="2019-06-12" calcext:value-type="date">
            <text:p>12/06/19</text:p>
          </table:table-cell>
          <table:table-cell office:value-type="float" office:value="12093.98" calcext:value-type="float">
            <text:p>12093.98</text:p>
          </table:table-cell>
          <table:table-cell office:value-type="float" office:value="12115.68" calcext:value-type="float">
            <text:p>12115.68</text:p>
          </table:table-cell>
          <table:table-cell office:value-type="float" office:value="12132.28" calcext:value-type="float">
            <text:p>12132.28</text:p>
          </table:table-cell>
          <table:table-cell office:value-type="float" office:value="12068.11" calcext:value-type="float">
            <text:p>12068.11</text:p>
          </table:table-cell>
          <table:table-cell office:value-type="float" office:value="2830967296" calcext:value-type="float">
            <text:p>2830967296</text:p>
          </table:table-cell>
        </table:table-row>
        <table:table-row table:style-name="ro1">
          <table:table-cell office:value-type="date" office:date-value="2019-06-11" calcext:value-type="date">
            <text:p>11/06/19</text:p>
          </table:table-cell>
          <table:table-cell office:value-type="float" office:value="12133.6" calcext:value-type="float">
            <text:p>12133.6</text:p>
          </table:table-cell>
          <table:table-cell office:value-type="float" office:value="12155.81" calcext:value-type="float">
            <text:p>12155.81</text:p>
          </table:table-cell>
          <table:table-cell office:value-type="float" office:value="12227.4" calcext:value-type="float">
            <text:p>12227.4</text:p>
          </table:table-cell>
          <table:table-cell office:value-type="float" office:value="12117.34" calcext:value-type="float">
            <text:p>12117.34</text:p>
          </table:table-cell>
          <table:table-cell office:value-type="float" office:value="3770355968" calcext:value-type="float">
            <text:p>3770355968</text:p>
          </table:table-cell>
        </table:table-row>
        <table:table-row table:style-name="ro1">
          <table:table-cell office:value-type="date" office:date-value="2019-06-07" calcext:value-type="date">
            <text:p>07/06/19</text:p>
          </table:table-cell>
          <table:table-cell office:value-type="float" office:value="12003.92" calcext:value-type="float">
            <text:p>12003.92</text:p>
          </table:table-cell>
          <table:table-cell office:value-type="float" office:value="12045.38" calcext:value-type="float">
            <text:p>12045.38</text:p>
          </table:table-cell>
          <table:table-cell office:value-type="float" office:value="12096.61" calcext:value-type="float">
            <text:p>12096.61</text:p>
          </table:table-cell>
          <table:table-cell office:value-type="float" office:value="11987.17" calcext:value-type="float">
            <text:p>11987.17</text:p>
          </table:table-cell>
          <table:table-cell office:value-type="float" office:value="3152139008" calcext:value-type="float">
            <text:p>3152139008</text:p>
          </table:table-cell>
        </table:table-row>
        <table:table-row table:style-name="ro1">
          <table:table-cell office:value-type="date" office:date-value="2019-06-06" calcext:value-type="date">
            <text:p>06/06/19</text:p>
          </table:table-cell>
          <table:table-cell office:value-type="float" office:value="11987.92" calcext:value-type="float">
            <text:p>11987.92</text:p>
          </table:table-cell>
          <table:table-cell office:value-type="float" office:value="11953.14" calcext:value-type="float">
            <text:p>11953.14</text:p>
          </table:table-cell>
          <table:table-cell office:value-type="float" office:value="12076.95" calcext:value-type="float">
            <text:p>12076.95</text:p>
          </table:table-cell>
          <table:table-cell office:value-type="float" office:value="11899.82" calcext:value-type="float">
            <text:p>11899.82</text:p>
          </table:table-cell>
          <table:table-cell office:value-type="float" office:value="3214664448" calcext:value-type="float">
            <text:p>3214664448</text:p>
          </table:table-cell>
        </table:table-row>
        <table:table-row table:style-name="ro1">
          <table:table-cell office:value-type="date" office:date-value="2019-06-05" calcext:value-type="date">
            <text:p>05/06/19</text:p>
          </table:table-cell>
          <table:table-cell office:value-type="float" office:value="11981.18" calcext:value-type="float">
            <text:p>11981.18</text:p>
          </table:table-cell>
          <table:table-cell office:value-type="float" office:value="11980.81" calcext:value-type="float">
            <text:p>11980.81</text:p>
          </table:table-cell>
          <table:table-cell office:value-type="float" office:value="12057.73" calcext:value-type="float">
            <text:p>12057.73</text:p>
          </table:table-cell>
          <table:table-cell office:value-type="float" office:value="11928.87" calcext:value-type="float">
            <text:p>11928.87</text:p>
          </table:table-cell>
          <table:table-cell office:value-type="float" office:value="3191888384" calcext:value-type="float">
            <text:p>3191888384</text:p>
          </table:table-cell>
        </table:table-row>
        <table:table-row table:style-name="ro1">
          <table:table-cell office:value-type="date" office:date-value="2019-06-04" calcext:value-type="date">
            <text:p>04/06/19</text:p>
          </table:table-cell>
          <table:table-cell office:value-type="float" office:value="11716.55" calcext:value-type="float">
            <text:p>11716.55</text:p>
          </table:table-cell>
          <table:table-cell office:value-type="float" office:value="11971.17" calcext:value-type="float">
            <text:p>11971.17</text:p>
          </table:table-cell>
          <table:table-cell office:value-type="float" office:value="11987.89" calcext:value-type="float">
            <text:p>11987.89</text:p>
          </table:table-cell>
          <table:table-cell office:value-type="float" office:value="11713.87" calcext:value-type="float">
            <text:p>11713.87</text:p>
          </table:table-cell>
          <table:table-cell office:value-type="float" office:value="4182353152" calcext:value-type="float">
            <text:p>4182353152</text:p>
          </table:table-cell>
        </table:table-row>
        <table:table-row table:style-name="ro1">
          <table:table-cell office:value-type="date" office:date-value="2019-06-03" calcext:value-type="date">
            <text:p>03/06/19</text:p>
          </table:table-cell>
          <table:table-cell office:value-type="float" office:value="11661.12" calcext:value-type="float">
            <text:p>11661.12</text:p>
          </table:table-cell>
          <table:table-cell office:value-type="float" office:value="11792.81" calcext:value-type="float">
            <text:p>11792.81</text:p>
          </table:table-cell>
          <table:table-cell office:value-type="float" office:value="11793.63" calcext:value-type="float">
            <text:p>11793.63</text:p>
          </table:table-cell>
          <table:table-cell office:value-type="float" office:value="11620.64" calcext:value-type="float">
            <text:p>11620.64</text:p>
          </table:table-cell>
          <table:table-cell office:value-type="float" office:value="3526266624" calcext:value-type="float">
            <text:p>3526266624</text:p>
          </table:table-cell>
        </table:table-row>
        <table:table-row table:style-name="ro1">
          <table:table-cell office:value-type="date" office:date-value="2019-05-31" calcext:value-type="date">
            <text:p>31/05/19</text:p>
          </table:table-cell>
          <table:table-cell office:value-type="float" office:value="11742.21" calcext:value-type="float">
            <text:p>11742.21</text:p>
          </table:table-cell>
          <table:table-cell office:value-type="float" office:value="11726.84" calcext:value-type="float">
            <text:p>11726.84</text:p>
          </table:table-cell>
          <table:table-cell office:value-type="float" office:value="11755.12" calcext:value-type="float">
            <text:p>11755.12</text:p>
          </table:table-cell>
          <table:table-cell office:value-type="float" office:value="11662.07" calcext:value-type="float">
            <text:p>11662.07</text:p>
          </table:table-cell>
          <table:table-cell office:value-type="float" office:value="4307394560" calcext:value-type="float">
            <text:p>4307394560</text:p>
          </table:table-cell>
        </table:table-row>
        <table:table-row table:style-name="ro1">
          <table:table-cell office:value-type="date" office:date-value="2019-05-30" calcext:value-type="date">
            <text:p>30/05/19</text:p>
          </table:table-cell>
          <table:table-cell office:value-type="float" office:value="11885.07" calcext:value-type="float">
            <text:p>11885.07</text:p>
          </table:table-cell>
          <table:table-cell office:value-type="float" office:value="11902.08" calcext:value-type="float">
            <text:p>11902.08</text:p>
          </table:table-cell>
          <table:table-cell office:value-type="float" office:value="11924.66" calcext:value-type="float">
            <text:p>11924.66</text:p>
          </table:table-cell>
          <table:table-cell office:value-type="float" office:value="11858.29" calcext:value-type="float">
            <text:p>11858.29</text:p>
          </table:table-cell>
          <table:table-cell office:value-type="float" office:value="1916034688" calcext:value-type="float">
            <text:p>1916034688</text:p>
          </table:table-cell>
        </table:table-row>
        <table:table-row table:style-name="ro1">
          <table:table-cell office:value-type="date" office:date-value="2019-05-29" calcext:value-type="date">
            <text:p>29/05/19</text:p>
          </table:table-cell>
          <table:table-cell office:value-type="float" office:value="11906.02" calcext:value-type="float">
            <text:p>11906.02</text:p>
          </table:table-cell>
          <table:table-cell office:value-type="float" office:value="11837.81" calcext:value-type="float">
            <text:p>11837.81</text:p>
          </table:table-cell>
          <table:table-cell office:value-type="float" office:value="11927.64" calcext:value-type="float">
            <text:p>11927.64</text:p>
          </table:table-cell>
          <table:table-cell office:value-type="float" office:value="11828.75" calcext:value-type="float">
            <text:p>11828.75</text:p>
          </table:table-cell>
          <table:table-cell office:value-type="float" office:value="3711118336" calcext:value-type="float">
            <text:p>3711118336</text:p>
          </table:table-cell>
        </table:table-row>
        <table:table-row table:style-name="ro1">
          <table:table-cell office:value-type="date" office:date-value="2019-05-28" calcext:value-type="date">
            <text:p>28/05/19</text:p>
          </table:table-cell>
          <table:table-cell office:value-type="float" office:value="12100.39" calcext:value-type="float">
            <text:p>12100.39</text:p>
          </table:table-cell>
          <table:table-cell office:value-type="float" office:value="12027.05" calcext:value-type="float">
            <text:p>12027.05</text:p>
          </table:table-cell>
          <table:table-cell office:value-type="float" office:value="12113.31" calcext:value-type="float">
            <text:p>12113.31</text:p>
          </table:table-cell>
          <table:table-cell office:value-type="float" office:value="11992.41" calcext:value-type="float">
            <text:p>11992.41</text:p>
          </table:table-cell>
          <table:table-cell office:value-type="float" office:value="4377966080" calcext:value-type="float">
            <text:p>4377966080</text:p>
          </table:table-cell>
        </table:table-row>
        <table:table-row table:style-name="ro1">
          <table:table-cell office:value-type="date" office:date-value="2019-05-27" calcext:value-type="date">
            <text:p>27/05/19</text:p>
          </table:table-cell>
          <table:table-cell office:value-type="float" office:value="12077.88" calcext:value-type="float">
            <text:p>12077.88</text:p>
          </table:table-cell>
          <table:table-cell office:value-type="float" office:value="12071.18" calcext:value-type="float">
            <text:p>12071.18</text:p>
          </table:table-cell>
          <table:table-cell office:value-type="float" office:value="12124.55" calcext:value-type="float">
            <text:p>12124.55</text:p>
          </table:table-cell>
          <table:table-cell office:value-type="float" office:value="12050.49" calcext:value-type="float">
            <text:p>12050.49</text:p>
          </table:table-cell>
          <table:table-cell office:value-type="float" office:value="1666777856" calcext:value-type="float">
            <text:p>1666777856</text:p>
          </table:table-cell>
        </table:table-row>
        <table:table-row table:style-name="ro1">
          <table:table-cell office:value-type="date" office:date-value="2019-05-24" calcext:value-type="date">
            <text:p>24/05/19</text:p>
          </table:table-cell>
          <table:table-cell office:value-type="float" office:value="12027.31" calcext:value-type="float">
            <text:p>12027.31</text:p>
          </table:table-cell>
          <table:table-cell office:value-type="float" office:value="12011.04" calcext:value-type="float">
            <text:p>12011.04</text:p>
          </table:table-cell>
          <table:table-cell office:value-type="float" office:value="12082.05" calcext:value-type="float">
            <text:p>12082.05</text:p>
          </table:table-cell>
          <table:table-cell office:value-type="float" office:value="11990.79" calcext:value-type="float">
            <text:p>11990.79</text:p>
          </table:table-cell>
          <table:table-cell office:value-type="float" office:value="3181134080" calcext:value-type="float">
            <text:p>3181134080</text:p>
          </table:table-cell>
        </table:table-row>
        <table:table-row table:style-name="ro1">
          <table:table-cell office:value-type="date" office:date-value="2019-05-23" calcext:value-type="date">
            <text:p>23/05/19</text:p>
          </table:table-cell>
          <table:table-cell office:value-type="float" office:value="12064.29" calcext:value-type="float">
            <text:p>12064.29</text:p>
          </table:table-cell>
          <table:table-cell office:value-type="float" office:value="11952.41" calcext:value-type="float">
            <text:p>11952.41</text:p>
          </table:table-cell>
          <table:table-cell office:value-type="float" office:value="12082.75" calcext:value-type="float">
            <text:p>12082.75</text:p>
          </table:table-cell>
          <table:table-cell office:value-type="float" office:value="11926.34" calcext:value-type="float">
            <text:p>11926.34</text:p>
          </table:table-cell>
          <table:table-cell office:value-type="float" office:value="4562322944" calcext:value-type="float">
            <text:p>4562322944</text:p>
          </table:table-cell>
        </table:table-row>
        <table:table-row table:style-name="ro1">
          <table:table-cell office:value-type="date" office:date-value="2019-05-22" calcext:value-type="date">
            <text:p>22/05/19</text:p>
          </table:table-cell>
          <table:table-cell office:value-type="float" office:value="12141.46" calcext:value-type="float">
            <text:p>12141.46</text:p>
          </table:table-cell>
          <table:table-cell office:value-type="float" office:value="12168.74" calcext:value-type="float">
            <text:p>12168.74</text:p>
          </table:table-cell>
          <table:table-cell office:value-type="float" office:value="12211.03" calcext:value-type="float">
            <text:p>12211.03</text:p>
          </table:table-cell>
          <table:table-cell office:value-type="float" office:value="12055.5" calcext:value-type="float">
            <text:p>12055.5</text:p>
          </table:table-cell>
          <table:table-cell office:value-type="float" office:value="3759890432" calcext:value-type="float">
            <text:p>3759890432</text:p>
          </table:table-cell>
        </table:table-row>
        <table:table-row table:style-name="ro1">
          <table:table-cell office:value-type="date" office:date-value="2019-05-21" calcext:value-type="date">
            <text:p>21/05/19</text:p>
          </table:table-cell>
          <table:table-cell office:value-type="float" office:value="12111.8" calcext:value-type="float">
            <text:p>12111.8</text:p>
          </table:table-cell>
          <table:table-cell office:value-type="float" office:value="12143.47" calcext:value-type="float">
            <text:p>12143.47</text:p>
          </table:table-cell>
          <table:table-cell office:value-type="float" office:value="12178.25" calcext:value-type="float">
            <text:p>12178.25</text:p>
          </table:table-cell>
          <table:table-cell office:value-type="float" office:value="12066.9" calcext:value-type="float">
            <text:p>12066.9</text:p>
          </table:table-cell>
          <table:table-cell office:value-type="float" office:value="3604382976" calcext:value-type="float">
            <text:p>3604382976</text:p>
          </table:table-cell>
        </table:table-row>
        <table:table-row table:style-name="ro1">
          <table:table-cell office:value-type="date" office:date-value="2019-05-20" calcext:value-type="date">
            <text:p>20/05/19</text:p>
          </table:table-cell>
          <table:table-cell office:value-type="float" office:value="12226.85" calcext:value-type="float">
            <text:p>12226.85</text:p>
          </table:table-cell>
          <table:table-cell office:value-type="float" office:value="12041.29" calcext:value-type="float">
            <text:p>12041.29</text:p>
          </table:table-cell>
          <table:table-cell office:value-type="float" office:value="12246.5" calcext:value-type="float">
            <text:p>12246.5</text:p>
          </table:table-cell>
          <table:table-cell office:value-type="float" office:value="11993.91" calcext:value-type="float">
            <text:p>11993.91</text:p>
          </table:table-cell>
          <table:table-cell office:value-type="float" office:value="3945033472" calcext:value-type="float">
            <text:p>3945033472</text:p>
          </table:table-cell>
        </table:table-row>
        <table:table-row table:style-name="ro1">
          <table:table-cell office:value-type="date" office:date-value="2019-05-17" calcext:value-type="date">
            <text:p>17/05/19</text:p>
          </table:table-cell>
          <table:table-cell office:value-type="float" office:value="12252.68" calcext:value-type="float">
            <text:p>12252.68</text:p>
          </table:table-cell>
          <table:table-cell office:value-type="float" office:value="12238.94" calcext:value-type="float">
            <text:p>12238.94</text:p>
          </table:table-cell>
          <table:table-cell office:value-type="float" office:value="12270.89" calcext:value-type="float">
            <text:p>12270.89</text:p>
          </table:table-cell>
          <table:table-cell office:value-type="float" office:value="12150.33" calcext:value-type="float">
            <text:p>12150.33</text:p>
          </table:table-cell>
          <table:table-cell office:value-type="float" office:value="4577125888" calcext:value-type="float">
            <text:p>4577125888</text:p>
          </table:table-cell>
        </table:table-row>
        <table:table-row table:style-name="ro1">
          <table:table-cell office:value-type="date" office:date-value="2019-05-16" calcext:value-type="date">
            <text:p>16/05/19</text:p>
          </table:table-cell>
          <table:table-cell office:value-type="float" office:value="12077.36" calcext:value-type="float">
            <text:p>12077.36</text:p>
          </table:table-cell>
          <table:table-cell table:number-columns-repeated="2" office:value-type="float" office:value="12310.37" calcext:value-type="float">
            <text:p>12310.37</text:p>
          </table:table-cell>
          <table:table-cell office:value-type="float" office:value="12030.3" calcext:value-type="float">
            <text:p>12030.3</text:p>
          </table:table-cell>
          <table:table-cell office:value-type="float" office:value="4503846400" calcext:value-type="float">
            <text:p>4503846400</text:p>
          </table:table-cell>
        </table:table-row>
        <table:table-row table:style-name="ro1">
          <table:table-cell office:value-type="date" office:date-value="2019-05-15" calcext:value-type="date">
            <text:p>15/05/19</text:p>
          </table:table-cell>
          <table:table-cell office:value-type="float" office:value="12018.45" calcext:value-type="float">
            <text:p>12018.45</text:p>
          </table:table-cell>
          <table:table-cell table:number-columns-repeated="2" office:value-type="float" office:value="12099.57" calcext:value-type="float">
            <text:p>12099.57</text:p>
          </table:table-cell>
          <table:table-cell office:value-type="float" office:value="11862.21" calcext:value-type="float">
            <text:p>11862.21</text:p>
          </table:table-cell>
          <table:table-cell office:value-type="float" office:value="4824780800" calcext:value-type="float">
            <text:p>4824780800</text:p>
          </table:table-cell>
        </table:table-row>
        <table:table-row table:style-name="ro1">
          <table:table-cell office:value-type="date" office:date-value="2019-05-14" calcext:value-type="date">
            <text:p>14/05/19</text:p>
          </table:table-cell>
          <table:table-cell office:value-type="float" office:value="11908.77" calcext:value-type="float">
            <text:p>11908.77</text:p>
          </table:table-cell>
          <table:table-cell office:value-type="float" office:value="11991.62" calcext:value-type="float">
            <text:p>11991.62</text:p>
          </table:table-cell>
          <table:table-cell office:value-type="float" office:value="11991.83" calcext:value-type="float">
            <text:p>11991.83</text:p>
          </table:table-cell>
          <table:table-cell office:value-type="float" office:value="11897.93" calcext:value-type="float">
            <text:p>11897.93</text:p>
          </table:table-cell>
          <table:table-cell office:value-type="float" office:value="4284379904" calcext:value-type="float">
            <text:p>4284379904</text:p>
          </table:table-cell>
        </table:table-row>
        <table:table-row table:style-name="ro1">
          <table:table-cell office:value-type="date" office:date-value="2019-05-13" calcext:value-type="date">
            <text:p>13/05/19</text:p>
          </table:table-cell>
          <table:table-cell office:value-type="float" office:value="12044.1" calcext:value-type="float">
            <text:p>12044.1</text:p>
          </table:table-cell>
          <table:table-cell office:value-type="float" office:value="11876.65" calcext:value-type="float">
            <text:p>11876.65</text:p>
          </table:table-cell>
          <table:table-cell office:value-type="float" office:value="12052.93" calcext:value-type="float">
            <text:p>12052.93</text:p>
          </table:table-cell>
          <table:table-cell office:value-type="float" office:value="11844.47" calcext:value-type="float">
            <text:p>11844.47</text:p>
          </table:table-cell>
          <table:table-cell office:value-type="float" office:value="4450372608" calcext:value-type="float">
            <text:p>4450372608</text:p>
          </table:table-cell>
        </table:table-row>
        <table:table-row table:style-name="ro1">
          <table:table-cell office:value-type="date" office:date-value="2019-05-10" calcext:value-type="date">
            <text:p>10/05/19</text:p>
          </table:table-cell>
          <table:table-cell office:value-type="float" office:value="12105.28" calcext:value-type="float">
            <text:p>12105.28</text:p>
          </table:table-cell>
          <table:table-cell office:value-type="float" office:value="12059.83" calcext:value-type="float">
            <text:p>12059.83</text:p>
          </table:table-cell>
          <table:table-cell office:value-type="float" office:value="12140.61" calcext:value-type="float">
            <text:p>12140.61</text:p>
          </table:table-cell>
          <table:table-cell office:value-type="float" office:value="12009.75" calcext:value-type="float">
            <text:p>12009.75</text:p>
          </table:table-cell>
          <table:table-cell office:value-type="float" office:value="5102563840" calcext:value-type="float">
            <text:p>5102563840</text:p>
          </table:table-cell>
        </table:table-row>
        <table:table-row table:style-name="ro1">
          <table:table-cell office:value-type="date" office:date-value="2019-05-09" calcext:value-type="date">
            <text:p>09/05/19</text:p>
          </table:table-cell>
          <table:table-cell office:value-type="float" office:value="12098.02" calcext:value-type="float">
            <text:p>12098.02</text:p>
          </table:table-cell>
          <table:table-cell office:value-type="float" office:value="11973.92" calcext:value-type="float">
            <text:p>11973.92</text:p>
          </table:table-cell>
          <table:table-cell office:value-type="float" office:value="12125.96" calcext:value-type="float">
            <text:p>12125.96</text:p>
          </table:table-cell>
          <table:table-cell office:value-type="float" office:value="11957.31" calcext:value-type="float">
            <text:p>11957.31</text:p>
          </table:table-cell>
          <table:table-cell office:value-type="float" office:value="4785608192" calcext:value-type="float">
            <text:p>4785608192</text:p>
          </table:table-cell>
        </table:table-row>
        <table:table-row table:style-name="ro1">
          <table:table-cell office:value-type="date" office:date-value="2019-05-08" calcext:value-type="date">
            <text:p>08/05/19</text:p>
          </table:table-cell>
          <table:table-cell office:value-type="float" office:value="12110.87" calcext:value-type="float">
            <text:p>12110.87</text:p>
          </table:table-cell>
          <table:table-cell office:value-type="float" office:value="12179.93" calcext:value-type="float">
            <text:p>12179.93</text:p>
          </table:table-cell>
          <table:table-cell office:value-type="float" office:value="12208.48" calcext:value-type="float">
            <text:p>12208.48</text:p>
          </table:table-cell>
          <table:table-cell office:value-type="float" office:value="12063.74" calcext:value-type="float">
            <text:p>12063.74</text:p>
          </table:table-cell>
          <table:table-cell office:value-type="float" office:value="4903957504" calcext:value-type="float">
            <text:p>4903957504</text:p>
          </table:table-cell>
        </table:table-row>
        <table:table-row table:style-name="ro1">
          <table:table-cell office:value-type="date" office:date-value="2019-05-07" calcext:value-type="date">
            <text:p>07/05/19</text:p>
          </table:table-cell>
          <table:table-cell office:value-type="float" office:value="12298.71" calcext:value-type="float">
            <text:p>12298.71</text:p>
          </table:table-cell>
          <table:table-cell office:value-type="float" office:value="12092.74" calcext:value-type="float">
            <text:p>12092.74</text:p>
          </table:table-cell>
          <table:table-cell office:value-type="float" office:value="12319.05" calcext:value-type="float">
            <text:p>12319.05</text:p>
          </table:table-cell>
          <table:table-cell office:value-type="float" office:value="12056.8" calcext:value-type="float">
            <text:p>12056.8</text:p>
          </table:table-cell>
          <table:table-cell office:value-type="float" office:value="4710692352" calcext:value-type="float">
            <text:p>4710692352</text:p>
          </table:table-cell>
        </table:table-row>
        <table:table-row table:style-name="ro1">
          <table:table-cell office:value-type="date" office:date-value="2019-05-06" calcext:value-type="date">
            <text:p>06/05/19</text:p>
          </table:table-cell>
          <table:table-cell office:value-type="float" office:value="12171.9" calcext:value-type="float">
            <text:p>12171.9</text:p>
          </table:table-cell>
          <table:table-cell office:value-type="float" office:value="12286.88" calcext:value-type="float">
            <text:p>12286.88</text:p>
          </table:table-cell>
          <table:table-cell office:value-type="float" office:value="12298.66" calcext:value-type="float">
            <text:p>12298.66</text:p>
          </table:table-cell>
          <table:table-cell office:value-type="float" office:value="12135.42" calcext:value-type="float">
            <text:p>12135.42</text:p>
          </table:table-cell>
          <table:table-cell office:value-type="float" office:value="4105812992" calcext:value-type="float">
            <text:p>4105812992</text:p>
          </table:table-cell>
        </table:table-row>
        <table:table-row table:style-name="ro1">
          <table:table-cell office:value-type="date" office:date-value="2019-05-03" calcext:value-type="date">
            <text:p>03/05/19</text:p>
          </table:table-cell>
          <table:table-cell office:value-type="float" office:value="12345.32" calcext:value-type="float">
            <text:p>12345.32</text:p>
          </table:table-cell>
          <table:table-cell office:value-type="float" office:value="12412.75" calcext:value-type="float">
            <text:p>12412.75</text:p>
          </table:table-cell>
          <table:table-cell office:value-type="float" office:value="12435.67" calcext:value-type="float">
            <text:p>12435.67</text:p>
          </table:table-cell>
          <table:table-cell office:value-type="float" office:value="12344.23" calcext:value-type="float">
            <text:p>12344.23</text:p>
          </table:table-cell>
          <table:table-cell office:value-type="float" office:value="3696200704" calcext:value-type="float">
            <text:p>3696200704</text:p>
          </table:table-cell>
        </table:table-row>
        <table:table-row table:style-name="ro1">
          <table:table-cell office:value-type="date" office:date-value="2019-05-02" calcext:value-type="date">
            <text:p>02/05/19</text:p>
          </table:table-cell>
          <table:table-cell office:value-type="float" office:value="12349.1" calcext:value-type="float">
            <text:p>12349.1</text:p>
          </table:table-cell>
          <table:table-cell office:value-type="float" office:value="12345.42" calcext:value-type="float">
            <text:p>12345.42</text:p>
          </table:table-cell>
          <table:table-cell office:value-type="float" office:value="12402.87" calcext:value-type="float">
            <text:p>12402.87</text:p>
          </table:table-cell>
          <table:table-cell office:value-type="float" office:value="12303.96" calcext:value-type="float">
            <text:p>12303.96</text:p>
          </table:table-cell>
          <table:table-cell office:value-type="float" office:value="4336516608" calcext:value-type="float">
            <text:p>4336516608</text:p>
          </table:table-cell>
        </table:table-row>
        <table:table-row table:style-name="ro1">
          <table:table-cell office:value-type="date" office:date-value="2019-04-30" calcext:value-type="date">
            <text:p>30/04/19</text:p>
          </table:table-cell>
          <table:table-cell office:value-type="float" office:value="12313.97" calcext:value-type="float">
            <text:p>12313.97</text:p>
          </table:table-cell>
          <table:table-cell office:value-type="float" office:value="12344.08" calcext:value-type="float">
            <text:p>12344.08</text:p>
          </table:table-cell>
          <table:table-cell office:value-type="float" office:value="12345.31" calcext:value-type="float">
            <text:p>12345.31</text:p>
          </table:table-cell>
          <table:table-cell office:value-type="float" office:value="12281.72" calcext:value-type="float">
            <text:p>12281.72</text:p>
          </table:table-cell>
          <table:table-cell office:value-type="float" office:value="3653955840" calcext:value-type="float">
            <text:p>3653955840</text:p>
          </table:table-cell>
        </table:table-row>
        <table:table-row table:style-name="ro1">
          <table:table-cell office:value-type="date" office:date-value="2019-04-29" calcext:value-type="date">
            <text:p>29/04/19</text:p>
          </table:table-cell>
          <table:table-cell office:value-type="float" office:value="12308.98" calcext:value-type="float">
            <text:p>12308.98</text:p>
          </table:table-cell>
          <table:table-cell office:value-type="float" office:value="12328.02" calcext:value-type="float">
            <text:p>12328.02</text:p>
          </table:table-cell>
          <table:table-cell office:value-type="float" office:value="12376.06" calcext:value-type="float">
            <text:p>12376.06</text:p>
          </table:table-cell>
          <table:table-cell office:value-type="float" office:value="12266.34" calcext:value-type="float">
            <text:p>12266.34</text:p>
          </table:table-cell>
          <table:table-cell office:value-type="float" office:value="2859889408" calcext:value-type="float">
            <text:p>2859889408</text:p>
          </table:table-cell>
        </table:table-row>
        <table:table-row table:style-name="ro1">
          <table:table-cell office:value-type="date" office:date-value="2019-04-26" calcext:value-type="date">
            <text:p>26/04/19</text:p>
          </table:table-cell>
          <table:table-cell office:value-type="float" office:value="12284.46" calcext:value-type="float">
            <text:p>12284.46</text:p>
          </table:table-cell>
          <table:table-cell office:value-type="float" office:value="12315.18" calcext:value-type="float">
            <text:p>12315.18</text:p>
          </table:table-cell>
          <table:table-cell office:value-type="float" office:value="12323.64" calcext:value-type="float">
            <text:p>12323.64</text:p>
          </table:table-cell>
          <table:table-cell office:value-type="float" office:value="12259.76" calcext:value-type="float">
            <text:p>12259.76</text:p>
          </table:table-cell>
          <table:table-cell office:value-type="float" office:value="3694537984" calcext:value-type="float">
            <text:p>3694537984</text:p>
          </table:table-cell>
        </table:table-row>
        <table:table-row table:style-name="ro1">
          <table:table-cell office:value-type="date" office:date-value="2019-04-25" calcext:value-type="date">
            <text:p>25/04/19</text:p>
          </table:table-cell>
          <table:table-cell office:value-type="float" office:value="12304.53" calcext:value-type="float">
            <text:p>12304.53</text:p>
          </table:table-cell>
          <table:table-cell office:value-type="float" office:value="12282.6" calcext:value-type="float">
            <text:p>12282.6</text:p>
          </table:table-cell>
          <table:table-cell office:value-type="float" office:value="12321.79" calcext:value-type="float">
            <text:p>12321.79</text:p>
          </table:table-cell>
          <table:table-cell office:value-type="float" office:value="12236.14" calcext:value-type="float">
            <text:p>12236.14</text:p>
          </table:table-cell>
          <table:table-cell office:value-type="float" office:value="4221526784" calcext:value-type="float">
            <text:p>4221526784</text:p>
          </table:table-cell>
        </table:table-row>
        <table:table-row table:style-name="ro1">
          <table:table-cell office:value-type="date" office:date-value="2019-04-24" calcext:value-type="date">
            <text:p>24/04/19</text:p>
          </table:table-cell>
          <table:table-cell office:value-type="float" office:value="12232.99" calcext:value-type="float">
            <text:p>12232.99</text:p>
          </table:table-cell>
          <table:table-cell office:value-type="float" office:value="12313.16" calcext:value-type="float">
            <text:p>12313.16</text:p>
          </table:table-cell>
          <table:table-cell office:value-type="float" office:value="12349.83" calcext:value-type="float">
            <text:p>12349.83</text:p>
          </table:table-cell>
          <table:table-cell office:value-type="float" office:value="12223.98" calcext:value-type="float">
            <text:p>12223.98</text:p>
          </table:table-cell>
          <table:table-cell office:value-type="float" office:value="5255300096" calcext:value-type="float">
            <text:p>5255300096</text:p>
          </table:table-cell>
        </table:table-row>
        <table:table-row table:style-name="ro1">
          <table:table-cell office:value-type="date" office:date-value="2019-04-23" calcext:value-type="date">
            <text:p>23/04/19</text:p>
          </table:table-cell>
          <table:table-cell office:value-type="float" office:value="12224.32" calcext:value-type="float">
            <text:p>12224.32</text:p>
          </table:table-cell>
          <table:table-cell office:value-type="float" office:value="12235.51" calcext:value-type="float">
            <text:p>12235.51</text:p>
          </table:table-cell>
          <table:table-cell office:value-type="float" office:value="12251.81" calcext:value-type="float">
            <text:p>12251.81</text:p>
          </table:table-cell>
          <table:table-cell office:value-type="float" office:value="12182.98" calcext:value-type="float">
            <text:p>12182.98</text:p>
          </table:table-cell>
          <table:table-cell office:value-type="float" office:value="3483371008" calcext:value-type="float">
            <text:p>3483371008</text:p>
          </table:table-cell>
        </table:table-row>
        <table:table-row table:style-name="ro1">
          <table:table-cell office:value-type="date" office:date-value="2019-04-18" calcext:value-type="date">
            <text:p>18/04/19</text:p>
          </table:table-cell>
          <table:table-cell office:value-type="float" office:value="12138.14" calcext:value-type="float">
            <text:p>12138.14</text:p>
          </table:table-cell>
          <table:table-cell office:value-type="float" office:value="12222.39" calcext:value-type="float">
            <text:p>12222.39</text:p>
          </table:table-cell>
          <table:table-cell office:value-type="float" office:value="12243.63" calcext:value-type="float">
            <text:p>12243.63</text:p>
          </table:table-cell>
          <table:table-cell office:value-type="float" office:value="12100" calcext:value-type="float">
            <text:p>12100</text:p>
          </table:table-cell>
          <table:table-cell office:value-type="float" office:value="5130137088" calcext:value-type="float">
            <text:p>5130137088</text:p>
          </table:table-cell>
        </table:table-row>
        <table:table-row table:style-name="ro1">
          <table:table-cell office:value-type="date" office:date-value="2019-04-17" calcext:value-type="date">
            <text:p>17/04/19</text:p>
          </table:table-cell>
          <table:table-cell office:value-type="float" office:value="12100.44" calcext:value-type="float">
            <text:p>12100.44</text:p>
          </table:table-cell>
          <table:table-cell office:value-type="float" office:value="12153.07" calcext:value-type="float">
            <text:p>12153.07</text:p>
          </table:table-cell>
          <table:table-cell office:value-type="float" office:value="12195" calcext:value-type="float">
            <text:p>12195</text:p>
          </table:table-cell>
          <table:table-cell office:value-type="float" office:value="12086.89" calcext:value-type="float">
            <text:p>12086.89</text:p>
          </table:table-cell>
          <table:table-cell office:value-type="float" office:value="4428403712" calcext:value-type="float">
            <text:p>4428403712</text:p>
          </table:table-cell>
        </table:table-row>
        <table:table-row table:style-name="ro1">
          <table:table-cell office:value-type="date" office:date-value="2019-04-16" calcext:value-type="date">
            <text:p>16/04/19</text:p>
          </table:table-cell>
          <table:table-cell office:value-type="float" office:value="12026.74" calcext:value-type="float">
            <text:p>12026.74</text:p>
          </table:table-cell>
          <table:table-cell office:value-type="float" office:value="12101.32" calcext:value-type="float">
            <text:p>12101.32</text:p>
          </table:table-cell>
          <table:table-cell office:value-type="float" office:value="12116.25" calcext:value-type="float">
            <text:p>12116.25</text:p>
          </table:table-cell>
          <table:table-cell office:value-type="float" office:value="12025.66" calcext:value-type="float">
            <text:p>12025.66</text:p>
          </table:table-cell>
          <table:table-cell office:value-type="float" office:value="3509920000" calcext:value-type="float">
            <text:p>3509920000</text:p>
          </table:table-cell>
        </table:table-row>
        <table:table-row table:style-name="ro1">
          <table:table-cell office:value-type="date" office:date-value="2019-04-15" calcext:value-type="date">
            <text:p>15/04/19</text:p>
          </table:table-cell>
          <table:table-cell office:value-type="float" office:value="12011.11" calcext:value-type="float">
            <text:p>12011.11</text:p>
          </table:table-cell>
          <table:table-cell office:value-type="float" office:value="12020.28" calcext:value-type="float">
            <text:p>12020.28</text:p>
          </table:table-cell>
          <table:table-cell office:value-type="float" office:value="12029.98" calcext:value-type="float">
            <text:p>12029.98</text:p>
          </table:table-cell>
          <table:table-cell office:value-type="float" office:value="11983.33" calcext:value-type="float">
            <text:p>11983.33</text:p>
          </table:table-cell>
          <table:table-cell office:value-type="float" office:value="2751749376" calcext:value-type="float">
            <text:p>2751749376</text:p>
          </table:table-cell>
        </table:table-row>
        <table:table-row table:style-name="ro1">
          <table:table-cell office:value-type="date" office:date-value="2019-04-12" calcext:value-type="date">
            <text:p>12/04/19</text:p>
          </table:table-cell>
          <table:table-cell office:value-type="float" office:value="11912.58" calcext:value-type="float">
            <text:p>11912.58</text:p>
          </table:table-cell>
          <table:table-cell office:value-type="float" office:value="11999.93" calcext:value-type="float">
            <text:p>11999.93</text:p>
          </table:table-cell>
          <table:table-cell office:value-type="float" office:value="12031.15" calcext:value-type="float">
            <text:p>12031.15</text:p>
          </table:table-cell>
          <table:table-cell office:value-type="float" office:value="11889.99" calcext:value-type="float">
            <text:p>11889.99</text:p>
          </table:table-cell>
          <table:table-cell office:value-type="float" office:value="3788934656" calcext:value-type="float">
            <text:p>3788934656</text:p>
          </table:table-cell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float" office:value="11914.51" calcext:value-type="float">
            <text:p>11914.51</text:p>
          </table:table-cell>
          <table:table-cell office:value-type="float" office:value="11935.2" calcext:value-type="float">
            <text:p>11935.2</text:p>
          </table:table-cell>
          <table:table-cell office:value-type="float" office:value="11963.43" calcext:value-type="float">
            <text:p>11963.43</text:p>
          </table:table-cell>
          <table:table-cell office:value-type="float" office:value="11846.6" calcext:value-type="float">
            <text:p>11846.6</text:p>
          </table:table-cell>
          <table:table-cell office:value-type="float" office:value="3052921600" calcext:value-type="float">
            <text:p>3052921600</text:p>
          </table:table-cell>
        </table:table-row>
        <table:table-row table:style-name="ro1">
          <table:table-cell office:value-type="date" office:date-value="2019-04-10" calcext:value-type="date">
            <text:p>10/04/19</text:p>
          </table:table-cell>
          <table:table-cell office:value-type="float" office:value="11864.46" calcext:value-type="float">
            <text:p>11864.46</text:p>
          </table:table-cell>
          <table:table-cell office:value-type="float" office:value="11905.91" calcext:value-type="float">
            <text:p>11905.91</text:p>
          </table:table-cell>
          <table:table-cell office:value-type="float" office:value="11937.11" calcext:value-type="float">
            <text:p>11937.11</text:p>
          </table:table-cell>
          <table:table-cell office:value-type="float" office:value="11863.8" calcext:value-type="float">
            <text:p>11863.8</text:p>
          </table:table-cell>
          <table:table-cell office:value-type="float" office:value="2756793856" calcext:value-type="float">
            <text:p>2756793856</text:p>
          </table:table-cell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float" office:value="11927.01" calcext:value-type="float">
            <text:p>11927.01</text:p>
          </table:table-cell>
          <table:table-cell office:value-type="float" office:value="11850.57" calcext:value-type="float">
            <text:p>11850.57</text:p>
          </table:table-cell>
          <table:table-cell office:value-type="float" office:value="11988.53" calcext:value-type="float">
            <text:p>11988.53</text:p>
          </table:table-cell>
          <table:table-cell office:value-type="float" office:value="11850.57" calcext:value-type="float">
            <text:p>11850.57</text:p>
          </table:table-cell>
          <table:table-cell office:value-type="float" office:value="3117230848" calcext:value-type="float">
            <text:p>3117230848</text:p>
          </table:table-cell>
        </table:table-row>
        <table:table-row table:style-name="ro1">
          <table:table-cell office:value-type="date" office:date-value="2019-04-08" calcext:value-type="date">
            <text:p>08/04/19</text:p>
          </table:table-cell>
          <table:table-cell office:value-type="float" office:value="11979.73" calcext:value-type="float">
            <text:p>11979.73</text:p>
          </table:table-cell>
          <table:table-cell office:value-type="float" office:value="11963.4" calcext:value-type="float">
            <text:p>11963.4</text:p>
          </table:table-cell>
          <table:table-cell office:value-type="float" office:value="11989.59" calcext:value-type="float">
            <text:p>11989.59</text:p>
          </table:table-cell>
          <table:table-cell office:value-type="float" office:value="11948.26" calcext:value-type="float">
            <text:p>11948.26</text:p>
          </table:table-cell>
          <table:table-cell office:value-type="float" office:value="2755551488" calcext:value-type="float">
            <text:p>2755551488</text:p>
          </table:table-cell>
        </table:table-row>
        <table:table-row table:style-name="ro1">
          <table:table-cell office:value-type="date" office:date-value="2019-04-05" calcext:value-type="date">
            <text:p>05/04/19</text:p>
          </table:table-cell>
          <table:table-cell office:value-type="float" office:value="11993.22" calcext:value-type="float">
            <text:p>11993.22</text:p>
          </table:table-cell>
          <table:table-cell office:value-type="float" office:value="12009.75" calcext:value-type="float">
            <text:p>12009.75</text:p>
          </table:table-cell>
          <table:table-cell office:value-type="float" office:value="12024.23" calcext:value-type="float">
            <text:p>12024.23</text:p>
          </table:table-cell>
          <table:table-cell office:value-type="float" office:value="11967.7" calcext:value-type="float">
            <text:p>11967.7</text:p>
          </table:table-cell>
          <table:table-cell office:value-type="float" office:value="3190375168" calcext:value-type="float">
            <text:p>3190375168</text:p>
          </table:table-cell>
        </table:table-row>
        <table:table-row table:style-name="ro1">
          <table:table-cell office:value-type="date" office:date-value="2019-04-04" calcext:value-type="date">
            <text:p>04/04/19</text:p>
          </table:table-cell>
          <table:table-cell office:value-type="float" office:value="11924.61" calcext:value-type="float">
            <text:p>11924.61</text:p>
          </table:table-cell>
          <table:table-cell office:value-type="float" office:value="11988.01" calcext:value-type="float">
            <text:p>11988.01</text:p>
          </table:table-cell>
          <table:table-cell office:value-type="float" office:value="12029.26" calcext:value-type="float">
            <text:p>12029.26</text:p>
          </table:table-cell>
          <table:table-cell office:value-type="float" office:value="11916.57" calcext:value-type="float">
            <text:p>11916.57</text:p>
          </table:table-cell>
          <table:table-cell office:value-type="float" office:value="3280741888" calcext:value-type="float">
            <text:p>3280741888</text:p>
          </table:table-cell>
        </table:table-row>
        <table:table-row table:style-name="ro1">
          <table:table-cell office:value-type="date" office:date-value="2019-04-03" calcext:value-type="date">
            <text:p>03/04/19</text:p>
          </table:table-cell>
          <table:table-cell office:value-type="float" office:value="11855.4" calcext:value-type="float">
            <text:p>11855.4</text:p>
          </table:table-cell>
          <table:table-cell office:value-type="float" office:value="11954.4" calcext:value-type="float">
            <text:p>11954.4</text:p>
          </table:table-cell>
          <table:table-cell office:value-type="float" office:value="11961.36" calcext:value-type="float">
            <text:p>11961.36</text:p>
          </table:table-cell>
          <table:table-cell office:value-type="float" office:value="11854.21" calcext:value-type="float">
            <text:p>11854.21</text:p>
          </table:table-cell>
          <table:table-cell office:value-type="float" office:value="4059056640" calcext:value-type="float">
            <text:p>4059056640</text:p>
          </table:table-cell>
        </table:table-row>
        <table:table-row table:style-name="ro1">
          <table:table-cell office:value-type="date" office:date-value="2019-04-02" calcext:value-type="date">
            <text:p>02/04/19</text:p>
          </table:table-cell>
          <table:table-cell office:value-type="float" office:value="11703.24" calcext:value-type="float">
            <text:p>11703.24</text:p>
          </table:table-cell>
          <table:table-cell office:value-type="float" office:value="11754.79" calcext:value-type="float">
            <text:p>11754.79</text:p>
          </table:table-cell>
          <table:table-cell office:value-type="float" office:value="11777.65" calcext:value-type="float">
            <text:p>11777.65</text:p>
          </table:table-cell>
          <table:table-cell office:value-type="float" office:value="11659.15" calcext:value-type="float">
            <text:p>11659.15</text:p>
          </table:table-cell>
          <table:table-cell office:value-type="float" office:value="3294680576" calcext:value-type="float">
            <text:p>3294680576</text:p>
          </table:table-cell>
        </table:table-row>
        <table:table-row table:style-name="ro1">
          <table:table-cell office:value-type="date" office:date-value="2019-04-01" calcext:value-type="date">
            <text:p>01/04/19</text:p>
          </table:table-cell>
          <table:table-cell office:value-type="float" office:value="11617.18" calcext:value-type="float">
            <text:p>11617.18</text:p>
          </table:table-cell>
          <table:table-cell office:value-type="float" office:value="11681.99" calcext:value-type="float">
            <text:p>11681.99</text:p>
          </table:table-cell>
          <table:table-cell office:value-type="float" office:value="11706.64" calcext:value-type="float">
            <text:p>11706.64</text:p>
          </table:table-cell>
          <table:table-cell office:value-type="float" office:value="11612.7" calcext:value-type="float">
            <text:p>11612.7</text:p>
          </table:table-cell>
          <table:table-cell office:value-type="float" office:value="4027214336" calcext:value-type="float">
            <text:p>4027214336</text:p>
          </table:table-cell>
        </table:table-row>
        <table:table-row table:style-name="ro1">
          <table:table-cell office:value-type="date" office:date-value="2019-03-29" calcext:value-type="date">
            <text:p>29/03/19</text:p>
          </table:table-cell>
          <table:table-cell office:value-type="float" office:value="11492.09" calcext:value-type="float">
            <text:p>11492.09</text:p>
          </table:table-cell>
          <table:table-cell office:value-type="float" office:value="11526.04" calcext:value-type="float">
            <text:p>11526.04</text:p>
          </table:table-cell>
          <table:table-cell office:value-type="float" office:value="11549.42" calcext:value-type="float">
            <text:p>11549.42</text:p>
          </table:table-cell>
          <table:table-cell office:value-type="float" office:value="11442.12" calcext:value-type="float">
            <text:p>11442.12</text:p>
          </table:table-cell>
          <table:table-cell office:value-type="float" office:value="3847521792" calcext:value-type="float">
            <text:p>3847521792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float" office:value="11422.16" calcext:value-type="float">
            <text:p>11422.16</text:p>
          </table:table-cell>
          <table:table-cell office:value-type="float" office:value="11428.16" calcext:value-type="float">
            <text:p>11428.16</text:p>
          </table:table-cell>
          <table:table-cell office:value-type="float" office:value="11494.15" calcext:value-type="float">
            <text:p>11494.15</text:p>
          </table:table-cell>
          <table:table-cell office:value-type="float" office:value="11414.66" calcext:value-type="float">
            <text:p>11414.66</text:p>
          </table:table-cell>
          <table:table-cell office:value-type="float" office:value="3245212416" calcext:value-type="float">
            <text:p>3245212416</text:p>
          </table:table-cell>
        </table:table-row>
        <table:table-row table:style-name="ro1">
          <table:table-cell office:value-type="date" office:date-value="2019-03-27" calcext:value-type="date">
            <text:p>27/03/19</text:p>
          </table:table-cell>
          <table:table-cell office:value-type="float" office:value="11439.02" calcext:value-type="float">
            <text:p>11439.02</text:p>
          </table:table-cell>
          <table:table-cell office:value-type="float" office:value="11419.04" calcext:value-type="float">
            <text:p>11419.04</text:p>
          </table:table-cell>
          <table:table-cell office:value-type="float" office:value="11502.35" calcext:value-type="float">
            <text:p>11502.35</text:p>
          </table:table-cell>
          <table:table-cell office:value-type="float" office:value="11368.13" calcext:value-type="float">
            <text:p>11368.13</text:p>
          </table:table-cell>
          <table:table-cell office:value-type="float" office:value="3837540352" calcext:value-type="float">
            <text:p>3837540352</text:p>
          </table:table-cell>
        </table:table-row>
        <table:table-row table:style-name="ro1">
          <table:table-cell office:value-type="date" office:date-value="2019-03-26" calcext:value-type="date">
            <text:p>26/03/19</text:p>
          </table:table-cell>
          <table:table-cell office:value-type="float" office:value="11374.18" calcext:value-type="float">
            <text:p>11374.18</text:p>
          </table:table-cell>
          <table:table-cell office:value-type="float" office:value="11419.48" calcext:value-type="float">
            <text:p>11419.48</text:p>
          </table:table-cell>
          <table:table-cell office:value-type="float" office:value="11447.13" calcext:value-type="float">
            <text:p>11447.13</text:p>
          </table:table-cell>
          <table:table-cell office:value-type="float" office:value="11299.8" calcext:value-type="float">
            <text:p>11299.8</text:p>
          </table:table-cell>
          <table:table-cell office:value-type="float" office:value="3612043776" calcext:value-type="float">
            <text:p>3612043776</text:p>
          </table:table-cell>
        </table:table-row>
        <table:table-row table:style-name="ro1">
          <table:table-cell office:value-type="date" office:date-value="2019-03-25" calcext:value-type="date">
            <text:p>25/03/19</text:p>
          </table:table-cell>
          <table:table-cell office:value-type="float" office:value="11323.2" calcext:value-type="float">
            <text:p>11323.2</text:p>
          </table:table-cell>
          <table:table-cell office:value-type="float" office:value="11346.65" calcext:value-type="float">
            <text:p>11346.65</text:p>
          </table:table-cell>
          <table:table-cell office:value-type="float" office:value="11392" calcext:value-type="float">
            <text:p>11392</text:p>
          </table:table-cell>
          <table:table-cell office:value-type="float" office:value="11312.54" calcext:value-type="float">
            <text:p>11312.54</text:p>
          </table:table-cell>
          <table:table-cell office:value-type="float" office:value="3091406080" calcext:value-type="float">
            <text:p>3091406080</text:p>
          </table:table-cell>
        </table:table-row>
        <table:table-row table:style-name="ro1">
          <table:table-cell office:value-type="date" office:date-value="2019-03-22" calcext:value-type="date">
            <text:p>22/03/19</text:p>
          </table:table-cell>
          <table:table-cell office:value-type="float" office:value="11578.39" calcext:value-type="float">
            <text:p>11578.39</text:p>
          </table:table-cell>
          <table:table-cell office:value-type="float" office:value="11364.17" calcext:value-type="float">
            <text:p>11364.17</text:p>
          </table:table-cell>
          <table:table-cell office:value-type="float" office:value="11623.97" calcext:value-type="float">
            <text:p>11623.97</text:p>
          </table:table-cell>
          <table:table-cell office:value-type="float" office:value="11356.49" calcext:value-type="float">
            <text:p>11356.49</text:p>
          </table:table-cell>
          <table:table-cell office:value-type="float" office:value="4648299520" calcext:value-type="float">
            <text:p>4648299520</text:p>
          </table:table-cell>
        </table:table-row>
        <table:table-row table:style-name="ro1">
          <table:table-cell office:value-type="date" office:date-value="2019-03-21" calcext:value-type="date">
            <text:p>21/03/19</text:p>
          </table:table-cell>
          <table:table-cell office:value-type="float" office:value="11566.87" calcext:value-type="float">
            <text:p>11566.87</text:p>
          </table:table-cell>
          <table:table-cell office:value-type="float" office:value="11549.96" calcext:value-type="float">
            <text:p>11549.96</text:p>
          </table:table-cell>
          <table:table-cell office:value-type="float" office:value="11582.54" calcext:value-type="float">
            <text:p>11582.54</text:p>
          </table:table-cell>
          <table:table-cell office:value-type="float" office:value="11467.79" calcext:value-type="float">
            <text:p>11467.79</text:p>
          </table:table-cell>
          <table:table-cell office:value-type="float" office:value="3613988864" calcext:value-type="float">
            <text:p>3613988864</text:p>
          </table:table-cell>
        </table:table-row>
        <table:table-row table:style-name="ro1">
          <table:table-cell office:value-type="date" office:date-value="2019-03-20" calcext:value-type="date">
            <text:p>20/03/19</text:p>
          </table:table-cell>
          <table:table-cell office:value-type="float" office:value="11704.44" calcext:value-type="float">
            <text:p>11704.44</text:p>
          </table:table-cell>
          <table:table-cell office:value-type="float" office:value="11603.89" calcext:value-type="float">
            <text:p>11603.89</text:p>
          </table:table-cell>
          <table:table-cell office:value-type="float" office:value="11721.41" calcext:value-type="float">
            <text:p>11721.41</text:p>
          </table:table-cell>
          <table:table-cell office:value-type="float" office:value="11596.2" calcext:value-type="float">
            <text:p>11596.2</text:p>
          </table:table-cell>
          <table:table-cell office:value-type="float" office:value="4652830720" calcext:value-type="float">
            <text:p>4652830720</text:p>
          </table:table-cell>
        </table:table-row>
        <table:table-row table:style-name="ro1">
          <table:table-cell office:value-type="date" office:date-value="2019-03-19" calcext:value-type="date">
            <text:p>19/03/19</text:p>
          </table:table-cell>
          <table:table-cell office:value-type="float" office:value="11672.76" calcext:value-type="float">
            <text:p>11672.76</text:p>
          </table:table-cell>
          <table:table-cell office:value-type="float" office:value="11788.41" calcext:value-type="float">
            <text:p>11788.41</text:p>
          </table:table-cell>
          <table:table-cell office:value-type="float" office:value="11823.29" calcext:value-type="float">
            <text:p>11823.29</text:p>
          </table:table-cell>
          <table:table-cell office:value-type="float" office:value="11652.02" calcext:value-type="float">
            <text:p>11652.02</text:p>
          </table:table-cell>
          <table:table-cell office:value-type="float" office:value="3343670016" calcext:value-type="float">
            <text:p>3343670016</text:p>
          </table:table-cell>
        </table:table-row>
        <table:table-row table:style-name="ro1">
          <table:table-cell office:value-type="date" office:date-value="2019-03-18" calcext:value-type="date">
            <text:p>18/03/19</text:p>
          </table:table-cell>
          <table:table-cell office:value-type="float" office:value="11685.54" calcext:value-type="float">
            <text:p>11685.54</text:p>
          </table:table-cell>
          <table:table-cell office:value-type="float" office:value="11657.06" calcext:value-type="float">
            <text:p>11657.06</text:p>
          </table:table-cell>
          <table:table-cell office:value-type="float" office:value="11712.36" calcext:value-type="float">
            <text:p>11712.36</text:p>
          </table:table-cell>
          <table:table-cell office:value-type="float" office:value="11635.88" calcext:value-type="float">
            <text:p>11635.88</text:p>
          </table:table-cell>
          <table:table-cell office:value-type="float" office:value="3132567808" calcext:value-type="float">
            <text:p>3132567808</text:p>
          </table:table-cell>
        </table:table-row>
        <table:table-row table:style-name="ro1">
          <table:table-cell office:value-type="date" office:date-value="2019-03-15" calcext:value-type="date">
            <text:p>15/03/19</text:p>
          </table:table-cell>
          <table:table-cell office:value-type="float" office:value="11608.67" calcext:value-type="float">
            <text:p>11608.67</text:p>
          </table:table-cell>
          <table:table-cell office:value-type="float" office:value="11685.69" calcext:value-type="float">
            <text:p>11685.69</text:p>
          </table:table-cell>
          <table:table-cell office:value-type="float" office:value="11725.66" calcext:value-type="float">
            <text:p>11725.66</text:p>
          </table:table-cell>
          <table:table-cell office:value-type="float" office:value="11575.33" calcext:value-type="float">
            <text:p>11575.33</text:p>
          </table:table-cell>
          <table:table-cell office:value-type="float" office:value="8687595520" calcext:value-type="float">
            <text:p>8687595520</text:p>
          </table:table-cell>
        </table:table-row>
        <table:table-row table:style-name="ro1">
          <table:table-cell office:value-type="date" office:date-value="2019-03-14" calcext:value-type="date">
            <text:p>14/03/19</text:p>
          </table:table-cell>
          <table:table-cell office:value-type="float" office:value="11573.42" calcext:value-type="float">
            <text:p>11573.42</text:p>
          </table:table-cell>
          <table:table-cell office:value-type="float" office:value="11587.47" calcext:value-type="float">
            <text:p>11587.47</text:p>
          </table:table-cell>
          <table:table-cell office:value-type="float" office:value="11635.76" calcext:value-type="float">
            <text:p>11635.76</text:p>
          </table:table-cell>
          <table:table-cell office:value-type="float" office:value="11541.1" calcext:value-type="float">
            <text:p>11541.1</text:p>
          </table:table-cell>
          <table:table-cell office:value-type="float" office:value="3565055488" calcext:value-type="float">
            <text:p>3565055488</text:p>
          </table:table-cell>
        </table:table-row>
        <table:table-row table:style-name="ro1">
          <table:table-cell office:value-type="date" office:date-value="2019-03-13" calcext:value-type="date">
            <text:p>13/03/19</text:p>
          </table:table-cell>
          <table:table-cell office:value-type="float" office:value="11499.32" calcext:value-type="float">
            <text:p>11499.32</text:p>
          </table:table-cell>
          <table:table-cell office:value-type="float" office:value="11572.41" calcext:value-type="float">
            <text:p>11572.41</text:p>
          </table:table-cell>
          <table:table-cell office:value-type="float" office:value="11586.9" calcext:value-type="float">
            <text:p>11586.9</text:p>
          </table:table-cell>
          <table:table-cell office:value-type="float" office:value="11486.74" calcext:value-type="float">
            <text:p>11486.74</text:p>
          </table:table-cell>
          <table:table-cell office:value-type="float" office:value="3447511040" calcext:value-type="float">
            <text:p>3447511040</text:p>
          </table:table-cell>
        </table:table-row>
        <table:table-row table:style-name="ro1">
          <table:table-cell office:value-type="date" office:date-value="2019-03-12" calcext:value-type="date">
            <text:p>12/03/19</text:p>
          </table:table-cell>
          <table:table-cell office:value-type="float" office:value="11612.46" calcext:value-type="float">
            <text:p>11612.46</text:p>
          </table:table-cell>
          <table:table-cell office:value-type="float" office:value="11524.17" calcext:value-type="float">
            <text:p>11524.17</text:p>
          </table:table-cell>
          <table:table-cell office:value-type="float" office:value="11618.73" calcext:value-type="float">
            <text:p>11618.73</text:p>
          </table:table-cell>
          <table:table-cell office:value-type="float" office:value="11499.47" calcext:value-type="float">
            <text:p>11499.47</text:p>
          </table:table-cell>
          <table:table-cell office:value-type="float" office:value="3626647296" calcext:value-type="float">
            <text:p>3626647296</text:p>
          </table:table-cell>
        </table:table-row>
        <table:table-row table:style-name="ro1">
          <table:table-cell office:value-type="date" office:date-value="2019-03-11" calcext:value-type="date">
            <text:p>11/03/19</text:p>
          </table:table-cell>
          <table:table-cell office:value-type="float" office:value="11497.98" calcext:value-type="float">
            <text:p>11497.98</text:p>
          </table:table-cell>
          <table:table-cell office:value-type="float" office:value="11543.48" calcext:value-type="float">
            <text:p>11543.48</text:p>
          </table:table-cell>
          <table:table-cell office:value-type="float" office:value="11550.59" calcext:value-type="float">
            <text:p>11550.59</text:p>
          </table:table-cell>
          <table:table-cell office:value-type="float" office:value="11462.9" calcext:value-type="float">
            <text:p>11462.9</text:p>
          </table:table-cell>
          <table:table-cell office:value-type="float" office:value="2810280960" calcext:value-type="float">
            <text:p>2810280960</text:p>
          </table:table-cell>
        </table:table-row>
        <table:table-row table:style-name="ro1">
          <table:table-cell office:value-type="date" office:date-value="2019-03-08" calcext:value-type="date">
            <text:p>08/03/19</text:p>
          </table:table-cell>
          <table:table-cell office:value-type="float" office:value="11429.77" calcext:value-type="float">
            <text:p>11429.77</text:p>
          </table:table-cell>
          <table:table-cell office:value-type="float" office:value="11457.84" calcext:value-type="float">
            <text:p>11457.84</text:p>
          </table:table-cell>
          <table:table-cell office:value-type="float" office:value="11475.55" calcext:value-type="float">
            <text:p>11475.55</text:p>
          </table:table-cell>
          <table:table-cell office:value-type="float" office:value="11405.21" calcext:value-type="float">
            <text:p>11405.21</text:p>
          </table:table-cell>
          <table:table-cell office:value-type="float" office:value="3491382016" calcext:value-type="float">
            <text:p>3491382016</text:p>
          </table:table-cell>
        </table:table-row>
        <table:table-row table:style-name="ro1">
          <table:table-cell office:value-type="date" office:date-value="2019-03-07" calcext:value-type="date">
            <text:p>07/03/19</text:p>
          </table:table-cell>
          <table:table-cell office:value-type="float" office:value="11546.42" calcext:value-type="float">
            <text:p>11546.42</text:p>
          </table:table-cell>
          <table:table-cell office:value-type="float" office:value="11517.8" calcext:value-type="float">
            <text:p>11517.8</text:p>
          </table:table-cell>
          <table:table-cell office:value-type="float" office:value="11612.95" calcext:value-type="float">
            <text:p>11612.95</text:p>
          </table:table-cell>
          <table:table-cell office:value-type="float" office:value="11452.86" calcext:value-type="float">
            <text:p>11452.86</text:p>
          </table:table-cell>
          <table:table-cell office:value-type="float" office:value="3807980288" calcext:value-type="float">
            <text:p>3807980288</text:p>
          </table:table-cell>
        </table:table-row>
        <table:table-row table:style-name="ro1">
          <table:table-cell office:value-type="date" office:date-value="2019-03-06" calcext:value-type="date">
            <text:p>06/03/19</text:p>
          </table:table-cell>
          <table:table-cell office:value-type="float" office:value="11593.21" calcext:value-type="float">
            <text:p>11593.21</text:p>
          </table:table-cell>
          <table:table-cell office:value-type="float" office:value="11587.63" calcext:value-type="float">
            <text:p>11587.63</text:p>
          </table:table-cell>
          <table:table-cell office:value-type="float" office:value="11652.77" calcext:value-type="float">
            <text:p>11652.77</text:p>
          </table:table-cell>
          <table:table-cell office:value-type="float" office:value="11565.22" calcext:value-type="float">
            <text:p>11565.22</text:p>
          </table:table-cell>
          <table:table-cell office:value-type="float" office:value="2651564032" calcext:value-type="float">
            <text:p>2651564032</text:p>
          </table:table-cell>
        </table:table-row>
        <table:table-row table:style-name="ro1">
          <table:table-cell office:value-type="date" office:date-value="2019-03-05" calcext:value-type="date">
            <text:p>05/03/19</text:p>
          </table:table-cell>
          <table:table-cell office:value-type="float" office:value="11570.97" calcext:value-type="float">
            <text:p>11570.97</text:p>
          </table:table-cell>
          <table:table-cell office:value-type="float" office:value="11620.74" calcext:value-type="float">
            <text:p>11620.74</text:p>
          </table:table-cell>
          <table:table-cell office:value-type="float" office:value="11627.78" calcext:value-type="float">
            <text:p>11627.78</text:p>
          </table:table-cell>
          <table:table-cell office:value-type="float" office:value="11551.45" calcext:value-type="float">
            <text:p>11551.45</text:p>
          </table:table-cell>
          <table:table-cell office:value-type="float" office:value="2691672320" calcext:value-type="float">
            <text:p>2691672320</text:p>
          </table:table-cell>
        </table:table-row>
        <table:table-row table:style-name="ro1">
          <table:table-cell office:value-type="date" office:date-value="2019-03-04" calcext:value-type="date">
            <text:p>04/03/19</text:p>
          </table:table-cell>
          <table:table-cell office:value-type="float" office:value="11646.21" calcext:value-type="float">
            <text:p>11646.21</text:p>
          </table:table-cell>
          <table:table-cell office:value-type="float" office:value="11592.66" calcext:value-type="float">
            <text:p>11592.66</text:p>
          </table:table-cell>
          <table:table-cell office:value-type="float" office:value="11650.44" calcext:value-type="float">
            <text:p>11650.44</text:p>
          </table:table-cell>
          <table:table-cell office:value-type="float" office:value="11591.74" calcext:value-type="float">
            <text:p>11591.74</text:p>
          </table:table-cell>
          <table:table-cell office:value-type="float" office:value="2627893248" calcext:value-type="float">
            <text:p>2627893248</text:p>
          </table:table-cell>
        </table:table-row>
        <table:table-row table:style-name="ro1">
          <table:table-cell office:value-type="date" office:date-value="2019-03-01" calcext:value-type="date">
            <text:p>01/03/19</text:p>
          </table:table-cell>
          <table:table-cell office:value-type="float" office:value="11584.24" calcext:value-type="float">
            <text:p>11584.24</text:p>
          </table:table-cell>
          <table:table-cell office:value-type="float" office:value="11601.68" calcext:value-type="float">
            <text:p>11601.68</text:p>
          </table:table-cell>
          <table:table-cell office:value-type="float" office:value="11676.86" calcext:value-type="float">
            <text:p>11676.86</text:p>
          </table:table-cell>
          <table:table-cell office:value-type="float" office:value="11583.08" calcext:value-type="float">
            <text:p>11583.08</text:p>
          </table:table-cell>
          <table:table-cell office:value-type="float" office:value="3428219904" calcext:value-type="float">
            <text:p>3428219904</text:p>
          </table:table-cell>
        </table:table-row>
        <table:table-row table:style-name="ro1">
          <table:table-cell office:value-type="date" office:date-value="2019-02-28" calcext:value-type="date">
            <text:p>28/02/19</text:p>
          </table:table-cell>
          <table:table-cell office:value-type="float" office:value="11430.8" calcext:value-type="float">
            <text:p>11430.8</text:p>
          </table:table-cell>
          <table:table-cell office:value-type="float" office:value="11515.64" calcext:value-type="float">
            <text:p>11515.64</text:p>
          </table:table-cell>
          <table:table-cell office:value-type="float" office:value="11524.99" calcext:value-type="float">
            <text:p>11524.99</text:p>
          </table:table-cell>
          <table:table-cell office:value-type="float" office:value="11416.08" calcext:value-type="float">
            <text:p>11416.08</text:p>
          </table:table-cell>
          <table:table-cell office:value-type="float" office:value="3696711168" calcext:value-type="float">
            <text:p>3696711168</text:p>
          </table:table-cell>
        </table:table-row>
        <table:table-row table:style-name="ro1">
          <table:table-cell office:value-type="date" office:date-value="2019-02-27" calcext:value-type="date">
            <text:p>27/02/19</text:p>
          </table:table-cell>
          <table:table-cell office:value-type="float" office:value="11493.81" calcext:value-type="float">
            <text:p>11493.81</text:p>
          </table:table-cell>
          <table:table-cell office:value-type="float" office:value="11487.33" calcext:value-type="float">
            <text:p>11487.33</text:p>
          </table:table-cell>
          <table:table-cell office:value-type="float" office:value="11521.22" calcext:value-type="float">
            <text:p>11521.22</text:p>
          </table:table-cell>
          <table:table-cell office:value-type="float" office:value="11442.97" calcext:value-type="float">
            <text:p>11442.97</text:p>
          </table:table-cell>
          <table:table-cell office:value-type="float" office:value="3482933760" calcext:value-type="float">
            <text:p>3482933760</text:p>
          </table:table-cell>
        </table:table-row>
        <table:table-row table:style-name="ro1">
          <table:table-cell office:value-type="date" office:date-value="2019-02-26" calcext:value-type="date">
            <text:p>26/02/19</text:p>
          </table:table-cell>
          <table:table-cell office:value-type="float" office:value="11446.29" calcext:value-type="float">
            <text:p>11446.29</text:p>
          </table:table-cell>
          <table:table-cell office:value-type="float" office:value="11540.79" calcext:value-type="float">
            <text:p>11540.79</text:p>
          </table:table-cell>
          <table:table-cell office:value-type="float" office:value="11556.87" calcext:value-type="float">
            <text:p>11556.87</text:p>
          </table:table-cell>
          <table:table-cell office:value-type="float" office:value="11441.87" calcext:value-type="float">
            <text:p>11441.87</text:p>
          </table:table-cell>
          <table:table-cell office:value-type="float" office:value="3332213760" calcext:value-type="float">
            <text:p>3332213760</text:p>
          </table:table-cell>
        </table:table-row>
        <table:table-row table:style-name="ro1">
          <table:table-cell office:value-type="date" office:date-value="2019-02-25" calcext:value-type="date">
            <text:p>25/02/19</text:p>
          </table:table-cell>
          <table:table-cell office:value-type="float" office:value="11517.76" calcext:value-type="float">
            <text:p>11517.76</text:p>
          </table:table-cell>
          <table:table-cell office:value-type="float" office:value="11505.39" calcext:value-type="float">
            <text:p>11505.39</text:p>
          </table:table-cell>
          <table:table-cell office:value-type="float" office:value="11544.31" calcext:value-type="float">
            <text:p>11544.31</text:p>
          </table:table-cell>
          <table:table-cell office:value-type="float" office:value="11480.49" calcext:value-type="float">
            <text:p>11480.49</text:p>
          </table:table-cell>
          <table:table-cell office:value-type="float" office:value="3295535360" calcext:value-type="float">
            <text:p>3295535360</text:p>
          </table:table-cell>
        </table:table-row>
        <table:table-row table:style-name="ro1">
          <table:table-cell office:value-type="date" office:date-value="2019-02-22" calcext:value-type="date">
            <text:p>22/02/19</text:p>
          </table:table-cell>
          <table:table-cell office:value-type="float" office:value="11422.62" calcext:value-type="float">
            <text:p>11422.62</text:p>
          </table:table-cell>
          <table:table-cell office:value-type="float" office:value="11457.7" calcext:value-type="float">
            <text:p>11457.7</text:p>
          </table:table-cell>
          <table:table-cell office:value-type="float" office:value="11504.71" calcext:value-type="float">
            <text:p>11504.71</text:p>
          </table:table-cell>
          <table:table-cell office:value-type="float" office:value="11420.74" calcext:value-type="float">
            <text:p>11420.74</text:p>
          </table:table-cell>
          <table:table-cell office:value-type="float" office:value="2972969216" calcext:value-type="float">
            <text:p>2972969216</text:p>
          </table:table-cell>
        </table:table-row>
        <table:table-row table:style-name="ro1">
          <table:table-cell office:value-type="date" office:date-value="2019-02-21" calcext:value-type="date">
            <text:p>21/02/19</text:p>
          </table:table-cell>
          <table:table-cell office:value-type="float" office:value="11448.65" calcext:value-type="float">
            <text:p>11448.65</text:p>
          </table:table-cell>
          <table:table-cell office:value-type="float" office:value="11423.28" calcext:value-type="float">
            <text:p>11423.28</text:p>
          </table:table-cell>
          <table:table-cell office:value-type="float" office:value="11454.44" calcext:value-type="float">
            <text:p>11454.44</text:p>
          </table:table-cell>
          <table:table-cell office:value-type="float" office:value="11392.27" calcext:value-type="float">
            <text:p>11392.27</text:p>
          </table:table-cell>
          <table:table-cell office:value-type="float" office:value="3064507904" calcext:value-type="float">
            <text:p>3064507904</text:p>
          </table:table-cell>
        </table:table-row>
        <table:table-row table:style-name="ro1">
          <table:table-cell office:value-type="date" office:date-value="2019-02-20" calcext:value-type="date">
            <text:p>20/02/19</text:p>
          </table:table-cell>
          <table:table-cell office:value-type="float" office:value="11338.74" calcext:value-type="float">
            <text:p>11338.74</text:p>
          </table:table-cell>
          <table:table-cell office:value-type="float" office:value="11401.97" calcext:value-type="float">
            <text:p>11401.97</text:p>
          </table:table-cell>
          <table:table-cell office:value-type="float" office:value="11437.47" calcext:value-type="float">
            <text:p>11437.47</text:p>
          </table:table-cell>
          <table:table-cell office:value-type="float" office:value="11318.74" calcext:value-type="float">
            <text:p>11318.74</text:p>
          </table:table-cell>
          <table:table-cell office:value-type="float" office:value="3343634176" calcext:value-type="float">
            <text:p>3343634176</text:p>
          </table:table-cell>
        </table:table-row>
        <table:table-row table:style-name="ro1">
          <table:table-cell office:value-type="date" office:date-value="2019-02-19" calcext:value-type="date">
            <text:p>19/02/19</text:p>
          </table:table-cell>
          <table:table-cell office:value-type="float" office:value="11280.73" calcext:value-type="float">
            <text:p>11280.73</text:p>
          </table:table-cell>
          <table:table-cell office:value-type="float" office:value="11309.21" calcext:value-type="float">
            <text:p>11309.21</text:p>
          </table:table-cell>
          <table:table-cell office:value-type="float" office:value="11371.44" calcext:value-type="float">
            <text:p>11371.44</text:p>
          </table:table-cell>
          <table:table-cell office:value-type="float" office:value="11244.52" calcext:value-type="float">
            <text:p>11244.52</text:p>
          </table:table-cell>
          <table:table-cell office:value-type="float" office:value="2874834176" calcext:value-type="float">
            <text:p>2874834176</text:p>
          </table:table-cell>
        </table:table-row>
        <table:table-row table:style-name="ro1">
          <table:table-cell office:value-type="date" office:date-value="2019-02-18" calcext:value-type="date">
            <text:p>18/02/19</text:p>
          </table:table-cell>
          <table:table-cell office:value-type="float" office:value="11287.74" calcext:value-type="float">
            <text:p>11287.74</text:p>
          </table:table-cell>
          <table:table-cell office:value-type="float" office:value="11299.2" calcext:value-type="float">
            <text:p>11299.2</text:p>
          </table:table-cell>
          <table:table-cell office:value-type="float" office:value="11318.19" calcext:value-type="float">
            <text:p>11318.19</text:p>
          </table:table-cell>
          <table:table-cell office:value-type="float" office:value="11256.27" calcext:value-type="float">
            <text:p>11256.27</text:p>
          </table:table-cell>
          <table:table-cell office:value-type="float" office:value="2395563776" calcext:value-type="float">
            <text:p>2395563776</text:p>
          </table:table-cell>
        </table:table-row>
        <table:table-row table:style-name="ro1">
          <table:table-cell office:value-type="date" office:date-value="2019-02-15" calcext:value-type="date">
            <text:p>15/02/19</text:p>
          </table:table-cell>
          <table:table-cell office:value-type="float" office:value="11044.8" calcext:value-type="float">
            <text:p>11044.8</text:p>
          </table:table-cell>
          <table:table-cell office:value-type="float" office:value="11299.8" calcext:value-type="float">
            <text:p>11299.8</text:p>
          </table:table-cell>
          <table:table-cell office:value-type="float" office:value="11323.05" calcext:value-type="float">
            <text:p>11323.05</text:p>
          </table:table-cell>
          <table:table-cell office:value-type="float" office:value="11018.95" calcext:value-type="float">
            <text:p>11018.95</text:p>
          </table:table-cell>
          <table:table-cell office:value-type="float" office:value="4445476352" calcext:value-type="float">
            <text:p>4445476352</text:p>
          </table:table-cell>
        </table:table-row>
        <table:table-row table:style-name="ro1">
          <table:table-cell office:value-type="date" office:date-value="2019-02-14" calcext:value-type="date">
            <text:p>14/02/19</text:p>
          </table:table-cell>
          <table:table-cell office:value-type="float" office:value="11257.8" calcext:value-type="float">
            <text:p>11257.8</text:p>
          </table:table-cell>
          <table:table-cell office:value-type="float" office:value="11089.79" calcext:value-type="float">
            <text:p>11089.79</text:p>
          </table:table-cell>
          <table:table-cell office:value-type="float" office:value="11260.55" calcext:value-type="float">
            <text:p>11260.55</text:p>
          </table:table-cell>
          <table:table-cell office:value-type="float" office:value="11077.78" calcext:value-type="float">
            <text:p>11077.78</text:p>
          </table:table-cell>
          <table:table-cell office:value-type="float" office:value="3486409728" calcext:value-type="float">
            <text:p>3486409728</text:p>
          </table:table-cell>
        </table:table-row>
        <table:table-row table:style-name="ro1">
          <table:table-cell office:value-type="date" office:date-value="2019-02-13" calcext:value-type="date">
            <text:p>13/02/19</text:p>
          </table:table-cell>
          <table:table-cell office:value-type="float" office:value="11174.85" calcext:value-type="float">
            <text:p>11174.85</text:p>
          </table:table-cell>
          <table:table-cell office:value-type="float" office:value="11167.22" calcext:value-type="float">
            <text:p>11167.22</text:p>
          </table:table-cell>
          <table:table-cell office:value-type="float" office:value="11217.3" calcext:value-type="float">
            <text:p>11217.3</text:p>
          </table:table-cell>
          <table:table-cell office:value-type="float" office:value="11125.59" calcext:value-type="float">
            <text:p>11125.59</text:p>
          </table:table-cell>
          <table:table-cell office:value-type="float" office:value="2933021184" calcext:value-type="float">
            <text:p>2933021184</text:p>
          </table:table-cell>
        </table:table-row>
        <table:table-row table:style-name="ro1">
          <table:table-cell office:value-type="date" office:date-value="2019-02-12" calcext:value-type="date">
            <text:p>12/02/19</text:p>
          </table:table-cell>
          <table:table-cell office:value-type="float" office:value="11123.43" calcext:value-type="float">
            <text:p>11123.43</text:p>
          </table:table-cell>
          <table:table-cell office:value-type="float" office:value="11126.08" calcext:value-type="float">
            <text:p>11126.08</text:p>
          </table:table-cell>
          <table:table-cell office:value-type="float" office:value="11164.38" calcext:value-type="float">
            <text:p>11164.38</text:p>
          </table:table-cell>
          <table:table-cell office:value-type="float" office:value="11116.86" calcext:value-type="float">
            <text:p>11116.86</text:p>
          </table:table-cell>
          <table:table-cell office:value-type="float" office:value="3145137152" calcext:value-type="float">
            <text:p>3145137152</text:p>
          </table:table-cell>
        </table:table-row>
        <table:table-row table:style-name="ro1">
          <table:table-cell office:value-type="date" office:date-value="2019-02-11" calcext:value-type="date">
            <text:p>11/02/19</text:p>
          </table:table-cell>
          <table:table-cell office:value-type="float" office:value="10955.83" calcext:value-type="float">
            <text:p>10955.83</text:p>
          </table:table-cell>
          <table:table-cell office:value-type="float" office:value="11014.59" calcext:value-type="float">
            <text:p>11014.59</text:p>
          </table:table-cell>
          <table:table-cell office:value-type="float" office:value="11041.95" calcext:value-type="float">
            <text:p>11041.95</text:p>
          </table:table-cell>
          <table:table-cell office:value-type="float" office:value="10944.58" calcext:value-type="float">
            <text:p>10944.58</text:p>
          </table:table-cell>
          <table:table-cell office:value-type="float" office:value="2875464192" calcext:value-type="float">
            <text:p>2875464192</text:p>
          </table:table-cell>
        </table:table-row>
        <table:table-row table:style-name="ro1">
          <table:table-cell office:value-type="date" office:date-value="2019-02-08" calcext:value-type="date">
            <text:p>08/02/19</text:p>
          </table:table-cell>
          <table:table-cell office:value-type="float" office:value="10991.79" calcext:value-type="float">
            <text:p>10991.79</text:p>
          </table:table-cell>
          <table:table-cell office:value-type="float" office:value="10906.78" calcext:value-type="float">
            <text:p>10906.78</text:p>
          </table:table-cell>
          <table:table-cell office:value-type="float" office:value="11045.41" calcext:value-type="float">
            <text:p>11045.41</text:p>
          </table:table-cell>
          <table:table-cell office:value-type="float" office:value="10863.56" calcext:value-type="float">
            <text:p>10863.56</text:p>
          </table:table-cell>
          <table:table-cell office:value-type="float" office:value="4768407552" calcext:value-type="float">
            <text:p>4768407552</text:p>
          </table:table-cell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float" office:value="11262.97" calcext:value-type="float">
            <text:p>11262.97</text:p>
          </table:table-cell>
          <table:table-cell office:value-type="float" office:value="11022.02" calcext:value-type="float">
            <text:p>11022.02</text:p>
          </table:table-cell>
          <table:table-cell office:value-type="float" office:value="11286.46" calcext:value-type="float">
            <text:p>11286.46</text:p>
          </table:table-cell>
          <table:table-cell office:value-type="float" office:value="11022.02" calcext:value-type="float">
            <text:p>11022.02</text:p>
          </table:table-cell>
          <table:table-cell office:value-type="float" office:value="4777639936" calcext:value-type="float">
            <text:p>4777639936</text:p>
          </table:table-cell>
        </table:table-row>
        <table:table-row table:style-name="ro1">
          <table:table-cell office:value-type="date" office:date-value="2019-02-06" calcext:value-type="date">
            <text:p>06/02/19</text:p>
          </table:table-cell>
          <table:table-cell office:value-type="float" office:value="11337.54" calcext:value-type="float">
            <text:p>11337.54</text:p>
          </table:table-cell>
          <table:table-cell office:value-type="float" office:value="11324.72" calcext:value-type="float">
            <text:p>11324.72</text:p>
          </table:table-cell>
          <table:table-cell office:value-type="float" office:value="11347.94" calcext:value-type="float">
            <text:p>11347.94</text:p>
          </table:table-cell>
          <table:table-cell office:value-type="float" office:value="11297.42" calcext:value-type="float">
            <text:p>11297.42</text:p>
          </table:table-cell>
          <table:table-cell office:value-type="float" office:value="3204030208" calcext:value-type="float">
            <text:p>3204030208</text:p>
          </table:table-cell>
        </table:table-row>
        <table:table-row table:style-name="ro1">
          <table:table-cell office:value-type="date" office:date-value="2019-02-05" calcext:value-type="date">
            <text:p>05/02/19</text:p>
          </table:table-cell>
          <table:table-cell office:value-type="float" office:value="11178.75" calcext:value-type="float">
            <text:p>11178.75</text:p>
          </table:table-cell>
          <table:table-cell office:value-type="float" office:value="11367.98" calcext:value-type="float">
            <text:p>11367.98</text:p>
          </table:table-cell>
          <table:table-cell office:value-type="float" office:value="11371.74" calcext:value-type="float">
            <text:p>11371.74</text:p>
          </table:table-cell>
          <table:table-cell office:value-type="float" office:value="11177.7" calcext:value-type="float">
            <text:p>11177.7</text:p>
          </table:table-cell>
          <table:table-cell office:value-type="float" office:value="3921178112" calcext:value-type="float">
            <text:p>3921178112</text:p>
          </table:table-cell>
        </table:table-row>
        <table:table-row table:style-name="ro1">
          <table:table-cell office:value-type="date" office:date-value="2019-02-04" calcext:value-type="date">
            <text:p>04/02/19</text:p>
          </table:table-cell>
          <table:table-cell office:value-type="float" office:value="11180.42" calcext:value-type="float">
            <text:p>11180.42</text:p>
          </table:table-cell>
          <table:table-cell office:value-type="float" office:value="11176.58" calcext:value-type="float">
            <text:p>11176.58</text:p>
          </table:table-cell>
          <table:table-cell office:value-type="float" office:value="11209.31" calcext:value-type="float">
            <text:p>11209.31</text:p>
          </table:table-cell>
          <table:table-cell office:value-type="float" office:value="11100.34" calcext:value-type="float">
            <text:p>11100.34</text:p>
          </table:table-cell>
          <table:table-cell office:value-type="float" office:value="3578704896" calcext:value-type="float">
            <text:p>3578704896</text:p>
          </table:table-cell>
        </table:table-row>
        <table:table-row table:style-name="ro1">
          <table:table-cell office:value-type="date" office:date-value="2019-02-01" calcext:value-type="date">
            <text:p>01/02/19</text:p>
          </table:table-cell>
          <table:table-cell office:value-type="float" office:value="11198.46" calcext:value-type="float">
            <text:p>11198.46</text:p>
          </table:table-cell>
          <table:table-cell office:value-type="float" office:value="11180.66" calcext:value-type="float">
            <text:p>11180.66</text:p>
          </table:table-cell>
          <table:table-cell office:value-type="float" office:value="11218.51" calcext:value-type="float">
            <text:p>11218.51</text:p>
          </table:table-cell>
          <table:table-cell office:value-type="float" office:value="11116.08" calcext:value-type="float">
            <text:p>11116.08</text:p>
          </table:table-cell>
          <table:table-cell office:value-type="float" office:value="4541572096" calcext:value-type="float">
            <text:p>4541572096</text:p>
          </table:table-cell>
        </table:table-row>
        <table:table-row table:style-name="ro1">
          <table:table-cell office:value-type="date" office:date-value="2019-01-31" calcext:value-type="date">
            <text:p>31/01/19</text:p>
          </table:table-cell>
          <table:table-cell office:value-type="float" office:value="11257.92" calcext:value-type="float">
            <text:p>11257.92</text:p>
          </table:table-cell>
          <table:table-cell office:value-type="float" office:value="11173.1" calcext:value-type="float">
            <text:p>11173.1</text:p>
          </table:table-cell>
          <table:table-cell office:value-type="float" office:value="11311.37" calcext:value-type="float">
            <text:p>11311.37</text:p>
          </table:table-cell>
          <table:table-cell office:value-type="float" office:value="11051.11" calcext:value-type="float">
            <text:p>11051.11</text:p>
          </table:table-cell>
          <table:table-cell office:value-type="float" office:value="4573062144" calcext:value-type="float">
            <text:p>4573062144</text:p>
          </table:table-cell>
        </table:table-row>
        <table:table-row table:style-name="ro1">
          <table:table-cell office:value-type="date" office:date-value="2019-01-30" calcext:value-type="date">
            <text:p>30/01/19</text:p>
          </table:table-cell>
          <table:table-cell office:value-type="float" office:value="11210.68" calcext:value-type="float">
            <text:p>11210.68</text:p>
          </table:table-cell>
          <table:table-cell office:value-type="float" office:value="11181.66" calcext:value-type="float">
            <text:p>11181.66</text:p>
          </table:table-cell>
          <table:table-cell office:value-type="float" office:value="11215.21" calcext:value-type="float">
            <text:p>11215.21</text:p>
          </table:table-cell>
          <table:table-cell office:value-type="float" office:value="11132.38" calcext:value-type="float">
            <text:p>11132.38</text:p>
          </table:table-cell>
          <table:table-cell office:value-type="float" office:value="3637186816" calcext:value-type="float">
            <text:p>3637186816</text:p>
          </table:table-cell>
        </table:table-row>
        <table:table-row table:style-name="ro1">
          <table:table-cell office:value-type="date" office:date-value="2019-01-29" calcext:value-type="date">
            <text:p>29/01/19</text:p>
          </table:table-cell>
          <table:table-cell office:value-type="float" office:value="11191.52" calcext:value-type="float">
            <text:p>11191.52</text:p>
          </table:table-cell>
          <table:table-cell office:value-type="float" office:value="11218.83" calcext:value-type="float">
            <text:p>11218.83</text:p>
          </table:table-cell>
          <table:table-cell office:value-type="float" office:value="11276.28" calcext:value-type="float">
            <text:p>11276.28</text:p>
          </table:table-cell>
          <table:table-cell office:value-type="float" office:value="11159.17" calcext:value-type="float">
            <text:p>11159.17</text:p>
          </table:table-cell>
          <table:table-cell office:value-type="float" office:value="3202676224" calcext:value-type="float">
            <text:p>3202676224</text:p>
          </table:table-cell>
        </table:table-row>
        <table:table-row table:style-name="ro1">
          <table:table-cell office:value-type="date" office:date-value="2019-01-28" calcext:value-type="date">
            <text:p>28/01/19</text:p>
          </table:table-cell>
          <table:table-cell office:value-type="float" office:value="11233.16" calcext:value-type="float">
            <text:p>11233.16</text:p>
          </table:table-cell>
          <table:table-cell office:value-type="float" office:value="11210.31" calcext:value-type="float">
            <text:p>11210.31</text:p>
          </table:table-cell>
          <table:table-cell office:value-type="float" office:value="11275.21" calcext:value-type="float">
            <text:p>11275.21</text:p>
          </table:table-cell>
          <table:table-cell office:value-type="float" office:value="11196.42" calcext:value-type="float">
            <text:p>11196.42</text:p>
          </table:table-cell>
          <table:table-cell office:value-type="float" office:value="2946523904" calcext:value-type="float">
            <text:p>2946523904</text:p>
          </table:table-cell>
        </table:table-row>
        <table:table-row table:style-name="ro1">
          <table:table-cell office:value-type="date" office:date-value="2019-01-25" calcext:value-type="date">
            <text:p>25/01/19</text:p>
          </table:table-cell>
          <table:table-cell office:value-type="float" office:value="11234.05" calcext:value-type="float">
            <text:p>11234.05</text:p>
          </table:table-cell>
          <table:table-cell office:value-type="float" office:value="11281.79" calcext:value-type="float">
            <text:p>11281.79</text:p>
          </table:table-cell>
          <table:table-cell office:value-type="float" office:value="11321.62" calcext:value-type="float">
            <text:p>11321.62</text:p>
          </table:table-cell>
          <table:table-cell office:value-type="float" office:value="11218.35" calcext:value-type="float">
            <text:p>11218.35</text:p>
          </table:table-cell>
          <table:table-cell office:value-type="float" office:value="4183266816" calcext:value-type="float">
            <text:p>4183266816</text:p>
          </table:table-cell>
        </table:table-row>
        <table:table-row table:style-name="ro1">
          <table:table-cell office:value-type="date" office:date-value="2019-01-24" calcext:value-type="date">
            <text:p>24/01/19</text:p>
          </table:table-cell>
          <table:table-cell office:value-type="float" office:value="11045.64" calcext:value-type="float">
            <text:p>11045.64</text:p>
          </table:table-cell>
          <table:table-cell office:value-type="float" office:value="11130.18" calcext:value-type="float">
            <text:p>11130.18</text:p>
          </table:table-cell>
          <table:table-cell office:value-type="float" office:value="11149.32" calcext:value-type="float">
            <text:p>11149.32</text:p>
          </table:table-cell>
          <table:table-cell office:value-type="float" office:value="11032.53" calcext:value-type="float">
            <text:p>11032.53</text:p>
          </table:table-cell>
          <table:table-cell office:value-type="float" office:value="4022147840" calcext:value-type="float">
            <text:p>4022147840</text:p>
          </table:table-cell>
        </table:table-row>
        <table:table-row table:style-name="ro1">
          <table:table-cell office:value-type="date" office:date-value="2019-01-23" calcext:value-type="date">
            <text:p>23/01/19</text:p>
          </table:table-cell>
          <table:table-cell office:value-type="float" office:value="11043.64" calcext:value-type="float">
            <text:p>11043.64</text:p>
          </table:table-cell>
          <table:table-cell office:value-type="float" office:value="11071.54" calcext:value-type="float">
            <text:p>11071.54</text:p>
          </table:table-cell>
          <table:table-cell office:value-type="float" office:value="11135.75" calcext:value-type="float">
            <text:p>11135.75</text:p>
          </table:table-cell>
          <table:table-cell office:value-type="float" office:value="11007.21" calcext:value-type="float">
            <text:p>11007.21</text:p>
          </table:table-cell>
          <table:table-cell office:value-type="float" office:value="3297393152" calcext:value-type="float">
            <text:p>3297393152</text:p>
          </table:table-cell>
        </table:table-row>
        <table:table-row table:style-name="ro1">
          <table:table-cell office:value-type="date" office:date-value="2019-01-22" calcext:value-type="date">
            <text:p>22/01/19</text:p>
          </table:table-cell>
          <table:table-cell office:value-type="float" office:value="11076.98" calcext:value-type="float">
            <text:p>11076.98</text:p>
          </table:table-cell>
          <table:table-cell office:value-type="float" office:value="11090.11" calcext:value-type="float">
            <text:p>11090.11</text:p>
          </table:table-cell>
          <table:table-cell office:value-type="float" office:value="11142.22" calcext:value-type="float">
            <text:p>11142.22</text:p>
          </table:table-cell>
          <table:table-cell office:value-type="float" office:value="11034.55" calcext:value-type="float">
            <text:p>11034.55</text:p>
          </table:table-cell>
          <table:table-cell office:value-type="float" office:value="3039793664" calcext:value-type="float">
            <text:p>3039793664</text:p>
          </table:table-cell>
        </table:table-row>
        <table:table-row table:style-name="ro1">
          <table:table-cell office:value-type="date" office:date-value="2019-01-21" calcext:value-type="date">
            <text:p>21/01/19</text:p>
          </table:table-cell>
          <table:table-cell office:value-type="float" office:value="11176.12" calcext:value-type="float">
            <text:p>11176.12</text:p>
          </table:table-cell>
          <table:table-cell office:value-type="float" office:value="11136.2" calcext:value-type="float">
            <text:p>11136.2</text:p>
          </table:table-cell>
          <table:table-cell office:value-type="float" office:value="11179.91" calcext:value-type="float">
            <text:p>11179.91</text:p>
          </table:table-cell>
          <table:table-cell office:value-type="float" office:value="11125.53" calcext:value-type="float">
            <text:p>11125.53</text:p>
          </table:table-cell>
          <table:table-cell office:value-type="float" office:value="2629720832" calcext:value-type="float">
            <text:p>2629720832</text:p>
          </table:table-cell>
        </table:table-row>
        <table:table-row table:style-name="ro1">
          <table:table-cell office:value-type="date" office:date-value="2019-01-18" calcext:value-type="date">
            <text:p>18/01/19</text:p>
          </table:table-cell>
          <table:table-cell office:value-type="float" office:value="11001.31" calcext:value-type="float">
            <text:p>11001.31</text:p>
          </table:table-cell>
          <table:table-cell office:value-type="float" office:value="11205.54" calcext:value-type="float">
            <text:p>11205.54</text:p>
          </table:table-cell>
          <table:table-cell office:value-type="float" office:value="11216.82" calcext:value-type="float">
            <text:p>11216.82</text:p>
          </table:table-cell>
          <table:table-cell office:value-type="float" office:value="10993.83" calcext:value-type="float">
            <text:p>10993.83</text:p>
          </table:table-cell>
          <table:table-cell office:value-type="float" office:value="5102009344" calcext:value-type="float">
            <text:p>5102009344</text:p>
          </table:table-cell>
        </table:table-row>
        <table:table-row table:style-name="ro1">
          <table:table-cell office:value-type="date" office:date-value="2019-01-17" calcext:value-type="date">
            <text:p>17/01/19</text:p>
          </table:table-cell>
          <table:table-cell office:value-type="float" office:value="10852.5" calcext:value-type="float">
            <text:p>10852.5</text:p>
          </table:table-cell>
          <table:table-cell office:value-type="float" office:value="10918.62" calcext:value-type="float">
            <text:p>10918.62</text:p>
          </table:table-cell>
          <table:table-cell office:value-type="float" office:value="10929.3" calcext:value-type="float">
            <text:p>10929.3</text:p>
          </table:table-cell>
          <table:table-cell office:value-type="float" office:value="10822.25" calcext:value-type="float">
            <text:p>10822.25</text:p>
          </table:table-cell>
          <table:table-cell office:value-type="float" office:value="2943843328" calcext:value-type="float">
            <text:p>2943843328</text:p>
          </table:table-cell>
        </table:table-row>
        <table:table-row table:style-name="ro1">
          <table:table-cell office:value-type="date" office:date-value="2019-01-16" calcext:value-type="date">
            <text:p>16/01/19</text:p>
          </table:table-cell>
          <table:table-cell office:value-type="float" office:value="10940.36" calcext:value-type="float">
            <text:p>10940.36</text:p>
          </table:table-cell>
          <table:table-cell office:value-type="float" office:value="10931.24" calcext:value-type="float">
            <text:p>10931.24</text:p>
          </table:table-cell>
          <table:table-cell office:value-type="float" office:value="10947.87" calcext:value-type="float">
            <text:p>10947.87</text:p>
          </table:table-cell>
          <table:table-cell office:value-type="float" office:value="10866.39" calcext:value-type="float">
            <text:p>10866.39</text:p>
          </table:table-cell>
          <table:table-cell office:value-type="float" office:value="2817174272" calcext:value-type="float">
            <text:p>2817174272</text:p>
          </table:table-cell>
        </table:table-row>
        <table:table-row table:style-name="ro1">
          <table:table-cell office:value-type="date" office:date-value="2019-01-15" calcext:value-type="date">
            <text:p>15/01/19</text:p>
          </table:table-cell>
          <table:table-cell office:value-type="float" office:value="10962.95" calcext:value-type="float">
            <text:p>10962.95</text:p>
          </table:table-cell>
          <table:table-cell office:value-type="float" office:value="10891.79" calcext:value-type="float">
            <text:p>10891.79</text:p>
          </table:table-cell>
          <table:table-cell office:value-type="float" office:value="10994.83" calcext:value-type="float">
            <text:p>10994.83</text:p>
          </table:table-cell>
          <table:table-cell office:value-type="float" office:value="10812.59" calcext:value-type="float">
            <text:p>10812.59</text:p>
          </table:table-cell>
          <table:table-cell office:value-type="float" office:value="3081178880" calcext:value-type="float">
            <text:p>3081178880</text:p>
          </table:table-cell>
        </table:table-row>
        <table:table-row table:style-name="ro1">
          <table:table-cell office:value-type="date" office:date-value="2019-01-14" calcext:value-type="date">
            <text:p>14/01/19</text:p>
          </table:table-cell>
          <table:table-cell office:value-type="float" office:value="10820.85" calcext:value-type="float">
            <text:p>10820.85</text:p>
          </table:table-cell>
          <table:table-cell office:value-type="float" office:value="10855.91" calcext:value-type="float">
            <text:p>10855.91</text:p>
          </table:table-cell>
          <table:table-cell office:value-type="float" office:value="10886.23" calcext:value-type="float">
            <text:p>10886.23</text:p>
          </table:table-cell>
          <table:table-cell office:value-type="float" office:value="10786.75" calcext:value-type="float">
            <text:p>10786.75</text:p>
          </table:table-cell>
          <table:table-cell office:value-type="float" office:value="2668447488" calcext:value-type="float">
            <text:p>2668447488</text:p>
          </table:table-cell>
        </table:table-row>
        <table:table-row table:style-name="ro1">
          <table:table-cell office:value-type="date" office:date-value="2019-01-11" calcext:value-type="date">
            <text:p>11/01/19</text:p>
          </table:table-cell>
          <table:table-cell office:value-type="float" office:value="10949.13" calcext:value-type="float">
            <text:p>10949.13</text:p>
          </table:table-cell>
          <table:table-cell office:value-type="float" office:value="10887.46" calcext:value-type="float">
            <text:p>10887.46</text:p>
          </table:table-cell>
          <table:table-cell office:value-type="float" office:value="10959" calcext:value-type="float">
            <text:p>10959</text:p>
          </table:table-cell>
          <table:table-cell office:value-type="float" office:value="10829.92" calcext:value-type="float">
            <text:p>10829.92</text:p>
          </table:table-cell>
          <table:table-cell office:value-type="float" office:value="3107425792" calcext:value-type="float">
            <text:p>3107425792</text:p>
          </table:table-cell>
        </table:table-row>
        <table:table-row table:style-name="ro1">
          <table:table-cell office:value-type="date" office:date-value="2019-01-10" calcext:value-type="date">
            <text:p>10/01/19</text:p>
          </table:table-cell>
          <table:table-cell office:value-type="float" office:value="10843.89" calcext:value-type="float">
            <text:p>10843.89</text:p>
          </table:table-cell>
          <table:table-cell office:value-type="float" office:value="10921.59" calcext:value-type="float">
            <text:p>10921.59</text:p>
          </table:table-cell>
          <table:table-cell office:value-type="float" office:value="10927.13" calcext:value-type="float">
            <text:p>10927.13</text:p>
          </table:table-cell>
          <table:table-cell office:value-type="float" office:value="10788.05" calcext:value-type="float">
            <text:p>10788.05</text:p>
          </table:table-cell>
          <table:table-cell office:value-type="float" office:value="2866341120" calcext:value-type="float">
            <text:p>2866341120</text:p>
          </table:table-cell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float" office:value="10884.75" calcext:value-type="float">
            <text:p>10884.75</text:p>
          </table:table-cell>
          <table:table-cell office:value-type="float" office:value="10893.32" calcext:value-type="float">
            <text:p>10893.32</text:p>
          </table:table-cell>
          <table:table-cell office:value-type="float" office:value="10961.92" calcext:value-type="float">
            <text:p>10961.92</text:p>
          </table:table-cell>
          <table:table-cell office:value-type="float" office:value="10839.09" calcext:value-type="float">
            <text:p>10839.09</text:p>
          </table:table-cell>
          <table:table-cell office:value-type="float" office:value="3743830272" calcext:value-type="float">
            <text:p>3743830272</text:p>
          </table:table-cell>
        </table:table-row>
        <table:table-row table:style-name="ro1">
          <table:table-cell office:value-type="date" office:date-value="2019-01-08" calcext:value-type="date">
            <text:p>08/01/19</text:p>
          </table:table-cell>
          <table:table-cell office:value-type="float" office:value="10750.19" calcext:value-type="float">
            <text:p>10750.19</text:p>
          </table:table-cell>
          <table:table-cell office:value-type="float" office:value="10803.98" calcext:value-type="float">
            <text:p>10803.98</text:p>
          </table:table-cell>
          <table:table-cell office:value-type="float" office:value="10910.71" calcext:value-type="float">
            <text:p>10910.71</text:p>
          </table:table-cell>
          <table:table-cell office:value-type="float" office:value="10745.03" calcext:value-type="float">
            <text:p>10745.03</text:p>
          </table:table-cell>
          <table:table-cell office:value-type="float" office:value="3825119488" calcext:value-type="float">
            <text:p>3825119488</text:p>
          </table:table-cell>
        </table:table-row>
        <table:table-row table:style-name="ro1">
          <table:table-cell office:value-type="date" office:date-value="2019-01-07" calcext:value-type="date">
            <text:p>07/01/19</text:p>
          </table:table-cell>
          <table:table-cell office:value-type="float" office:value="10814.39" calcext:value-type="float">
            <text:p>10814.39</text:p>
          </table:table-cell>
          <table:table-cell office:value-type="float" office:value="10747.81" calcext:value-type="float">
            <text:p>10747.81</text:p>
          </table:table-cell>
          <table:table-cell office:value-type="float" office:value="10814.47" calcext:value-type="float">
            <text:p>10814.47</text:p>
          </table:table-cell>
          <table:table-cell office:value-type="float" office:value="10681.27" calcext:value-type="float">
            <text:p>10681.27</text:p>
          </table:table-cell>
          <table:table-cell office:value-type="float" office:value="2810341888" calcext:value-type="float">
            <text:p>2810341888</text:p>
          </table:table-cell>
        </table:table-row>
        <table:table-row table:style-name="ro1">
          <table:table-cell office:value-type="date" office:date-value="2019-01-04" calcext:value-type="date">
            <text:p>04/01/19</text:p>
          </table:table-cell>
          <table:table-cell office:value-type="float" office:value="10533.94" calcext:value-type="float">
            <text:p>10533.94</text:p>
          </table:table-cell>
          <table:table-cell office:value-type="float" office:value="10767.69" calcext:value-type="float">
            <text:p>10767.69</text:p>
          </table:table-cell>
          <table:table-cell office:value-type="float" office:value="10786.34" calcext:value-type="float">
            <text:p>10786.34</text:p>
          </table:table-cell>
          <table:table-cell office:value-type="float" office:value="10483.9" calcext:value-type="float">
            <text:p>10483.9</text:p>
          </table:table-cell>
          <table:table-cell office:value-type="float" office:value="3923362816" calcext:value-type="float">
            <text:p>3923362816</text:p>
          </table:table-cell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float" office:value="10467.11" calcext:value-type="float">
            <text:p>10467.11</text:p>
          </table:table-cell>
          <table:table-cell office:value-type="float" office:value="10416.66" calcext:value-type="float">
            <text:p>10416.66</text:p>
          </table:table-cell>
          <table:table-cell office:value-type="float" office:value="10538.66" calcext:value-type="float">
            <text:p>10538.66</text:p>
          </table:table-cell>
          <table:table-cell office:value-type="float" office:value="10400.11" calcext:value-type="float">
            <text:p>10400.11</text:p>
          </table:table-cell>
          <table:table-cell office:value-type="float" office:value="3157513984" calcext:value-type="float">
            <text:p>3157513984</text:p>
          </table:table-cell>
        </table:table-row>
        <table:table-row table:style-name="ro1">
          <table:table-cell office:value-type="date" office:date-value="2019-01-02" calcext:value-type="date">
            <text:p>02/01/19</text:p>
          </table:table-cell>
          <table:table-cell office:value-type="float" office:value="10477.77" calcext:value-type="float">
            <text:p>10477.77</text:p>
          </table:table-cell>
          <table:table-cell office:value-type="float" office:value="10580.19" calcext:value-type="float">
            <text:p>10580.19</text:p>
          </table:table-cell>
          <table:table-cell office:value-type="float" office:value="10612.72" calcext:value-type="float">
            <text:p>10612.72</text:p>
          </table:table-cell>
          <table:table-cell office:value-type="float" office:value="10386.97" calcext:value-type="float">
            <text:p>10386.97</text:p>
          </table:table-cell>
          <table:table-cell office:value-type="float" office:value="2973446144" calcext:value-type="float">
            <text:p>2973446144</text:p>
          </table:table-cell>
        </table:table-row>
        <table:table-row table:style-name="ro1">
          <table:table-cell office:value-type="date" office:date-value="2018-12-28" calcext:value-type="date">
            <text:p>28/12/18</text:p>
          </table:table-cell>
          <table:table-cell office:value-type="float" office:value="10452.02" calcext:value-type="float">
            <text:p>10452.02</text:p>
          </table:table-cell>
          <table:table-cell office:value-type="float" office:value="10558.96" calcext:value-type="float">
            <text:p>10558.96</text:p>
          </table:table-cell>
          <table:table-cell office:value-type="float" office:value="10586.8" calcext:value-type="float">
            <text:p>10586.8</text:p>
          </table:table-cell>
          <table:table-cell office:value-type="float" office:value="10431.38" calcext:value-type="float">
            <text:p>10431.38</text:p>
          </table:table-cell>
          <table:table-cell office:value-type="float" office:value="2036179456" calcext:value-type="float">
            <text:p>2036179456</text:p>
          </table:table-cell>
        </table:table-row>
        <table:table-row table:style-name="ro1">
          <table:table-cell office:value-type="date" office:date-value="2018-12-27" calcext:value-type="date">
            <text:p>27/12/18</text:p>
          </table:table-cell>
          <table:table-cell office:value-type="float" office:value="10607.42" calcext:value-type="float">
            <text:p>10607.42</text:p>
          </table:table-cell>
          <table:table-cell office:value-type="float" office:value="10381.51" calcext:value-type="float">
            <text:p>10381.51</text:p>
          </table:table-cell>
          <table:table-cell office:value-type="float" office:value="10635.45" calcext:value-type="float">
            <text:p>10635.45</text:p>
          </table:table-cell>
          <table:table-cell office:value-type="float" office:value="10279.2" calcext:value-type="float">
            <text:p>10279.2</text:p>
          </table:table-cell>
          <table:table-cell office:value-type="float" office:value="3792997376" calcext:value-type="float">
            <text:p>3792997376</text:p>
          </table:table-cell>
        </table:table-row>
        <table:table-row table:style-name="ro1">
          <table:table-cell office:value-type="date" office:date-value="2018-12-21" calcext:value-type="date">
            <text:p>21/12/18</text:p>
          </table:table-cell>
          <table:table-cell office:value-type="float" office:value="10573.08" calcext:value-type="float">
            <text:p>10573.08</text:p>
          </table:table-cell>
          <table:table-cell office:value-type="float" office:value="10633.82" calcext:value-type="float">
            <text:p>10633.82</text:p>
          </table:table-cell>
          <table:table-cell office:value-type="float" office:value="10654.66" calcext:value-type="float">
            <text:p>10654.66</text:p>
          </table:table-cell>
          <table:table-cell office:value-type="float" office:value="10512.64" calcext:value-type="float">
            <text:p>10512.64</text:p>
          </table:table-cell>
          <table:table-cell office:value-type="float" office:value="9476073472" calcext:value-type="float">
            <text:p>9476073472</text:p>
          </table:table-cell>
        </table:table-row>
        <table:table-row table:style-name="ro1">
          <table:table-cell office:value-type="date" office:date-value="2018-12-20" calcext:value-type="date">
            <text:p>20/12/18</text:p>
          </table:table-cell>
          <table:table-cell office:value-type="float" office:value="10621.18" calcext:value-type="float">
            <text:p>10621.18</text:p>
          </table:table-cell>
          <table:table-cell office:value-type="float" office:value="10611.1" calcext:value-type="float">
            <text:p>10611.1</text:p>
          </table:table-cell>
          <table:table-cell office:value-type="float" office:value="10686.37" calcext:value-type="float">
            <text:p>10686.37</text:p>
          </table:table-cell>
          <table:table-cell office:value-type="float" office:value="10563.44" calcext:value-type="float">
            <text:p>10563.44</text:p>
          </table:table-cell>
          <table:table-cell office:value-type="float" office:value="4355436032" calcext:value-type="float">
            <text:p>4355436032</text:p>
          </table:table-cell>
        </table:table-row>
        <table:table-row table:style-name="ro1">
          <table:table-cell office:value-type="date" office:date-value="2018-12-19" calcext:value-type="date">
            <text:p>19/12/18</text:p>
          </table:table-cell>
          <table:table-cell office:value-type="float" office:value="10777.42" calcext:value-type="float">
            <text:p>10777.42</text:p>
          </table:table-cell>
          <table:table-cell office:value-type="float" office:value="10766.21" calcext:value-type="float">
            <text:p>10766.21</text:p>
          </table:table-cell>
          <table:table-cell office:value-type="float" office:value="10831.44" calcext:value-type="float">
            <text:p>10831.44</text:p>
          </table:table-cell>
          <table:table-cell office:value-type="float" office:value="10749.55" calcext:value-type="float">
            <text:p>10749.55</text:p>
          </table:table-cell>
          <table:table-cell office:value-type="float" office:value="3957748736" calcext:value-type="float">
            <text:p>3957748736</text:p>
          </table:table-cell>
        </table:table-row>
        <table:table-row table:style-name="ro1">
          <table:table-cell office:value-type="date" office:date-value="2018-12-18" calcext:value-type="date">
            <text:p>18/12/18</text:p>
          </table:table-cell>
          <table:table-cell office:value-type="float" office:value="10744.28" calcext:value-type="float">
            <text:p>10744.28</text:p>
          </table:table-cell>
          <table:table-cell office:value-type="float" office:value="10740.89" calcext:value-type="float">
            <text:p>10740.89</text:p>
          </table:table-cell>
          <table:table-cell office:value-type="float" office:value="10841.42" calcext:value-type="float">
            <text:p>10841.42</text:p>
          </table:table-cell>
          <table:table-cell office:value-type="float" office:value="10714.97" calcext:value-type="float">
            <text:p>10714.97</text:p>
          </table:table-cell>
          <table:table-cell office:value-type="float" office:value="3794915584" calcext:value-type="float">
            <text:p>3794915584</text:p>
          </table:table-cell>
        </table:table-row>
        <table:table-row table:style-name="ro1">
          <table:table-cell office:value-type="date" office:date-value="2018-12-17" calcext:value-type="date">
            <text:p>17/12/18</text:p>
          </table:table-cell>
          <table:table-cell office:value-type="float" office:value="10852.99" calcext:value-type="float">
            <text:p>10852.99</text:p>
          </table:table-cell>
          <table:table-cell office:value-type="float" office:value="10772.2" calcext:value-type="float">
            <text:p>10772.2</text:p>
          </table:table-cell>
          <table:table-cell office:value-type="float" office:value="10886.8" calcext:value-type="float">
            <text:p>10886.8</text:p>
          </table:table-cell>
          <table:table-cell office:value-type="float" office:value="10700.62" calcext:value-type="float">
            <text:p>10700.62</text:p>
          </table:table-cell>
          <table:table-cell office:value-type="float" office:value="3418881024" calcext:value-type="float">
            <text:p>3418881024</text:p>
          </table:table-cell>
        </table:table-row>
        <table:table-row table:style-name="ro1">
          <table:table-cell office:value-type="date" office:date-value="2018-12-14" calcext:value-type="date">
            <text:p>14/12/18</text:p>
          </table:table-cell>
          <table:table-cell office:value-type="float" office:value="10809.58" calcext:value-type="float">
            <text:p>10809.58</text:p>
          </table:table-cell>
          <table:table-cell office:value-type="float" office:value="10865.77" calcext:value-type="float">
            <text:p>10865.77</text:p>
          </table:table-cell>
          <table:table-cell office:value-type="float" office:value="10903.39" calcext:value-type="float">
            <text:p>10903.39</text:p>
          </table:table-cell>
          <table:table-cell office:value-type="float" office:value="10733.75" calcext:value-type="float">
            <text:p>10733.75</text:p>
          </table:table-cell>
          <table:table-cell office:value-type="float" office:value="3443502336" calcext:value-type="float">
            <text:p>3443502336</text:p>
          </table:table-cell>
        </table:table-row>
        <table:table-row table:style-name="ro1">
          <table:table-cell office:value-type="date" office:date-value="2018-12-13" calcext:value-type="date">
            <text:p>13/12/18</text:p>
          </table:table-cell>
          <table:table-cell office:value-type="float" office:value="10978.68" calcext:value-type="float">
            <text:p>10978.68</text:p>
          </table:table-cell>
          <table:table-cell office:value-type="float" office:value="10924.7" calcext:value-type="float">
            <text:p>10924.7</text:p>
          </table:table-cell>
          <table:table-cell office:value-type="float" office:value="10988.77" calcext:value-type="float">
            <text:p>10988.77</text:p>
          </table:table-cell>
          <table:table-cell office:value-type="float" office:value="10887.26" calcext:value-type="float">
            <text:p>10887.26</text:p>
          </table:table-cell>
          <table:table-cell office:value-type="float" office:value="3318145792" calcext:value-type="float">
            <text:p>3318145792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0832.04" calcext:value-type="float">
            <text:p>10832.04</text:p>
          </table:table-cell>
          <table:table-cell office:value-type="float" office:value="10929.43" calcext:value-type="float">
            <text:p>10929.43</text:p>
          </table:table-cell>
          <table:table-cell office:value-type="float" office:value="10971.12" calcext:value-type="float">
            <text:p>10971.12</text:p>
          </table:table-cell>
          <table:table-cell office:value-type="float" office:value="10815.51" calcext:value-type="float">
            <text:p>10815.51</text:p>
          </table:table-cell>
          <table:table-cell office:value-type="float" office:value="3871640320" calcext:value-type="float">
            <text:p>3871640320</text:p>
          </table:table-cell>
        </table:table-row>
        <table:table-row table:style-name="ro1">
          <table:table-cell office:value-type="date" office:date-value="2018-12-11" calcext:value-type="date">
            <text:p>11/12/18</text:p>
          </table:table-cell>
          <table:table-cell office:value-type="float" office:value="10711.4" calcext:value-type="float">
            <text:p>10711.4</text:p>
          </table:table-cell>
          <table:table-cell office:value-type="float" office:value="10780.51" calcext:value-type="float">
            <text:p>10780.51</text:p>
          </table:table-cell>
          <table:table-cell office:value-type="float" office:value="10884.62" calcext:value-type="float">
            <text:p>10884.62</text:p>
          </table:table-cell>
          <table:table-cell office:value-type="float" office:value="10684.62" calcext:value-type="float">
            <text:p>10684.62</text:p>
          </table:table-cell>
          <table:table-cell office:value-type="float" office:value="4192821760" calcext:value-type="float">
            <text:p>4192821760</text:p>
          </table:table-cell>
        </table:table-row>
        <table:table-row table:style-name="ro1">
          <table:table-cell office:value-type="date" office:date-value="2018-12-10" calcext:value-type="date">
            <text:p>10/12/18</text:p>
          </table:table-cell>
          <table:table-cell office:value-type="float" office:value="10726.17" calcext:value-type="float">
            <text:p>10726.17</text:p>
          </table:table-cell>
          <table:table-cell office:value-type="float" office:value="10622.07" calcext:value-type="float">
            <text:p>10622.07</text:p>
          </table:table-cell>
          <table:table-cell office:value-type="float" office:value="10757.73" calcext:value-type="float">
            <text:p>10757.73</text:p>
          </table:table-cell>
          <table:table-cell office:value-type="float" office:value="10585.77" calcext:value-type="float">
            <text:p>10585.77</text:p>
          </table:table-cell>
          <table:table-cell office:value-type="float" office:value="4658125312" calcext:value-type="float">
            <text:p>4658125312</text:p>
          </table:table-cell>
        </table:table-row>
        <table:table-row table:style-name="ro1">
          <table:table-cell office:value-type="date" office:date-value="2018-12-07" calcext:value-type="date">
            <text:p>07/12/18</text:p>
          </table:table-cell>
          <table:table-cell office:value-type="float" office:value="10876.34" calcext:value-type="float">
            <text:p>10876.34</text:p>
          </table:table-cell>
          <table:table-cell office:value-type="float" office:value="10788.09" calcext:value-type="float">
            <text:p>10788.09</text:p>
          </table:table-cell>
          <table:table-cell office:value-type="float" office:value="10927.37" calcext:value-type="float">
            <text:p>10927.37</text:p>
          </table:table-cell>
          <table:table-cell office:value-type="float" office:value="10788.09" calcext:value-type="float">
            <text:p>10788.09</text:p>
          </table:table-cell>
          <table:table-cell office:value-type="float" office:value="4347385344" calcext:value-type="float">
            <text:p>4347385344</text:p>
          </table:table-cell>
        </table:table-row>
        <table:table-row table:style-name="ro1">
          <table:table-cell office:value-type="date" office:date-value="2018-12-06" calcext:value-type="date">
            <text:p>06/12/18</text:p>
          </table:table-cell>
          <table:table-cell office:value-type="float" office:value="11053.58" calcext:value-type="float">
            <text:p>11053.58</text:p>
          </table:table-cell>
          <table:table-cell office:value-type="float" office:value="10810.98" calcext:value-type="float">
            <text:p>10810.98</text:p>
          </table:table-cell>
          <table:table-cell office:value-type="float" office:value="11063.44" calcext:value-type="float">
            <text:p>11063.44</text:p>
          </table:table-cell>
          <table:table-cell office:value-type="float" office:value="10762.41" calcext:value-type="float">
            <text:p>10762.41</text:p>
          </table:table-cell>
          <table:table-cell office:value-type="float" office:value="5539258880" calcext:value-type="float">
            <text:p>5539258880</text:p>
          </table:table-cell>
        </table:table-row>
        <table:table-row table:style-name="ro1">
          <table:table-cell office:value-type="date" office:date-value="2018-12-05" calcext:value-type="date">
            <text:p>05/12/18</text:p>
          </table:table-cell>
          <table:table-cell office:value-type="float" office:value="11204.32" calcext:value-type="float">
            <text:p>11204.32</text:p>
          </table:table-cell>
          <table:table-cell office:value-type="float" office:value="11200.24" calcext:value-type="float">
            <text:p>11200.24</text:p>
          </table:table-cell>
          <table:table-cell office:value-type="float" office:value="11266.28" calcext:value-type="float">
            <text:p>11266.28</text:p>
          </table:table-cell>
          <table:table-cell office:value-type="float" office:value="11177.15" calcext:value-type="float">
            <text:p>11177.15</text:p>
          </table:table-cell>
          <table:table-cell office:value-type="float" office:value="3167188480" calcext:value-type="float">
            <text:p>3167188480</text:p>
          </table:table-cell>
        </table:table-row>
        <table:table-row table:style-name="ro1">
          <table:table-cell office:value-type="date" office:date-value="2018-12-04" calcext:value-type="date">
            <text:p>04/12/18</text:p>
          </table:table-cell>
          <table:table-cell office:value-type="float" office:value="11429.82" calcext:value-type="float">
            <text:p>11429.82</text:p>
          </table:table-cell>
          <table:table-cell office:value-type="float" office:value="11335.32" calcext:value-type="float">
            <text:p>11335.32</text:p>
          </table:table-cell>
          <table:table-cell office:value-type="float" office:value="11442.19" calcext:value-type="float">
            <text:p>11442.19</text:p>
          </table:table-cell>
          <table:table-cell office:value-type="float" office:value="11330.44" calcext:value-type="float">
            <text:p>11330.44</text:p>
          </table:table-cell>
          <table:table-cell office:value-type="float" office:value="3562060544" calcext:value-type="float">
            <text:p>3562060544</text:p>
          </table:table-cell>
        </table:table-row>
        <table:table-row table:style-name="ro1">
          <table:table-cell office:value-type="date" office:date-value="2018-12-03" calcext:value-type="date">
            <text:p>03/12/18</text:p>
          </table:table-cell>
          <table:table-cell office:value-type="float" office:value="11534.75" calcext:value-type="float">
            <text:p>11534.75</text:p>
          </table:table-cell>
          <table:table-cell office:value-type="float" office:value="11465.46" calcext:value-type="float">
            <text:p>11465.46</text:p>
          </table:table-cell>
          <table:table-cell office:value-type="float" office:value="11566.97" calcext:value-type="float">
            <text:p>11566.97</text:p>
          </table:table-cell>
          <table:table-cell office:value-type="float" office:value="11457.61" calcext:value-type="float">
            <text:p>11457.61</text:p>
          </table:table-cell>
          <table:table-cell office:value-type="float" office:value="4596474880" calcext:value-type="float">
            <text:p>4596474880</text:p>
          </table:table-cell>
        </table:table-row>
        <table:table-row table:style-name="ro1">
          <table:table-cell office:value-type="date" office:date-value="2018-11-30" calcext:value-type="date">
            <text:p>30/11/18</text:p>
          </table:table-cell>
          <table:table-cell office:value-type="float" office:value="11311.66" calcext:value-type="float">
            <text:p>11311.66</text:p>
          </table:table-cell>
          <table:table-cell office:value-type="float" office:value="11257.24" calcext:value-type="float">
            <text:p>11257.24</text:p>
          </table:table-cell>
          <table:table-cell office:value-type="float" office:value="11315.3" calcext:value-type="float">
            <text:p>11315.3</text:p>
          </table:table-cell>
          <table:table-cell office:value-type="float" office:value="11208.6" calcext:value-type="float">
            <text:p>11208.6</text:p>
          </table:table-cell>
          <table:table-cell office:value-type="float" office:value="4767285248" calcext:value-type="float">
            <text:p>4767285248</text:p>
          </table:table-cell>
        </table:table-row>
        <table:table-row table:style-name="ro1">
          <table:table-cell office:value-type="date" office:date-value="2018-11-29" calcext:value-type="date">
            <text:p>29/11/18</text:p>
          </table:table-cell>
          <table:table-cell office:value-type="float" office:value="11377.21" calcext:value-type="float">
            <text:p>11377.21</text:p>
          </table:table-cell>
          <table:table-cell office:value-type="float" office:value="11298.23" calcext:value-type="float">
            <text:p>11298.23</text:p>
          </table:table-cell>
          <table:table-cell office:value-type="float" office:value="11403.72" calcext:value-type="float">
            <text:p>11403.72</text:p>
          </table:table-cell>
          <table:table-cell office:value-type="float" office:value="11275.7" calcext:value-type="float">
            <text:p>11275.7</text:p>
          </table:table-cell>
          <table:table-cell office:value-type="float" office:value="3661718784" calcext:value-type="float">
            <text:p>3661718784</text:p>
          </table:table-cell>
        </table:table-row>
        <table:table-row table:style-name="ro1">
          <table:table-cell office:value-type="date" office:date-value="2018-11-28" calcext:value-type="date">
            <text:p>28/11/18</text:p>
          </table:table-cell>
          <table:table-cell office:value-type="float" office:value="11355.8" calcext:value-type="float">
            <text:p>11355.8</text:p>
          </table:table-cell>
          <table:table-cell office:value-type="float" office:value="11298.88" calcext:value-type="float">
            <text:p>11298.88</text:p>
          </table:table-cell>
          <table:table-cell office:value-type="float" office:value="11358.8" calcext:value-type="float">
            <text:p>11358.8</text:p>
          </table:table-cell>
          <table:table-cell office:value-type="float" office:value="11279.46" calcext:value-type="float">
            <text:p>11279.46</text:p>
          </table:table-cell>
          <table:table-cell office:value-type="float" office:value="3277165568" calcext:value-type="float">
            <text:p>3277165568</text:p>
          </table:table-cell>
        </table:table-row>
        <table:table-row table:style-name="ro1">
          <table:table-cell office:value-type="date" office:date-value="2018-11-27" calcext:value-type="date">
            <text:p>27/11/18</text:p>
          </table:table-cell>
          <table:table-cell office:value-type="float" office:value="11380.79" calcext:value-type="float">
            <text:p>11380.79</text:p>
          </table:table-cell>
          <table:table-cell office:value-type="float" office:value="11309.11" calcext:value-type="float">
            <text:p>11309.11</text:p>
          </table:table-cell>
          <table:table-cell office:value-type="float" office:value="11400.05" calcext:value-type="float">
            <text:p>11400.05</text:p>
          </table:table-cell>
          <table:table-cell office:value-type="float" office:value="11264.65" calcext:value-type="float">
            <text:p>11264.65</text:p>
          </table:table-cell>
          <table:table-cell office:value-type="float" office:value="3370348032" calcext:value-type="float">
            <text:p>3370348032</text:p>
          </table:table-cell>
        </table:table-row>
        <table:table-row table:style-name="ro1">
          <table:table-cell office:value-type="date" office:date-value="2018-11-26" calcext:value-type="date">
            <text:p>26/11/18</text:p>
          </table:table-cell>
          <table:table-cell office:value-type="float" office:value="11315.9" calcext:value-type="float">
            <text:p>11315.9</text:p>
          </table:table-cell>
          <table:table-cell office:value-type="float" office:value="11354.72" calcext:value-type="float">
            <text:p>11354.72</text:p>
          </table:table-cell>
          <table:table-cell office:value-type="float" office:value="11390.93" calcext:value-type="float">
            <text:p>11390.93</text:p>
          </table:table-cell>
          <table:table-cell office:value-type="float" office:value="11301.82" calcext:value-type="float">
            <text:p>11301.82</text:p>
          </table:table-cell>
          <table:table-cell office:value-type="float" office:value="3557904896" calcext:value-type="float">
            <text:p>3557904896</text:p>
          </table:table-cell>
        </table:table-row>
        <table:table-row table:style-name="ro1">
          <table:table-cell office:value-type="date" office:date-value="2018-11-23" calcext:value-type="date">
            <text:p>23/11/18</text:p>
          </table:table-cell>
          <table:table-cell office:value-type="float" office:value="11146.55" calcext:value-type="float">
            <text:p>11146.55</text:p>
          </table:table-cell>
          <table:table-cell office:value-type="float" office:value="11192.69" calcext:value-type="float">
            <text:p>11192.69</text:p>
          </table:table-cell>
          <table:table-cell office:value-type="float" office:value="11205.99" calcext:value-type="float">
            <text:p>11205.99</text:p>
          </table:table-cell>
          <table:table-cell office:value-type="float" office:value="11093.52" calcext:value-type="float">
            <text:p>11093.52</text:p>
          </table:table-cell>
          <table:table-cell office:value-type="float" office:value="2516529408" calcext:value-type="float">
            <text:p>2516529408</text:p>
          </table:table-cell>
        </table:table-row>
        <table:table-row table:style-name="ro1">
          <table:table-cell office:value-type="date" office:date-value="2018-11-22" calcext:value-type="date">
            <text:p>22/11/18</text:p>
          </table:table-cell>
          <table:table-cell office:value-type="float" office:value="11216.29" calcext:value-type="float">
            <text:p>11216.29</text:p>
          </table:table-cell>
          <table:table-cell office:value-type="float" office:value="11138.49" calcext:value-type="float">
            <text:p>11138.49</text:p>
          </table:table-cell>
          <table:table-cell office:value-type="float" office:value="11221.77" calcext:value-type="float">
            <text:p>11221.77</text:p>
          </table:table-cell>
          <table:table-cell office:value-type="float" office:value="11119.04" calcext:value-type="float">
            <text:p>11119.04</text:p>
          </table:table-cell>
          <table:table-cell office:value-type="float" office:value="2573186560" calcext:value-type="float">
            <text:p>2573186560</text:p>
          </table:table-cell>
        </table:table-row>
        <table:table-row table:style-name="ro1">
          <table:table-cell office:value-type="date" office:date-value="2018-11-21" calcext:value-type="date">
            <text:p>21/11/18</text:p>
          </table:table-cell>
          <table:table-cell office:value-type="float" office:value="11138.25" calcext:value-type="float">
            <text:p>11138.25</text:p>
          </table:table-cell>
          <table:table-cell office:value-type="float" office:value="11244.17" calcext:value-type="float">
            <text:p>11244.17</text:p>
          </table:table-cell>
          <table:table-cell office:value-type="float" office:value="11257.83" calcext:value-type="float">
            <text:p>11257.83</text:p>
          </table:table-cell>
          <table:table-cell office:value-type="float" office:value="11113.34" calcext:value-type="float">
            <text:p>11113.34</text:p>
          </table:table-cell>
          <table:table-cell office:value-type="float" office:value="3809336320" calcext:value-type="float">
            <text:p>3809336320</text:p>
          </table:table-cell>
        </table:table-row>
        <table:table-row table:style-name="ro1">
          <table:table-cell office:value-type="date" office:date-value="2018-11-20" calcext:value-type="date">
            <text:p>20/11/18</text:p>
          </table:table-cell>
          <table:table-cell office:value-type="float" office:value="11157.65" calcext:value-type="float">
            <text:p>11157.65</text:p>
          </table:table-cell>
          <table:table-cell office:value-type="float" office:value="11066.41" calcext:value-type="float">
            <text:p>11066.41</text:p>
          </table:table-cell>
          <table:table-cell office:value-type="float" office:value="11187.16" calcext:value-type="float">
            <text:p>11187.16</text:p>
          </table:table-cell>
          <table:table-cell office:value-type="float" office:value="11009.25" calcext:value-type="float">
            <text:p>11009.25</text:p>
          </table:table-cell>
          <table:table-cell office:value-type="float" office:value="4871788544" calcext:value-type="float">
            <text:p>4871788544</text:p>
          </table:table-cell>
        </table:table-row>
        <table:table-row table:style-name="ro1">
          <table:table-cell office:value-type="date" office:date-value="2018-11-19" calcext:value-type="date">
            <text:p>19/11/18</text:p>
          </table:table-cell>
          <table:table-cell office:value-type="float" office:value="11384" calcext:value-type="float">
            <text:p>11384</text:p>
          </table:table-cell>
          <table:table-cell office:value-type="float" office:value="11244.54" calcext:value-type="float">
            <text:p>11244.54</text:p>
          </table:table-cell>
          <table:table-cell office:value-type="float" office:value="11419.55" calcext:value-type="float">
            <text:p>11419.55</text:p>
          </table:table-cell>
          <table:table-cell office:value-type="float" office:value="11231.59" calcext:value-type="float">
            <text:p>11231.59</text:p>
          </table:table-cell>
          <table:table-cell office:value-type="float" office:value="3560659456" calcext:value-type="float">
            <text:p>3560659456</text:p>
          </table:table-cell>
        </table:table-row>
        <table:table-row table:style-name="ro1">
          <table:table-cell office:value-type="date" office:date-value="2018-11-16" calcext:value-type="date">
            <text:p>16/11/18</text:p>
          </table:table-cell>
          <table:table-cell office:value-type="float" office:value="11425.8" calcext:value-type="float">
            <text:p>11425.8</text:p>
          </table:table-cell>
          <table:table-cell office:value-type="float" office:value="11341" calcext:value-type="float">
            <text:p>11341</text:p>
          </table:table-cell>
          <table:table-cell office:value-type="float" office:value="11448.56" calcext:value-type="float">
            <text:p>11448.56</text:p>
          </table:table-cell>
          <table:table-cell office:value-type="float" office:value="11233.21" calcext:value-type="float">
            <text:p>11233.21</text:p>
          </table:table-cell>
          <table:table-cell office:value-type="float" office:value="4663578112" calcext:value-type="float">
            <text:p>4663578112</text:p>
          </table:table-cell>
        </table:table-row>
        <table:table-row table:style-name="ro1">
          <table:table-cell office:value-type="date" office:date-value="2018-11-15" calcext:value-type="date">
            <text:p>15/11/18</text:p>
          </table:table-cell>
          <table:table-cell office:value-type="float" office:value="11447.84" calcext:value-type="float">
            <text:p>11447.84</text:p>
          </table:table-cell>
          <table:table-cell office:value-type="float" office:value="11353.67" calcext:value-type="float">
            <text:p>11353.67</text:p>
          </table:table-cell>
          <table:table-cell office:value-type="float" office:value="11500.66" calcext:value-type="float">
            <text:p>11500.66</text:p>
          </table:table-cell>
          <table:table-cell office:value-type="float" office:value="11254.92" calcext:value-type="float">
            <text:p>11254.92</text:p>
          </table:table-cell>
          <table:table-cell office:value-type="float" office:value="4110970112" calcext:value-type="float">
            <text:p>4110970112</text:p>
          </table:table-cell>
        </table:table-row>
        <table:table-row table:style-name="ro1">
          <table:table-cell office:value-type="date" office:date-value="2018-11-14" calcext:value-type="date">
            <text:p>14/11/18</text:p>
          </table:table-cell>
          <table:table-cell office:value-type="float" office:value="11394.75" calcext:value-type="float">
            <text:p>11394.75</text:p>
          </table:table-cell>
          <table:table-cell office:value-type="float" office:value="11412.53" calcext:value-type="float">
            <text:p>11412.53</text:p>
          </table:table-cell>
          <table:table-cell office:value-type="float" office:value="11566.79" calcext:value-type="float">
            <text:p>11566.79</text:p>
          </table:table-cell>
          <table:table-cell office:value-type="float" office:value="11314.6" calcext:value-type="float">
            <text:p>11314.6</text:p>
          </table:table-cell>
          <table:table-cell office:value-type="float" office:value="4371214336" calcext:value-type="float">
            <text:p>4371214336</text:p>
          </table:table-cell>
        </table:table-row>
        <table:table-row table:style-name="ro1">
          <table:table-cell office:value-type="date" office:date-value="2018-11-13" calcext:value-type="date">
            <text:p>13/11/18</text:p>
          </table:table-cell>
          <table:table-cell office:value-type="float" office:value="11374.11" calcext:value-type="float">
            <text:p>11374.11</text:p>
          </table:table-cell>
          <table:table-cell office:value-type="float" office:value="11472.22" calcext:value-type="float">
            <text:p>11472.22</text:p>
          </table:table-cell>
          <table:table-cell office:value-type="float" office:value="11495.69" calcext:value-type="float">
            <text:p>11495.69</text:p>
          </table:table-cell>
          <table:table-cell office:value-type="float" office:value="11349.94" calcext:value-type="float">
            <text:p>11349.94</text:p>
          </table:table-cell>
          <table:table-cell office:value-type="float" office:value="4361342464" calcext:value-type="float">
            <text:p>4361342464</text:p>
          </table:table-cell>
        </table:table-row>
        <table:table-row table:style-name="ro1">
          <table:table-cell office:value-type="date" office:date-value="2018-11-12" calcext:value-type="date">
            <text:p>12/11/18</text:p>
          </table:table-cell>
          <table:table-cell office:value-type="float" office:value="11591.59" calcext:value-type="float">
            <text:p>11591.59</text:p>
          </table:table-cell>
          <table:table-cell office:value-type="float" office:value="11325.44" calcext:value-type="float">
            <text:p>11325.44</text:p>
          </table:table-cell>
          <table:table-cell office:value-type="float" office:value="11598.51" calcext:value-type="float">
            <text:p>11598.51</text:p>
          </table:table-cell>
          <table:table-cell office:value-type="float" office:value="11310.72" calcext:value-type="float">
            <text:p>11310.72</text:p>
          </table:table-cell>
          <table:table-cell office:value-type="float" office:value="3918296320" calcext:value-type="float">
            <text:p>3918296320</text:p>
          </table:table-cell>
        </table:table-row>
        <table:table-row table:style-name="ro1">
          <table:table-cell office:value-type="date" office:date-value="2018-11-09" calcext:value-type="date">
            <text:p>09/11/18</text:p>
          </table:table-cell>
          <table:table-cell office:value-type="float" office:value="11489.19" calcext:value-type="float">
            <text:p>11489.19</text:p>
          </table:table-cell>
          <table:table-cell office:value-type="float" office:value="11529.16" calcext:value-type="float">
            <text:p>11529.16</text:p>
          </table:table-cell>
          <table:table-cell office:value-type="float" office:value="11549.06" calcext:value-type="float">
            <text:p>11549.06</text:p>
          </table:table-cell>
          <table:table-cell office:value-type="float" office:value="11418.35" calcext:value-type="float">
            <text:p>11418.35</text:p>
          </table:table-cell>
          <table:table-cell office:value-type="float" office:value="4475530752" calcext:value-type="float">
            <text:p>4475530752</text:p>
          </table:table-cell>
        </table:table-row>
        <table:table-row table:style-name="ro1">
          <table:table-cell office:value-type="date" office:date-value="2018-11-08" calcext:value-type="date">
            <text:p>08/11/18</text:p>
          </table:table-cell>
          <table:table-cell office:value-type="float" office:value="11629" calcext:value-type="float">
            <text:p>11629</text:p>
          </table:table-cell>
          <table:table-cell office:value-type="float" office:value="11527.32" calcext:value-type="float">
            <text:p>11527.32</text:p>
          </table:table-cell>
          <table:table-cell office:value-type="float" office:value="11648.79" calcext:value-type="float">
            <text:p>11648.79</text:p>
          </table:table-cell>
          <table:table-cell office:value-type="float" office:value="11503.36" calcext:value-type="float">
            <text:p>11503.36</text:p>
          </table:table-cell>
          <table:table-cell office:value-type="float" office:value="3708277248" calcext:value-type="float">
            <text:p>3708277248</text:p>
          </table:table-cell>
        </table:table-row>
        <table:table-row table:style-name="ro1">
          <table:table-cell office:value-type="date" office:date-value="2018-11-07" calcext:value-type="date">
            <text:p>07/11/18</text:p>
          </table:table-cell>
          <table:table-cell office:value-type="float" office:value="11542.09" calcext:value-type="float">
            <text:p>11542.09</text:p>
          </table:table-cell>
          <table:table-cell office:value-type="float" office:value="11579.1" calcext:value-type="float">
            <text:p>11579.1</text:p>
          </table:table-cell>
          <table:table-cell office:value-type="float" office:value="11634.81" calcext:value-type="float">
            <text:p>11634.81</text:p>
          </table:table-cell>
          <table:table-cell office:value-type="float" office:value="11532.34" calcext:value-type="float">
            <text:p>11532.34</text:p>
          </table:table-cell>
          <table:table-cell office:value-type="float" office:value="3907735296" calcext:value-type="float">
            <text:p>3907735296</text:p>
          </table:table-cell>
        </table:table-row>
        <table:table-row table:style-name="ro1">
          <table:table-cell office:value-type="date" office:date-value="2018-11-06" calcext:value-type="date">
            <text:p>06/11/18</text:p>
          </table:table-cell>
          <table:table-cell office:value-type="float" office:value="11518.17" calcext:value-type="float">
            <text:p>11518.17</text:p>
          </table:table-cell>
          <table:table-cell office:value-type="float" office:value="11484.34" calcext:value-type="float">
            <text:p>11484.34</text:p>
          </table:table-cell>
          <table:table-cell office:value-type="float" office:value="11528.52" calcext:value-type="float">
            <text:p>11528.52</text:p>
          </table:table-cell>
          <table:table-cell office:value-type="float" office:value="11436.53" calcext:value-type="float">
            <text:p>11436.53</text:p>
          </table:table-cell>
          <table:table-cell office:value-type="float" office:value="3247864064" calcext:value-type="float">
            <text:p>3247864064</text:p>
          </table:table-cell>
        </table:table-row>
        <table:table-row table:style-name="ro1">
          <table:table-cell office:value-type="date" office:date-value="2018-11-05" calcext:value-type="date">
            <text:p>05/11/18</text:p>
          </table:table-cell>
          <table:table-cell office:value-type="float" office:value="11522.33" calcext:value-type="float">
            <text:p>11522.33</text:p>
          </table:table-cell>
          <table:table-cell office:value-type="float" office:value="11494.96" calcext:value-type="float">
            <text:p>11494.96</text:p>
          </table:table-cell>
          <table:table-cell office:value-type="float" office:value="11555.97" calcext:value-type="float">
            <text:p>11555.97</text:p>
          </table:table-cell>
          <table:table-cell office:value-type="float" office:value="11479.19" calcext:value-type="float">
            <text:p>11479.19</text:p>
          </table:table-cell>
          <table:table-cell office:value-type="float" office:value="3019745024" calcext:value-type="float">
            <text:p>3019745024</text:p>
          </table:table-cell>
        </table:table-row>
        <table:table-row table:style-name="ro1">
          <table:table-cell office:value-type="date" office:date-value="2018-11-02" calcext:value-type="date">
            <text:p>02/11/18</text:p>
          </table:table-cell>
          <table:table-cell office:value-type="float" office:value="11636.37" calcext:value-type="float">
            <text:p>11636.37</text:p>
          </table:table-cell>
          <table:table-cell office:value-type="float" office:value="11518.99" calcext:value-type="float">
            <text:p>11518.99</text:p>
          </table:table-cell>
          <table:table-cell office:value-type="float" office:value="11689.96" calcext:value-type="float">
            <text:p>11689.96</text:p>
          </table:table-cell>
          <table:table-cell office:value-type="float" office:value="11518.87" calcext:value-type="float">
            <text:p>11518.87</text:p>
          </table:table-cell>
          <table:table-cell office:value-type="float" office:value="5264192000" calcext:value-type="float">
            <text:p>5264192000</text:p>
          </table:table-cell>
        </table:table-row>
        <table:table-row table:style-name="ro1">
          <table:table-cell office:value-type="date" office:date-value="2018-11-01" calcext:value-type="date">
            <text:p>01/11/18</text:p>
          </table:table-cell>
          <table:table-cell office:value-type="float" office:value="11419.61" calcext:value-type="float">
            <text:p>11419.61</text:p>
          </table:table-cell>
          <table:table-cell office:value-type="float" office:value="11468.54" calcext:value-type="float">
            <text:p>11468.54</text:p>
          </table:table-cell>
          <table:table-cell office:value-type="float" office:value="11575.43" calcext:value-type="float">
            <text:p>11575.43</text:p>
          </table:table-cell>
          <table:table-cell office:value-type="float" office:value="11416.36" calcext:value-type="float">
            <text:p>11416.36</text:p>
          </table:table-cell>
          <table:table-cell office:value-type="float" office:value="4132578304" calcext:value-type="float">
            <text:p>4132578304</text:p>
          </table:table-cell>
        </table:table-row>
        <table:table-row table:style-name="ro1">
          <table:table-cell office:value-type="date" office:date-value="2018-10-31" calcext:value-type="date">
            <text:p>31/10/18</text:p>
          </table:table-cell>
          <table:table-cell office:value-type="float" office:value="11417.09" calcext:value-type="float">
            <text:p>11417.09</text:p>
          </table:table-cell>
          <table:table-cell office:value-type="float" office:value="11447.51" calcext:value-type="float">
            <text:p>11447.51</text:p>
          </table:table-cell>
          <table:table-cell office:value-type="float" office:value="11499.38" calcext:value-type="float">
            <text:p>11499.38</text:p>
          </table:table-cell>
          <table:table-cell office:value-type="float" office:value="11391.64" calcext:value-type="float">
            <text:p>11391.64</text:p>
          </table:table-cell>
          <table:table-cell office:value-type="float" office:value="7265255424" calcext:value-type="float">
            <text:p>7265255424</text:p>
          </table:table-cell>
        </table:table-row>
        <table:table-row table:style-name="ro1">
          <table:table-cell office:value-type="date" office:date-value="2018-10-30" calcext:value-type="date">
            <text:p>30/10/18</text:p>
          </table:table-cell>
          <table:table-cell office:value-type="float" office:value="11391.78" calcext:value-type="float">
            <text:p>11391.78</text:p>
          </table:table-cell>
          <table:table-cell office:value-type="float" office:value="11287.39" calcext:value-type="float">
            <text:p>11287.39</text:p>
          </table:table-cell>
          <table:table-cell office:value-type="float" office:value="11394.37" calcext:value-type="float">
            <text:p>11394.37</text:p>
          </table:table-cell>
          <table:table-cell office:value-type="float" office:value="11212.58" calcext:value-type="float">
            <text:p>11212.58</text:p>
          </table:table-cell>
          <table:table-cell office:value-type="float" office:value="4500806656" calcext:value-type="float">
            <text:p>4500806656</text:p>
          </table:table-cell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office:value-type="float" office:value="11270.67" calcext:value-type="float">
            <text:p>11270.67</text:p>
          </table:table-cell>
          <table:table-cell office:value-type="float" office:value="11335.48" calcext:value-type="float">
            <text:p>11335.48</text:p>
          </table:table-cell>
          <table:table-cell office:value-type="float" office:value="11444.86" calcext:value-type="float">
            <text:p>11444.86</text:p>
          </table:table-cell>
          <table:table-cell office:value-type="float" office:value="11218.92" calcext:value-type="float">
            <text:p>11218.92</text:p>
          </table:table-cell>
          <table:table-cell office:value-type="float" office:value="4438170624" calcext:value-type="float">
            <text:p>4438170624</text:p>
          </table:table-cell>
        </table:table-row>
        <table:table-row table:style-name="ro1">
          <table:table-cell office:value-type="date" office:date-value="2018-10-26" calcext:value-type="date">
            <text:p>26/10/18</text:p>
          </table:table-cell>
          <table:table-cell office:value-type="float" office:value="11180.96" calcext:value-type="float">
            <text:p>11180.96</text:p>
          </table:table-cell>
          <table:table-cell office:value-type="float" office:value="11200.62" calcext:value-type="float">
            <text:p>11200.62</text:p>
          </table:table-cell>
          <table:table-cell office:value-type="float" office:value="11205.83" calcext:value-type="float">
            <text:p>11205.83</text:p>
          </table:table-cell>
          <table:table-cell office:value-type="float" office:value="11051.04" calcext:value-type="float">
            <text:p>11051.04</text:p>
          </table:table-cell>
          <table:table-cell office:value-type="float" office:value="9355778048" calcext:value-type="float">
            <text:p>9355778048</text:p>
          </table:table-cell>
        </table:table-row>
        <table:table-row table:style-name="ro1">
          <table:table-cell office:value-type="date" office:date-value="2018-10-25" calcext:value-type="date">
            <text:p>25/10/18</text:p>
          </table:table-cell>
          <table:table-cell office:value-type="float" office:value="11098.68" calcext:value-type="float">
            <text:p>11098.68</text:p>
          </table:table-cell>
          <table:table-cell office:value-type="float" office:value="11307.12" calcext:value-type="float">
            <text:p>11307.12</text:p>
          </table:table-cell>
          <table:table-cell office:value-type="float" office:value="11324.92" calcext:value-type="float">
            <text:p>11324.92</text:p>
          </table:table-cell>
          <table:table-cell office:value-type="float" office:value="11078.37" calcext:value-type="float">
            <text:p>11078.37</text:p>
          </table:table-cell>
          <table:table-cell office:value-type="float" office:value="5208996352" calcext:value-type="float">
            <text:p>5208996352</text:p>
          </table:table-cell>
        </table:table-row>
        <table:table-row table:style-name="ro1">
          <table:table-cell office:value-type="date" office:date-value="2018-10-24" calcext:value-type="date">
            <text:p>24/10/18</text:p>
          </table:table-cell>
          <table:table-cell office:value-type="float" office:value="11298.65" calcext:value-type="float">
            <text:p>11298.65</text:p>
          </table:table-cell>
          <table:table-cell office:value-type="float" office:value="11191.63" calcext:value-type="float">
            <text:p>11191.63</text:p>
          </table:table-cell>
          <table:table-cell office:value-type="float" office:value="11391.94" calcext:value-type="float">
            <text:p>11391.94</text:p>
          </table:table-cell>
          <table:table-cell office:value-type="float" office:value="11166.84" calcext:value-type="float">
            <text:p>11166.84</text:p>
          </table:table-cell>
          <table:table-cell office:value-type="float" office:value="4604400128" calcext:value-type="float">
            <text:p>4604400128</text:p>
          </table:table-cell>
        </table:table-row>
        <table:table-row table:style-name="ro1">
          <table:table-cell office:value-type="date" office:date-value="2018-10-23" calcext:value-type="date">
            <text:p>23/10/18</text:p>
          </table:table-cell>
          <table:table-cell office:value-type="float" office:value="11367.57" calcext:value-type="float">
            <text:p>11367.57</text:p>
          </table:table-cell>
          <table:table-cell office:value-type="float" office:value="11274.28" calcext:value-type="float">
            <text:p>11274.28</text:p>
          </table:table-cell>
          <table:table-cell office:value-type="float" office:value="11394.21" calcext:value-type="float">
            <text:p>11394.21</text:p>
          </table:table-cell>
          <table:table-cell office:value-type="float" office:value="11228.5" calcext:value-type="float">
            <text:p>11228.5</text:p>
          </table:table-cell>
          <table:table-cell office:value-type="float" office:value="5263068160" calcext:value-type="float">
            <text:p>5263068160</text:p>
          </table:table-cell>
        </table:table-row>
        <table:table-row table:style-name="ro1">
          <table:table-cell office:value-type="date" office:date-value="2018-10-22" calcext:value-type="date">
            <text:p>22/10/18</text:p>
          </table:table-cell>
          <table:table-cell office:value-type="float" office:value="11665.68" calcext:value-type="float">
            <text:p>11665.68</text:p>
          </table:table-cell>
          <table:table-cell office:value-type="float" office:value="11524.34" calcext:value-type="float">
            <text:p>11524.34</text:p>
          </table:table-cell>
          <table:table-cell office:value-type="float" office:value="11677.45" calcext:value-type="float">
            <text:p>11677.45</text:p>
          </table:table-cell>
          <table:table-cell office:value-type="float" office:value="11497.09" calcext:value-type="float">
            <text:p>11497.09</text:p>
          </table:table-cell>
          <table:table-cell office:value-type="float" office:value="3585140736" calcext:value-type="float">
            <text:p>3585140736</text:p>
          </table:table-cell>
        </table:table-row>
        <table:table-row table:style-name="ro1">
          <table:table-cell office:value-type="date" office:date-value="2018-10-19" calcext:value-type="date">
            <text:p>19/10/18</text:p>
          </table:table-cell>
          <table:table-cell office:value-type="float" office:value="11578.85" calcext:value-type="float">
            <text:p>11578.85</text:p>
          </table:table-cell>
          <table:table-cell office:value-type="float" office:value="11553.83" calcext:value-type="float">
            <text:p>11553.83</text:p>
          </table:table-cell>
          <table:table-cell office:value-type="float" office:value="11617.28" calcext:value-type="float">
            <text:p>11617.28</text:p>
          </table:table-cell>
          <table:table-cell office:value-type="float" office:value="11498.69" calcext:value-type="float">
            <text:p>11498.69</text:p>
          </table:table-cell>
          <table:table-cell office:value-type="float" office:value="5604662784" calcext:value-type="float">
            <text:p>5604662784</text:p>
          </table:table-cell>
        </table:table-row>
        <table:table-row table:style-name="ro1">
          <table:table-cell office:value-type="date" office:date-value="2018-10-18" calcext:value-type="date">
            <text:p>18/10/18</text:p>
          </table:table-cell>
          <table:table-cell office:value-type="float" office:value="11695.19" calcext:value-type="float">
            <text:p>11695.19</text:p>
          </table:table-cell>
          <table:table-cell office:value-type="float" office:value="11589.21" calcext:value-type="float">
            <text:p>11589.21</text:p>
          </table:table-cell>
          <table:table-cell office:value-type="float" office:value="11791.22" calcext:value-type="float">
            <text:p>11791.22</text:p>
          </table:table-cell>
          <table:table-cell office:value-type="float" office:value="11586.32" calcext:value-type="float">
            <text:p>11586.32</text:p>
          </table:table-cell>
          <table:table-cell office:value-type="float" office:value="4691686912" calcext:value-type="float">
            <text:p>4691686912</text:p>
          </table:table-cell>
        </table:table-row>
        <table:table-row table:style-name="ro1">
          <table:table-cell office:value-type="date" office:date-value="2018-10-17" calcext:value-type="date">
            <text:p>17/10/18</text:p>
          </table:table-cell>
          <table:table-cell office:value-type="float" office:value="11811.47" calcext:value-type="float">
            <text:p>11811.47</text:p>
          </table:table-cell>
          <table:table-cell office:value-type="float" office:value="11715.03" calcext:value-type="float">
            <text:p>11715.03</text:p>
          </table:table-cell>
          <table:table-cell office:value-type="float" office:value="11847.79" calcext:value-type="float">
            <text:p>11847.79</text:p>
          </table:table-cell>
          <table:table-cell office:value-type="float" office:value="11669.96" calcext:value-type="float">
            <text:p>11669.96</text:p>
          </table:table-cell>
          <table:table-cell office:value-type="float" office:value="4362407936" calcext:value-type="float">
            <text:p>4362407936</text:p>
          </table:table-cell>
        </table:table-row>
        <table:table-row table:style-name="ro1">
          <table:table-cell office:value-type="date" office:date-value="2018-10-16" calcext:value-type="date">
            <text:p>16/10/18</text:p>
          </table:table-cell>
          <table:table-cell office:value-type="float" office:value="11637.62" calcext:value-type="float">
            <text:p>11637.62</text:p>
          </table:table-cell>
          <table:table-cell office:value-type="float" office:value="11776.55" calcext:value-type="float">
            <text:p>11776.55</text:p>
          </table:table-cell>
          <table:table-cell office:value-type="float" office:value="11790.15" calcext:value-type="float">
            <text:p>11790.15</text:p>
          </table:table-cell>
          <table:table-cell office:value-type="float" office:value="11606.97" calcext:value-type="float">
            <text:p>11606.97</text:p>
          </table:table-cell>
          <table:table-cell office:value-type="float" office:value="3921014784" calcext:value-type="float">
            <text:p>3921014784</text:p>
          </table:table-cell>
        </table:table-row>
        <table:table-row table:style-name="ro1">
          <table:table-cell office:value-type="date" office:date-value="2018-10-15" calcext:value-type="date">
            <text:p>15/10/18</text:p>
          </table:table-cell>
          <table:table-cell office:value-type="float" office:value="11523.81" calcext:value-type="float">
            <text:p>11523.81</text:p>
          </table:table-cell>
          <table:table-cell office:value-type="float" office:value="11614.16" calcext:value-type="float">
            <text:p>11614.16</text:p>
          </table:table-cell>
          <table:table-cell office:value-type="float" office:value="11625.02" calcext:value-type="float">
            <text:p>11625.02</text:p>
          </table:table-cell>
          <table:table-cell office:value-type="float" office:value="11459.08" calcext:value-type="float">
            <text:p>11459.08</text:p>
          </table:table-cell>
          <table:table-cell office:value-type="float" office:value="3150951936" calcext:value-type="float">
            <text:p>3150951936</text:p>
          </table:table-cell>
        </table:table-row>
        <table:table-row table:style-name="ro1">
          <table:table-cell office:value-type="date" office:date-value="2018-10-12" calcext:value-type="date">
            <text:p>12/10/18</text:p>
          </table:table-cell>
          <table:table-cell office:value-type="float" office:value="11691.47" calcext:value-type="float">
            <text:p>11691.47</text:p>
          </table:table-cell>
          <table:table-cell office:value-type="float" office:value="11523.81" calcext:value-type="float">
            <text:p>11523.81</text:p>
          </table:table-cell>
          <table:table-cell office:value-type="float" office:value="11693.84" calcext:value-type="float">
            <text:p>11693.84</text:p>
          </table:table-cell>
          <table:table-cell office:value-type="float" office:value="11514.55" calcext:value-type="float">
            <text:p>11514.55</text:p>
          </table:table-cell>
          <table:table-cell office:value-type="float" office:value="4482967552" calcext:value-type="float">
            <text:p>4482967552</text:p>
          </table:table-cell>
        </table:table-row>
        <table:table-row table:style-name="ro1">
          <table:table-cell office:value-type="date" office:date-value="2018-10-11" calcext:value-type="date">
            <text:p>11/10/18</text:p>
          </table:table-cell>
          <table:table-cell office:value-type="float" office:value="11558.98" calcext:value-type="float">
            <text:p>11558.98</text:p>
          </table:table-cell>
          <table:table-cell office:value-type="float" office:value="11539.35" calcext:value-type="float">
            <text:p>11539.35</text:p>
          </table:table-cell>
          <table:table-cell office:value-type="float" office:value="11700.5" calcext:value-type="float">
            <text:p>11700.5</text:p>
          </table:table-cell>
          <table:table-cell office:value-type="float" office:value="11518.56" calcext:value-type="float">
            <text:p>11518.56</text:p>
          </table:table-cell>
          <table:table-cell office:value-type="float" office:value="6581379072" calcext:value-type="float">
            <text:p>6581379072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1976.7" calcext:value-type="float">
            <text:p>11976.7</text:p>
          </table:table-cell>
          <table:table-cell office:value-type="float" office:value="11712.5" calcext:value-type="float">
            <text:p>11712.5</text:p>
          </table:table-cell>
          <table:table-cell office:value-type="float" office:value="11978.8" calcext:value-type="float">
            <text:p>11978.8</text:p>
          </table:table-cell>
          <table:table-cell office:value-type="float" office:value="11712.27" calcext:value-type="float">
            <text:p>11712.27</text:p>
          </table:table-cell>
          <table:table-cell office:value-type="float" office:value="5218449920" calcext:value-type="float">
            <text:p>5218449920</text:p>
          </table:table-cell>
        </table:table-row>
        <table:table-row table:style-name="ro1">
          <table:table-cell office:value-type="date" office:date-value="2018-10-09" calcext:value-type="date">
            <text:p>09/10/18</text:p>
          </table:table-cell>
          <table:table-cell office:value-type="float" office:value="11963.63" calcext:value-type="float">
            <text:p>11963.63</text:p>
          </table:table-cell>
          <table:table-cell office:value-type="float" office:value="11977.22" calcext:value-type="float">
            <text:p>11977.22</text:p>
          </table:table-cell>
          <table:table-cell office:value-type="float" office:value="11998.64" calcext:value-type="float">
            <text:p>11998.64</text:p>
          </table:table-cell>
          <table:table-cell office:value-type="float" office:value="11803.19" calcext:value-type="float">
            <text:p>11803.19</text:p>
          </table:table-cell>
          <table:table-cell office:value-type="float" office:value="3697384960" calcext:value-type="float">
            <text:p>3697384960</text:p>
          </table:table-cell>
        </table:table-row>
        <table:table-row table:style-name="ro1">
          <table:table-cell office:value-type="date" office:date-value="2018-10-08" calcext:value-type="date">
            <text:p>08/10/18</text:p>
          </table:table-cell>
          <table:table-cell office:value-type="float" office:value="12044.96" calcext:value-type="float">
            <text:p>12044.96</text:p>
          </table:table-cell>
          <table:table-cell office:value-type="float" office:value="11947.16" calcext:value-type="float">
            <text:p>11947.16</text:p>
          </table:table-cell>
          <table:table-cell office:value-type="float" office:value="12072.27" calcext:value-type="float">
            <text:p>12072.27</text:p>
          </table:table-cell>
          <table:table-cell office:value-type="float" office:value="11938.8" calcext:value-type="float">
            <text:p>11938.8</text:p>
          </table:table-cell>
          <table:table-cell office:value-type="float" office:value="3526487296" calcext:value-type="float">
            <text:p>3526487296</text:p>
          </table:table-cell>
        </table:table-row>
        <table:table-row table:style-name="ro1">
          <table:table-cell office:value-type="date" office:date-value="2018-10-05" calcext:value-type="date">
            <text:p>05/10/18</text:p>
          </table:table-cell>
          <table:table-cell office:value-type="float" office:value="12236.29" calcext:value-type="float">
            <text:p>12236.29</text:p>
          </table:table-cell>
          <table:table-cell office:value-type="float" office:value="12111.9" calcext:value-type="float">
            <text:p>12111.9</text:p>
          </table:table-cell>
          <table:table-cell office:value-type="float" office:value="12245.41" calcext:value-type="float">
            <text:p>12245.41</text:p>
          </table:table-cell>
          <table:table-cell office:value-type="float" office:value="12103.55" calcext:value-type="float">
            <text:p>12103.55</text:p>
          </table:table-cell>
          <table:table-cell office:value-type="float" office:value="3884281856" calcext:value-type="float">
            <text:p>3884281856</text:p>
          </table:table-cell>
        </table:table-row>
        <table:table-row table:style-name="ro1">
          <table:table-cell office:value-type="date" office:date-value="2018-10-04" calcext:value-type="date">
            <text:p>04/10/18</text:p>
          </table:table-cell>
          <table:table-cell office:value-type="float" office:value="12275.07" calcext:value-type="float">
            <text:p>12275.07</text:p>
          </table:table-cell>
          <table:table-cell office:value-type="float" office:value="12244.14" calcext:value-type="float">
            <text:p>12244.14</text:p>
          </table:table-cell>
          <table:table-cell office:value-type="float" office:value="12348.86" calcext:value-type="float">
            <text:p>12348.86</text:p>
          </table:table-cell>
          <table:table-cell office:value-type="float" office:value="12174.69" calcext:value-type="float">
            <text:p>12174.69</text:p>
          </table:table-cell>
          <table:table-cell office:value-type="float" office:value="4631112192" calcext:value-type="float">
            <text:p>4631112192</text:p>
          </table:table-cell>
        </table:table-row>
        <table:table-row table:style-name="ro1">
          <table:table-cell office:value-type="date" office:date-value="2018-10-02" calcext:value-type="date">
            <text:p>02/10/18</text:p>
          </table:table-cell>
          <table:table-cell office:value-type="float" office:value="12229.07" calcext:value-type="float">
            <text:p>12229.07</text:p>
          </table:table-cell>
          <table:table-cell office:value-type="float" office:value="12287.58" calcext:value-type="float">
            <text:p>12287.58</text:p>
          </table:table-cell>
          <table:table-cell office:value-type="float" office:value="12310.76" calcext:value-type="float">
            <text:p>12310.76</text:p>
          </table:table-cell>
          <table:table-cell office:value-type="float" office:value="12203.6" calcext:value-type="float">
            <text:p>12203.6</text:p>
          </table:table-cell>
          <table:table-cell office:value-type="float" office:value="3693050112" calcext:value-type="float">
            <text:p>3693050112</text:p>
          </table:table-cell>
        </table:table-row>
        <table:table-row table:style-name="ro1">
          <table:table-cell office:value-type="date" office:date-value="2018-10-01" calcext:value-type="date">
            <text:p>01/10/18</text:p>
          </table:table-cell>
          <table:table-cell office:value-type="float" office:value="12265.89" calcext:value-type="float">
            <text:p>12265.89</text:p>
          </table:table-cell>
          <table:table-cell office:value-type="float" office:value="12339.03" calcext:value-type="float">
            <text:p>12339.03</text:p>
          </table:table-cell>
          <table:table-cell office:value-type="float" office:value="12373.29" calcext:value-type="float">
            <text:p>12373.29</text:p>
          </table:table-cell>
          <table:table-cell office:value-type="float" office:value="12263.1" calcext:value-type="float">
            <text:p>12263.1</text:p>
          </table:table-cell>
          <table:table-cell office:value-type="float" office:value="3443142656" calcext:value-type="float">
            <text:p>3443142656</text:p>
          </table:table-cell>
        </table:table-row>
        <table:table-row table:style-name="ro1">
          <table:table-cell office:value-type="date" office:date-value="2018-09-28" calcext:value-type="date">
            <text:p>28/09/18</text:p>
          </table:table-cell>
          <table:table-cell office:value-type="float" office:value="12381.36" calcext:value-type="float">
            <text:p>12381.36</text:p>
          </table:table-cell>
          <table:table-cell office:value-type="float" office:value="12246.73" calcext:value-type="float">
            <text:p>12246.73</text:p>
          </table:table-cell>
          <table:table-cell office:value-type="float" office:value="12394.16" calcext:value-type="float">
            <text:p>12394.16</text:p>
          </table:table-cell>
          <table:table-cell office:value-type="float" office:value="12190.57" calcext:value-type="float">
            <text:p>12190.57</text:p>
          </table:table-cell>
          <table:table-cell office:value-type="float" office:value="4803574784" calcext:value-type="float">
            <text:p>4803574784</text:p>
          </table:table-cell>
        </table:table-row>
        <table:table-row table:style-name="ro1">
          <table:table-cell office:value-type="date" office:date-value="2018-09-27" calcext:value-type="date">
            <text:p>27/09/18</text:p>
          </table:table-cell>
          <table:table-cell office:value-type="float" office:value="12329.4" calcext:value-type="float">
            <text:p>12329.4</text:p>
          </table:table-cell>
          <table:table-cell office:value-type="float" office:value="12435.59" calcext:value-type="float">
            <text:p>12435.59</text:p>
          </table:table-cell>
          <table:table-cell office:value-type="float" office:value="12456.69" calcext:value-type="float">
            <text:p>12456.69</text:p>
          </table:table-cell>
          <table:table-cell office:value-type="float" office:value="12272.65" calcext:value-type="float">
            <text:p>12272.65</text:p>
          </table:table-cell>
          <table:table-cell office:value-type="float" office:value="3792992000" calcext:value-type="float">
            <text:p>3792992000</text:p>
          </table:table-cell>
        </table:table-row>
        <table:table-row table:style-name="ro1">
          <table:table-cell office:value-type="date" office:date-value="2018-09-26" calcext:value-type="date">
            <text:p>26/09/18</text:p>
          </table:table-cell>
          <table:table-cell office:value-type="float" office:value="12395.2" calcext:value-type="float">
            <text:p>12395.2</text:p>
          </table:table-cell>
          <table:table-cell office:value-type="float" office:value="12385.89" calcext:value-type="float">
            <text:p>12385.89</text:p>
          </table:table-cell>
          <table:table-cell office:value-type="float" office:value="12395.92" calcext:value-type="float">
            <text:p>12395.92</text:p>
          </table:table-cell>
          <table:table-cell office:value-type="float" office:value="12329.52" calcext:value-type="float">
            <text:p>12329.52</text:p>
          </table:table-cell>
          <table:table-cell office:value-type="float" office:value="3802428160" calcext:value-type="float">
            <text:p>3802428160</text:p>
          </table:table-cell>
        </table:table-row>
        <table:table-row table:style-name="ro1">
          <table:table-cell office:value-type="date" office:date-value="2018-09-25" calcext:value-type="date">
            <text:p>25/09/18</text:p>
          </table:table-cell>
          <table:table-cell office:value-type="float" office:value="12341.85" calcext:value-type="float">
            <text:p>12341.85</text:p>
          </table:table-cell>
          <table:table-cell office:value-type="float" office:value="12374.66" calcext:value-type="float">
            <text:p>12374.66</text:p>
          </table:table-cell>
          <table:table-cell office:value-type="float" office:value="12416.87" calcext:value-type="float">
            <text:p>12416.87</text:p>
          </table:table-cell>
          <table:table-cell office:value-type="float" office:value="12322.19" calcext:value-type="float">
            <text:p>12322.19</text:p>
          </table:table-cell>
          <table:table-cell office:value-type="float" office:value="4095140096" calcext:value-type="float">
            <text:p>4095140096</text:p>
          </table:table-cell>
        </table:table-row>
        <table:table-row table:style-name="ro1">
          <table:table-cell office:value-type="date" office:date-value="2018-09-24" calcext:value-type="date">
            <text:p>24/09/18</text:p>
          </table:table-cell>
          <table:table-cell office:value-type="float" office:value="12383.42" calcext:value-type="float">
            <text:p>12383.42</text:p>
          </table:table-cell>
          <table:table-cell office:value-type="float" office:value="12350.82" calcext:value-type="float">
            <text:p>12350.82</text:p>
          </table:table-cell>
          <table:table-cell office:value-type="float" office:value="12409.96" calcext:value-type="float">
            <text:p>12409.96</text:p>
          </table:table-cell>
          <table:table-cell office:value-type="float" office:value="12349.3" calcext:value-type="float">
            <text:p>12349.3</text:p>
          </table:table-cell>
          <table:table-cell office:value-type="float" office:value="3207834112" calcext:value-type="float">
            <text:p>3207834112</text:p>
          </table:table-cell>
        </table:table-row>
        <table:table-row table:style-name="ro1">
          <table:table-cell office:value-type="date" office:date-value="2018-09-21" calcext:value-type="date">
            <text:p>21/09/18</text:p>
          </table:table-cell>
          <table:table-cell office:value-type="float" office:value="12402.72" calcext:value-type="float">
            <text:p>12402.72</text:p>
          </table:table-cell>
          <table:table-cell office:value-type="float" office:value="12430.88" calcext:value-type="float">
            <text:p>12430.88</text:p>
          </table:table-cell>
          <table:table-cell office:value-type="float" office:value="12458.3" calcext:value-type="float">
            <text:p>12458.3</text:p>
          </table:table-cell>
          <table:table-cell office:value-type="float" office:value="12373.95" calcext:value-type="float">
            <text:p>12373.95</text:p>
          </table:table-cell>
          <table:table-cell office:value-type="float" office:value="12182606848" calcext:value-type="float">
            <text:p>12182606848</text:p>
          </table:table-cell>
        </table:table-row>
        <table:table-row table:style-name="ro1">
          <table:table-cell office:value-type="date" office:date-value="2018-09-20" calcext:value-type="date">
            <text:p>20/09/18</text:p>
          </table:table-cell>
          <table:table-cell office:value-type="float" office:value="12210.95" calcext:value-type="float">
            <text:p>12210.95</text:p>
          </table:table-cell>
          <table:table-cell office:value-type="float" office:value="12326.48" calcext:value-type="float">
            <text:p>12326.48</text:p>
          </table:table-cell>
          <table:table-cell office:value-type="float" office:value="12354.38" calcext:value-type="float">
            <text:p>12354.38</text:p>
          </table:table-cell>
          <table:table-cell office:value-type="float" office:value="12210.57" calcext:value-type="float">
            <text:p>12210.57</text:p>
          </table:table-cell>
          <table:table-cell office:value-type="float" office:value="4458430976" calcext:value-type="float">
            <text:p>4458430976</text:p>
          </table:table-cell>
        </table:table-row>
        <table:table-row table:style-name="ro1">
          <table:table-cell office:value-type="date" office:date-value="2018-09-19" calcext:value-type="date">
            <text:p>19/09/18</text:p>
          </table:table-cell>
          <table:table-cell office:value-type="float" office:value="12168.2" calcext:value-type="float">
            <text:p>12168.2</text:p>
          </table:table-cell>
          <table:table-cell office:value-type="float" office:value="12219.02" calcext:value-type="float">
            <text:p>12219.02</text:p>
          </table:table-cell>
          <table:table-cell office:value-type="float" office:value="12241.14" calcext:value-type="float">
            <text:p>12241.14</text:p>
          </table:table-cell>
          <table:table-cell office:value-type="float" office:value="12165.08" calcext:value-type="float">
            <text:p>12165.08</text:p>
          </table:table-cell>
          <table:table-cell office:value-type="float" office:value="3348153088" calcext:value-type="float">
            <text:p>3348153088</text:p>
          </table:table-cell>
        </table:table-row>
        <table:table-row table:style-name="ro1">
          <table:table-cell office:value-type="date" office:date-value="2018-09-18" calcext:value-type="date">
            <text:p>18/09/18</text:p>
          </table:table-cell>
          <table:table-cell office:value-type="float" office:value="12097.19" calcext:value-type="float">
            <text:p>12097.19</text:p>
          </table:table-cell>
          <table:table-cell office:value-type="float" office:value="12157.67" calcext:value-type="float">
            <text:p>12157.67</text:p>
          </table:table-cell>
          <table:table-cell office:value-type="float" office:value="12184.41" calcext:value-type="float">
            <text:p>12184.41</text:p>
          </table:table-cell>
          <table:table-cell office:value-type="float" office:value="12064.41" calcext:value-type="float">
            <text:p>12064.41</text:p>
          </table:table-cell>
          <table:table-cell office:value-type="float" office:value="3427904256" calcext:value-type="float">
            <text:p>3427904256</text:p>
          </table:table-cell>
        </table:table-row>
        <table:table-row table:style-name="ro1">
          <table:table-cell office:value-type="date" office:date-value="2018-09-17" calcext:value-type="date">
            <text:p>17/09/18</text:p>
          </table:table-cell>
          <table:table-cell office:value-type="float" office:value="12056.38" calcext:value-type="float">
            <text:p>12056.38</text:p>
          </table:table-cell>
          <table:table-cell office:value-type="float" office:value="12096.41" calcext:value-type="float">
            <text:p>12096.41</text:p>
          </table:table-cell>
          <table:table-cell office:value-type="float" office:value="12123.09" calcext:value-type="float">
            <text:p>12123.09</text:p>
          </table:table-cell>
          <table:table-cell office:value-type="float" office:value="12040.8" calcext:value-type="float">
            <text:p>12040.8</text:p>
          </table:table-cell>
          <table:table-cell office:value-type="float" office:value="2792944896" calcext:value-type="float">
            <text:p>2792944896</text:p>
          </table:table-cell>
        </table:table-row>
        <table:table-row table:style-name="ro1">
          <table:table-cell office:value-type="date" office:date-value="2018-09-14" calcext:value-type="date">
            <text:p>14/09/18</text:p>
          </table:table-cell>
          <table:table-cell office:value-type="float" office:value="12109.37" calcext:value-type="float">
            <text:p>12109.37</text:p>
          </table:table-cell>
          <table:table-cell office:value-type="float" office:value="12124.33" calcext:value-type="float">
            <text:p>12124.33</text:p>
          </table:table-cell>
          <table:table-cell office:value-type="float" office:value="12134.54" calcext:value-type="float">
            <text:p>12134.54</text:p>
          </table:table-cell>
          <table:table-cell office:value-type="float" office:value="12075.58" calcext:value-type="float">
            <text:p>12075.58</text:p>
          </table:table-cell>
          <table:table-cell office:value-type="float" office:value="3026494464" calcext:value-type="float">
            <text:p>3026494464</text:p>
          </table:table-cell>
        </table:table-row>
        <table:table-row table:style-name="ro1">
          <table:table-cell office:value-type="date" office:date-value="2018-09-13" calcext:value-type="date">
            <text:p>13/09/18</text:p>
          </table:table-cell>
          <table:table-cell office:value-type="float" office:value="12036.79" calcext:value-type="float">
            <text:p>12036.79</text:p>
          </table:table-cell>
          <table:table-cell office:value-type="float" office:value="12055.55" calcext:value-type="float">
            <text:p>12055.55</text:p>
          </table:table-cell>
          <table:table-cell office:value-type="float" office:value="12129.81" calcext:value-type="float">
            <text:p>12129.81</text:p>
          </table:table-cell>
          <table:table-cell office:value-type="float" office:value="12017.41" calcext:value-type="float">
            <text:p>12017.41</text:p>
          </table:table-cell>
          <table:table-cell office:value-type="float" office:value="3534421248" calcext:value-type="float">
            <text:p>3534421248</text:p>
          </table:table-cell>
        </table:table-row>
        <table:table-row table:style-name="ro1">
          <table:table-cell office:value-type="date" office:date-value="2018-09-12" calcext:value-type="date">
            <text:p>12/09/18</text:p>
          </table:table-cell>
          <table:table-cell office:value-type="float" office:value="11989.27" calcext:value-type="float">
            <text:p>11989.27</text:p>
          </table:table-cell>
          <table:table-cell office:value-type="float" office:value="12032.3" calcext:value-type="float">
            <text:p>12032.3</text:p>
          </table:table-cell>
          <table:table-cell office:value-type="float" office:value="12046.66" calcext:value-type="float">
            <text:p>12046.66</text:p>
          </table:table-cell>
          <table:table-cell office:value-type="float" office:value="11952.49" calcext:value-type="float">
            <text:p>11952.49</text:p>
          </table:table-cell>
          <table:table-cell office:value-type="float" office:value="3519188224" calcext:value-type="float">
            <text:p>3519188224</text:p>
          </table:table-cell>
        </table:table-row>
        <table:table-row table:style-name="ro1">
          <table:table-cell office:value-type="date" office:date-value="2018-09-11" calcext:value-type="date">
            <text:p>11/09/18</text:p>
          </table:table-cell>
          <table:table-cell office:value-type="float" office:value="12013.01" calcext:value-type="float">
            <text:p>12013.01</text:p>
          </table:table-cell>
          <table:table-cell office:value-type="float" office:value="11970.27" calcext:value-type="float">
            <text:p>11970.27</text:p>
          </table:table-cell>
          <table:table-cell office:value-type="float" office:value="12017.73" calcext:value-type="float">
            <text:p>12017.73</text:p>
          </table:table-cell>
          <table:table-cell office:value-type="float" office:value="11865.47" calcext:value-type="float">
            <text:p>11865.47</text:p>
          </table:table-cell>
          <table:table-cell office:value-type="float" office:value="3455878400" calcext:value-type="float">
            <text:p>3455878400</text:p>
          </table:table-cell>
        </table:table-row>
        <table:table-row table:style-name="ro1">
          <table:table-cell office:value-type="date" office:date-value="2018-09-10" calcext:value-type="date">
            <text:p>10/09/18</text:p>
          </table:table-cell>
          <table:table-cell office:value-type="float" office:value="11950.55" calcext:value-type="float">
            <text:p>11950.55</text:p>
          </table:table-cell>
          <table:table-cell office:value-type="float" office:value="11986.34" calcext:value-type="float">
            <text:p>11986.34</text:p>
          </table:table-cell>
          <table:table-cell office:value-type="float" office:value="12039.22" calcext:value-type="float">
            <text:p>12039.22</text:p>
          </table:table-cell>
          <table:table-cell office:value-type="float" office:value="11930.3" calcext:value-type="float">
            <text:p>11930.3</text:p>
          </table:table-cell>
          <table:table-cell office:value-type="float" office:value="3012765952" calcext:value-type="float">
            <text:p>3012765952</text:p>
          </table:table-cell>
        </table:table-row>
        <table:table-row table:style-name="ro1">
          <table:table-cell office:value-type="date" office:date-value="2018-09-07" calcext:value-type="date">
            <text:p>07/09/18</text:p>
          </table:table-cell>
          <table:table-cell office:value-type="float" office:value="11960.1" calcext:value-type="float">
            <text:p>11960.1</text:p>
          </table:table-cell>
          <table:table-cell office:value-type="float" office:value="11959.63" calcext:value-type="float">
            <text:p>11959.63</text:p>
          </table:table-cell>
          <table:table-cell office:value-type="float" office:value="11990.81" calcext:value-type="float">
            <text:p>11990.81</text:p>
          </table:table-cell>
          <table:table-cell office:value-type="float" office:value="11888.57" calcext:value-type="float">
            <text:p>11888.57</text:p>
          </table:table-cell>
          <table:table-cell office:value-type="float" office:value="3626298624" calcext:value-type="float">
            <text:p>3626298624</text:p>
          </table:table-cell>
        </table:table-row>
        <table:table-row table:style-name="ro1">
          <table:table-cell office:value-type="date" office:date-value="2018-09-06" calcext:value-type="date">
            <text:p>06/09/18</text:p>
          </table:table-cell>
          <table:table-cell office:value-type="float" office:value="11995.81" calcext:value-type="float">
            <text:p>11995.81</text:p>
          </table:table-cell>
          <table:table-cell office:value-type="float" office:value="11955.25" calcext:value-type="float">
            <text:p>11955.25</text:p>
          </table:table-cell>
          <table:table-cell office:value-type="float" office:value="12091.98" calcext:value-type="float">
            <text:p>12091.98</text:p>
          </table:table-cell>
          <table:table-cell office:value-type="float" office:value="11944.5" calcext:value-type="float">
            <text:p>11944.5</text:p>
          </table:table-cell>
          <table:table-cell office:value-type="float" office:value="3500507904" calcext:value-type="float">
            <text:p>3500507904</text:p>
          </table:table-cell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office:value-type="float" office:value="12161.65" calcext:value-type="float">
            <text:p>12161.65</text:p>
          </table:table-cell>
          <table:table-cell office:value-type="float" office:value="12040.46" calcext:value-type="float">
            <text:p>12040.46</text:p>
          </table:table-cell>
          <table:table-cell office:value-type="float" office:value="12167.36" calcext:value-type="float">
            <text:p>12167.36</text:p>
          </table:table-cell>
          <table:table-cell office:value-type="float" office:value="12035.76" calcext:value-type="float">
            <text:p>12035.76</text:p>
          </table:table-cell>
          <table:table-cell office:value-type="float" office:value="4187640832" calcext:value-type="float">
            <text:p>4187640832</text:p>
          </table:table-cell>
        </table:table-row>
        <table:table-row table:style-name="ro1">
          <table:table-cell office:value-type="date" office:date-value="2018-09-04" calcext:value-type="date">
            <text:p>04/09/18</text:p>
          </table:table-cell>
          <table:table-cell office:value-type="float" office:value="12389.46" calcext:value-type="float">
            <text:p>12389.46</text:p>
          </table:table-cell>
          <table:table-cell office:value-type="float" office:value="12210.21" calcext:value-type="float">
            <text:p>12210.21</text:p>
          </table:table-cell>
          <table:table-cell office:value-type="float" office:value="12402.87" calcext:value-type="float">
            <text:p>12402.87</text:p>
          </table:table-cell>
          <table:table-cell office:value-type="float" office:value="12162.71" calcext:value-type="float">
            <text:p>12162.71</text:p>
          </table:table-cell>
          <table:table-cell office:value-type="float" office:value="3181006336" calcext:value-type="float">
            <text:p>3181006336</text:p>
          </table:table-cell>
        </table:table-row>
        <table:table-row table:style-name="ro1">
          <table:table-cell office:value-type="date" office:date-value="2018-09-03" calcext:value-type="date">
            <text:p>03/09/18</text:p>
          </table:table-cell>
          <table:table-cell office:value-type="float" office:value="12338.36" calcext:value-type="float">
            <text:p>12338.36</text:p>
          </table:table-cell>
          <table:table-cell office:value-type="float" office:value="12346.41" calcext:value-type="float">
            <text:p>12346.41</text:p>
          </table:table-cell>
          <table:table-cell office:value-type="float" office:value="12358.17" calcext:value-type="float">
            <text:p>12358.17</text:p>
          </table:table-cell>
          <table:table-cell office:value-type="float" office:value="12300.47" calcext:value-type="float">
            <text:p>12300.47</text:p>
          </table:table-cell>
          <table:table-cell office:value-type="float" office:value="2060839552" calcext:value-type="float">
            <text:p>2060839552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float" office:value="12418.26" calcext:value-type="float">
            <text:p>12418.26</text:p>
          </table:table-cell>
          <table:table-cell office:value-type="float" office:value="12364.06" calcext:value-type="float">
            <text:p>12364.06</text:p>
          </table:table-cell>
          <table:table-cell office:value-type="float" office:value="12426.86" calcext:value-type="float">
            <text:p>12426.86</text:p>
          </table:table-cell>
          <table:table-cell office:value-type="float" office:value="12348.91" calcext:value-type="float">
            <text:p>12348.91</text:p>
          </table:table-cell>
          <table:table-cell office:value-type="float" office:value="3748289792" calcext:value-type="float">
            <text:p>3748289792</text:p>
          </table:table-cell>
        </table:table-row>
        <table:table-row table:style-name="ro1">
          <table:table-cell office:value-type="date" office:date-value="2018-08-30" calcext:value-type="date">
            <text:p>30/08/18</text:p>
          </table:table-cell>
          <table:table-cell office:value-type="float" office:value="12516.55" calcext:value-type="float">
            <text:p>12516.55</text:p>
          </table:table-cell>
          <table:table-cell office:value-type="float" office:value="12494.24" calcext:value-type="float">
            <text:p>12494.24</text:p>
          </table:table-cell>
          <table:table-cell office:value-type="float" office:value="12529.3" calcext:value-type="float">
            <text:p>12529.3</text:p>
          </table:table-cell>
          <table:table-cell office:value-type="float" office:value="12400.12" calcext:value-type="float">
            <text:p>12400.12</text:p>
          </table:table-cell>
          <table:table-cell office:value-type="float" office:value="3020104192" calcext:value-type="float">
            <text:p>3020104192</text:p>
          </table:table-cell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office:value-type="float" office:value="12553.86" calcext:value-type="float">
            <text:p>12553.86</text:p>
          </table:table-cell>
          <table:table-cell office:value-type="float" office:value="12561.68" calcext:value-type="float">
            <text:p>12561.68</text:p>
          </table:table-cell>
          <table:table-cell office:value-type="float" office:value="12569.06" calcext:value-type="float">
            <text:p>12569.06</text:p>
          </table:table-cell>
          <table:table-cell office:value-type="float" office:value="12499.53" calcext:value-type="float">
            <text:p>12499.53</text:p>
          </table:table-cell>
          <table:table-cell office:value-type="float" office:value="2380784896" calcext:value-type="float">
            <text:p>2380784896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float" office:value="12578.65" calcext:value-type="float">
            <text:p>12578.65</text:p>
          </table:table-cell>
          <table:table-cell office:value-type="float" office:value="12527.42" calcext:value-type="float">
            <text:p>12527.42</text:p>
          </table:table-cell>
          <table:table-cell office:value-type="float" office:value="12597.02" calcext:value-type="float">
            <text:p>12597.02</text:p>
          </table:table-cell>
          <table:table-cell office:value-type="float" office:value="12527.42" calcext:value-type="float">
            <text:p>12527.42</text:p>
          </table:table-cell>
          <table:table-cell office:value-type="float" office:value="2839246080" calcext:value-type="float">
            <text:p>2839246080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float" office:value="12462.75" calcext:value-type="float">
            <text:p>12462.75</text:p>
          </table:table-cell>
          <table:table-cell office:value-type="float" office:value="12538.31" calcext:value-type="float">
            <text:p>12538.31</text:p>
          </table:table-cell>
          <table:table-cell office:value-type="float" office:value="12562.37" calcext:value-type="float">
            <text:p>12562.37</text:p>
          </table:table-cell>
          <table:table-cell office:value-type="float" office:value="12429.34" calcext:value-type="float">
            <text:p>12429.34</text:p>
          </table:table-cell>
          <table:table-cell office:value-type="float" office:value="2242899712" calcext:value-type="float">
            <text:p>2242899712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float" office:value="12396.69" calcext:value-type="float">
            <text:p>12396.69</text:p>
          </table:table-cell>
          <table:table-cell office:value-type="float" office:value="12394.52" calcext:value-type="float">
            <text:p>12394.52</text:p>
          </table:table-cell>
          <table:table-cell office:value-type="float" office:value="12444.35" calcext:value-type="float">
            <text:p>12444.35</text:p>
          </table:table-cell>
          <table:table-cell office:value-type="float" office:value="12344.45" calcext:value-type="float">
            <text:p>12344.45</text:p>
          </table:table-cell>
          <table:table-cell office:value-type="float" office:value="2398529536" calcext:value-type="float">
            <text:p>2398529536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float" office:value="12367.48" calcext:value-type="float">
            <text:p>12367.48</text:p>
          </table:table-cell>
          <table:table-cell office:value-type="float" office:value="12365.58" calcext:value-type="float">
            <text:p>12365.58</text:p>
          </table:table-cell>
          <table:table-cell office:value-type="float" office:value="12411.01" calcext:value-type="float">
            <text:p>12411.01</text:p>
          </table:table-cell>
          <table:table-cell office:value-type="float" office:value="12353.55" calcext:value-type="float">
            <text:p>12353.55</text:p>
          </table:table-cell>
          <table:table-cell office:value-type="float" office:value="2902243072" calcext:value-type="float">
            <text:p>2902243072</text:p>
          </table:table-cell>
        </table:table-row>
        <table:table-row table:style-name="ro1">
          <table:table-cell office:value-type="date" office:date-value="2018-08-22" calcext:value-type="date">
            <text:p>22/08/18</text:p>
          </table:table-cell>
          <table:table-cell office:value-type="float" office:value="12355.53" calcext:value-type="float">
            <text:p>12355.53</text:p>
          </table:table-cell>
          <table:table-cell office:value-type="float" office:value="12385.7" calcext:value-type="float">
            <text:p>12385.7</text:p>
          </table:table-cell>
          <table:table-cell office:value-type="float" office:value="12438.66" calcext:value-type="float">
            <text:p>12438.66</text:p>
          </table:table-cell>
          <table:table-cell office:value-type="float" office:value="12345.32" calcext:value-type="float">
            <text:p>12345.32</text:p>
          </table:table-cell>
          <table:table-cell office:value-type="float" office:value="3698036480" calcext:value-type="float">
            <text:p>3698036480</text:p>
          </table:table-cell>
        </table:table-row>
        <table:table-row table:style-name="ro1">
          <table:table-cell office:value-type="date" office:date-value="2018-08-21" calcext:value-type="date">
            <text:p>21/08/18</text:p>
          </table:table-cell>
          <table:table-cell office:value-type="float" office:value="12320.56" calcext:value-type="float">
            <text:p>12320.56</text:p>
          </table:table-cell>
          <table:table-cell office:value-type="float" office:value="12384.49" calcext:value-type="float">
            <text:p>12384.49</text:p>
          </table:table-cell>
          <table:table-cell office:value-type="float" office:value="12432.66" calcext:value-type="float">
            <text:p>12432.66</text:p>
          </table:table-cell>
          <table:table-cell office:value-type="float" office:value="12316.35" calcext:value-type="float">
            <text:p>12316.35</text:p>
          </table:table-cell>
          <table:table-cell office:value-type="float" office:value="2925106432" calcext:value-type="float">
            <text:p>2925106432</text:p>
          </table:table-cell>
        </table:table-row>
        <table:table-row table:style-name="ro1">
          <table:table-cell office:value-type="date" office:date-value="2018-08-20" calcext:value-type="date">
            <text:p>20/08/18</text:p>
          </table:table-cell>
          <table:table-cell office:value-type="float" office:value="12263.01" calcext:value-type="float">
            <text:p>12263.01</text:p>
          </table:table-cell>
          <table:table-cell office:value-type="float" office:value="12331.3" calcext:value-type="float">
            <text:p>12331.3</text:p>
          </table:table-cell>
          <table:table-cell office:value-type="float" office:value="12373.36" calcext:value-type="float">
            <text:p>12373.36</text:p>
          </table:table-cell>
          <table:table-cell office:value-type="float" office:value="12245.56" calcext:value-type="float">
            <text:p>12245.56</text:p>
          </table:table-cell>
          <table:table-cell office:value-type="float" office:value="2557715456" calcext:value-type="float">
            <text:p>2557715456</text:p>
          </table:table-cell>
        </table:table-row>
        <table:table-row table:style-name="ro1">
          <table:table-cell office:value-type="date" office:date-value="2018-08-17" calcext:value-type="date">
            <text:p>17/08/18</text:p>
          </table:table-cell>
          <table:table-cell office:value-type="float" office:value="12242.06" calcext:value-type="float">
            <text:p>12242.06</text:p>
          </table:table-cell>
          <table:table-cell office:value-type="float" office:value="12210.55" calcext:value-type="float">
            <text:p>12210.55</text:p>
          </table:table-cell>
          <table:table-cell office:value-type="float" office:value="12244.67" calcext:value-type="float">
            <text:p>12244.67</text:p>
          </table:table-cell>
          <table:table-cell office:value-type="float" office:value="12135.64" calcext:value-type="float">
            <text:p>12135.64</text:p>
          </table:table-cell>
          <table:table-cell office:value-type="float" office:value="3383465984" calcext:value-type="float">
            <text:p>3383465984</text:p>
          </table:table-cell>
        </table:table-row>
        <table:table-row table:style-name="ro1">
          <table:table-cell office:value-type="date" office:date-value="2018-08-16" calcext:value-type="date">
            <text:p>16/08/18</text:p>
          </table:table-cell>
          <table:table-cell office:value-type="float" office:value="12202.13" calcext:value-type="float">
            <text:p>12202.13</text:p>
          </table:table-cell>
          <table:table-cell office:value-type="float" office:value="12237.17" calcext:value-type="float">
            <text:p>12237.17</text:p>
          </table:table-cell>
          <table:table-cell office:value-type="float" office:value="12251.4" calcext:value-type="float">
            <text:p>12251.4</text:p>
          </table:table-cell>
          <table:table-cell office:value-type="float" office:value="12168.92" calcext:value-type="float">
            <text:p>12168.92</text:p>
          </table:table-cell>
          <table:table-cell office:value-type="float" office:value="3763119360" calcext:value-type="float">
            <text:p>3763119360</text:p>
          </table:table-cell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office:value-type="float" office:value="12400.27" calcext:value-type="float">
            <text:p>12400.27</text:p>
          </table:table-cell>
          <table:table-cell office:value-type="float" office:value="12163.01" calcext:value-type="float">
            <text:p>12163.01</text:p>
          </table:table-cell>
          <table:table-cell office:value-type="float" office:value="12428.56" calcext:value-type="float">
            <text:p>12428.56</text:p>
          </table:table-cell>
          <table:table-cell office:value-type="float" office:value="12120.65" calcext:value-type="float">
            <text:p>12120.65</text:p>
          </table:table-cell>
          <table:table-cell office:value-type="float" office:value="4168884224" calcext:value-type="float">
            <text:p>4168884224</text:p>
          </table:table-cell>
        </table:table-row>
        <table:table-row table:style-name="ro1">
          <table:table-cell office:value-type="date" office:date-value="2018-08-14" calcext:value-type="date">
            <text:p>14/08/18</text:p>
          </table:table-cell>
          <table:table-cell office:value-type="float" office:value="12444.63" calcext:value-type="float">
            <text:p>12444.63</text:p>
          </table:table-cell>
          <table:table-cell office:value-type="float" office:value="12358.87" calcext:value-type="float">
            <text:p>12358.87</text:p>
          </table:table-cell>
          <table:table-cell office:value-type="float" office:value="12461.82" calcext:value-type="float">
            <text:p>12461.82</text:p>
          </table:table-cell>
          <table:table-cell office:value-type="float" office:value="12294.9" calcext:value-type="float">
            <text:p>12294.9</text:p>
          </table:table-cell>
          <table:table-cell office:value-type="float" office:value="3189202944" calcext:value-type="float">
            <text:p>3189202944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float" office:value="12346.75" calcext:value-type="float">
            <text:p>12346.75</text:p>
          </table:table-cell>
          <table:table-cell office:value-type="float" office:value="12358.74" calcext:value-type="float">
            <text:p>12358.74</text:p>
          </table:table-cell>
          <table:table-cell office:value-type="float" office:value="12396.86" calcext:value-type="float">
            <text:p>12396.86</text:p>
          </table:table-cell>
          <table:table-cell office:value-type="float" office:value="12323.2" calcext:value-type="float">
            <text:p>12323.2</text:p>
          </table:table-cell>
          <table:table-cell office:value-type="float" office:value="4026417408" calcext:value-type="float">
            <text:p>4026417408</text:p>
          </table:table-cell>
        </table:table-row>
        <table:table-row table:style-name="ro1">
          <table:table-cell office:value-type="date" office:date-value="2018-08-10" calcext:value-type="date">
            <text:p>10/08/18</text:p>
          </table:table-cell>
          <table:table-cell office:value-type="float" office:value="12574.2" calcext:value-type="float">
            <text:p>12574.2</text:p>
          </table:table-cell>
          <table:table-cell office:value-type="float" office:value="12424.35" calcext:value-type="float">
            <text:p>12424.35</text:p>
          </table:table-cell>
          <table:table-cell office:value-type="float" office:value="12585.83" calcext:value-type="float">
            <text:p>12585.83</text:p>
          </table:table-cell>
          <table:table-cell office:value-type="float" office:value="12390.4" calcext:value-type="float">
            <text:p>12390.4</text:p>
          </table:table-cell>
          <table:table-cell office:value-type="float" office:value="4503363072" calcext:value-type="float">
            <text:p>4503363072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float" office:value="12623.14" calcext:value-type="float">
            <text:p>12623.14</text:p>
          </table:table-cell>
          <table:table-cell office:value-type="float" office:value="12676.11" calcext:value-type="float">
            <text:p>12676.11</text:p>
          </table:table-cell>
          <table:table-cell office:value-type="float" office:value="12696.52" calcext:value-type="float">
            <text:p>12696.52</text:p>
          </table:table-cell>
          <table:table-cell office:value-type="float" office:value="12577.34" calcext:value-type="float">
            <text:p>12577.34</text:p>
          </table:table-cell>
          <table:table-cell office:value-type="float" office:value="3287073792" calcext:value-type="float">
            <text:p>3287073792</text:p>
          </table:table-cell>
        </table:table-row>
        <table:table-row table:style-name="ro1">
          <table:table-cell office:value-type="date" office:date-value="2018-08-08" calcext:value-type="date">
            <text:p>08/08/18</text:p>
          </table:table-cell>
          <table:table-cell office:value-type="float" office:value="12622.98" calcext:value-type="float">
            <text:p>12622.98</text:p>
          </table:table-cell>
          <table:table-cell office:value-type="float" office:value="12633.54" calcext:value-type="float">
            <text:p>12633.54</text:p>
          </table:table-cell>
          <table:table-cell office:value-type="float" office:value="12704.58" calcext:value-type="float">
            <text:p>12704.58</text:p>
          </table:table-cell>
          <table:table-cell office:value-type="float" office:value="12586.23" calcext:value-type="float">
            <text:p>12586.23</text:p>
          </table:table-cell>
          <table:table-cell office:value-type="float" office:value="3238946304" calcext:value-type="float">
            <text:p>3238946304</text:p>
          </table:table-cell>
        </table:table-row>
        <table:table-row table:style-name="ro1">
          <table:table-cell office:value-type="date" office:date-value="2018-08-07" calcext:value-type="date">
            <text:p>07/08/18</text:p>
          </table:table-cell>
          <table:table-cell office:value-type="float" office:value="12656.87" calcext:value-type="float">
            <text:p>12656.87</text:p>
          </table:table-cell>
          <table:table-cell office:value-type="float" office:value="12648.19" calcext:value-type="float">
            <text:p>12648.19</text:p>
          </table:table-cell>
          <table:table-cell office:value-type="float" office:value="12738.53" calcext:value-type="float">
            <text:p>12738.53</text:p>
          </table:table-cell>
          <table:table-cell office:value-type="float" office:value="12646.16" calcext:value-type="float">
            <text:p>12646.16</text:p>
          </table:table-cell>
          <table:table-cell office:value-type="float" office:value="3326530816" calcext:value-type="float">
            <text:p>3326530816</text:p>
          </table:table-cell>
        </table:table-row>
        <table:table-row table:style-name="ro1">
          <table:table-cell office:value-type="date" office:date-value="2018-08-06" calcext:value-type="date">
            <text:p>06/08/18</text:p>
          </table:table-cell>
          <table:table-cell office:value-type="float" office:value="12631.4" calcext:value-type="float">
            <text:p>12631.4</text:p>
          </table:table-cell>
          <table:table-cell office:value-type="float" office:value="12598.21" calcext:value-type="float">
            <text:p>12598.21</text:p>
          </table:table-cell>
          <table:table-cell office:value-type="float" office:value="12715.78" calcext:value-type="float">
            <text:p>12715.78</text:p>
          </table:table-cell>
          <table:table-cell office:value-type="float" office:value="12538.35" calcext:value-type="float">
            <text:p>12538.35</text:p>
          </table:table-cell>
          <table:table-cell office:value-type="float" office:value="3039798272" calcext:value-type="float">
            <text:p>3039798272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float" office:value="12572.61" calcext:value-type="float">
            <text:p>12572.61</text:p>
          </table:table-cell>
          <table:table-cell office:value-type="float" office:value="12615.76" calcext:value-type="float">
            <text:p>12615.76</text:p>
          </table:table-cell>
          <table:table-cell office:value-type="float" office:value="12644.52" calcext:value-type="float">
            <text:p>12644.52</text:p>
          </table:table-cell>
          <table:table-cell office:value-type="float" office:value="12561.62" calcext:value-type="float">
            <text:p>12561.62</text:p>
          </table:table-cell>
          <table:table-cell office:value-type="float" office:value="3300379904" calcext:value-type="float">
            <text:p>3300379904</text:p>
          </table:table-cell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float" office:value="12617.63" calcext:value-type="float">
            <text:p>12617.63</text:p>
          </table:table-cell>
          <table:table-cell office:value-type="float" office:value="12546.33" calcext:value-type="float">
            <text:p>12546.33</text:p>
          </table:table-cell>
          <table:table-cell office:value-type="float" office:value="12619.6" calcext:value-type="float">
            <text:p>12619.6</text:p>
          </table:table-cell>
          <table:table-cell office:value-type="float" office:value="12493.2" calcext:value-type="float">
            <text:p>12493.2</text:p>
          </table:table-cell>
          <table:table-cell office:value-type="float" office:value="4462444544" calcext:value-type="float">
            <text:p>4462444544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float" office:value="12826.7" calcext:value-type="float">
            <text:p>12826.7</text:p>
          </table:table-cell>
          <table:table-cell office:value-type="float" office:value="12737.05" calcext:value-type="float">
            <text:p>12737.05</text:p>
          </table:table-cell>
          <table:table-cell office:value-type="float" office:value="12833.11" calcext:value-type="float">
            <text:p>12833.11</text:p>
          </table:table-cell>
          <table:table-cell office:value-type="float" office:value="12706.34" calcext:value-type="float">
            <text:p>12706.34</text:p>
          </table:table-cell>
          <table:table-cell office:value-type="float" office:value="3977716480" calcext:value-type="float">
            <text:p>3977716480</text:p>
          </table:table-cell>
        </table:table-row>
        <table:table-row table:style-name="ro1">
          <table:table-cell office:value-type="date" office:date-value="2018-07-31" calcext:value-type="date">
            <text:p>31/07/18</text:p>
          </table:table-cell>
          <table:table-cell office:value-type="float" office:value="12809.74" calcext:value-type="float">
            <text:p>12809.74</text:p>
          </table:table-cell>
          <table:table-cell office:value-type="float" office:value="12805.5" calcext:value-type="float">
            <text:p>12805.5</text:p>
          </table:table-cell>
          <table:table-cell office:value-type="float" office:value="12860.59" calcext:value-type="float">
            <text:p>12860.59</text:p>
          </table:table-cell>
          <table:table-cell office:value-type="float" office:value="12739.83" calcext:value-type="float">
            <text:p>12739.83</text:p>
          </table:table-cell>
          <table:table-cell office:value-type="float" office:value="4018777088" calcext:value-type="float">
            <text:p>4018777088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float" office:value="12822.87" calcext:value-type="float">
            <text:p>12822.87</text:p>
          </table:table-cell>
          <table:table-cell office:value-type="float" office:value="12798.2" calcext:value-type="float">
            <text:p>12798.2</text:p>
          </table:table-cell>
          <table:table-cell office:value-type="float" office:value="12848.95" calcext:value-type="float">
            <text:p>12848.95</text:p>
          </table:table-cell>
          <table:table-cell office:value-type="float" office:value="12798.2" calcext:value-type="float">
            <text:p>12798.2</text:p>
          </table:table-cell>
          <table:table-cell office:value-type="float" office:value="2405945344" calcext:value-type="float">
            <text:p>2405945344</text:p>
          </table:table-cell>
        </table:table-row>
        <table:table-row table:style-name="ro1">
          <table:table-cell office:value-type="date" office:date-value="2018-07-27" calcext:value-type="date">
            <text:p>27/07/18</text:p>
          </table:table-cell>
          <table:table-cell office:value-type="float" office:value="12825.75" calcext:value-type="float">
            <text:p>12825.75</text:p>
          </table:table-cell>
          <table:table-cell office:value-type="float" office:value="12860.4" calcext:value-type="float">
            <text:p>12860.4</text:p>
          </table:table-cell>
          <table:table-cell office:value-type="float" office:value="12886.83" calcext:value-type="float">
            <text:p>12886.83</text:p>
          </table:table-cell>
          <table:table-cell office:value-type="float" office:value="12815.12" calcext:value-type="float">
            <text:p>12815.12</text:p>
          </table:table-cell>
          <table:table-cell office:value-type="float" office:value="3746953472" calcext:value-type="float">
            <text:p>3746953472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float" office:value="12732.88" calcext:value-type="float">
            <text:p>12732.88</text:p>
          </table:table-cell>
          <table:table-cell office:value-type="float" office:value="12809.23" calcext:value-type="float">
            <text:p>12809.23</text:p>
          </table:table-cell>
          <table:table-cell office:value-type="float" office:value="12827.71" calcext:value-type="float">
            <text:p>12827.71</text:p>
          </table:table-cell>
          <table:table-cell office:value-type="float" office:value="12701.56" calcext:value-type="float">
            <text:p>12701.56</text:p>
          </table:table-cell>
          <table:table-cell office:value-type="float" office:value="4696971776" calcext:value-type="float">
            <text:p>4696971776</text:p>
          </table:table-cell>
        </table:table-row>
        <table:table-row table:style-name="ro1">
          <table:table-cell office:value-type="date" office:date-value="2018-07-25" calcext:value-type="date">
            <text:p>25/07/18</text:p>
          </table:table-cell>
          <table:table-cell office:value-type="float" office:value="12685.68" calcext:value-type="float">
            <text:p>12685.68</text:p>
          </table:table-cell>
          <table:table-cell office:value-type="float" office:value="12579.33" calcext:value-type="float">
            <text:p>12579.33</text:p>
          </table:table-cell>
          <table:table-cell office:value-type="float" office:value="12695.12" calcext:value-type="float">
            <text:p>12695.12</text:p>
          </table:table-cell>
          <table:table-cell office:value-type="float" office:value="12538.12" calcext:value-type="float">
            <text:p>12538.12</text:p>
          </table:table-cell>
          <table:table-cell office:value-type="float" office:value="3400045056" calcext:value-type="float">
            <text:p>3400045056</text:p>
          </table:table-cell>
        </table:table-row>
        <table:table-row table:style-name="ro1">
          <table:table-cell office:value-type="date" office:date-value="2018-07-24" calcext:value-type="date">
            <text:p>24/07/18</text:p>
          </table:table-cell>
          <table:table-cell office:value-type="float" office:value="12590.79" calcext:value-type="float">
            <text:p>12590.79</text:p>
          </table:table-cell>
          <table:table-cell office:value-type="float" office:value="12689.39" calcext:value-type="float">
            <text:p>12689.39</text:p>
          </table:table-cell>
          <table:table-cell office:value-type="float" office:value="12755.27" calcext:value-type="float">
            <text:p>12755.27</text:p>
          </table:table-cell>
          <table:table-cell office:value-type="float" office:value="12585.91" calcext:value-type="float">
            <text:p>12585.91</text:p>
          </table:table-cell>
          <table:table-cell office:value-type="float" office:value="3536824832" calcext:value-type="float">
            <text:p>3536824832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float" office:value="12510.23" calcext:value-type="float">
            <text:p>12510.23</text:p>
          </table:table-cell>
          <table:table-cell office:value-type="float" office:value="12548.57" calcext:value-type="float">
            <text:p>12548.57</text:p>
          </table:table-cell>
          <table:table-cell office:value-type="float" office:value="12565.12" calcext:value-type="float">
            <text:p>12565.12</text:p>
          </table:table-cell>
          <table:table-cell office:value-type="float" office:value="12489.33" calcext:value-type="float">
            <text:p>12489.33</text:p>
          </table:table-cell>
          <table:table-cell office:value-type="float" office:value="2500164608" calcext:value-type="float">
            <text:p>2500164608</text:p>
          </table:table-cell>
        </table:table-row>
        <table:table-row table:style-name="ro1">
          <table:table-cell office:value-type="date" office:date-value="2018-07-20" calcext:value-type="date">
            <text:p>20/07/18</text:p>
          </table:table-cell>
          <table:table-cell office:value-type="float" office:value="12664.45" calcext:value-type="float">
            <text:p>12664.45</text:p>
          </table:table-cell>
          <table:table-cell office:value-type="float" office:value="12561.42" calcext:value-type="float">
            <text:p>12561.42</text:p>
          </table:table-cell>
          <table:table-cell office:value-type="float" office:value="12706.84" calcext:value-type="float">
            <text:p>12706.84</text:p>
          </table:table-cell>
          <table:table-cell office:value-type="float" office:value="12469.5" calcext:value-type="float">
            <text:p>12469.5</text:p>
          </table:table-cell>
          <table:table-cell office:value-type="float" office:value="4793809408" calcext:value-type="float">
            <text:p>4793809408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float" office:value="12740.68" calcext:value-type="float">
            <text:p>12740.68</text:p>
          </table:table-cell>
          <table:table-cell office:value-type="float" office:value="12686.29" calcext:value-type="float">
            <text:p>12686.29</text:p>
          </table:table-cell>
          <table:table-cell office:value-type="float" office:value="12759.42" calcext:value-type="float">
            <text:p>12759.42</text:p>
          </table:table-cell>
          <table:table-cell office:value-type="float" office:value="12658.37" calcext:value-type="float">
            <text:p>12658.37</text:p>
          </table:table-cell>
          <table:table-cell office:value-type="float" office:value="3208417792" calcext:value-type="float">
            <text:p>3208417792</text:p>
          </table:table-cell>
        </table:table-row>
        <table:table-row table:style-name="ro1">
          <table:table-cell office:value-type="date" office:date-value="2018-07-18" calcext:value-type="date">
            <text:p>18/07/18</text:p>
          </table:table-cell>
          <table:table-cell office:value-type="float" office:value="12728.41" calcext:value-type="float">
            <text:p>12728.41</text:p>
          </table:table-cell>
          <table:table-cell office:value-type="float" office:value="12765.94" calcext:value-type="float">
            <text:p>12765.94</text:p>
          </table:table-cell>
          <table:table-cell office:value-type="float" office:value="12778.96" calcext:value-type="float">
            <text:p>12778.96</text:p>
          </table:table-cell>
          <table:table-cell office:value-type="float" office:value="12715.52" calcext:value-type="float">
            <text:p>12715.52</text:p>
          </table:table-cell>
          <table:table-cell office:value-type="float" office:value="3450320128" calcext:value-type="float">
            <text:p>3450320128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float" office:value="12566.97" calcext:value-type="float">
            <text:p>12566.97</text:p>
          </table:table-cell>
          <table:table-cell office:value-type="float" office:value="12661.54" calcext:value-type="float">
            <text:p>12661.54</text:p>
          </table:table-cell>
          <table:table-cell office:value-type="float" office:value="12688.5" calcext:value-type="float">
            <text:p>12688.5</text:p>
          </table:table-cell>
          <table:table-cell office:value-type="float" office:value="12522.05" calcext:value-type="float">
            <text:p>12522.05</text:p>
          </table:table-cell>
          <table:table-cell office:value-type="float" office:value="3380887552" calcext:value-type="float">
            <text:p>3380887552</text:p>
          </table:table-cell>
        </table:table-row>
        <table:table-row table:style-name="ro1">
          <table:table-cell office:value-type="date" office:date-value="2018-07-16" calcext:value-type="date">
            <text:p>16/07/18</text:p>
          </table:table-cell>
          <table:table-cell office:value-type="float" office:value="12530.98" calcext:value-type="float">
            <text:p>12530.98</text:p>
          </table:table-cell>
          <table:table-cell office:value-type="float" office:value="12561.02" calcext:value-type="float">
            <text:p>12561.02</text:p>
          </table:table-cell>
          <table:table-cell office:value-type="float" office:value="12604.24" calcext:value-type="float">
            <text:p>12604.24</text:p>
          </table:table-cell>
          <table:table-cell office:value-type="float" office:value="12506.99" calcext:value-type="float">
            <text:p>12506.99</text:p>
          </table:table-cell>
          <table:table-cell office:value-type="float" office:value="2680161792" calcext:value-type="float">
            <text:p>2680161792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float" office:value="12549.23" calcext:value-type="float">
            <text:p>12549.23</text:p>
          </table:table-cell>
          <table:table-cell office:value-type="float" office:value="12540.73" calcext:value-type="float">
            <text:p>12540.73</text:p>
          </table:table-cell>
          <table:table-cell office:value-type="float" office:value="12583.79" calcext:value-type="float">
            <text:p>12583.79</text:p>
          </table:table-cell>
          <table:table-cell office:value-type="float" office:value="12499.3" calcext:value-type="float">
            <text:p>12499.3</text:p>
          </table:table-cell>
          <table:table-cell office:value-type="float" office:value="2986771712" calcext:value-type="float">
            <text:p>2986771712</text:p>
          </table:table-cell>
        </table:table-row>
        <table:table-row table:style-name="ro1">
          <table:table-cell office:value-type="date" office:date-value="2018-07-12" calcext:value-type="date">
            <text:p>12/07/18</text:p>
          </table:table-cell>
          <table:table-cell office:value-type="float" office:value="12464.06" calcext:value-type="float">
            <text:p>12464.06</text:p>
          </table:table-cell>
          <table:table-cell office:value-type="float" office:value="12492.97" calcext:value-type="float">
            <text:p>12492.97</text:p>
          </table:table-cell>
          <table:table-cell office:value-type="float" office:value="12505.2" calcext:value-type="float">
            <text:p>12505.2</text:p>
          </table:table-cell>
          <table:table-cell office:value-type="float" office:value="12408.63" calcext:value-type="float">
            <text:p>12408.63</text:p>
          </table:table-cell>
          <table:table-cell office:value-type="float" office:value="2803596288" calcext:value-type="float">
            <text:p>2803596288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float" office:value="12506.99" calcext:value-type="float">
            <text:p>12506.99</text:p>
          </table:table-cell>
          <table:table-cell office:value-type="float" office:value="12417.13" calcext:value-type="float">
            <text:p>12417.13</text:p>
          </table:table-cell>
          <table:table-cell office:value-type="float" office:value="12514.75" calcext:value-type="float">
            <text:p>12514.75</text:p>
          </table:table-cell>
          <table:table-cell office:value-type="float" office:value="12398.47" calcext:value-type="float">
            <text:p>12398.47</text:p>
          </table:table-cell>
          <table:table-cell office:value-type="float" office:value="3421421056" calcext:value-type="float">
            <text:p>3421421056</text:p>
          </table:table-cell>
        </table:table-row>
        <table:table-row table:style-name="ro1">
          <table:table-cell office:value-type="date" office:date-value="2018-07-10" calcext:value-type="date">
            <text:p>10/07/18</text:p>
          </table:table-cell>
          <table:table-cell office:value-type="float" office:value="12580.31" calcext:value-type="float">
            <text:p>12580.31</text:p>
          </table:table-cell>
          <table:table-cell office:value-type="float" office:value="12609.85" calcext:value-type="float">
            <text:p>12609.85</text:p>
          </table:table-cell>
          <table:table-cell office:value-type="float" office:value="12639.79" calcext:value-type="float">
            <text:p>12639.79</text:p>
          </table:table-cell>
          <table:table-cell office:value-type="float" office:value="12530.71" calcext:value-type="float">
            <text:p>12530.71</text:p>
          </table:table-cell>
          <table:table-cell office:value-type="float" office:value="3026938112" calcext:value-type="float">
            <text:p>3026938112</text:p>
          </table:table-cell>
        </table:table-row>
        <table:table-row table:style-name="ro1">
          <table:table-cell office:value-type="date" office:date-value="2018-07-09" calcext:value-type="date">
            <text:p>09/07/18</text:p>
          </table:table-cell>
          <table:table-cell office:value-type="float" office:value="12541.74" calcext:value-type="float">
            <text:p>12541.74</text:p>
          </table:table-cell>
          <table:table-cell office:value-type="float" office:value="12543.89" calcext:value-type="float">
            <text:p>12543.89</text:p>
          </table:table-cell>
          <table:table-cell office:value-type="float" office:value="12559.97" calcext:value-type="float">
            <text:p>12559.97</text:p>
          </table:table-cell>
          <table:table-cell office:value-type="float" office:value="12490.4" calcext:value-type="float">
            <text:p>12490.4</text:p>
          </table:table-cell>
          <table:table-cell office:value-type="float" office:value="2784201984" calcext:value-type="float">
            <text:p>2784201984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float" office:value="12506.27" calcext:value-type="float">
            <text:p>12506.27</text:p>
          </table:table-cell>
          <table:table-cell office:value-type="float" office:value="12496.17" calcext:value-type="float">
            <text:p>12496.17</text:p>
          </table:table-cell>
          <table:table-cell office:value-type="float" office:value="12508.08" calcext:value-type="float">
            <text:p>12508.08</text:p>
          </table:table-cell>
          <table:table-cell office:value-type="float" office:value="12426.4" calcext:value-type="float">
            <text:p>12426.4</text:p>
          </table:table-cell>
          <table:table-cell office:value-type="float" office:value="3983790848" calcext:value-type="float">
            <text:p>3983790848</text:p>
          </table:table-cell>
        </table:table-row>
        <table:table-row table:style-name="ro1">
          <table:table-cell office:value-type="date" office:date-value="2018-07-05" calcext:value-type="date">
            <text:p>05/07/18</text:p>
          </table:table-cell>
          <table:table-cell office:value-type="float" office:value="12363.05" calcext:value-type="float">
            <text:p>12363.05</text:p>
          </table:table-cell>
          <table:table-cell office:value-type="float" office:value="12464.29" calcext:value-type="float">
            <text:p>12464.29</text:p>
          </table:table-cell>
          <table:table-cell office:value-type="float" office:value="12516.51" calcext:value-type="float">
            <text:p>12516.51</text:p>
          </table:table-cell>
          <table:table-cell office:value-type="float" office:value="12361.86" calcext:value-type="float">
            <text:p>12361.86</text:p>
          </table:table-cell>
          <table:table-cell office:value-type="float" office:value="4330740736" calcext:value-type="float">
            <text:p>4330740736</text:p>
          </table:table-cell>
        </table:table-row>
        <table:table-row table:style-name="ro1">
          <table:table-cell office:value-type="date" office:date-value="2018-07-04" calcext:value-type="date">
            <text:p>04/07/18</text:p>
          </table:table-cell>
          <table:table-cell office:value-type="float" office:value="12323.75" calcext:value-type="float">
            <text:p>12323.75</text:p>
          </table:table-cell>
          <table:table-cell office:value-type="float" office:value="12317.61" calcext:value-type="float">
            <text:p>12317.61</text:p>
          </table:table-cell>
          <table:table-cell office:value-type="float" office:value="12350.68" calcext:value-type="float">
            <text:p>12350.68</text:p>
          </table:table-cell>
          <table:table-cell office:value-type="float" office:value="12284.56" calcext:value-type="float">
            <text:p>12284.56</text:p>
          </table:table-cell>
          <table:table-cell office:value-type="float" office:value="2646044160" calcext:value-type="float">
            <text:p>2646044160</text:p>
          </table:table-cell>
        </table:table-row>
        <table:table-row table:style-name="ro1">
          <table:table-cell office:value-type="date" office:date-value="2018-07-03" calcext:value-type="date">
            <text:p>03/07/18</text:p>
          </table:table-cell>
          <table:table-cell office:value-type="float" office:value="12321.07" calcext:value-type="float">
            <text:p>12321.07</text:p>
          </table:table-cell>
          <table:table-cell office:value-type="float" office:value="12349.14" calcext:value-type="float">
            <text:p>12349.14</text:p>
          </table:table-cell>
          <table:table-cell office:value-type="float" office:value="12428.14" calcext:value-type="float">
            <text:p>12428.14</text:p>
          </table:table-cell>
          <table:table-cell office:value-type="float" office:value="12278.39" calcext:value-type="float">
            <text:p>12278.39</text:p>
          </table:table-cell>
          <table:table-cell office:value-type="float" office:value="3412557824" calcext:value-type="float">
            <text:p>3412557824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float" office:value="12147.94" calcext:value-type="float">
            <text:p>12147.94</text:p>
          </table:table-cell>
          <table:table-cell office:value-type="float" office:value="12238.17" calcext:value-type="float">
            <text:p>12238.17</text:p>
          </table:table-cell>
          <table:table-cell office:value-type="float" office:value="12301.93" calcext:value-type="float">
            <text:p>12301.93</text:p>
          </table:table-cell>
          <table:table-cell office:value-type="float" office:value="12132.72" calcext:value-type="float">
            <text:p>12132.72</text:p>
          </table:table-cell>
          <table:table-cell office:value-type="float" office:value="3654532864" calcext:value-type="float">
            <text:p>365453286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float" office:value="12322.64" calcext:value-type="float">
            <text:p>12322.64</text:p>
          </table:table-cell>
          <table:table-cell office:value-type="float" office:value="12306" calcext:value-type="float">
            <text:p>12306</text:p>
          </table:table-cell>
          <table:table-cell office:value-type="float" office:value="12382.87" calcext:value-type="float">
            <text:p>12382.87</text:p>
          </table:table-cell>
          <table:table-cell office:value-type="float" office:value="12260.91" calcext:value-type="float">
            <text:p>12260.91</text:p>
          </table:table-cell>
          <table:table-cell office:value-type="float" office:value="4475705344" calcext:value-type="float">
            <text:p>4475705344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float" office:value="12289.81" calcext:value-type="float">
            <text:p>12289.81</text:p>
          </table:table-cell>
          <table:table-cell office:value-type="float" office:value="12177.23" calcext:value-type="float">
            <text:p>12177.23</text:p>
          </table:table-cell>
          <table:table-cell office:value-type="float" office:value="12375.37" calcext:value-type="float">
            <text:p>12375.37</text:p>
          </table:table-cell>
          <table:table-cell office:value-type="float" office:value="12104.41" calcext:value-type="float">
            <text:p>12104.41</text:p>
          </table:table-cell>
          <table:table-cell office:value-type="float" office:value="4352903168" calcext:value-type="float">
            <text:p>4352903168</text:p>
          </table:table-cell>
        </table:table-row>
        <table:table-row table:style-name="ro1">
          <table:table-cell office:value-type="date" office:date-value="2018-06-27" calcext:value-type="date">
            <text:p>27/06/18</text:p>
          </table:table-cell>
          <table:table-cell office:value-type="float" office:value="12247.75" calcext:value-type="float">
            <text:p>12247.75</text:p>
          </table:table-cell>
          <table:table-cell office:value-type="float" office:value="12348.61" calcext:value-type="float">
            <text:p>12348.61</text:p>
          </table:table-cell>
          <table:table-cell office:value-type="float" office:value="12439.91" calcext:value-type="float">
            <text:p>12439.91</text:p>
          </table:table-cell>
          <table:table-cell office:value-type="float" office:value="12124.87" calcext:value-type="float">
            <text:p>12124.87</text:p>
          </table:table-cell>
          <table:table-cell office:value-type="float" office:value="4614308864" calcext:value-type="float">
            <text:p>4614308864</text:p>
          </table:table-cell>
        </table:table-row>
        <table:table-row table:style-name="ro1">
          <table:table-cell office:value-type="date" office:date-value="2018-06-26" calcext:value-type="date">
            <text:p>26/06/18</text:p>
          </table:table-cell>
          <table:table-cell office:value-type="float" office:value="12333.44" calcext:value-type="float">
            <text:p>12333.44</text:p>
          </table:table-cell>
          <table:table-cell office:value-type="float" office:value="12234.34" calcext:value-type="float">
            <text:p>12234.34</text:p>
          </table:table-cell>
          <table:table-cell office:value-type="float" office:value="12355.86" calcext:value-type="float">
            <text:p>12355.86</text:p>
          </table:table-cell>
          <table:table-cell office:value-type="float" office:value="12188.5" calcext:value-type="float">
            <text:p>12188.5</text:p>
          </table:table-cell>
          <table:table-cell office:value-type="float" office:value="3810320640" calcext:value-type="float">
            <text:p>3810320640</text:p>
          </table:table-cell>
        </table:table-row>
        <table:table-row table:style-name="ro1">
          <table:table-cell office:value-type="date" office:date-value="2018-06-25" calcext:value-type="date">
            <text:p>25/06/18</text:p>
          </table:table-cell>
          <table:table-cell office:value-type="float" office:value="12497.48" calcext:value-type="float">
            <text:p>12497.48</text:p>
          </table:table-cell>
          <table:table-cell office:value-type="float" office:value="12270.33" calcext:value-type="float">
            <text:p>12270.33</text:p>
          </table:table-cell>
          <table:table-cell office:value-type="float" office:value="12518.89" calcext:value-type="float">
            <text:p>12518.89</text:p>
          </table:table-cell>
          <table:table-cell office:value-type="float" office:value="12270.33" calcext:value-type="float">
            <text:p>12270.33</text:p>
          </table:table-cell>
          <table:table-cell office:value-type="float" office:value="4125458688" calcext:value-type="float">
            <text:p>4125458688</text:p>
          </table:table-cell>
        </table:table-row>
        <table:table-row table:style-name="ro1">
          <table:table-cell office:value-type="date" office:date-value="2018-06-22" calcext:value-type="date">
            <text:p>22/06/18</text:p>
          </table:table-cell>
          <table:table-cell office:value-type="float" office:value="12507.72" calcext:value-type="float">
            <text:p>12507.72</text:p>
          </table:table-cell>
          <table:table-cell table:number-columns-repeated="2" office:value-type="float" office:value="12579.72" calcext:value-type="float">
            <text:p>12579.72</text:p>
          </table:table-cell>
          <table:table-cell office:value-type="float" office:value="12486.26" calcext:value-type="float">
            <text:p>12486.26</text:p>
          </table:table-cell>
          <table:table-cell office:value-type="float" office:value="3684807424" calcext:value-type="float">
            <text:p>3684807424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float" office:value="12699.71" calcext:value-type="float">
            <text:p>12699.71</text:p>
          </table:table-cell>
          <table:table-cell office:value-type="float" office:value="12511.91" calcext:value-type="float">
            <text:p>12511.91</text:p>
          </table:table-cell>
          <table:table-cell office:value-type="float" office:value="12719.45" calcext:value-type="float">
            <text:p>12719.45</text:p>
          </table:table-cell>
          <table:table-cell office:value-type="float" office:value="12472.98" calcext:value-type="float">
            <text:p>12472.98</text:p>
          </table:table-cell>
          <table:table-cell office:value-type="float" office:value="5018478592" calcext:value-type="float">
            <text:p>5018478592</text:p>
          </table:table-cell>
        </table:table-row>
        <table:table-row table:style-name="ro1">
          <table:table-cell office:value-type="date" office:date-value="2018-06-20" calcext:value-type="date">
            <text:p>20/06/18</text:p>
          </table:table-cell>
          <table:table-cell office:value-type="float" office:value="12731.66" calcext:value-type="float">
            <text:p>12731.66</text:p>
          </table:table-cell>
          <table:table-cell office:value-type="float" office:value="12695.16" calcext:value-type="float">
            <text:p>12695.16</text:p>
          </table:table-cell>
          <table:table-cell office:value-type="float" office:value="12760.2" calcext:value-type="float">
            <text:p>12760.2</text:p>
          </table:table-cell>
          <table:table-cell office:value-type="float" office:value="12670.78" calcext:value-type="float">
            <text:p>12670.78</text:p>
          </table:table-cell>
          <table:table-cell office:value-type="float" office:value="3712446720" calcext:value-type="float">
            <text:p>3712446720</text:p>
          </table:table-cell>
        </table:table-row>
        <table:table-row table:style-name="ro1">
          <table:table-cell office:value-type="date" office:date-value="2018-06-19" calcext:value-type="date">
            <text:p>19/06/18</text:p>
          </table:table-cell>
          <table:table-cell office:value-type="float" office:value="12647.07" calcext:value-type="float">
            <text:p>12647.07</text:p>
          </table:table-cell>
          <table:table-cell office:value-type="float" office:value="12677.97" calcext:value-type="float">
            <text:p>12677.97</text:p>
          </table:table-cell>
          <table:table-cell office:value-type="float" office:value="12708.71" calcext:value-type="float">
            <text:p>12708.71</text:p>
          </table:table-cell>
          <table:table-cell office:value-type="float" office:value="12594.51" calcext:value-type="float">
            <text:p>12594.51</text:p>
          </table:table-cell>
          <table:table-cell office:value-type="float" office:value="4366210048" calcext:value-type="float">
            <text:p>4366210048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float" office:value="12945.53" calcext:value-type="float">
            <text:p>12945.53</text:p>
          </table:table-cell>
          <table:table-cell office:value-type="float" office:value="12834.11" calcext:value-type="float">
            <text:p>12834.11</text:p>
          </table:table-cell>
          <table:table-cell office:value-type="float" office:value="12982.92" calcext:value-type="float">
            <text:p>12982.92</text:p>
          </table:table-cell>
          <table:table-cell office:value-type="float" office:value="12784.48" calcext:value-type="float">
            <text:p>12784.48</text:p>
          </table:table-cell>
          <table:table-cell office:value-type="float" office:value="3593333760" calcext:value-type="float">
            <text:p>3593333760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float" office:value="13115.85" calcext:value-type="float">
            <text:p>13115.85</text:p>
          </table:table-cell>
          <table:table-cell office:value-type="float" office:value="13010.55" calcext:value-type="float">
            <text:p>13010.55</text:p>
          </table:table-cell>
          <table:table-cell office:value-type="float" office:value="13170.05" calcext:value-type="float">
            <text:p>13170.05</text:p>
          </table:table-cell>
          <table:table-cell office:value-type="float" office:value="13010.54" calcext:value-type="float">
            <text:p>13010.54</text:p>
          </table:table-cell>
          <table:table-cell office:value-type="float" office:value="11245147136" calcext:value-type="float">
            <text:p>11245147136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float" office:value="12806.07" calcext:value-type="float">
            <text:p>12806.07</text:p>
          </table:table-cell>
          <table:table-cell office:value-type="float" office:value="13107.1" calcext:value-type="float">
            <text:p>13107.1</text:p>
          </table:table-cell>
          <table:table-cell office:value-type="float" office:value="13135.97" calcext:value-type="float">
            <text:p>13135.97</text:p>
          </table:table-cell>
          <table:table-cell office:value-type="float" office:value="12800.66" calcext:value-type="float">
            <text:p>12800.66</text:p>
          </table:table-cell>
          <table:table-cell office:value-type="float" office:value="5891570176" calcext:value-type="float">
            <text:p>5891570176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float" office:value="12857.16" calcext:value-type="float">
            <text:p>12857.16</text:p>
          </table:table-cell>
          <table:table-cell office:value-type="float" office:value="12890.58" calcext:value-type="float">
            <text:p>12890.58</text:p>
          </table:table-cell>
          <table:table-cell office:value-type="float" office:value="12905.67" calcext:value-type="float">
            <text:p>12905.67</text:p>
          </table:table-cell>
          <table:table-cell office:value-type="float" office:value="12781.23" calcext:value-type="float">
            <text:p>12781.23</text:p>
          </table:table-cell>
          <table:table-cell office:value-type="float" office:value="4318319616" calcext:value-type="float">
            <text:p>4318319616</text:p>
          </table:table-cell>
        </table:table-row>
        <table:table-row table:style-name="ro1">
          <table:table-cell office:value-type="date" office:date-value="2018-06-12" calcext:value-type="date">
            <text:p>12/06/18</text:p>
          </table:table-cell>
          <table:table-cell office:value-type="float" office:value="12924.03" calcext:value-type="float">
            <text:p>12924.03</text:p>
          </table:table-cell>
          <table:table-cell office:value-type="float" office:value="12842.3" calcext:value-type="float">
            <text:p>12842.3</text:p>
          </table:table-cell>
          <table:table-cell office:value-type="float" office:value="12948.52" calcext:value-type="float">
            <text:p>12948.52</text:p>
          </table:table-cell>
          <table:table-cell office:value-type="float" office:value="12816.07" calcext:value-type="float">
            <text:p>12816.07</text:p>
          </table:table-cell>
          <table:table-cell office:value-type="float" office:value="4165406464" calcext:value-type="float">
            <text:p>4165406464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float" office:value="12816.32" calcext:value-type="float">
            <text:p>12816.32</text:p>
          </table:table-cell>
          <table:table-cell office:value-type="float" office:value="12842.91" calcext:value-type="float">
            <text:p>12842.91</text:p>
          </table:table-cell>
          <table:table-cell office:value-type="float" office:value="12861.95" calcext:value-type="float">
            <text:p>12861.95</text:p>
          </table:table-cell>
          <table:table-cell office:value-type="float" office:value="12751.66" calcext:value-type="float">
            <text:p>12751.66</text:p>
          </table:table-cell>
          <table:table-cell office:value-type="float" office:value="4247828992" calcext:value-type="float">
            <text:p>4247828992</text:p>
          </table:table-cell>
        </table:table-row>
        <table:table-row table:style-name="ro1">
          <table:table-cell office:value-type="date" office:date-value="2018-06-08" calcext:value-type="date">
            <text:p>08/06/18</text:p>
          </table:table-cell>
          <table:table-cell office:value-type="float" office:value="12668.77" calcext:value-type="float">
            <text:p>12668.77</text:p>
          </table:table-cell>
          <table:table-cell office:value-type="float" office:value="12766.55" calcext:value-type="float">
            <text:p>12766.55</text:p>
          </table:table-cell>
          <table:table-cell office:value-type="float" office:value="12795.64" calcext:value-type="float">
            <text:p>12795.64</text:p>
          </table:table-cell>
          <table:table-cell office:value-type="float" office:value="12610.68" calcext:value-type="float">
            <text:p>12610.68</text:p>
          </table:table-cell>
          <table:table-cell office:value-type="float" office:value="4433890816" calcext:value-type="float">
            <text:p>4433890816</text:p>
          </table:table-cell>
        </table:table-row>
        <table:table-row table:style-name="ro1">
          <table:table-cell office:value-type="date" office:date-value="2018-06-07" calcext:value-type="date">
            <text:p>07/06/18</text:p>
          </table:table-cell>
          <table:table-cell office:value-type="float" office:value="12877.85" calcext:value-type="float">
            <text:p>12877.85</text:p>
          </table:table-cell>
          <table:table-cell office:value-type="float" office:value="12811.05" calcext:value-type="float">
            <text:p>12811.05</text:p>
          </table:table-cell>
          <table:table-cell office:value-type="float" office:value="12914.85" calcext:value-type="float">
            <text:p>12914.85</text:p>
          </table:table-cell>
          <table:table-cell office:value-type="float" office:value="12760.54" calcext:value-type="float">
            <text:p>12760.54</text:p>
          </table:table-cell>
          <table:table-cell office:value-type="float" office:value="3438922496" calcext:value-type="float">
            <text:p>3438922496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12813.39" calcext:value-type="float">
            <text:p>12813.39</text:p>
          </table:table-cell>
          <table:table-cell office:value-type="float" office:value="12830.07" calcext:value-type="float">
            <text:p>12830.07</text:p>
          </table:table-cell>
          <table:table-cell office:value-type="float" office:value="12872.9" calcext:value-type="float">
            <text:p>12872.9</text:p>
          </table:table-cell>
          <table:table-cell office:value-type="float" office:value="12729.23" calcext:value-type="float">
            <text:p>12729.23</text:p>
          </table:table-cell>
          <table:table-cell office:value-type="float" office:value="4103712512" calcext:value-type="float">
            <text:p>4103712512</text:p>
          </table:table-cell>
        </table:table-row>
        <table:table-row table:style-name="ro1">
          <table:table-cell office:value-type="date" office:date-value="2018-06-05" calcext:value-type="date">
            <text:p>05/06/18</text:p>
          </table:table-cell>
          <table:table-cell office:value-type="float" office:value="12766.16" calcext:value-type="float">
            <text:p>12766.16</text:p>
          </table:table-cell>
          <table:table-cell office:value-type="float" office:value="12787.13" calcext:value-type="float">
            <text:p>12787.13</text:p>
          </table:table-cell>
          <table:table-cell office:value-type="float" office:value="12925.24" calcext:value-type="float">
            <text:p>12925.24</text:p>
          </table:table-cell>
          <table:table-cell office:value-type="float" office:value="12753.3" calcext:value-type="float">
            <text:p>12753.3</text:p>
          </table:table-cell>
          <table:table-cell office:value-type="float" office:value="4240351744" calcext:value-type="float">
            <text:p>4240351744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float" office:value="12839.44" calcext:value-type="float">
            <text:p>12839.44</text:p>
          </table:table-cell>
          <table:table-cell office:value-type="float" office:value="12770.75" calcext:value-type="float">
            <text:p>12770.75</text:p>
          </table:table-cell>
          <table:table-cell office:value-type="float" office:value="12846.26" calcext:value-type="float">
            <text:p>12846.26</text:p>
          </table:table-cell>
          <table:table-cell office:value-type="float" office:value="12714.03" calcext:value-type="float">
            <text:p>12714.03</text:p>
          </table:table-cell>
          <table:table-cell office:value-type="float" office:value="2979185408" calcext:value-type="float">
            <text:p>2979185408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float" office:value="12678.07" calcext:value-type="float">
            <text:p>12678.07</text:p>
          </table:table-cell>
          <table:table-cell office:value-type="float" office:value="12724.27" calcext:value-type="float">
            <text:p>12724.27</text:p>
          </table:table-cell>
          <table:table-cell office:value-type="float" office:value="12800.45" calcext:value-type="float">
            <text:p>12800.45</text:p>
          </table:table-cell>
          <table:table-cell office:value-type="float" office:value="12660.79" calcext:value-type="float">
            <text:p>12660.79</text:p>
          </table:table-cell>
          <table:table-cell office:value-type="float" office:value="4205414144" calcext:value-type="float">
            <text:p>4205414144</text:p>
          </table:table-cell>
        </table:table-row>
        <table:table-row table:style-name="ro1">
          <table:table-cell office:value-type="date" office:date-value="2018-05-31" calcext:value-type="date">
            <text:p>31/05/18</text:p>
          </table:table-cell>
          <table:table-cell office:value-type="float" office:value="12796.16" calcext:value-type="float">
            <text:p>12796.16</text:p>
          </table:table-cell>
          <table:table-cell office:value-type="float" office:value="12604.89" calcext:value-type="float">
            <text:p>12604.89</text:p>
          </table:table-cell>
          <table:table-cell office:value-type="float" office:value="12803.6" calcext:value-type="float">
            <text:p>12803.6</text:p>
          </table:table-cell>
          <table:table-cell office:value-type="float" office:value="12547.61" calcext:value-type="float">
            <text:p>12547.61</text:p>
          </table:table-cell>
          <table:table-cell office:value-type="float" office:value="6446884352" calcext:value-type="float">
            <text:p>6446884352</text:p>
          </table:table-cell>
        </table:table-row>
        <table:table-row table:style-name="ro1">
          <table:table-cell office:value-type="date" office:date-value="2018-05-30" calcext:value-type="date">
            <text:p>30/05/18</text:p>
          </table:table-cell>
          <table:table-cell office:value-type="float" office:value="12693.33" calcext:value-type="float">
            <text:p>12693.33</text:p>
          </table:table-cell>
          <table:table-cell table:number-columns-repeated="2" office:value-type="float" office:value="12783.76" calcext:value-type="float">
            <text:p>12783.76</text:p>
          </table:table-cell>
          <table:table-cell office:value-type="float" office:value="12663.37" calcext:value-type="float">
            <text:p>12663.37</text:p>
          </table:table-cell>
          <table:table-cell office:value-type="float" office:value="4593395712" calcext:value-type="float">
            <text:p>4593395712</text:p>
          </table:table-cell>
        </table:table-row>
        <table:table-row table:style-name="ro1">
          <table:table-cell office:value-type="date" office:date-value="2018-05-29" calcext:value-type="date">
            <text:p>29/05/18</text:p>
          </table:table-cell>
          <table:table-cell office:value-type="float" office:value="12786.15" calcext:value-type="float">
            <text:p>12786.15</text:p>
          </table:table-cell>
          <table:table-cell office:value-type="float" office:value="12666.51" calcext:value-type="float">
            <text:p>12666.51</text:p>
          </table:table-cell>
          <table:table-cell office:value-type="float" office:value="12803.29" calcext:value-type="float">
            <text:p>12803.29</text:p>
          </table:table-cell>
          <table:table-cell office:value-type="float" office:value="12608.7" calcext:value-type="float">
            <text:p>12608.7</text:p>
          </table:table-cell>
          <table:table-cell office:value-type="float" office:value="5529280000" calcext:value-type="float">
            <text:p>5529280000</text:p>
          </table:table-cell>
        </table:table-row>
        <table:table-row table:style-name="ro1">
          <table:table-cell office:value-type="date" office:date-value="2018-05-28" calcext:value-type="date">
            <text:p>28/05/18</text:p>
          </table:table-cell>
          <table:table-cell office:value-type="float" office:value="13016.55" calcext:value-type="float">
            <text:p>13016.55</text:p>
          </table:table-cell>
          <table:table-cell office:value-type="float" office:value="12863.46" calcext:value-type="float">
            <text:p>12863.46</text:p>
          </table:table-cell>
          <table:table-cell office:value-type="float" office:value="13040.63" calcext:value-type="float">
            <text:p>13040.63</text:p>
          </table:table-cell>
          <table:table-cell office:value-type="float" office:value="12828.26" calcext:value-type="float">
            <text:p>12828.26</text:p>
          </table:table-cell>
          <table:table-cell office:value-type="float" office:value="2568040960" calcext:value-type="float">
            <text:p>2568040960</text:p>
          </table:table-cell>
        </table:table-row>
        <table:table-row table:style-name="ro1">
          <table:table-cell office:value-type="date" office:date-value="2018-05-25" calcext:value-type="date">
            <text:p>25/05/18</text:p>
          </table:table-cell>
          <table:table-cell office:value-type="float" office:value="12917.15" calcext:value-type="float">
            <text:p>12917.15</text:p>
          </table:table-cell>
          <table:table-cell office:value-type="float" office:value="12938.01" calcext:value-type="float">
            <text:p>12938.01</text:p>
          </table:table-cell>
          <table:table-cell office:value-type="float" office:value="13002.47" calcext:value-type="float">
            <text:p>13002.47</text:p>
          </table:table-cell>
          <table:table-cell office:value-type="float" office:value="12852.17" calcext:value-type="float">
            <text:p>12852.17</text:p>
          </table:table-cell>
          <table:table-cell office:value-type="float" office:value="3996425984" calcext:value-type="float">
            <text:p>3996425984</text:p>
          </table:table-cell>
        </table:table-row>
        <table:table-row table:style-name="ro1">
          <table:table-cell office:value-type="date" office:date-value="2018-05-24" calcext:value-type="date">
            <text:p>24/05/18</text:p>
          </table:table-cell>
          <table:table-cell office:value-type="float" office:value="12955.94" calcext:value-type="float">
            <text:p>12955.94</text:p>
          </table:table-cell>
          <table:table-cell office:value-type="float" office:value="12855.09" calcext:value-type="float">
            <text:p>12855.09</text:p>
          </table:table-cell>
          <table:table-cell office:value-type="float" office:value="13006.44" calcext:value-type="float">
            <text:p>13006.44</text:p>
          </table:table-cell>
          <table:table-cell office:value-type="float" office:value="12801.82" calcext:value-type="float">
            <text:p>12801.82</text:p>
          </table:table-cell>
          <table:table-cell office:value-type="float" office:value="4958993920" calcext:value-type="float">
            <text:p>4958993920</text:p>
          </table:table-cell>
        </table:table-row>
        <table:table-row table:style-name="ro1">
          <table:table-cell office:value-type="date" office:date-value="2018-05-23" calcext:value-type="date">
            <text:p>23/05/18</text:p>
          </table:table-cell>
          <table:table-cell office:value-type="float" office:value="13138.83" calcext:value-type="float">
            <text:p>13138.83</text:p>
          </table:table-cell>
          <table:table-cell office:value-type="float" office:value="12976.84" calcext:value-type="float">
            <text:p>12976.84</text:p>
          </table:table-cell>
          <table:table-cell office:value-type="float" office:value="13148.05" calcext:value-type="float">
            <text:p>13148.05</text:p>
          </table:table-cell>
          <table:table-cell office:value-type="float" office:value="12929.9" calcext:value-type="float">
            <text:p>12929.9</text:p>
          </table:table-cell>
          <table:table-cell office:value-type="float" office:value="4411406848" calcext:value-type="float">
            <text:p>4411406848</text:p>
          </table:table-cell>
        </table:table-row>
        <table:table-row table:style-name="ro1">
          <table:table-cell office:value-type="date" office:date-value="2018-05-22" calcext:value-type="date">
            <text:p>22/05/18</text:p>
          </table:table-cell>
          <table:table-cell office:value-type="float" office:value="13132.56" calcext:value-type="float">
            <text:p>13132.56</text:p>
          </table:table-cell>
          <table:table-cell office:value-type="float" office:value="13169.92" calcext:value-type="float">
            <text:p>13169.92</text:p>
          </table:table-cell>
          <table:table-cell office:value-type="float" office:value="13204.31" calcext:value-type="float">
            <text:p>13204.31</text:p>
          </table:table-cell>
          <table:table-cell office:value-type="float" office:value="13061.77" calcext:value-type="float">
            <text:p>13061.77</text:p>
          </table:table-cell>
          <table:table-cell office:value-type="float" office:value="4306325504" calcext:value-type="float">
            <text:p>4306325504</text:p>
          </table:table-cell>
        </table:table-row>
        <table:table-row table:style-name="ro1">
          <table:table-cell office:value-type="date" office:date-value="2018-05-18" calcext:value-type="date">
            <text:p>18/05/18</text:p>
          </table:table-cell>
          <table:table-cell office:value-type="float" office:value="13115.63" calcext:value-type="float">
            <text:p>13115.63</text:p>
          </table:table-cell>
          <table:table-cell office:value-type="float" office:value="13077.72" calcext:value-type="float">
            <text:p>13077.72</text:p>
          </table:table-cell>
          <table:table-cell office:value-type="float" office:value="13133.19" calcext:value-type="float">
            <text:p>13133.19</text:p>
          </table:table-cell>
          <table:table-cell office:value-type="float" office:value="13051.13" calcext:value-type="float">
            <text:p>13051.13</text:p>
          </table:table-cell>
          <table:table-cell office:value-type="float" office:value="5126897664" calcext:value-type="float">
            <text:p>5126897664</text:p>
          </table:table-cell>
        </table:table-row>
        <table:table-row table:style-name="ro1">
          <table:table-cell office:value-type="date" office:date-value="2018-05-17" calcext:value-type="date">
            <text:p>17/05/18</text:p>
          </table:table-cell>
          <table:table-cell office:value-type="float" office:value="12985.14" calcext:value-type="float">
            <text:p>12985.14</text:p>
          </table:table-cell>
          <table:table-cell office:value-type="float" office:value="13114.61" calcext:value-type="float">
            <text:p>13114.61</text:p>
          </table:table-cell>
          <table:table-cell office:value-type="float" office:value="13114.63" calcext:value-type="float">
            <text:p>13114.63</text:p>
          </table:table-cell>
          <table:table-cell office:value-type="float" office:value="12981.89" calcext:value-type="float">
            <text:p>12981.89</text:p>
          </table:table-cell>
          <table:table-cell office:value-type="float" office:value="3706822144" calcext:value-type="float">
            <text:p>3706822144</text:p>
          </table:table-cell>
        </table:table-row>
        <table:table-row table:style-name="ro1">
          <table:table-cell office:value-type="date" office:date-value="2018-05-16" calcext:value-type="date">
            <text:p>16/05/18</text:p>
          </table:table-cell>
          <table:table-cell office:value-type="float" office:value="12983.49" calcext:value-type="float">
            <text:p>12983.49</text:p>
          </table:table-cell>
          <table:table-cell office:value-type="float" office:value="12996.33" calcext:value-type="float">
            <text:p>12996.33</text:p>
          </table:table-cell>
          <table:table-cell office:value-type="float" office:value="13030.76" calcext:value-type="float">
            <text:p>13030.76</text:p>
          </table:table-cell>
          <table:table-cell office:value-type="float" office:value="12960.53" calcext:value-type="float">
            <text:p>12960.53</text:p>
          </table:table-cell>
          <table:table-cell office:value-type="float" office:value="3676875008" calcext:value-type="float">
            <text:p>3676875008</text:p>
          </table:table-cell>
        </table:table-row>
        <table:table-row table:style-name="ro1">
          <table:table-cell office:value-type="date" office:date-value="2018-05-15" calcext:value-type="date">
            <text:p>15/05/18</text:p>
          </table:table-cell>
          <table:table-cell office:value-type="float" office:value="12947.97" calcext:value-type="float">
            <text:p>12947.97</text:p>
          </table:table-cell>
          <table:table-cell office:value-type="float" office:value="12970.04" calcext:value-type="float">
            <text:p>12970.04</text:p>
          </table:table-cell>
          <table:table-cell office:value-type="float" office:value="13006.34" calcext:value-type="float">
            <text:p>13006.34</text:p>
          </table:table-cell>
          <table:table-cell office:value-type="float" office:value="12918.29" calcext:value-type="float">
            <text:p>12918.29</text:p>
          </table:table-cell>
          <table:table-cell office:value-type="float" office:value="3968582912" calcext:value-type="float">
            <text:p>3968582912</text:p>
          </table:table-cell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float" office:value="13009.83" calcext:value-type="float">
            <text:p>13009.83</text:p>
          </table:table-cell>
          <table:table-cell office:value-type="float" office:value="12977.71" calcext:value-type="float">
            <text:p>12977.71</text:p>
          </table:table-cell>
          <table:table-cell office:value-type="float" office:value="13015.1" calcext:value-type="float">
            <text:p>13015.1</text:p>
          </table:table-cell>
          <table:table-cell office:value-type="float" office:value="12927.24" calcext:value-type="float">
            <text:p>12927.24</text:p>
          </table:table-cell>
          <table:table-cell office:value-type="float" office:value="2917959680" calcext:value-type="float">
            <text:p>2917959680</text:p>
          </table:table-cell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office:value-type="float" office:value="13023" calcext:value-type="float">
            <text:p>13023</text:p>
          </table:table-cell>
          <table:table-cell office:value-type="float" office:value="13001.24" calcext:value-type="float">
            <text:p>13001.24</text:p>
          </table:table-cell>
          <table:table-cell office:value-type="float" office:value="13033.3" calcext:value-type="float">
            <text:p>13033.3</text:p>
          </table:table-cell>
          <table:table-cell office:value-type="float" office:value="12964" calcext:value-type="float">
            <text:p>12964</text:p>
          </table:table-cell>
          <table:table-cell office:value-type="float" office:value="3371463168" calcext:value-type="float">
            <text:p>3371463168</text:p>
          </table:table-cell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office:value-type="float" office:value="12975.09" calcext:value-type="float">
            <text:p>12975.09</text:p>
          </table:table-cell>
          <table:table-cell office:value-type="float" office:value="13022.87" calcext:value-type="float">
            <text:p>13022.87</text:p>
          </table:table-cell>
          <table:table-cell office:value-type="float" office:value="13034.21" calcext:value-type="float">
            <text:p>13034.21</text:p>
          </table:table-cell>
          <table:table-cell office:value-type="float" office:value="12928.51" calcext:value-type="float">
            <text:p>12928.51</text:p>
          </table:table-cell>
          <table:table-cell office:value-type="float" office:value="3027725056" calcext:value-type="float">
            <text:p>3027725056</text:p>
          </table:table-cell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office:value-type="float" office:value="12917.82" calcext:value-type="float">
            <text:p>12917.82</text:p>
          </table:table-cell>
          <table:table-cell office:value-type="float" office:value="12943.06" calcext:value-type="float">
            <text:p>12943.06</text:p>
          </table:table-cell>
          <table:table-cell office:value-type="float" office:value="12962.52" calcext:value-type="float">
            <text:p>12962.52</text:p>
          </table:table-cell>
          <table:table-cell office:value-type="float" office:value="12890.38" calcext:value-type="float">
            <text:p>12890.38</text:p>
          </table:table-cell>
          <table:table-cell office:value-type="float" office:value="4477563392" calcext:value-type="float">
            <text:p>4477563392</text:p>
          </table:table-cell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office:value-type="float" office:value="12924.23" calcext:value-type="float">
            <text:p>12924.23</text:p>
          </table:table-cell>
          <table:table-cell office:value-type="float" office:value="12912.21" calcext:value-type="float">
            <text:p>12912.21</text:p>
          </table:table-cell>
          <table:table-cell office:value-type="float" office:value="12933.67" calcext:value-type="float">
            <text:p>12933.67</text:p>
          </table:table-cell>
          <table:table-cell office:value-type="float" office:value="12855.09" calcext:value-type="float">
            <text:p>12855.09</text:p>
          </table:table-cell>
          <table:table-cell office:value-type="float" office:value="3954064384" calcext:value-type="float">
            <text:p>3954064384</text:p>
          </table:table-cell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office:value-type="float" office:value="12827.43" calcext:value-type="float">
            <text:p>12827.43</text:p>
          </table:table-cell>
          <table:table-cell office:value-type="float" office:value="12948.14" calcext:value-type="float">
            <text:p>12948.14</text:p>
          </table:table-cell>
          <table:table-cell office:value-type="float" office:value="12961.05" calcext:value-type="float">
            <text:p>12961.05</text:p>
          </table:table-cell>
          <table:table-cell office:value-type="float" office:value="12813.55" calcext:value-type="float">
            <text:p>12813.55</text:p>
          </table:table-cell>
          <table:table-cell office:value-type="float" office:value="2981795584" calcext:value-type="float">
            <text:p>2981795584</text:p>
          </table:table-cell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office:value-type="float" office:value="12733.19" calcext:value-type="float">
            <text:p>12733.19</text:p>
          </table:table-cell>
          <table:table-cell table:number-columns-repeated="2" office:value-type="float" office:value="12819.6" calcext:value-type="float">
            <text:p>12819.6</text:p>
          </table:table-cell>
          <table:table-cell office:value-type="float" office:value="12707.86" calcext:value-type="float">
            <text:p>12707.86</text:p>
          </table:table-cell>
          <table:table-cell office:value-type="float" office:value="4585460224" calcext:value-type="float">
            <text:p>4585460224</text:p>
          </table:table-cell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office:value-type="float" office:value="12775.66" calcext:value-type="float">
            <text:p>12775.66</text:p>
          </table:table-cell>
          <table:table-cell office:value-type="float" office:value="12690.15" calcext:value-type="float">
            <text:p>12690.15</text:p>
          </table:table-cell>
          <table:table-cell office:value-type="float" office:value="12798.16" calcext:value-type="float">
            <text:p>12798.16</text:p>
          </table:table-cell>
          <table:table-cell office:value-type="float" office:value="12665.33" calcext:value-type="float">
            <text:p>12665.33</text:p>
          </table:table-cell>
          <table:table-cell office:value-type="float" office:value="4305602048" calcext:value-type="float">
            <text:p>4305602048</text:p>
          </table:table-cell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office:value-type="float" office:value="12610.78" calcext:value-type="float">
            <text:p>12610.78</text:p>
          </table:table-cell>
          <table:table-cell office:value-type="float" office:value="12802.25" calcext:value-type="float">
            <text:p>12802.25</text:p>
          </table:table-cell>
          <table:table-cell office:value-type="float" office:value="12827.54" calcext:value-type="float">
            <text:p>12827.54</text:p>
          </table:table-cell>
          <table:table-cell office:value-type="float" office:value="12605.38" calcext:value-type="float">
            <text:p>12605.38</text:p>
          </table:table-cell>
          <table:table-cell office:value-type="float" office:value="4992339456" calcext:value-type="float">
            <text:p>4992339456</text:p>
          </table:table-cell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office:value-type="float" office:value="12606.27" calcext:value-type="float">
            <text:p>12606.27</text:p>
          </table:table-cell>
          <table:table-cell office:value-type="float" office:value="12612.11" calcext:value-type="float">
            <text:p>12612.11</text:p>
          </table:table-cell>
          <table:table-cell office:value-type="float" office:value="12622.93" calcext:value-type="float">
            <text:p>12622.93</text:p>
          </table:table-cell>
          <table:table-cell office:value-type="float" office:value="12563.74" calcext:value-type="float">
            <text:p>12563.74</text:p>
          </table:table-cell>
          <table:table-cell office:value-type="float" office:value="3482193152" calcext:value-type="float">
            <text:p>3482193152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float" office:value="12572.72" calcext:value-type="float">
            <text:p>12572.72</text:p>
          </table:table-cell>
          <table:table-cell office:value-type="float" office:value="12580.87" calcext:value-type="float">
            <text:p>12580.87</text:p>
          </table:table-cell>
          <table:table-cell office:value-type="float" office:value="12627.71" calcext:value-type="float">
            <text:p>12627.71</text:p>
          </table:table-cell>
          <table:table-cell office:value-type="float" office:value="12518.03" calcext:value-type="float">
            <text:p>12518.03</text:p>
          </table:table-cell>
          <table:table-cell office:value-type="float" office:value="3977029120" calcext:value-type="float">
            <text:p>3977029120</text:p>
          </table:table-cell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float" office:value="12395.9" calcext:value-type="float">
            <text:p>12395.9</text:p>
          </table:table-cell>
          <table:table-cell office:value-type="float" office:value="12500.47" calcext:value-type="float">
            <text:p>12500.47</text:p>
          </table:table-cell>
          <table:table-cell office:value-type="float" office:value="12503.22" calcext:value-type="float">
            <text:p>12503.22</text:p>
          </table:table-cell>
          <table:table-cell office:value-type="float" office:value="12383.95" calcext:value-type="float">
            <text:p>12383.95</text:p>
          </table:table-cell>
          <table:table-cell office:value-type="float" office:value="4577832960" calcext:value-type="float">
            <text:p>4577832960</text:p>
          </table:table-cell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office:value-type="float" office:value="12456.82" calcext:value-type="float">
            <text:p>12456.82</text:p>
          </table:table-cell>
          <table:table-cell office:value-type="float" office:value="12422.3" calcext:value-type="float">
            <text:p>12422.3</text:p>
          </table:table-cell>
          <table:table-cell office:value-type="float" office:value="12484.78" calcext:value-type="float">
            <text:p>12484.78</text:p>
          </table:table-cell>
          <table:table-cell office:value-type="float" office:value="12312.27" calcext:value-type="float">
            <text:p>12312.27</text:p>
          </table:table-cell>
          <table:table-cell office:value-type="float" office:value="4781878784" calcext:value-type="float">
            <text:p>4781878784</text:p>
          </table:table-cell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office:value-type="float" office:value="12602.41" calcext:value-type="float">
            <text:p>12602.41</text:p>
          </table:table-cell>
          <table:table-cell office:value-type="float" office:value="12550.82" calcext:value-type="float">
            <text:p>12550.82</text:p>
          </table:table-cell>
          <table:table-cell office:value-type="float" office:value="12647.16" calcext:value-type="float">
            <text:p>12647.16</text:p>
          </table:table-cell>
          <table:table-cell office:value-type="float" office:value="12481.3" calcext:value-type="float">
            <text:p>12481.3</text:p>
          </table:table-cell>
          <table:table-cell office:value-type="float" office:value="4545615360" calcext:value-type="float">
            <text:p>4545615360</text:p>
          </table:table-cell>
        </table:table-row>
        <table:table-row table:style-name="ro1">
          <table:table-cell office:value-type="date" office:date-value="2018-04-23" calcext:value-type="date">
            <text:p>23/04/18</text:p>
          </table:table-cell>
          <table:table-cell office:value-type="float" office:value="12538.16" calcext:value-type="float">
            <text:p>12538.16</text:p>
          </table:table-cell>
          <table:table-cell office:value-type="float" office:value="12572.39" calcext:value-type="float">
            <text:p>12572.39</text:p>
          </table:table-cell>
          <table:table-cell office:value-type="float" office:value="12588.23" calcext:value-type="float">
            <text:p>12588.23</text:p>
          </table:table-cell>
          <table:table-cell office:value-type="float" office:value="12466.47" calcext:value-type="float">
            <text:p>12466.47</text:p>
          </table:table-cell>
          <table:table-cell office:value-type="float" office:value="3270311168" calcext:value-type="float">
            <text:p>3270311168</text:p>
          </table:table-cell>
        </table:table-row>
        <table:table-row table:style-name="ro1">
          <table:table-cell office:value-type="date" office:date-value="2018-04-20" calcext:value-type="date">
            <text:p>20/04/18</text:p>
          </table:table-cell>
          <table:table-cell office:value-type="float" office:value="12555.96" calcext:value-type="float">
            <text:p>12555.96</text:p>
          </table:table-cell>
          <table:table-cell office:value-type="float" office:value="12540.5" calcext:value-type="float">
            <text:p>12540.5</text:p>
          </table:table-cell>
          <table:table-cell office:value-type="float" office:value="12585.37" calcext:value-type="float">
            <text:p>12585.37</text:p>
          </table:table-cell>
          <table:table-cell office:value-type="float" office:value="12490.77" calcext:value-type="float">
            <text:p>12490.77</text:p>
          </table:table-cell>
          <table:table-cell office:value-type="float" office:value="4822329344" calcext:value-type="float">
            <text:p>4822329344</text:p>
          </table:table-cell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office:value-type="float" office:value="12595.61" calcext:value-type="float">
            <text:p>12595.61</text:p>
          </table:table-cell>
          <table:table-cell office:value-type="float" office:value="12567.42" calcext:value-type="float">
            <text:p>12567.42</text:p>
          </table:table-cell>
          <table:table-cell office:value-type="float" office:value="12595.61" calcext:value-type="float">
            <text:p>12595.61</text:p>
          </table:table-cell>
          <table:table-cell office:value-type="float" office:value="12534.63" calcext:value-type="float">
            <text:p>12534.63</text:p>
          </table:table-cell>
          <table:table-cell office:value-type="float" office:value="3173914368" calcext:value-type="float">
            <text:p>3173914368</text:p>
          </table:table-cell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office:value-type="float" office:value="12597.58" calcext:value-type="float">
            <text:p>12597.58</text:p>
          </table:table-cell>
          <table:table-cell office:value-type="float" office:value="12590.83" calcext:value-type="float">
            <text:p>12590.83</text:p>
          </table:table-cell>
          <table:table-cell office:value-type="float" office:value="12640.25" calcext:value-type="float">
            <text:p>12640.25</text:p>
          </table:table-cell>
          <table:table-cell office:value-type="float" office:value="12548.45" calcext:value-type="float">
            <text:p>12548.45</text:p>
          </table:table-cell>
          <table:table-cell office:value-type="float" office:value="3817772032" calcext:value-type="float">
            <text:p>3817772032</text:p>
          </table:table-cell>
        </table:table-row>
        <table:table-row table:style-name="ro1">
          <table:table-cell office:value-type="date" office:date-value="2018-04-17" calcext:value-type="date">
            <text:p>17/04/18</text:p>
          </table:table-cell>
          <table:table-cell office:value-type="float" office:value="12443.2" calcext:value-type="float">
            <text:p>12443.2</text:p>
          </table:table-cell>
          <table:table-cell office:value-type="float" office:value="12585.57" calcext:value-type="float">
            <text:p>12585.57</text:p>
          </table:table-cell>
          <table:table-cell office:value-type="float" office:value="12614.25" calcext:value-type="float">
            <text:p>12614.25</text:p>
          </table:table-cell>
          <table:table-cell office:value-type="float" office:value="12417.26" calcext:value-type="float">
            <text:p>12417.26</text:p>
          </table:table-cell>
          <table:table-cell office:value-type="float" office:value="3836084992" calcext:value-type="float">
            <text:p>3836084992</text:p>
          </table:table-cell>
        </table:table-row>
        <table:table-row table:style-name="ro1">
          <table:table-cell office:value-type="date" office:date-value="2018-04-16" calcext:value-type="date">
            <text:p>16/04/18</text:p>
          </table:table-cell>
          <table:table-cell office:value-type="float" office:value="12478.99" calcext:value-type="float">
            <text:p>12478.99</text:p>
          </table:table-cell>
          <table:table-cell office:value-type="float" office:value="12391.41" calcext:value-type="float">
            <text:p>12391.41</text:p>
          </table:table-cell>
          <table:table-cell office:value-type="float" office:value="12487.04" calcext:value-type="float">
            <text:p>12487.04</text:p>
          </table:table-cell>
          <table:table-cell office:value-type="float" office:value="12375.63" calcext:value-type="float">
            <text:p>12375.63</text:p>
          </table:table-cell>
          <table:table-cell office:value-type="float" office:value="2660433408" calcext:value-type="float">
            <text:p>2660433408</text:p>
          </table:table-cell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office:value-type="float" office:value="12461.31" calcext:value-type="float">
            <text:p>12461.31</text:p>
          </table:table-cell>
          <table:table-cell office:value-type="float" office:value="12442.4" calcext:value-type="float">
            <text:p>12442.4</text:p>
          </table:table-cell>
          <table:table-cell office:value-type="float" office:value="12523.97" calcext:value-type="float">
            <text:p>12523.97</text:p>
          </table:table-cell>
          <table:table-cell office:value-type="float" office:value="12411.65" calcext:value-type="float">
            <text:p>12411.65</text:p>
          </table:table-cell>
          <table:table-cell office:value-type="float" office:value="3308857088" calcext:value-type="float">
            <text:p>3308857088</text:p>
          </table:table-cell>
        </table:table-row>
        <table:table-row table:style-name="ro1">
          <table:table-cell office:value-type="date" office:date-value="2018-04-12" calcext:value-type="date">
            <text:p>12/04/18</text:p>
          </table:table-cell>
          <table:table-cell office:value-type="float" office:value="12282.39" calcext:value-type="float">
            <text:p>12282.39</text:p>
          </table:table-cell>
          <table:table-cell office:value-type="float" office:value="12415.01" calcext:value-type="float">
            <text:p>12415.01</text:p>
          </table:table-cell>
          <table:table-cell office:value-type="float" office:value="12434.24" calcext:value-type="float">
            <text:p>12434.24</text:p>
          </table:table-cell>
          <table:table-cell office:value-type="float" office:value="12263.7" calcext:value-type="float">
            <text:p>12263.7</text:p>
          </table:table-cell>
          <table:table-cell office:value-type="float" office:value="3604600576" calcext:value-type="float">
            <text:p>3604600576</text:p>
          </table:table-cell>
        </table:table-row>
        <table:table-row table:style-name="ro1">
          <table:table-cell office:value-type="date" office:date-value="2018-04-11" calcext:value-type="date">
            <text:p>11/04/18</text:p>
          </table:table-cell>
          <table:table-cell office:value-type="float" office:value="12372.07" calcext:value-type="float">
            <text:p>12372.07</text:p>
          </table:table-cell>
          <table:table-cell office:value-type="float" office:value="12293.97" calcext:value-type="float">
            <text:p>12293.97</text:p>
          </table:table-cell>
          <table:table-cell office:value-type="float" office:value="12381.53" calcext:value-type="float">
            <text:p>12381.53</text:p>
          </table:table-cell>
          <table:table-cell office:value-type="float" office:value="12256.59" calcext:value-type="float">
            <text:p>12256.59</text:p>
          </table:table-cell>
          <table:table-cell office:value-type="float" office:value="3732697088" calcext:value-type="float">
            <text:p>3732697088</text:p>
          </table:table-cell>
        </table:table-row>
        <table:table-row table:style-name="ro1">
          <table:table-cell office:value-type="date" office:date-value="2018-04-10" calcext:value-type="date">
            <text:p>10/04/18</text:p>
          </table:table-cell>
          <table:table-cell office:value-type="float" office:value="12389.9" calcext:value-type="float">
            <text:p>12389.9</text:p>
          </table:table-cell>
          <table:table-cell office:value-type="float" office:value="12397.32" calcext:value-type="float">
            <text:p>12397.32</text:p>
          </table:table-cell>
          <table:table-cell office:value-type="float" office:value="12428.9" calcext:value-type="float">
            <text:p>12428.9</text:p>
          </table:table-cell>
          <table:table-cell office:value-type="float" office:value="12334.95" calcext:value-type="float">
            <text:p>12334.95</text:p>
          </table:table-cell>
          <table:table-cell office:value-type="float" office:value="4258725376" calcext:value-type="float">
            <text:p>4258725376</text:p>
          </table:table-cell>
        </table:table-row>
        <table:table-row table:style-name="ro1">
          <table:table-cell office:value-type="date" office:date-value="2018-04-09" calcext:value-type="date">
            <text:p>09/04/18</text:p>
          </table:table-cell>
          <table:table-cell office:value-type="float" office:value="12311.02" calcext:value-type="float">
            <text:p>12311.02</text:p>
          </table:table-cell>
          <table:table-cell office:value-type="float" office:value="12261.75" calcext:value-type="float">
            <text:p>12261.75</text:p>
          </table:table-cell>
          <table:table-cell office:value-type="float" office:value="12371.11" calcext:value-type="float">
            <text:p>12371.11</text:p>
          </table:table-cell>
          <table:table-cell office:value-type="float" office:value="12205.39" calcext:value-type="float">
            <text:p>12205.39</text:p>
          </table:table-cell>
          <table:table-cell office:value-type="float" office:value="3109784576" calcext:value-type="float">
            <text:p>3109784576</text:p>
          </table:table-cell>
        </table:table-row>
        <table:table-row table:style-name="ro1">
          <table:table-cell office:value-type="date" office:date-value="2018-04-06" calcext:value-type="date">
            <text:p>06/04/18</text:p>
          </table:table-cell>
          <table:table-cell office:value-type="float" office:value="12242.94" calcext:value-type="float">
            <text:p>12242.94</text:p>
          </table:table-cell>
          <table:table-cell office:value-type="float" office:value="12241.27" calcext:value-type="float">
            <text:p>12241.27</text:p>
          </table:table-cell>
          <table:table-cell office:value-type="float" office:value="12290.03" calcext:value-type="float">
            <text:p>12290.03</text:p>
          </table:table-cell>
          <table:table-cell office:value-type="float" office:value="12202.05" calcext:value-type="float">
            <text:p>12202.05</text:p>
          </table:table-cell>
          <table:table-cell office:value-type="float" office:value="3660996864" calcext:value-type="float">
            <text:p>3660996864</text:p>
          </table:table-cell>
        </table:table-row>
        <table:table-row table:style-name="ro1">
          <table:table-cell office:value-type="date" office:date-value="2018-04-05" calcext:value-type="date">
            <text:p>05/04/18</text:p>
          </table:table-cell>
          <table:table-cell office:value-type="float" office:value="12153.61" calcext:value-type="float">
            <text:p>12153.61</text:p>
          </table:table-cell>
          <table:table-cell office:value-type="float" office:value="12305.19" calcext:value-type="float">
            <text:p>12305.19</text:p>
          </table:table-cell>
          <table:table-cell office:value-type="float" office:value="12322.37" calcext:value-type="float">
            <text:p>12322.37</text:p>
          </table:table-cell>
          <table:table-cell office:value-type="float" office:value="12135.64" calcext:value-type="float">
            <text:p>12135.64</text:p>
          </table:table-cell>
          <table:table-cell office:value-type="float" office:value="4725546496" calcext:value-type="float">
            <text:p>4725546496</text:p>
          </table:table-cell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float" office:value="12000.47" calcext:value-type="float">
            <text:p>12000.47</text:p>
          </table:table-cell>
          <table:table-cell office:value-type="float" office:value="11957.9" calcext:value-type="float">
            <text:p>11957.9</text:p>
          </table:table-cell>
          <table:table-cell office:value-type="float" office:value="12011.12" calcext:value-type="float">
            <text:p>12011.12</text:p>
          </table:table-cell>
          <table:table-cell office:value-type="float" office:value="11792.35" calcext:value-type="float">
            <text:p>11792.35</text:p>
          </table:table-cell>
          <table:table-cell office:value-type="float" office:value="4375988736" calcext:value-type="float">
            <text:p>4375988736</text:p>
          </table:table-cell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office:value-type="float" office:value="11997.47" calcext:value-type="float">
            <text:p>11997.47</text:p>
          </table:table-cell>
          <table:table-cell office:value-type="float" office:value="12002.45" calcext:value-type="float">
            <text:p>12002.45</text:p>
          </table:table-cell>
          <table:table-cell office:value-type="float" office:value="12069.48" calcext:value-type="float">
            <text:p>12069.48</text:p>
          </table:table-cell>
          <table:table-cell office:value-type="float" office:value="11913.62" calcext:value-type="float">
            <text:p>11913.62</text:p>
          </table:table-cell>
          <table:table-cell office:value-type="float" office:value="3978663680" calcext:value-type="float">
            <text:p>3978663680</text:p>
          </table:table-cell>
        </table:table-row>
        <table:table-row table:style-name="ro1">
          <table:table-cell office:value-type="date" office:date-value="2018-03-29" calcext:value-type="date">
            <text:p>29/03/18</text:p>
          </table:table-cell>
          <table:table-cell office:value-type="float" office:value="11956.34" calcext:value-type="float">
            <text:p>11956.34</text:p>
          </table:table-cell>
          <table:table-cell office:value-type="float" office:value="12096.73" calcext:value-type="float">
            <text:p>12096.73</text:p>
          </table:table-cell>
          <table:table-cell office:value-type="float" office:value="12151.31" calcext:value-type="float">
            <text:p>12151.31</text:p>
          </table:table-cell>
          <table:table-cell office:value-type="float" office:value="11942.28" calcext:value-type="float">
            <text:p>11942.28</text:p>
          </table:table-cell>
          <table:table-cell office:value-type="float" office:value="5062100480" calcext:value-type="float">
            <text:p>5062100480</text:p>
          </table:table-cell>
        </table:table-row>
        <table:table-row table:style-name="ro1">
          <table:table-cell office:value-type="date" office:date-value="2018-03-28" calcext:value-type="date">
            <text:p>28/03/18</text:p>
          </table:table-cell>
          <table:table-cell office:value-type="float" office:value="11868.08" calcext:value-type="float">
            <text:p>11868.08</text:p>
          </table:table-cell>
          <table:table-cell office:value-type="float" office:value="11940.71" calcext:value-type="float">
            <text:p>11940.71</text:p>
          </table:table-cell>
          <table:table-cell office:value-type="float" office:value="11961.16" calcext:value-type="float">
            <text:p>11961.16</text:p>
          </table:table-cell>
          <table:table-cell office:value-type="float" office:value="11770.4" calcext:value-type="float">
            <text:p>11770.4</text:p>
          </table:table-cell>
          <table:table-cell office:value-type="float" office:value="4382003712" calcext:value-type="float">
            <text:p>4382003712</text:p>
          </table:table-cell>
        </table:table-row>
        <table:table-row table:style-name="ro1">
          <table:table-cell office:value-type="date" office:date-value="2018-03-27" calcext:value-type="date">
            <text:p>27/03/18</text:p>
          </table:table-cell>
          <table:table-cell office:value-type="float" office:value="11996.35" calcext:value-type="float">
            <text:p>11996.35</text:p>
          </table:table-cell>
          <table:table-cell office:value-type="float" office:value="11970.83" calcext:value-type="float">
            <text:p>11970.83</text:p>
          </table:table-cell>
          <table:table-cell office:value-type="float" office:value="12042.78" calcext:value-type="float">
            <text:p>12042.78</text:p>
          </table:table-cell>
          <table:table-cell office:value-type="float" office:value="11927.91" calcext:value-type="float">
            <text:p>11927.91</text:p>
          </table:table-cell>
          <table:table-cell office:value-type="float" office:value="4057809408" calcext:value-type="float">
            <text:p>4057809408</text:p>
          </table:table-cell>
        </table:table-row>
        <table:table-row table:style-name="ro1">
          <table:table-cell office:value-type="date" office:date-value="2018-03-26" calcext:value-type="date">
            <text:p>26/03/18</text:p>
          </table:table-cell>
          <table:table-cell office:value-type="float" office:value="11919.64" calcext:value-type="float">
            <text:p>11919.64</text:p>
          </table:table-cell>
          <table:table-cell office:value-type="float" office:value="11787.26" calcext:value-type="float">
            <text:p>11787.26</text:p>
          </table:table-cell>
          <table:table-cell office:value-type="float" office:value="11984.5" calcext:value-type="float">
            <text:p>11984.5</text:p>
          </table:table-cell>
          <table:table-cell office:value-type="float" office:value="11726.62" calcext:value-type="float">
            <text:p>11726.62</text:p>
          </table:table-cell>
          <table:table-cell office:value-type="float" office:value="3959591936" calcext:value-type="float">
            <text:p>3959591936</text:p>
          </table:table-cell>
        </table:table-row>
        <table:table-row table:style-name="ro1">
          <table:table-cell office:value-type="date" office:date-value="2018-03-23" calcext:value-type="date">
            <text:p>23/03/18</text:p>
          </table:table-cell>
          <table:table-cell office:value-type="float" office:value="11995.51" calcext:value-type="float">
            <text:p>11995.51</text:p>
          </table:table-cell>
          <table:table-cell office:value-type="float" office:value="11886.31" calcext:value-type="float">
            <text:p>11886.31</text:p>
          </table:table-cell>
          <table:table-cell office:value-type="float" office:value="12001.78" calcext:value-type="float">
            <text:p>12001.78</text:p>
          </table:table-cell>
          <table:table-cell office:value-type="float" office:value="11818.7" calcext:value-type="float">
            <text:p>11818.7</text:p>
          </table:table-cell>
          <table:table-cell office:value-type="float" office:value="5575218176" calcext:value-type="float">
            <text:p>5575218176</text:p>
          </table:table-cell>
        </table:table-row>
        <table:table-row table:style-name="ro1">
          <table:table-cell office:value-type="date" office:date-value="2018-03-22" calcext:value-type="date">
            <text:p>22/03/18</text:p>
          </table:table-cell>
          <table:table-cell office:value-type="float" office:value="12187.73" calcext:value-type="float">
            <text:p>12187.73</text:p>
          </table:table-cell>
          <table:table-cell office:value-type="float" office:value="12100.08" calcext:value-type="float">
            <text:p>12100.08</text:p>
          </table:table-cell>
          <table:table-cell office:value-type="float" office:value="12267.17" calcext:value-type="float">
            <text:p>12267.17</text:p>
          </table:table-cell>
          <table:table-cell office:value-type="float" office:value="12009.5" calcext:value-type="float">
            <text:p>12009.5</text:p>
          </table:table-cell>
          <table:table-cell office:value-type="float" office:value="5233261568" calcext:value-type="float">
            <text:p>5233261568</text:p>
          </table:table-cell>
        </table:table-row>
        <table:table-row table:style-name="ro1">
          <table:table-cell office:value-type="date" office:date-value="2018-03-21" calcext:value-type="date">
            <text:p>21/03/18</text:p>
          </table:table-cell>
          <table:table-cell office:value-type="float" office:value="12336.76" calcext:value-type="float">
            <text:p>12336.76</text:p>
          </table:table-cell>
          <table:table-cell office:value-type="float" office:value="12309.15" calcext:value-type="float">
            <text:p>12309.15</text:p>
          </table:table-cell>
          <table:table-cell office:value-type="float" office:value="12344.09" calcext:value-type="float">
            <text:p>12344.09</text:p>
          </table:table-cell>
          <table:table-cell office:value-type="float" office:value="12250.37" calcext:value-type="float">
            <text:p>12250.37</text:p>
          </table:table-cell>
          <table:table-cell office:value-type="float" office:value="3646104832" calcext:value-type="float">
            <text:p>3646104832</text:p>
          </table:table-cell>
        </table:table-row>
        <table:table-row table:style-name="ro1">
          <table:table-cell office:value-type="date" office:date-value="2018-03-20" calcext:value-type="date">
            <text:p>20/03/18</text:p>
          </table:table-cell>
          <table:table-cell office:value-type="float" office:value="12261.19" calcext:value-type="float">
            <text:p>12261.19</text:p>
          </table:table-cell>
          <table:table-cell office:value-type="float" office:value="12307.33" calcext:value-type="float">
            <text:p>12307.33</text:p>
          </table:table-cell>
          <table:table-cell office:value-type="float" office:value="12320" calcext:value-type="float">
            <text:p>12320</text:p>
          </table:table-cell>
          <table:table-cell office:value-type="float" office:value="12191.55" calcext:value-type="float">
            <text:p>12191.55</text:p>
          </table:table-cell>
          <table:table-cell office:value-type="float" office:value="3369058816" calcext:value-type="float">
            <text:p>3369058816</text:p>
          </table:table-cell>
        </table:table-row>
        <table:table-row table:style-name="ro1">
          <table:table-cell office:value-type="date" office:date-value="2018-03-19" calcext:value-type="date">
            <text:p>19/03/18</text:p>
          </table:table-cell>
          <table:table-cell office:value-type="float" office:value="12346.51" calcext:value-type="float">
            <text:p>12346.51</text:p>
          </table:table-cell>
          <table:table-cell office:value-type="float" office:value="12217.02" calcext:value-type="float">
            <text:p>12217.02</text:p>
          </table:table-cell>
          <table:table-cell office:value-type="float" office:value="12369.77" calcext:value-type="float">
            <text:p>12369.77</text:p>
          </table:table-cell>
          <table:table-cell office:value-type="float" office:value="12183.79" calcext:value-type="float">
            <text:p>12183.79</text:p>
          </table:table-cell>
          <table:table-cell office:value-type="float" office:value="4157686784" calcext:value-type="float">
            <text:p>4157686784</text:p>
          </table:table-cell>
        </table:table-row>
        <table:table-row table:style-name="ro1">
          <table:table-cell office:value-type="date" office:date-value="2018-03-16" calcext:value-type="date">
            <text:p>16/03/18</text:p>
          </table:table-cell>
          <table:table-cell office:value-type="float" office:value="12345.56" calcext:value-type="float">
            <text:p>12345.56</text:p>
          </table:table-cell>
          <table:table-cell office:value-type="float" office:value="12389.58" calcext:value-type="float">
            <text:p>12389.58</text:p>
          </table:table-cell>
          <table:table-cell office:value-type="float" office:value="12454.02" calcext:value-type="float">
            <text:p>12454.02</text:p>
          </table:table-cell>
          <table:table-cell office:value-type="float" office:value="12337.62" calcext:value-type="float">
            <text:p>12337.62</text:p>
          </table:table-cell>
          <table:table-cell office:value-type="float" office:value="9975442432" calcext:value-type="float">
            <text:p>9975442432</text:p>
          </table:table-cell>
        </table:table-row>
        <table:table-row table:style-name="ro1">
          <table:table-cell office:value-type="date" office:date-value="2018-03-15" calcext:value-type="date">
            <text:p>15/03/18</text:p>
          </table:table-cell>
          <table:table-cell office:value-type="float" office:value="12284.14" calcext:value-type="float">
            <text:p>12284.14</text:p>
          </table:table-cell>
          <table:table-cell office:value-type="float" office:value="12345.56" calcext:value-type="float">
            <text:p>12345.56</text:p>
          </table:table-cell>
          <table:table-cell office:value-type="float" office:value="12378.39" calcext:value-type="float">
            <text:p>12378.39</text:p>
          </table:table-cell>
          <table:table-cell office:value-type="float" office:value="12239.96" calcext:value-type="float">
            <text:p>12239.96</text:p>
          </table:table-cell>
          <table:table-cell office:value-type="float" office:value="4716749824" calcext:value-type="float">
            <text:p>4716749824</text:p>
          </table:table-cell>
        </table:table-row>
        <table:table-row table:style-name="ro1">
          <table:table-cell office:value-type="date" office:date-value="2018-03-14" calcext:value-type="date">
            <text:p>14/03/18</text:p>
          </table:table-cell>
          <table:table-cell office:value-type="float" office:value="12212.49" calcext:value-type="float">
            <text:p>12212.49</text:p>
          </table:table-cell>
          <table:table-cell office:value-type="float" office:value="12237.74" calcext:value-type="float">
            <text:p>12237.74</text:p>
          </table:table-cell>
          <table:table-cell office:value-type="float" office:value="12322.89" calcext:value-type="float">
            <text:p>12322.89</text:p>
          </table:table-cell>
          <table:table-cell office:value-type="float" office:value="12202.76" calcext:value-type="float">
            <text:p>12202.76</text:p>
          </table:table-cell>
          <table:table-cell office:value-type="float" office:value="4540817408" calcext:value-type="float">
            <text:p>4540817408</text:p>
          </table:table-cell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office:value-type="float" office:value="12425.69" calcext:value-type="float">
            <text:p>12425.69</text:p>
          </table:table-cell>
          <table:table-cell office:value-type="float" office:value="12221.03" calcext:value-type="float">
            <text:p>12221.03</text:p>
          </table:table-cell>
          <table:table-cell office:value-type="float" office:value="12459.9" calcext:value-type="float">
            <text:p>12459.9</text:p>
          </table:table-cell>
          <table:table-cell office:value-type="float" office:value="12162.47" calcext:value-type="float">
            <text:p>12162.47</text:p>
          </table:table-cell>
          <table:table-cell office:value-type="float" office:value="4808213504" calcext:value-type="float">
            <text:p>4808213504</text:p>
          </table:table-cell>
        </table:table-row>
        <table:table-row table:style-name="ro1">
          <table:table-cell office:value-type="date" office:date-value="2018-03-12" calcext:value-type="date">
            <text:p>12/03/18</text:p>
          </table:table-cell>
          <table:table-cell office:value-type="float" office:value="12453.3" calcext:value-type="float">
            <text:p>12453.3</text:p>
          </table:table-cell>
          <table:table-cell office:value-type="float" office:value="12418.39" calcext:value-type="float">
            <text:p>12418.39</text:p>
          </table:table-cell>
          <table:table-cell office:value-type="float" office:value="12454.96" calcext:value-type="float">
            <text:p>12454.96</text:p>
          </table:table-cell>
          <table:table-cell office:value-type="float" office:value="12361.01" calcext:value-type="float">
            <text:p>12361.01</text:p>
          </table:table-cell>
          <table:table-cell office:value-type="float" office:value="3793779968" calcext:value-type="float">
            <text:p>3793779968</text:p>
          </table:table-cell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office:value-type="float" office:value="12331.64" calcext:value-type="float">
            <text:p>12331.64</text:p>
          </table:table-cell>
          <table:table-cell office:value-type="float" office:value="12346.68" calcext:value-type="float">
            <text:p>12346.68</text:p>
          </table:table-cell>
          <table:table-cell office:value-type="float" office:value="12407.98" calcext:value-type="float">
            <text:p>12407.98</text:p>
          </table:table-cell>
          <table:table-cell office:value-type="float" office:value="12284.57" calcext:value-type="float">
            <text:p>12284.57</text:p>
          </table:table-cell>
          <table:table-cell office:value-type="float" office:value="4044948480" calcext:value-type="float">
            <text:p>4044948480</text:p>
          </table:table-cell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office:value-type="float" office:value="12237.94" calcext:value-type="float">
            <text:p>12237.94</text:p>
          </table:table-cell>
          <table:table-cell office:value-type="float" office:value="12355.57" calcext:value-type="float">
            <text:p>12355.57</text:p>
          </table:table-cell>
          <table:table-cell office:value-type="float" office:value="12382.69" calcext:value-type="float">
            <text:p>12382.69</text:p>
          </table:table-cell>
          <table:table-cell office:value-type="float" office:value="12177.12" calcext:value-type="float">
            <text:p>12177.12</text:p>
          </table:table-cell>
          <table:table-cell office:value-type="float" office:value="4186407680" calcext:value-type="float">
            <text:p>4186407680</text:p>
          </table:table-cell>
        </table:table-row>
        <table:table-row table:style-name="ro1">
          <table:table-cell office:value-type="date" office:date-value="2018-03-07" calcext:value-type="date">
            <text:p>07/03/18</text:p>
          </table:table-cell>
          <table:table-cell office:value-type="float" office:value="12060.09" calcext:value-type="float">
            <text:p>12060.09</text:p>
          </table:table-cell>
          <table:table-cell office:value-type="float" office:value="12245.36" calcext:value-type="float">
            <text:p>12245.36</text:p>
          </table:table-cell>
          <table:table-cell office:value-type="float" office:value="12275.69" calcext:value-type="float">
            <text:p>12275.69</text:p>
          </table:table-cell>
          <table:table-cell office:value-type="float" office:value="12020.61" calcext:value-type="float">
            <text:p>12020.61</text:p>
          </table:table-cell>
          <table:table-cell office:value-type="float" office:value="3953398272" calcext:value-type="float">
            <text:p>3953398272</text:p>
          </table:table-cell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office:value-type="float" office:value="12229.29" calcext:value-type="float">
            <text:p>12229.29</text:p>
          </table:table-cell>
          <table:table-cell office:value-type="float" office:value="12113.87" calcext:value-type="float">
            <text:p>12113.87</text:p>
          </table:table-cell>
          <table:table-cell office:value-type="float" office:value="12259.58" calcext:value-type="float">
            <text:p>12259.58</text:p>
          </table:table-cell>
          <table:table-cell office:value-type="float" office:value="12110.34" calcext:value-type="float">
            <text:p>12110.34</text:p>
          </table:table-cell>
          <table:table-cell office:value-type="float" office:value="4064954624" calcext:value-type="float">
            <text:p>4064954624</text:p>
          </table:table-cell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float" office:value="11831.57" calcext:value-type="float">
            <text:p>11831.57</text:p>
          </table:table-cell>
          <table:table-cell office:value-type="float" office:value="12090.87" calcext:value-type="float">
            <text:p>12090.87</text:p>
          </table:table-cell>
          <table:table-cell office:value-type="float" office:value="12110.18" calcext:value-type="float">
            <text:p>12110.18</text:p>
          </table:table-cell>
          <table:table-cell office:value-type="float" office:value="11830.98" calcext:value-type="float">
            <text:p>11830.98</text:p>
          </table:table-cell>
          <table:table-cell office:value-type="float" office:value="4623067136" calcext:value-type="float">
            <text:p>4623067136</text:p>
          </table:table-cell>
        </table:table-row>
        <table:table-row table:style-name="ro1">
          <table:table-cell office:value-type="date" office:date-value="2018-03-02" calcext:value-type="date">
            <text:p>02/03/18</text:p>
          </table:table-cell>
          <table:table-cell office:value-type="float" office:value="12051.89" calcext:value-type="float">
            <text:p>12051.89</text:p>
          </table:table-cell>
          <table:table-cell office:value-type="float" office:value="11913.71" calcext:value-type="float">
            <text:p>11913.71</text:p>
          </table:table-cell>
          <table:table-cell office:value-type="float" office:value="12081.4" calcext:value-type="float">
            <text:p>12081.4</text:p>
          </table:table-cell>
          <table:table-cell office:value-type="float" office:value="11877.66" calcext:value-type="float">
            <text:p>11877.66</text:p>
          </table:table-cell>
          <table:table-cell office:value-type="float" office:value="5397143552" calcext:value-type="float">
            <text:p>5397143552</text:p>
          </table:table-cell>
        </table:table-row>
        <table:table-row table:style-name="ro1">
          <table:table-cell office:value-type="date" office:date-value="2018-03-01" calcext:value-type="date">
            <text:p>01/03/18</text:p>
          </table:table-cell>
          <table:table-cell office:value-type="float" office:value="12386.4" calcext:value-type="float">
            <text:p>12386.4</text:p>
          </table:table-cell>
          <table:table-cell office:value-type="float" office:value="12190.94" calcext:value-type="float">
            <text:p>12190.94</text:p>
          </table:table-cell>
          <table:table-cell office:value-type="float" office:value="12387.88" calcext:value-type="float">
            <text:p>12387.88</text:p>
          </table:table-cell>
          <table:table-cell office:value-type="float" office:value="12143.14" calcext:value-type="float">
            <text:p>12143.14</text:p>
          </table:table-cell>
          <table:table-cell office:value-type="float" office:value="5302582272" calcext:value-type="float">
            <text:p>5302582272</text:p>
          </table:table-cell>
        </table:table-row>
        <table:table-row table:style-name="ro1">
          <table:table-cell office:value-type="date" office:date-value="2018-02-28" calcext:value-type="date">
            <text:p>28/02/18</text:p>
          </table:table-cell>
          <table:table-cell office:value-type="float" office:value="12427.46" calcext:value-type="float">
            <text:p>12427.46</text:p>
          </table:table-cell>
          <table:table-cell office:value-type="float" office:value="12435.85" calcext:value-type="float">
            <text:p>12435.85</text:p>
          </table:table-cell>
          <table:table-cell office:value-type="float" office:value="12516.92" calcext:value-type="float">
            <text:p>12516.92</text:p>
          </table:table-cell>
          <table:table-cell office:value-type="float" office:value="12417.96" calcext:value-type="float">
            <text:p>12417.96</text:p>
          </table:table-cell>
          <table:table-cell office:value-type="float" office:value="4191036928" calcext:value-type="float">
            <text:p>4191036928</text:p>
          </table:table-cell>
        </table:table-row>
        <table:table-row table:style-name="ro1">
          <table:table-cell office:value-type="date" office:date-value="2018-02-27" calcext:value-type="date">
            <text:p>27/02/18</text:p>
          </table:table-cell>
          <table:table-cell office:value-type="float" office:value="12573.65" calcext:value-type="float">
            <text:p>12573.65</text:p>
          </table:table-cell>
          <table:table-cell office:value-type="float" office:value="12490.73" calcext:value-type="float">
            <text:p>12490.73</text:p>
          </table:table-cell>
          <table:table-cell office:value-type="float" office:value="12577.56" calcext:value-type="float">
            <text:p>12577.56</text:p>
          </table:table-cell>
          <table:table-cell office:value-type="float" office:value="12436.13" calcext:value-type="float">
            <text:p>12436.13</text:p>
          </table:table-cell>
          <table:table-cell office:value-type="float" office:value="3911907072" calcext:value-type="float">
            <text:p>3911907072</text:p>
          </table:table-cell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float" office:value="12566.05" calcext:value-type="float">
            <text:p>12566.05</text:p>
          </table:table-cell>
          <table:table-cell office:value-type="float" office:value="12527.04" calcext:value-type="float">
            <text:p>12527.04</text:p>
          </table:table-cell>
          <table:table-cell office:value-type="float" office:value="12601.46" calcext:value-type="float">
            <text:p>12601.46</text:p>
          </table:table-cell>
          <table:table-cell office:value-type="float" office:value="12484.59" calcext:value-type="float">
            <text:p>12484.59</text:p>
          </table:table-cell>
          <table:table-cell office:value-type="float" office:value="3536148480" calcext:value-type="float">
            <text:p>3536148480</text:p>
          </table:table-cell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office:value-type="float" office:value="12491.77" calcext:value-type="float">
            <text:p>12491.77</text:p>
          </table:table-cell>
          <table:table-cell office:value-type="float" office:value="12483.79" calcext:value-type="float">
            <text:p>12483.79</text:p>
          </table:table-cell>
          <table:table-cell office:value-type="float" office:value="12513.32" calcext:value-type="float">
            <text:p>12513.32</text:p>
          </table:table-cell>
          <table:table-cell office:value-type="float" office:value="12431.94" calcext:value-type="float">
            <text:p>12431.94</text:p>
          </table:table-cell>
          <table:table-cell office:value-type="float" office:value="3698836736" calcext:value-type="float">
            <text:p>3698836736</text:p>
          </table:table-cell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office:value-type="float" office:value="12358.82" calcext:value-type="float">
            <text:p>12358.82</text:p>
          </table:table-cell>
          <table:table-cell office:value-type="float" office:value="12461.91" calcext:value-type="float">
            <text:p>12461.91</text:p>
          </table:table-cell>
          <table:table-cell office:value-type="float" office:value="12497.71" calcext:value-type="float">
            <text:p>12497.71</text:p>
          </table:table-cell>
          <table:table-cell office:value-type="float" office:value="12283.7" calcext:value-type="float">
            <text:p>12283.7</text:p>
          </table:table-cell>
          <table:table-cell office:value-type="float" office:value="3834924288" calcext:value-type="float">
            <text:p>3834924288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office:value-type="float" office:value="12457.22" calcext:value-type="float">
            <text:p>12457.22</text:p>
          </table:table-cell>
          <table:table-cell office:value-type="float" office:value="12470.49" calcext:value-type="float">
            <text:p>12470.49</text:p>
          </table:table-cell>
          <table:table-cell office:value-type="float" office:value="12474.37" calcext:value-type="float">
            <text:p>12474.37</text:p>
          </table:table-cell>
          <table:table-cell office:value-type="float" office:value="12372.26" calcext:value-type="float">
            <text:p>12372.26</text:p>
          </table:table-cell>
          <table:table-cell office:value-type="float" office:value="3317737728" calcext:value-type="float">
            <text:p>3317737728</text:p>
          </table:table-cell>
        </table:table-row>
        <table:table-row table:style-name="ro1">
          <table:table-cell office:value-type="date" office:date-value="2018-02-20" calcext:value-type="date">
            <text:p>20/02/18</text:p>
          </table:table-cell>
          <table:table-cell office:value-type="float" office:value="12403.63" calcext:value-type="float">
            <text:p>12403.63</text:p>
          </table:table-cell>
          <table:table-cell office:value-type="float" office:value="12487.9" calcext:value-type="float">
            <text:p>12487.9</text:p>
          </table:table-cell>
          <table:table-cell office:value-type="float" office:value="12496.1" calcext:value-type="float">
            <text:p>12496.1</text:p>
          </table:table-cell>
          <table:table-cell office:value-type="float" office:value="12333.79" calcext:value-type="float">
            <text:p>12333.79</text:p>
          </table:table-cell>
          <table:table-cell office:value-type="float" office:value="3669636352" calcext:value-type="float">
            <text:p>3669636352</text:p>
          </table:table-cell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office:value-type="float" office:value="12495.07" calcext:value-type="float">
            <text:p>12495.07</text:p>
          </table:table-cell>
          <table:table-cell office:value-type="float" office:value="12385.6" calcext:value-type="float">
            <text:p>12385.6</text:p>
          </table:table-cell>
          <table:table-cell office:value-type="float" office:value="12505.49" calcext:value-type="float">
            <text:p>12505.49</text:p>
          </table:table-cell>
          <table:table-cell office:value-type="float" office:value="12361.86" calcext:value-type="float">
            <text:p>12361.86</text:p>
          </table:table-cell>
          <table:table-cell office:value-type="float" office:value="2708779008" calcext:value-type="float">
            <text:p>2708779008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office:value-type="float" office:value="12408.48" calcext:value-type="float">
            <text:p>12408.48</text:p>
          </table:table-cell>
          <table:table-cell office:value-type="float" office:value="12451.96" calcext:value-type="float">
            <text:p>12451.96</text:p>
          </table:table-cell>
          <table:table-cell office:value-type="float" office:value="12484.12" calcext:value-type="float">
            <text:p>12484.12</text:p>
          </table:table-cell>
          <table:table-cell office:value-type="float" office:value="12368.71" calcext:value-type="float">
            <text:p>12368.71</text:p>
          </table:table-cell>
          <table:table-cell office:value-type="float" office:value="4571904512" calcext:value-type="float">
            <text:p>4571904512</text:p>
          </table:table-cell>
        </table:table-row>
        <table:table-row table:style-name="ro1">
          <table:table-cell office:value-type="date" office:date-value="2018-02-15" calcext:value-type="date">
            <text:p>15/02/18</text:p>
          </table:table-cell>
          <table:table-cell office:value-type="float" office:value="12425.45" calcext:value-type="float">
            <text:p>12425.45</text:p>
          </table:table-cell>
          <table:table-cell office:value-type="float" office:value="12346.17" calcext:value-type="float">
            <text:p>12346.17</text:p>
          </table:table-cell>
          <table:table-cell office:value-type="float" office:value="12479.97" calcext:value-type="float">
            <text:p>12479.97</text:p>
          </table:table-cell>
          <table:table-cell office:value-type="float" office:value="12275.04" calcext:value-type="float">
            <text:p>12275.04</text:p>
          </table:table-cell>
          <table:table-cell office:value-type="float" office:value="4300133376" calcext:value-type="float">
            <text:p>4300133376</text:p>
          </table:table-cell>
        </table:table-row>
        <table:table-row table:style-name="ro1">
          <table:table-cell office:value-type="date" office:date-value="2018-02-14" calcext:value-type="date">
            <text:p>14/02/18</text:p>
          </table:table-cell>
          <table:table-cell office:value-type="float" office:value="12294.85" calcext:value-type="float">
            <text:p>12294.85</text:p>
          </table:table-cell>
          <table:table-cell office:value-type="float" office:value="12339.16" calcext:value-type="float">
            <text:p>12339.16</text:p>
          </table:table-cell>
          <table:table-cell office:value-type="float" office:value="12393.71" calcext:value-type="float">
            <text:p>12393.71</text:p>
          </table:table-cell>
          <table:table-cell office:value-type="float" office:value="12075.21" calcext:value-type="float">
            <text:p>12075.21</text:p>
          </table:table-cell>
          <table:table-cell office:value-type="float" office:value="5019462656" calcext:value-type="float">
            <text:p>5019462656</text:p>
          </table:table-cell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office:value-type="float" office:value="12282.76" calcext:value-type="float">
            <text:p>12282.76</text:p>
          </table:table-cell>
          <table:table-cell office:value-type="float" office:value="12196.5" calcext:value-type="float">
            <text:p>12196.5</text:p>
          </table:table-cell>
          <table:table-cell office:value-type="float" office:value="12300.63" calcext:value-type="float">
            <text:p>12300.63</text:p>
          </table:table-cell>
          <table:table-cell office:value-type="float" office:value="12196.22" calcext:value-type="float">
            <text:p>12196.22</text:p>
          </table:table-cell>
          <table:table-cell office:value-type="float" office:value="3506523136" calcext:value-type="float">
            <text:p>3506523136</text:p>
          </table:table-cell>
        </table:table-row>
        <table:table-row table:style-name="ro1">
          <table:table-cell office:value-type="date" office:date-value="2018-02-12" calcext:value-type="date">
            <text:p>12/02/18</text:p>
          </table:table-cell>
          <table:table-cell office:value-type="float" office:value="12238.63" calcext:value-type="float">
            <text:p>12238.63</text:p>
          </table:table-cell>
          <table:table-cell office:value-type="float" office:value="12282.77" calcext:value-type="float">
            <text:p>12282.77</text:p>
          </table:table-cell>
          <table:table-cell office:value-type="float" office:value="12379.16" calcext:value-type="float">
            <text:p>12379.16</text:p>
          </table:table-cell>
          <table:table-cell office:value-type="float" office:value="12222.34" calcext:value-type="float">
            <text:p>12222.34</text:p>
          </table:table-cell>
          <table:table-cell office:value-type="float" office:value="4617105920" calcext:value-type="float">
            <text:p>4617105920</text:p>
          </table:table-cell>
        </table:table-row>
        <table:table-row table:style-name="ro1">
          <table:table-cell office:value-type="date" office:date-value="2018-02-09" calcext:value-type="date">
            <text:p>09/02/18</text:p>
          </table:table-cell>
          <table:table-cell office:value-type="float" office:value="12263.1" calcext:value-type="float">
            <text:p>12263.1</text:p>
          </table:table-cell>
          <table:table-cell office:value-type="float" office:value="12107.48" calcext:value-type="float">
            <text:p>12107.48</text:p>
          </table:table-cell>
          <table:table-cell office:value-type="float" office:value="12296.18" calcext:value-type="float">
            <text:p>12296.18</text:p>
          </table:table-cell>
          <table:table-cell office:value-type="float" office:value="12003.36" calcext:value-type="float">
            <text:p>12003.36</text:p>
          </table:table-cell>
          <table:table-cell office:value-type="float" office:value="6962616320" calcext:value-type="float">
            <text:p>6962616320</text:p>
          </table:table-cell>
        </table:table-row>
        <table:table-row table:style-name="ro1">
          <table:table-cell office:value-type="date" office:date-value="2018-02-08" calcext:value-type="date">
            <text:p>08/02/18</text:p>
          </table:table-cell>
          <table:table-cell office:value-type="float" office:value="12506.18" calcext:value-type="float">
            <text:p>12506.18</text:p>
          </table:table-cell>
          <table:table-cell office:value-type="float" office:value="12260.29" calcext:value-type="float">
            <text:p>12260.29</text:p>
          </table:table-cell>
          <table:table-cell office:value-type="float" office:value="12541.32" calcext:value-type="float">
            <text:p>12541.32</text:p>
          </table:table-cell>
          <table:table-cell office:value-type="float" office:value="12187.45" calcext:value-type="float">
            <text:p>12187.45</text:p>
          </table:table-cell>
          <table:table-cell office:value-type="float" office:value="5867461632" calcext:value-type="float">
            <text:p>5867461632</text:p>
          </table:table-cell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office:value-type="float" office:value="12478.68" calcext:value-type="float">
            <text:p>12478.68</text:p>
          </table:table-cell>
          <table:table-cell office:value-type="float" office:value="12590.43" calcext:value-type="float">
            <text:p>12590.43</text:p>
          </table:table-cell>
          <table:table-cell office:value-type="float" office:value="12651.28" calcext:value-type="float">
            <text:p>12651.28</text:p>
          </table:table-cell>
          <table:table-cell office:value-type="float" office:value="12414.84" calcext:value-type="float">
            <text:p>12414.84</text:p>
          </table:table-cell>
          <table:table-cell office:value-type="float" office:value="6084467200" calcext:value-type="float">
            <text:p>6084467200</text:p>
          </table:table-cell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office:value-type="float" office:value="12232.86" calcext:value-type="float">
            <text:p>12232.86</text:p>
          </table:table-cell>
          <table:table-cell office:value-type="float" office:value="12392.66" calcext:value-type="float">
            <text:p>12392.66</text:p>
          </table:table-cell>
          <table:table-cell office:value-type="float" office:value="12550.16" calcext:value-type="float">
            <text:p>12550.16</text:p>
          </table:table-cell>
          <table:table-cell office:value-type="float" office:value="12232.86" calcext:value-type="float">
            <text:p>12232.86</text:p>
          </table:table-cell>
          <table:table-cell office:value-type="float" office:value="8869194752" calcext:value-type="float">
            <text:p>8869194752</text:p>
          </table:table-cell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office:value-type="float" office:value="12687.79" calcext:value-type="float">
            <text:p>12687.79</text:p>
          </table:table-cell>
          <table:table-cell office:value-type="float" office:value="12687.49" calcext:value-type="float">
            <text:p>12687.49</text:p>
          </table:table-cell>
          <table:table-cell office:value-type="float" office:value="12752.6" calcext:value-type="float">
            <text:p>12752.6</text:p>
          </table:table-cell>
          <table:table-cell office:value-type="float" office:value="12622.44" calcext:value-type="float">
            <text:p>12622.44</text:p>
          </table:table-cell>
          <table:table-cell office:value-type="float" office:value="4843560448" calcext:value-type="float">
            <text:p>4843560448</text:p>
          </table:table-cell>
        </table:table-row>
        <table:table-row table:style-name="ro1">
          <table:table-cell office:value-type="date" office:date-value="2018-02-02" calcext:value-type="date">
            <text:p>02/02/18</text:p>
          </table:table-cell>
          <table:table-cell office:value-type="float" office:value="12954.59" calcext:value-type="float">
            <text:p>12954.59</text:p>
          </table:table-cell>
          <table:table-cell office:value-type="float" office:value="12785.16" calcext:value-type="float">
            <text:p>12785.16</text:p>
          </table:table-cell>
          <table:table-cell office:value-type="float" office:value="12954.59" calcext:value-type="float">
            <text:p>12954.59</text:p>
          </table:table-cell>
          <table:table-cell office:value-type="float" office:value="12782.07" calcext:value-type="float">
            <text:p>12782.07</text:p>
          </table:table-cell>
          <table:table-cell office:value-type="float" office:value="5402326016" calcext:value-type="float">
            <text:p>5402326016</text:p>
          </table:table-cell>
        </table:table-row>
        <table:table-row table:style-name="ro1">
          <table:table-cell office:value-type="date" office:date-value="2018-02-01" calcext:value-type="date">
            <text:p>01/02/18</text:p>
          </table:table-cell>
          <table:table-cell office:value-type="float" office:value="13235.15" calcext:value-type="float">
            <text:p>13235.15</text:p>
          </table:table-cell>
          <table:table-cell office:value-type="float" office:value="13003.9" calcext:value-type="float">
            <text:p>13003.9</text:p>
          </table:table-cell>
          <table:table-cell office:value-type="float" office:value="13301.41" calcext:value-type="float">
            <text:p>13301.41</text:p>
          </table:table-cell>
          <table:table-cell office:value-type="float" office:value="12971.78" calcext:value-type="float">
            <text:p>12971.78</text:p>
          </table:table-cell>
          <table:table-cell office:value-type="float" office:value="5469426176" calcext:value-type="float">
            <text:p>5469426176</text:p>
          </table:table-cell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office:value-type="float" office:value="13210.76" calcext:value-type="float">
            <text:p>13210.76</text:p>
          </table:table-cell>
          <table:table-cell office:value-type="float" office:value="13189.48" calcext:value-type="float">
            <text:p>13189.48</text:p>
          </table:table-cell>
          <table:table-cell office:value-type="float" office:value="13268.41" calcext:value-type="float">
            <text:p>13268.41</text:p>
          </table:table-cell>
          <table:table-cell office:value-type="float" office:value="13159.35" calcext:value-type="float">
            <text:p>13159.35</text:p>
          </table:table-cell>
          <table:table-cell office:value-type="float" office:value="4869741056" calcext:value-type="float">
            <text:p>4869741056</text:p>
          </table:table-cell>
        </table:table-row>
        <table:table-row table:style-name="ro1">
          <table:table-cell office:value-type="date" office:date-value="2018-01-30" calcext:value-type="date">
            <text:p>30/01/18</text:p>
          </table:table-cell>
          <table:table-cell office:value-type="float" office:value="13223.97" calcext:value-type="float">
            <text:p>13223.97</text:p>
          </table:table-cell>
          <table:table-cell office:value-type="float" office:value="13197.71" calcext:value-type="float">
            <text:p>13197.71</text:p>
          </table:table-cell>
          <table:table-cell office:value-type="float" office:value="13309.86" calcext:value-type="float">
            <text:p>13309.86</text:p>
          </table:table-cell>
          <table:table-cell office:value-type="float" office:value="13171.91" calcext:value-type="float">
            <text:p>13171.91</text:p>
          </table:table-cell>
          <table:table-cell office:value-type="float" office:value="4805452288" calcext:value-type="float">
            <text:p>4805452288</text:p>
          </table:table-cell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office:value-type="float" office:value="13358.9" calcext:value-type="float">
            <text:p>13358.9</text:p>
          </table:table-cell>
          <table:table-cell office:value-type="float" office:value="13324.48" calcext:value-type="float">
            <text:p>13324.48</text:p>
          </table:table-cell>
          <table:table-cell office:value-type="float" office:value="13370.02" calcext:value-type="float">
            <text:p>13370.02</text:p>
          </table:table-cell>
          <table:table-cell office:value-type="float" office:value="13274.84" calcext:value-type="float">
            <text:p>13274.84</text:p>
          </table:table-cell>
          <table:table-cell office:value-type="float" office:value="3295519488" calcext:value-type="float">
            <text:p>3295519488</text:p>
          </table:table-cell>
        </table:table-row>
        <table:table-row table:style-name="ro1">
          <table:table-cell office:value-type="date" office:date-value="2018-01-26" calcext:value-type="date">
            <text:p>26/01/18</text:p>
          </table:table-cell>
          <table:table-cell office:value-type="float" office:value="13297.51" calcext:value-type="float">
            <text:p>13297.51</text:p>
          </table:table-cell>
          <table:table-cell office:value-type="float" office:value="13340.17" calcext:value-type="float">
            <text:p>13340.17</text:p>
          </table:table-cell>
          <table:table-cell office:value-type="float" office:value="13348.69" calcext:value-type="float">
            <text:p>13348.69</text:p>
          </table:table-cell>
          <table:table-cell office:value-type="float" office:value="13268.31" calcext:value-type="float">
            <text:p>13268.31</text:p>
          </table:table-cell>
          <table:table-cell office:value-type="float" office:value="3387232256" calcext:value-type="float">
            <text:p>3387232256</text:p>
          </table:table-cell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office:value-type="float" office:value="13374.38" calcext:value-type="float">
            <text:p>13374.38</text:p>
          </table:table-cell>
          <table:table-cell office:value-type="float" office:value="13298.36" calcext:value-type="float">
            <text:p>13298.36</text:p>
          </table:table-cell>
          <table:table-cell office:value-type="float" office:value="13443.36" calcext:value-type="float">
            <text:p>13443.36</text:p>
          </table:table-cell>
          <table:table-cell office:value-type="float" office:value="13222.47" calcext:value-type="float">
            <text:p>13222.47</text:p>
          </table:table-cell>
          <table:table-cell office:value-type="float" office:value="4837789696" calcext:value-type="float">
            <text:p>4837789696</text:p>
          </table:table-cell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office:value-type="float" office:value="13572.71" calcext:value-type="float">
            <text:p>13572.71</text:p>
          </table:table-cell>
          <table:table-cell office:value-type="float" office:value="13414.74" calcext:value-type="float">
            <text:p>13414.74</text:p>
          </table:table-cell>
          <table:table-cell office:value-type="float" office:value="13576.84" calcext:value-type="float">
            <text:p>13576.84</text:p>
          </table:table-cell>
          <table:table-cell office:value-type="float" office:value="13414.74" calcext:value-type="float">
            <text:p>13414.74</text:p>
          </table:table-cell>
          <table:table-cell office:value-type="float" office:value="4564822528" calcext:value-type="float">
            <text:p>4564822528</text:p>
          </table:table-cell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office:value-type="float" office:value="13577.14" calcext:value-type="float">
            <text:p>13577.14</text:p>
          </table:table-cell>
          <table:table-cell office:value-type="float" office:value="13559.6" calcext:value-type="float">
            <text:p>13559.6</text:p>
          </table:table-cell>
          <table:table-cell office:value-type="float" office:value="13596.89" calcext:value-type="float">
            <text:p>13596.89</text:p>
          </table:table-cell>
          <table:table-cell office:value-type="float" office:value="13517.81" calcext:value-type="float">
            <text:p>13517.81</text:p>
          </table:table-cell>
          <table:table-cell office:value-type="float" office:value="4474911744" calcext:value-type="float">
            <text:p>4474911744</text:p>
          </table:table-cell>
        </table:table-row>
        <table:table-row table:style-name="ro1">
          <table:table-cell office:value-type="date" office:date-value="2018-01-22" calcext:value-type="date">
            <text:p>22/01/18</text:p>
          </table:table-cell>
          <table:table-cell office:value-type="float" office:value="13435.14" calcext:value-type="float">
            <text:p>13435.14</text:p>
          </table:table-cell>
          <table:table-cell office:value-type="float" office:value="13463.69" calcext:value-type="float">
            <text:p>13463.69</text:p>
          </table:table-cell>
          <table:table-cell office:value-type="float" office:value="13470.05" calcext:value-type="float">
            <text:p>13470.05</text:p>
          </table:table-cell>
          <table:table-cell office:value-type="float" office:value="13410.96" calcext:value-type="float">
            <text:p>13410.96</text:p>
          </table:table-cell>
          <table:table-cell office:value-type="float" office:value="3879996416" calcext:value-type="float">
            <text:p>3879996416</text:p>
          </table:table-cell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office:value-type="float" office:value="13297.74" calcext:value-type="float">
            <text:p>13297.74</text:p>
          </table:table-cell>
          <table:table-cell office:value-type="float" office:value="13434.45" calcext:value-type="float">
            <text:p>13434.45</text:p>
          </table:table-cell>
          <table:table-cell office:value-type="float" office:value="13445.47" calcext:value-type="float">
            <text:p>13445.47</text:p>
          </table:table-cell>
          <table:table-cell office:value-type="float" office:value="13294.81" calcext:value-type="float">
            <text:p>13294.81</text:p>
          </table:table-cell>
          <table:table-cell office:value-type="float" office:value="5312901120" calcext:value-type="float">
            <text:p>5312901120</text:p>
          </table:table-cell>
        </table:table-row>
        <table:table-row table:style-name="ro1">
          <table:table-cell office:value-type="date" office:date-value="2018-01-18" calcext:value-type="date">
            <text:p>18/01/18</text:p>
          </table:table-cell>
          <table:table-cell office:value-type="float" office:value="13250.25" calcext:value-type="float">
            <text:p>13250.25</text:p>
          </table:table-cell>
          <table:table-cell office:value-type="float" office:value="13281.43" calcext:value-type="float">
            <text:p>13281.43</text:p>
          </table:table-cell>
          <table:table-cell office:value-type="float" office:value="13293.29" calcext:value-type="float">
            <text:p>13293.29</text:p>
          </table:table-cell>
          <table:table-cell office:value-type="float" office:value="13201.34" calcext:value-type="float">
            <text:p>13201.34</text:p>
          </table:table-cell>
          <table:table-cell office:value-type="float" office:value="3887674368" calcext:value-type="float">
            <text:p>3887674368</text:p>
          </table:table-cell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office:value-type="float" office:value="13200.92" calcext:value-type="float">
            <text:p>13200.92</text:p>
          </table:table-cell>
          <table:table-cell office:value-type="float" office:value="13183.96" calcext:value-type="float">
            <text:p>13183.96</text:p>
          </table:table-cell>
          <table:table-cell office:value-type="float" office:value="13251.44" calcext:value-type="float">
            <text:p>13251.44</text:p>
          </table:table-cell>
          <table:table-cell office:value-type="float" office:value="13137.51" calcext:value-type="float">
            <text:p>13137.51</text:p>
          </table:table-cell>
          <table:table-cell office:value-type="float" office:value="3920349184" calcext:value-type="float">
            <text:p>3920349184</text:p>
          </table:table-cell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office:value-type="float" office:value="13228.6" calcext:value-type="float">
            <text:p>13228.6</text:p>
          </table:table-cell>
          <table:table-cell office:value-type="float" office:value="13246.33" calcext:value-type="float">
            <text:p>13246.33</text:p>
          </table:table-cell>
          <table:table-cell office:value-type="float" office:value="13351.09" calcext:value-type="float">
            <text:p>13351.09</text:p>
          </table:table-cell>
          <table:table-cell office:value-type="float" office:value="13196.56" calcext:value-type="float">
            <text:p>13196.56</text:p>
          </table:table-cell>
          <table:table-cell office:value-type="float" office:value="4106614016" calcext:value-type="float">
            <text:p>4106614016</text:p>
          </table:table-cell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office:value-type="float" office:value="13244.37" calcext:value-type="float">
            <text:p>13244.37</text:p>
          </table:table-cell>
          <table:table-cell office:value-type="float" office:value="13200.51" calcext:value-type="float">
            <text:p>13200.51</text:p>
          </table:table-cell>
          <table:table-cell office:value-type="float" office:value="13250.37" calcext:value-type="float">
            <text:p>13250.37</text:p>
          </table:table-cell>
          <table:table-cell office:value-type="float" office:value="13173.71" calcext:value-type="float">
            <text:p>13173.71</text:p>
          </table:table-cell>
          <table:table-cell office:value-type="float" office:value="2648514048" calcext:value-type="float">
            <text:p>2648514048</text:p>
          </table:table-cell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office:value-type="float" office:value="13241.28" calcext:value-type="float">
            <text:p>13241.28</text:p>
          </table:table-cell>
          <table:table-cell office:value-type="float" office:value="13245.03" calcext:value-type="float">
            <text:p>13245.03</text:p>
          </table:table-cell>
          <table:table-cell office:value-type="float" office:value="13265.14" calcext:value-type="float">
            <text:p>13265.14</text:p>
          </table:table-cell>
          <table:table-cell office:value-type="float" office:value="13168.01" calcext:value-type="float">
            <text:p>13168.01</text:p>
          </table:table-cell>
          <table:table-cell office:value-type="float" office:value="3796005888" calcext:value-type="float">
            <text:p>3796005888</text:p>
          </table:table-cell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office:value-type="float" office:value="13281.2" calcext:value-type="float">
            <text:p>13281.2</text:p>
          </table:table-cell>
          <table:table-cell office:value-type="float" office:value="13202.9" calcext:value-type="float">
            <text:p>13202.9</text:p>
          </table:table-cell>
          <table:table-cell office:value-type="float" office:value="13298.65" calcext:value-type="float">
            <text:p>13298.65</text:p>
          </table:table-cell>
          <table:table-cell office:value-type="float" office:value="13151.84" calcext:value-type="float">
            <text:p>13151.84</text:p>
          </table:table-cell>
          <table:table-cell office:value-type="float" office:value="4540815360" calcext:value-type="float">
            <text:p>4540815360</text:p>
          </table:table-cell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office:value-type="float" office:value="13355.28" calcext:value-type="float">
            <text:p>13355.28</text:p>
          </table:table-cell>
          <table:table-cell office:value-type="float" office:value="13281.34" calcext:value-type="float">
            <text:p>13281.34</text:p>
          </table:table-cell>
          <table:table-cell office:value-type="float" office:value="13377.88" calcext:value-type="float">
            <text:p>13377.88</text:p>
          </table:table-cell>
          <table:table-cell office:value-type="float" office:value="13227.57" calcext:value-type="float">
            <text:p>13227.57</text:p>
          </table:table-cell>
          <table:table-cell office:value-type="float" office:value="4485194240" calcext:value-type="float">
            <text:p>4485194240</text:p>
          </table:table-cell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office:value-type="float" office:value="13383.26" calcext:value-type="float">
            <text:p>13383.26</text:p>
          </table:table-cell>
          <table:table-cell office:value-type="float" office:value="13385.59" calcext:value-type="float">
            <text:p>13385.59</text:p>
          </table:table-cell>
          <table:table-cell office:value-type="float" office:value="13425.02" calcext:value-type="float">
            <text:p>13425.02</text:p>
          </table:table-cell>
          <table:table-cell office:value-type="float" office:value="13361.22" calcext:value-type="float">
            <text:p>13361.22</text:p>
          </table:table-cell>
          <table:table-cell office:value-type="float" office:value="4083772160" calcext:value-type="float">
            <text:p>4083772160</text:p>
          </table:table-cell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office:value-type="float" office:value="13399.62" calcext:value-type="float">
            <text:p>13399.62</text:p>
          </table:table-cell>
          <table:table-cell office:value-type="float" office:value="13367.78" calcext:value-type="float">
            <text:p>13367.78</text:p>
          </table:table-cell>
          <table:table-cell office:value-type="float" office:value="13407.82" calcext:value-type="float">
            <text:p>13407.82</text:p>
          </table:table-cell>
          <table:table-cell office:value-type="float" office:value="13334.16" calcext:value-type="float">
            <text:p>13334.16</text:p>
          </table:table-cell>
          <table:table-cell office:value-type="float" office:value="3830786816" calcext:value-type="float">
            <text:p>3830786816</text:p>
          </table:table-cell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office:value-type="float" office:value="13219.11" calcext:value-type="float">
            <text:p>13219.11</text:p>
          </table:table-cell>
          <table:table-cell office:value-type="float" office:value="13319.64" calcext:value-type="float">
            <text:p>13319.64</text:p>
          </table:table-cell>
          <table:table-cell office:value-type="float" office:value="13332.8" calcext:value-type="float">
            <text:p>13332.8</text:p>
          </table:table-cell>
          <table:table-cell office:value-type="float" office:value="13219.11" calcext:value-type="float">
            <text:p>13219.11</text:p>
          </table:table-cell>
          <table:table-cell office:value-type="float" office:value="4650821120" calcext:value-type="float">
            <text:p>4650821120</text:p>
          </table:table-cell>
        </table:table-row>
        <table:table-row table:style-name="ro1">
          <table:table-cell office:value-type="date" office:date-value="2018-01-04" calcext:value-type="date">
            <text:p>04/01/18</text:p>
          </table:table-cell>
          <table:table-cell office:value-type="float" office:value="13065.98" calcext:value-type="float">
            <text:p>13065.98</text:p>
          </table:table-cell>
          <table:table-cell office:value-type="float" office:value="13167.89" calcext:value-type="float">
            <text:p>13167.89</text:p>
          </table:table-cell>
          <table:table-cell office:value-type="float" office:value="13208.35" calcext:value-type="float">
            <text:p>13208.35</text:p>
          </table:table-cell>
          <table:table-cell office:value-type="float" office:value="13062.67" calcext:value-type="float">
            <text:p>13062.67</text:p>
          </table:table-cell>
          <table:table-cell office:value-type="float" office:value="4423438336" calcext:value-type="float">
            <text:p>4423438336</text:p>
          </table:table-cell>
        </table:table-row>
        <table:table-row table:style-name="ro1">
          <table:table-cell office:value-type="date" office:date-value="2018-01-03" calcext:value-type="date">
            <text:p>03/01/18</text:p>
          </table:table-cell>
          <table:table-cell office:value-type="float" office:value="12916.18" calcext:value-type="float">
            <text:p>12916.18</text:p>
          </table:table-cell>
          <table:table-cell office:value-type="float" office:value="12978.21" calcext:value-type="float">
            <text:p>12978.21</text:p>
          </table:table-cell>
          <table:table-cell office:value-type="float" office:value="13023.59" calcext:value-type="float">
            <text:p>13023.59</text:p>
          </table:table-cell>
          <table:table-cell office:value-type="float" office:value="12893.05" calcext:value-type="float">
            <text:p>12893.05</text:p>
          </table:table-cell>
          <table:table-cell office:value-type="float" office:value="3658132224" calcext:value-type="float">
            <text:p>3658132224</text:p>
          </table:table-cell>
        </table:table-row>
        <table:table-row table:style-name="ro1">
          <table:table-cell office:value-type="date" office:date-value="2018-01-02" calcext:value-type="date">
            <text:p>02/01/18</text:p>
          </table:table-cell>
          <table:table-cell office:value-type="float" office:value="12897.69" calcext:value-type="float">
            <text:p>12897.69</text:p>
          </table:table-cell>
          <table:table-cell office:value-type="float" office:value="12871.39" calcext:value-type="float">
            <text:p>12871.39</text:p>
          </table:table-cell>
          <table:table-cell office:value-type="float" office:value="12924.16" calcext:value-type="float">
            <text:p>12924.16</text:p>
          </table:table-cell>
          <table:table-cell office:value-type="float" office:value="12745.15" calcext:value-type="float">
            <text:p>12745.15</text:p>
          </table:table-cell>
          <table:table-cell office:value-type="float" office:value="3827508480" calcext:value-type="float">
            <text:p>3827508480</text:p>
          </table:table-cell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office:value-type="float" office:value="12980.09" calcext:value-type="float">
            <text:p>12980.09</text:p>
          </table:table-cell>
          <table:table-cell office:value-type="float" office:value="12917.64" calcext:value-type="float">
            <text:p>12917.64</text:p>
          </table:table-cell>
          <table:table-cell office:value-type="float" office:value="12980.74" calcext:value-type="float">
            <text:p>12980.74</text:p>
          </table:table-cell>
          <table:table-cell office:value-type="float" office:value="12911.73" calcext:value-type="float">
            <text:p>12911.73</text:p>
          </table:table-cell>
          <table:table-cell office:value-type="float" office:value="1905806208" calcext:value-type="float">
            <text:p>1905806208</text:p>
          </table:table-cell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float" office:value="13065.46" calcext:value-type="float">
            <text:p>13065.46</text:p>
          </table:table-cell>
          <table:table-cell office:value-type="float" office:value="12979.94" calcext:value-type="float">
            <text:p>12979.94</text:p>
          </table:table-cell>
          <table:table-cell office:value-type="float" office:value="13069.4" calcext:value-type="float">
            <text:p>13069.4</text:p>
          </table:table-cell>
          <table:table-cell office:value-type="float" office:value="12965.28" calcext:value-type="float">
            <text:p>12965.28</text:p>
          </table:table-cell>
          <table:table-cell office:value-type="float" office:value="1887629824" calcext:value-type="float">
            <text:p>1887629824</text:p>
          </table:table-cell>
        </table:table-row>
        <table:table-row table:style-name="ro1">
          <table:table-cell office:value-type="date" office:date-value="2017-12-27" calcext:value-type="date">
            <text:p>27/12/17</text:p>
          </table:table-cell>
          <table:table-cell office:value-type="float" office:value="13070.19" calcext:value-type="float">
            <text:p>13070.19</text:p>
          </table:table-cell>
          <table:table-cell office:value-type="float" office:value="13070.02" calcext:value-type="float">
            <text:p>13070.02</text:p>
          </table:table-cell>
          <table:table-cell office:value-type="float" office:value="13128.74" calcext:value-type="float">
            <text:p>13128.74</text:p>
          </table:table-cell>
          <table:table-cell office:value-type="float" office:value="13020.43" calcext:value-type="float">
            <text:p>13020.43</text:p>
          </table:table-cell>
          <table:table-cell office:value-type="float" office:value="1889042304" calcext:value-type="float">
            <text:p>1889042304</text:p>
          </table:table-cell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float" office:value="13076.76" calcext:value-type="float">
            <text:p>13076.76</text:p>
          </table:table-cell>
          <table:table-cell office:value-type="float" office:value="13072.79" calcext:value-type="float">
            <text:p>13072.79</text:p>
          </table:table-cell>
          <table:table-cell office:value-type="float" office:value="13108.56" calcext:value-type="float">
            <text:p>13108.56</text:p>
          </table:table-cell>
          <table:table-cell office:value-type="float" office:value="13059.87" calcext:value-type="float">
            <text:p>13059.87</text:p>
          </table:table-cell>
          <table:table-cell office:value-type="float" office:value="2209634560" calcext:value-type="float">
            <text:p>2209634560</text:p>
          </table:table-cell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office:value-type="float" office:value="13065.79" calcext:value-type="float">
            <text:p>13065.79</text:p>
          </table:table-cell>
          <table:table-cell office:value-type="float" office:value="13109.74" calcext:value-type="float">
            <text:p>13109.74</text:p>
          </table:table-cell>
          <table:table-cell office:value-type="float" office:value="13137.71" calcext:value-type="float">
            <text:p>13137.71</text:p>
          </table:table-cell>
          <table:table-cell office:value-type="float" office:value="13013.63" calcext:value-type="float">
            <text:p>13013.63</text:p>
          </table:table-cell>
          <table:table-cell office:value-type="float" office:value="2903895040" calcext:value-type="float">
            <text:p>2903895040</text:p>
          </table:table-cell>
        </table:table-row>
        <table:table-row table:style-name="ro1">
          <table:table-cell office:value-type="date" office:date-value="2017-12-20" calcext:value-type="date">
            <text:p>20/12/17</text:p>
          </table:table-cell>
          <table:table-cell office:value-type="float" office:value="13244.27" calcext:value-type="float">
            <text:p>13244.27</text:p>
          </table:table-cell>
          <table:table-cell office:value-type="float" office:value="13069.17" calcext:value-type="float">
            <text:p>13069.17</text:p>
          </table:table-cell>
          <table:table-cell office:value-type="float" office:value="13252.67" calcext:value-type="float">
            <text:p>13252.67</text:p>
          </table:table-cell>
          <table:table-cell office:value-type="float" office:value="13026.11" calcext:value-type="float">
            <text:p>13026.11</text:p>
          </table:table-cell>
          <table:table-cell office:value-type="float" office:value="3439356160" calcext:value-type="float">
            <text:p>3439356160</text:p>
          </table:table-cell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office:value-type="float" office:value="13314.73" calcext:value-type="float">
            <text:p>13314.73</text:p>
          </table:table-cell>
          <table:table-cell office:value-type="float" office:value="13215.79" calcext:value-type="float">
            <text:p>13215.79</text:p>
          </table:table-cell>
          <table:table-cell office:value-type="float" office:value="13338.91" calcext:value-type="float">
            <text:p>13338.91</text:p>
          </table:table-cell>
          <table:table-cell office:value-type="float" office:value="13213.19" calcext:value-type="float">
            <text:p>13213.19</text:p>
          </table:table-cell>
          <table:table-cell office:value-type="float" office:value="2952139008" calcext:value-type="float">
            <text:p>2952139008</text:p>
          </table:table-cell>
        </table:table-row>
        <table:table-row table:style-name="ro1">
          <table:table-cell office:value-type="date" office:date-value="2017-12-18" calcext:value-type="date">
            <text:p>18/12/17</text:p>
          </table:table-cell>
          <table:table-cell office:value-type="float" office:value="13211.63" calcext:value-type="float">
            <text:p>13211.63</text:p>
          </table:table-cell>
          <table:table-cell office:value-type="float" office:value="13312.3" calcext:value-type="float">
            <text:p>13312.3</text:p>
          </table:table-cell>
          <table:table-cell office:value-type="float" office:value="13331.95" calcext:value-type="float">
            <text:p>13331.95</text:p>
          </table:table-cell>
          <table:table-cell office:value-type="float" office:value="13206.12" calcext:value-type="float">
            <text:p>13206.12</text:p>
          </table:table-cell>
          <table:table-cell office:value-type="float" office:value="4000989184" calcext:value-type="float">
            <text:p>4000989184</text:p>
          </table:table-cell>
        </table:table-row>
        <table:table-row table:style-name="ro1">
          <table:table-cell office:value-type="date" office:date-value="2017-12-15" calcext:value-type="date">
            <text:p>15/12/17</text:p>
          </table:table-cell>
          <table:table-cell office:value-type="float" office:value="13027.84" calcext:value-type="float">
            <text:p>13027.84</text:p>
          </table:table-cell>
          <table:table-cell office:value-type="float" office:value="13103.56" calcext:value-type="float">
            <text:p>13103.56</text:p>
          </table:table-cell>
          <table:table-cell office:value-type="float" office:value="13109.13" calcext:value-type="float">
            <text:p>13109.13</text:p>
          </table:table-cell>
          <table:table-cell office:value-type="float" office:value="13008.07" calcext:value-type="float">
            <text:p>13008.07</text:p>
          </table:table-cell>
          <table:table-cell office:value-type="float" office:value="8472455168" calcext:value-type="float">
            <text:p>8472455168</text:p>
          </table:table-cell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office:value-type="float" office:value="13107.11" calcext:value-type="float">
            <text:p>13107.11</text:p>
          </table:table-cell>
          <table:table-cell office:value-type="float" office:value="13068.08" calcext:value-type="float">
            <text:p>13068.08</text:p>
          </table:table-cell>
          <table:table-cell office:value-type="float" office:value="13159.48" calcext:value-type="float">
            <text:p>13159.48</text:p>
          </table:table-cell>
          <table:table-cell office:value-type="float" office:value="13011.97" calcext:value-type="float">
            <text:p>13011.97</text:p>
          </table:table-cell>
          <table:table-cell office:value-type="float" office:value="4560358400" calcext:value-type="float">
            <text:p>4560358400</text:p>
          </table:table-cell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office:value-type="float" office:value="13148.52" calcext:value-type="float">
            <text:p>13148.52</text:p>
          </table:table-cell>
          <table:table-cell office:value-type="float" office:value="13125.64" calcext:value-type="float">
            <text:p>13125.64</text:p>
          </table:table-cell>
          <table:table-cell office:value-type="float" office:value="13188.07" calcext:value-type="float">
            <text:p>13188.07</text:p>
          </table:table-cell>
          <table:table-cell office:value-type="float" office:value="13120.4" calcext:value-type="float">
            <text:p>13120.4</text:p>
          </table:table-cell>
          <table:table-cell office:value-type="float" office:value="3855428608" calcext:value-type="float">
            <text:p>3855428608</text:p>
          </table:table-cell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office:value-type="float" office:value="13131.41" calcext:value-type="float">
            <text:p>13131.41</text:p>
          </table:table-cell>
          <table:table-cell office:value-type="float" office:value="13183.53" calcext:value-type="float">
            <text:p>13183.53</text:p>
          </table:table-cell>
          <table:table-cell office:value-type="float" office:value="13183.83" calcext:value-type="float">
            <text:p>13183.83</text:p>
          </table:table-cell>
          <table:table-cell office:value-type="float" office:value="13079.86" calcext:value-type="float">
            <text:p>13079.86</text:p>
          </table:table-cell>
          <table:table-cell office:value-type="float" office:value="3326225152" calcext:value-type="float">
            <text:p>3326225152</text:p>
          </table:table-cell>
        </table:table-row>
        <table:table-row table:style-name="ro1">
          <table:table-cell office:value-type="date" office:date-value="2017-12-11" calcext:value-type="date">
            <text:p>11/12/17</text:p>
          </table:table-cell>
          <table:table-cell office:value-type="float" office:value="13181.85" calcext:value-type="float">
            <text:p>13181.85</text:p>
          </table:table-cell>
          <table:table-cell office:value-type="float" office:value="13123.65" calcext:value-type="float">
            <text:p>13123.65</text:p>
          </table:table-cell>
          <table:table-cell office:value-type="float" office:value="13192.42" calcext:value-type="float">
            <text:p>13192.42</text:p>
          </table:table-cell>
          <table:table-cell office:value-type="float" office:value="13112.82" calcext:value-type="float">
            <text:p>13112.82</text:p>
          </table:table-cell>
          <table:table-cell office:value-type="float" office:value="3050822656" calcext:value-type="float">
            <text:p>3050822656</text:p>
          </table:table-cell>
        </table:table-row>
        <table:table-row table:style-name="ro1">
          <table:table-cell office:value-type="date" office:date-value="2017-12-08" calcext:value-type="date">
            <text:p>08/12/17</text:p>
          </table:table-cell>
          <table:table-cell office:value-type="float" office:value="13146.82" calcext:value-type="float">
            <text:p>13146.82</text:p>
          </table:table-cell>
          <table:table-cell office:value-type="float" office:value="13153.7" calcext:value-type="float">
            <text:p>13153.7</text:p>
          </table:table-cell>
          <table:table-cell office:value-type="float" office:value="13240.92" calcext:value-type="float">
            <text:p>13240.92</text:p>
          </table:table-cell>
          <table:table-cell office:value-type="float" office:value="13136.78" calcext:value-type="float">
            <text:p>13136.78</text:p>
          </table:table-cell>
          <table:table-cell office:value-type="float" office:value="4163546880" calcext:value-type="float">
            <text:p>4163546880</text:p>
          </table:table-cell>
        </table:table-row>
        <table:table-row table:style-name="ro1">
          <table:table-cell office:value-type="date" office:date-value="2017-12-07" calcext:value-type="date">
            <text:p>07/12/17</text:p>
          </table:table-cell>
          <table:table-cell office:value-type="float" office:value="13026.3" calcext:value-type="float">
            <text:p>13026.3</text:p>
          </table:table-cell>
          <table:table-cell office:value-type="float" office:value="13045.15" calcext:value-type="float">
            <text:p>13045.15</text:p>
          </table:table-cell>
          <table:table-cell office:value-type="float" office:value="13083.08" calcext:value-type="float">
            <text:p>13083.08</text:p>
          </table:table-cell>
          <table:table-cell office:value-type="float" office:value="12989" calcext:value-type="float">
            <text:p>12989</text:p>
          </table:table-cell>
          <table:table-cell office:value-type="float" office:value="3186448384" calcext:value-type="float">
            <text:p>3186448384</text:p>
          </table:table-cell>
        </table:table-row>
        <table:table-row table:style-name="ro1">
          <table:table-cell office:value-type="date" office:date-value="2017-12-06" calcext:value-type="date">
            <text:p>06/12/17</text:p>
          </table:table-cell>
          <table:table-cell office:value-type="float" office:value="12897.43" calcext:value-type="float">
            <text:p>12897.43</text:p>
          </table:table-cell>
          <table:table-cell office:value-type="float" office:value="12998.85" calcext:value-type="float">
            <text:p>12998.85</text:p>
          </table:table-cell>
          <table:table-cell office:value-type="float" office:value="13033.75" calcext:value-type="float">
            <text:p>13033.75</text:p>
          </table:table-cell>
          <table:table-cell office:value-type="float" office:value="12864.68" calcext:value-type="float">
            <text:p>12864.68</text:p>
          </table:table-cell>
          <table:table-cell office:value-type="float" office:value="3740091904" calcext:value-type="float">
            <text:p>3740091904</text:p>
          </table:table-cell>
        </table:table-row>
        <table:table-row table:style-name="ro1">
          <table:table-cell office:value-type="date" office:date-value="2017-12-05" calcext:value-type="date">
            <text:p>05/12/17</text:p>
          </table:table-cell>
          <table:table-cell office:value-type="float" office:value="13056.82" calcext:value-type="float">
            <text:p>13056.82</text:p>
          </table:table-cell>
          <table:table-cell office:value-type="float" office:value="13048.54" calcext:value-type="float">
            <text:p>13048.54</text:p>
          </table:table-cell>
          <table:table-cell office:value-type="float" office:value="13094.38" calcext:value-type="float">
            <text:p>13094.38</text:p>
          </table:table-cell>
          <table:table-cell office:value-type="float" office:value="12960.59" calcext:value-type="float">
            <text:p>12960.59</text:p>
          </table:table-cell>
          <table:table-cell office:value-type="float" office:value="3666279168" calcext:value-type="float">
            <text:p>3666279168</text:p>
          </table:table-cell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office:value-type="float" office:value="13038.77" calcext:value-type="float">
            <text:p>13038.77</text:p>
          </table:table-cell>
          <table:table-cell office:value-type="float" office:value="13058.55" calcext:value-type="float">
            <text:p>13058.55</text:p>
          </table:table-cell>
          <table:table-cell office:value-type="float" office:value="13117.75" calcext:value-type="float">
            <text:p>13117.75</text:p>
          </table:table-cell>
          <table:table-cell office:value-type="float" office:value="12974.32" calcext:value-type="float">
            <text:p>12974.32</text:p>
          </table:table-cell>
          <table:table-cell office:value-type="float" office:value="47869467418" calcext:value-type="float">
            <text:p>47869467418</text:p>
          </table:table-cell>
        </table:table-row>
        <table:table-row table:style-name="ro1">
          <table:table-cell office:value-type="date" office:date-value="2017-12-01" calcext:value-type="date">
            <text:p>01/12/17</text:p>
          </table:table-cell>
          <table:table-cell office:value-type="float" office:value="13044.15" calcext:value-type="float">
            <text:p>13044.15</text:p>
          </table:table-cell>
          <table:table-cell office:value-type="float" office:value="12861.49" calcext:value-type="float">
            <text:p>12861.49</text:p>
          </table:table-cell>
          <table:table-cell office:value-type="float" office:value="13064.29" calcext:value-type="float">
            <text:p>13064.29</text:p>
          </table:table-cell>
          <table:table-cell office:value-type="float" office:value="12810.13" calcext:value-type="float">
            <text:p>12810.13</text:p>
          </table:table-cell>
          <table:table-cell office:value-type="float" office:value="5229842432" calcext:value-type="float">
            <text:p>5229842432</text:p>
          </table:table-cell>
        </table:table-row>
        <table:table-row table:style-name="ro1">
          <table:table-cell office:value-type="date" office:date-value="2017-11-30" calcext:value-type="date">
            <text:p>30/11/17</text:p>
          </table:table-cell>
          <table:table-cell office:value-type="float" office:value="13060.56" calcext:value-type="float">
            <text:p>13060.56</text:p>
          </table:table-cell>
          <table:table-cell office:value-type="float" office:value="13023.98" calcext:value-type="float">
            <text:p>13023.98</text:p>
          </table:table-cell>
          <table:table-cell office:value-type="float" office:value="13177.57" calcext:value-type="float">
            <text:p>13177.57</text:p>
          </table:table-cell>
          <table:table-cell office:value-type="float" office:value="13023.98" calcext:value-type="float">
            <text:p>13023.98</text:p>
          </table:table-cell>
          <table:table-cell office:value-type="float" office:value="5548789760" calcext:value-type="float">
            <text:p>5548789760</text:p>
          </table:table-cell>
        </table:table-row>
        <table:table-row table:style-name="ro1">
          <table:table-cell office:value-type="date" office:date-value="2017-11-29" calcext:value-type="date">
            <text:p>29/11/17</text:p>
          </table:table-cell>
          <table:table-cell office:value-type="float" office:value="13153.74" calcext:value-type="float">
            <text:p>13153.74</text:p>
          </table:table-cell>
          <table:table-cell office:value-type="float" office:value="13061.87" calcext:value-type="float">
            <text:p>13061.87</text:p>
          </table:table-cell>
          <table:table-cell office:value-type="float" office:value="13196.15" calcext:value-type="float">
            <text:p>13196.15</text:p>
          </table:table-cell>
          <table:table-cell office:value-type="float" office:value="13037.34" calcext:value-type="float">
            <text:p>13037.34</text:p>
          </table:table-cell>
          <table:table-cell office:value-type="float" office:value="4140328448" calcext:value-type="float">
            <text:p>4140328448</text:p>
          </table:table-cell>
        </table:table-row>
        <table:table-row table:style-name="ro1">
          <table:table-cell office:value-type="date" office:date-value="2017-11-28" calcext:value-type="date">
            <text:p>28/11/17</text:p>
          </table:table-cell>
          <table:table-cell office:value-type="float" office:value="13008.94" calcext:value-type="float">
            <text:p>13008.94</text:p>
          </table:table-cell>
          <table:table-cell office:value-type="float" office:value="13059.53" calcext:value-type="float">
            <text:p>13059.53</text:p>
          </table:table-cell>
          <table:table-cell office:value-type="float" office:value="13071.01" calcext:value-type="float">
            <text:p>13071.01</text:p>
          </table:table-cell>
          <table:table-cell office:value-type="float" office:value="12966.38" calcext:value-type="float">
            <text:p>12966.38</text:p>
          </table:table-cell>
          <table:table-cell office:value-type="float" office:value="2894517248" calcext:value-type="float">
            <text:p>2894517248</text:p>
          </table:table-cell>
        </table:table-row>
        <table:table-row table:style-name="ro1">
          <table:table-cell office:value-type="date" office:date-value="2017-11-27" calcext:value-type="date">
            <text:p>27/11/17</text:p>
          </table:table-cell>
          <table:table-cell office:value-type="float" office:value="13036.74" calcext:value-type="float">
            <text:p>13036.74</text:p>
          </table:table-cell>
          <table:table-cell office:value-type="float" office:value="13000.2" calcext:value-type="float">
            <text:p>13000.2</text:p>
          </table:table-cell>
          <table:table-cell office:value-type="float" office:value="13117.76" calcext:value-type="float">
            <text:p>13117.76</text:p>
          </table:table-cell>
          <table:table-cell office:value-type="float" office:value="12989.37" calcext:value-type="float">
            <text:p>12989.37</text:p>
          </table:table-cell>
          <table:table-cell office:value-type="float" office:value="2782367744" calcext:value-type="float">
            <text:p>2782367744</text:p>
          </table:table-cell>
        </table:table-row>
        <table:table-row table:style-name="ro1">
          <table:table-cell office:value-type="date" office:date-value="2017-11-24" calcext:value-type="date">
            <text:p>24/11/17</text:p>
          </table:table-cell>
          <table:table-cell office:value-type="float" office:value="13023.52" calcext:value-type="float">
            <text:p>13023.52</text:p>
          </table:table-cell>
          <table:table-cell office:value-type="float" office:value="13059.84" calcext:value-type="float">
            <text:p>13059.84</text:p>
          </table:table-cell>
          <table:table-cell office:value-type="float" office:value="13160.81" calcext:value-type="float">
            <text:p>13160.81</text:p>
          </table:table-cell>
          <table:table-cell office:value-type="float" office:value="12981.68" calcext:value-type="float">
            <text:p>12981.68</text:p>
          </table:table-cell>
          <table:table-cell office:value-type="float" office:value="2922239488" calcext:value-type="float">
            <text:p>2922239488</text:p>
          </table:table-cell>
        </table:table-row>
        <table:table-row table:style-name="ro1">
          <table:table-cell office:value-type="date" office:date-value="2017-11-23" calcext:value-type="date">
            <text:p>23/11/17</text:p>
          </table:table-cell>
          <table:table-cell office:value-type="float" office:value="12943.49" calcext:value-type="float">
            <text:p>12943.49</text:p>
          </table:table-cell>
          <table:table-cell office:value-type="float" office:value="13008.55" calcext:value-type="float">
            <text:p>13008.55</text:p>
          </table:table-cell>
          <table:table-cell office:value-type="float" office:value="13049.08" calcext:value-type="float">
            <text:p>13049.08</text:p>
          </table:table-cell>
          <table:table-cell office:value-type="float" office:value="12921.15" calcext:value-type="float">
            <text:p>12921.15</text:p>
          </table:table-cell>
          <table:table-cell office:value-type="float" office:value="2835995392" calcext:value-type="float">
            <text:p>2835995392</text:p>
          </table:table-cell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office:value-type="float" office:value="13171.36" calcext:value-type="float">
            <text:p>13171.36</text:p>
          </table:table-cell>
          <table:table-cell office:value-type="float" office:value="13015.04" calcext:value-type="float">
            <text:p>13015.04</text:p>
          </table:table-cell>
          <table:table-cell office:value-type="float" office:value="13191.96" calcext:value-type="float">
            <text:p>13191.96</text:p>
          </table:table-cell>
          <table:table-cell office:value-type="float" office:value="13008.97" calcext:value-type="float">
            <text:p>13008.97</text:p>
          </table:table-cell>
          <table:table-cell office:value-type="float" office:value="3402470400" calcext:value-type="float">
            <text:p>3402470400</text:p>
          </table:table-cell>
        </table:table-row>
        <table:table-row table:style-name="ro1">
          <table:table-cell office:value-type="date" office:date-value="2017-11-21" calcext:value-type="date">
            <text:p>21/11/17</text:p>
          </table:table-cell>
          <table:table-cell office:value-type="float" office:value="13042.94" calcext:value-type="float">
            <text:p>13042.94</text:p>
          </table:table-cell>
          <table:table-cell office:value-type="float" office:value="13167.54" calcext:value-type="float">
            <text:p>13167.54</text:p>
          </table:table-cell>
          <table:table-cell office:value-type="float" office:value="13209.01" calcext:value-type="float">
            <text:p>13209.01</text:p>
          </table:table-cell>
          <table:table-cell office:value-type="float" office:value="13026.77" calcext:value-type="float">
            <text:p>13026.77</text:p>
          </table:table-cell>
          <table:table-cell office:value-type="float" office:value="4453454336" calcext:value-type="float">
            <text:p>4453454336</text:p>
          </table:table-cell>
        </table:table-row>
        <table:table-row table:style-name="ro1">
          <table:table-cell office:value-type="date" office:date-value="2017-11-20" calcext:value-type="date">
            <text:p>20/11/17</text:p>
          </table:table-cell>
          <table:table-cell office:value-type="float" office:value="12932.81" calcext:value-type="float">
            <text:p>12932.81</text:p>
          </table:table-cell>
          <table:table-cell office:value-type="float" office:value="13058.66" calcext:value-type="float">
            <text:p>13058.66</text:p>
          </table:table-cell>
          <table:table-cell office:value-type="float" office:value="13085.17" calcext:value-type="float">
            <text:p>13085.17</text:p>
          </table:table-cell>
          <table:table-cell office:value-type="float" office:value="12926.13" calcext:value-type="float">
            <text:p>12926.13</text:p>
          </table:table-cell>
          <table:table-cell office:value-type="float" office:value="3754576640" calcext:value-type="float">
            <text:p>3754576640</text:p>
          </table:table-cell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office:value-type="float" office:value="13051.71" calcext:value-type="float">
            <text:p>13051.71</text:p>
          </table:table-cell>
          <table:table-cell office:value-type="float" office:value="12993.73" calcext:value-type="float">
            <text:p>12993.73</text:p>
          </table:table-cell>
          <table:table-cell office:value-type="float" office:value="13089.72" calcext:value-type="float">
            <text:p>13089.72</text:p>
          </table:table-cell>
          <table:table-cell office:value-type="float" office:value="12984.67" calcext:value-type="float">
            <text:p>12984.67</text:p>
          </table:table-cell>
          <table:table-cell office:value-type="float" office:value="4207133440" calcext:value-type="float">
            <text:p>4207133440</text:p>
          </table:table-cell>
        </table:table-row>
        <table:table-row table:style-name="ro1">
          <table:table-cell office:value-type="date" office:date-value="2017-11-16" calcext:value-type="date">
            <text:p>16/11/17</text:p>
          </table:table-cell>
          <table:table-cell office:value-type="float" office:value="13024.39" calcext:value-type="float">
            <text:p>13024.39</text:p>
          </table:table-cell>
          <table:table-cell office:value-type="float" office:value="13047.22" calcext:value-type="float">
            <text:p>13047.22</text:p>
          </table:table-cell>
          <table:table-cell office:value-type="float" office:value="13071.94" calcext:value-type="float">
            <text:p>13071.94</text:p>
          </table:table-cell>
          <table:table-cell office:value-type="float" office:value="13008.02" calcext:value-type="float">
            <text:p>13008.02</text:p>
          </table:table-cell>
          <table:table-cell office:value-type="float" office:value="3647109376" calcext:value-type="float">
            <text:p>3647109376</text:p>
          </table:table-cell>
        </table:table-row>
        <table:table-row table:style-name="ro1">
          <table:table-cell office:value-type="date" office:date-value="2017-11-15" calcext:value-type="date">
            <text:p>15/11/17</text:p>
          </table:table-cell>
          <table:table-cell office:value-type="float" office:value="12963.09" calcext:value-type="float">
            <text:p>12963.09</text:p>
          </table:table-cell>
          <table:table-cell office:value-type="float" office:value="12976.37" calcext:value-type="float">
            <text:p>12976.37</text:p>
          </table:table-cell>
          <table:table-cell office:value-type="float" office:value="12996.12" calcext:value-type="float">
            <text:p>12996.12</text:p>
          </table:table-cell>
          <table:table-cell office:value-type="float" office:value="12847.88" calcext:value-type="float">
            <text:p>12847.88</text:p>
          </table:table-cell>
          <table:table-cell office:value-type="float" office:value="4432092672" calcext:value-type="float">
            <text:p>4432092672</text:p>
          </table:table-cell>
        </table:table-row>
        <table:table-row table:style-name="ro1">
          <table:table-cell office:value-type="date" office:date-value="2017-11-14" calcext:value-type="date">
            <text:p>14/11/17</text:p>
          </table:table-cell>
          <table:table-cell office:value-type="float" office:value="13101.09" calcext:value-type="float">
            <text:p>13101.09</text:p>
          </table:table-cell>
          <table:table-cell office:value-type="float" office:value="13033.48" calcext:value-type="float">
            <text:p>13033.48</text:p>
          </table:table-cell>
          <table:table-cell office:value-type="float" office:value="13139.27" calcext:value-type="float">
            <text:p>13139.27</text:p>
          </table:table-cell>
          <table:table-cell office:value-type="float" office:value="13000.15" calcext:value-type="float">
            <text:p>13000.15</text:p>
          </table:table-cell>
          <table:table-cell office:value-type="float" office:value="3648991488" calcext:value-type="float">
            <text:p>3648991488</text:p>
          </table:table-cell>
        </table:table-row>
        <table:table-row table:style-name="ro1">
          <table:table-cell office:value-type="date" office:date-value="2017-11-13" calcext:value-type="date">
            <text:p>13/11/17</text:p>
          </table:table-cell>
          <table:table-cell office:value-type="float" office:value="13150.78" calcext:value-type="float">
            <text:p>13150.78</text:p>
          </table:table-cell>
          <table:table-cell office:value-type="float" office:value="13074.42" calcext:value-type="float">
            <text:p>13074.42</text:p>
          </table:table-cell>
          <table:table-cell office:value-type="float" office:value="13163.94" calcext:value-type="float">
            <text:p>13163.94</text:p>
          </table:table-cell>
          <table:table-cell office:value-type="float" office:value="12960.65" calcext:value-type="float">
            <text:p>12960.65</text:p>
          </table:table-cell>
          <table:table-cell office:value-type="float" office:value="3943703296" calcext:value-type="float">
            <text:p>3943703296</text:p>
          </table:table-cell>
        </table:table-row>
        <table:table-row table:style-name="ro1">
          <table:table-cell office:value-type="date" office:date-value="2017-11-10" calcext:value-type="date">
            <text:p>10/11/17</text:p>
          </table:table-cell>
          <table:table-cell office:value-type="float" office:value="13206.35" calcext:value-type="float">
            <text:p>13206.35</text:p>
          </table:table-cell>
          <table:table-cell office:value-type="float" office:value="13127.47" calcext:value-type="float">
            <text:p>13127.47</text:p>
          </table:table-cell>
          <table:table-cell office:value-type="float" office:value="13216.97" calcext:value-type="float">
            <text:p>13216.97</text:p>
          </table:table-cell>
          <table:table-cell office:value-type="float" office:value="13111.65" calcext:value-type="float">
            <text:p>13111.65</text:p>
          </table:table-cell>
          <table:table-cell office:value-type="float" office:value="4610772992" calcext:value-type="float">
            <text:p>4610772992</text:p>
          </table:table-cell>
        </table:table-row>
        <table:table-row table:style-name="ro1">
          <table:table-cell office:value-type="date" office:date-value="2017-11-09" calcext:value-type="date">
            <text:p>09/11/17</text:p>
          </table:table-cell>
          <table:table-cell office:value-type="float" office:value="13378.96" calcext:value-type="float">
            <text:p>13378.96</text:p>
          </table:table-cell>
          <table:table-cell office:value-type="float" office:value="13182.56" calcext:value-type="float">
            <text:p>13182.56</text:p>
          </table:table-cell>
          <table:table-cell office:value-type="float" office:value="13402.05" calcext:value-type="float">
            <text:p>13402.05</text:p>
          </table:table-cell>
          <table:table-cell office:value-type="float" office:value="13175.22" calcext:value-type="float">
            <text:p>13175.22</text:p>
          </table:table-cell>
          <table:table-cell office:value-type="float" office:value="5662209024" calcext:value-type="float">
            <text:p>5662209024</text:p>
          </table:table-cell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office:value-type="float" office:value="13404.58" calcext:value-type="float">
            <text:p>13404.58</text:p>
          </table:table-cell>
          <table:table-cell office:value-type="float" office:value="13382.42" calcext:value-type="float">
            <text:p>13382.42</text:p>
          </table:table-cell>
          <table:table-cell office:value-type="float" office:value="13419.77" calcext:value-type="float">
            <text:p>13419.77</text:p>
          </table:table-cell>
          <table:table-cell office:value-type="float" office:value="13345.11" calcext:value-type="float">
            <text:p>13345.11</text:p>
          </table:table-cell>
          <table:table-cell office:value-type="float" office:value="4166381568" calcext:value-type="float">
            <text:p>4166381568</text:p>
          </table:table-cell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office:value-type="float" office:value="13517.98" calcext:value-type="float">
            <text:p>13517.98</text:p>
          </table:table-cell>
          <table:table-cell office:value-type="float" office:value="13379.27" calcext:value-type="float">
            <text:p>13379.27</text:p>
          </table:table-cell>
          <table:table-cell office:value-type="float" office:value="13525.56" calcext:value-type="float">
            <text:p>13525.56</text:p>
          </table:table-cell>
          <table:table-cell office:value-type="float" office:value="13369.85" calcext:value-type="float">
            <text:p>13369.85</text:p>
          </table:table-cell>
          <table:table-cell office:value-type="float" office:value="3757120768" calcext:value-type="float">
            <text:p>3757120768</text:p>
          </table:table-cell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office:value-type="float" office:value="13459.42" calcext:value-type="float">
            <text:p>13459.42</text:p>
          </table:table-cell>
          <table:table-cell office:value-type="float" office:value="13468.79" calcext:value-type="float">
            <text:p>13468.79</text:p>
          </table:table-cell>
          <table:table-cell office:value-type="float" office:value="13481.23" calcext:value-type="float">
            <text:p>13481.23</text:p>
          </table:table-cell>
          <table:table-cell office:value-type="float" office:value="13441.66" calcext:value-type="float">
            <text:p>13441.66</text:p>
          </table:table-cell>
          <table:table-cell office:value-type="float" office:value="3314196736" calcext:value-type="float">
            <text:p>3314196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12:36:36.329000000</meta:creation-date>
    <dc:date>2020-11-07T12:46:42.853000000</dc:date>
    <meta:editing-duration>PT10M7S</meta:editing-duration>
    <meta:editing-cycles>1</meta:editing-cycles>
    <meta:document-statistic meta:table-count="1" meta:cell-count="4554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8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194cm" svg:height="27.758cm" xlink:href=".." xlink:type="simple" chart:class="chart:line" chart:style-name="ch1">
        <chart:title svg:x="23.064cm" svg:y="0.691cm" chart:style-name="ch2">
          <text:p>DAX</text:p>
        </chart:title>
        <chart:legend chart:legend-position="end" svg:x="44.977cm" svg:y="13.331cm" style:legend-expansion="high" chart:style-name="ch3"/>
        <chart:plot-area chart:style-name="ch4" table:cell-range-address="Tabelle1.A1:Tabelle1.C759" chart:data-source-has-labels="both" svg:x="0.943cm" svg:y="2.025cm" svg:width="43.091cm" svg:height="25.178cm">
          <chartooo:coordinate-region svg:x="2.121cm" svg:y="2.224cm" svg:width="41.269cm" svg:height="24.332cm"/>
          <chart:axis chart:dimension="x" chart:name="primary-x" chart:style-name="ch5" chartooo:axis-type="auto">
            <chartooo:date-scale/>
            <chart:categories table:cell-range-address="Tabelle1.A2:Tabelle1.A7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2:Tabelle1.B759" chart:label-cell-address="Tabelle1.B1:Tabelle1.B1" chart:class="chart:line">
            <chart:data-point chart:repeated="758"/>
          </chart:series>
          <chart:series chart:style-name="ch9" chart:values-cell-range-address="Tabelle1.C2:Tabelle1.C759" chart:label-cell-address="Tabelle1.C1:Tabelle1.C1" chart:class="chart:line">
            <chart:data-point chart:repeated="7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Tabelle1.B1:Tabelle1.B1</svg:desc>
                </draw:g>
              </table:table-cell>
              <table:table-cell office:value-type="string">
                <text:p>Clos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44141">
                <text:p>44141</text:p>
                <draw:g>
                  <svg:desc>Tabelle1.A2:Tabelle1.A759</svg:desc>
                </draw:g>
              </table:table-cell>
              <table:table-cell office:value-type="float" office:value="12531.74">
                <text:p>12531.74</text:p>
                <draw:g>
                  <svg:desc>Tabelle1.B2:Tabelle1.B759</svg:desc>
                </draw:g>
              </table:table-cell>
              <table:table-cell office:value-type="float" office:value="12480.02">
                <text:p>12480.02</text:p>
                <draw:g>
                  <svg:desc>Tabelle1.C2:Tabelle1.C759</svg:desc>
                </draw:g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420.88">
                <text:p>12420.88</text:p>
              </table:table-cell>
              <table:table-cell office:value-type="float" office:value="12568.09">
                <text:p>12568.0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1896.11">
                <text:p>11896.11</text:p>
              </table:table-cell>
              <table:table-cell office:value-type="float" office:value="12324.22">
                <text:p>12324.2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1858.81">
                <text:p>11858.81</text:p>
              </table:table-cell>
              <table:table-cell office:value-type="float" office:value="12088.98">
                <text:p>12088.9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1602.91">
                <text:p>11602.91</text:p>
              </table:table-cell>
              <table:table-cell office:value-type="float" office:value="11788.28">
                <text:p>11788.2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1472.61">
                <text:p>11472.61</text:p>
              </table:table-cell>
              <table:table-cell office:value-type="float" office:value="11556.48">
                <text:p>11556.4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1631.07">
                <text:p>11631.07</text:p>
              </table:table-cell>
              <table:table-cell office:value-type="float" office:value="11598.07">
                <text:p>11598.0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1848.31">
                <text:p>11848.31</text:p>
              </table:table-cell>
              <table:table-cell office:value-type="float" office:value="11560.51">
                <text:p>11560.5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2206.42">
                <text:p>12206.42</text:p>
              </table:table-cell>
              <table:table-cell office:value-type="float" office:value="12063.57">
                <text:p>12063.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2303.41">
                <text:p>12303.41</text:p>
              </table:table-cell>
              <table:table-cell office:value-type="float" office:value="12177.18">
                <text:p>12177.1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2517.98">
                <text:p>12517.98</text:p>
              </table:table-cell>
              <table:table-cell office:value-type="float" office:value="12645.75">
                <text:p>12645.7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2429.41">
                <text:p>12429.41</text:p>
              </table:table-cell>
              <table:table-cell office:value-type="float" office:value="12543.06">
                <text:p>12543.0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764.45">
                <text:p>12764.45</text:p>
              </table:table-cell>
              <table:table-cell office:value-type="float" office:value="12557.64">
                <text:p>12557.6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2819.15">
                <text:p>12819.15</text:p>
              </table:table-cell>
              <table:table-cell office:value-type="float" office:value="12736.95">
                <text:p>12736.9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2948.63">
                <text:p>12948.63</text:p>
              </table:table-cell>
              <table:table-cell office:value-type="float" office:value="12854.66">
                <text:p>12854.6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773.35">
                <text:p>12773.35</text:p>
              </table:table-cell>
              <table:table-cell office:value-type="float" office:value="12908.99">
                <text:p>12908.9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2826.13">
                <text:p>12826.13</text:p>
              </table:table-cell>
              <table:table-cell office:value-type="float" office:value="12703.75">
                <text:p>12703.7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3012.69">
                <text:p>13012.69</text:p>
              </table:table-cell>
              <table:table-cell office:value-type="float" office:value="13028.06">
                <text:p>13028.0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3132.9">
                <text:p>13132.9</text:p>
              </table:table-cell>
              <table:table-cell office:value-type="float" office:value="13018.99">
                <text:p>13018.9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3086.06">
                <text:p>13086.06</text:p>
              </table:table-cell>
              <table:table-cell office:value-type="float" office:value="13138.41">
                <text:p>13138.4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3070.04">
                <text:p>13070.04</text:p>
              </table:table-cell>
              <table:table-cell office:value-type="float" office:value="13051.23">
                <text:p>13051.2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3011.23">
                <text:p>13011.23</text:p>
              </table:table-cell>
              <table:table-cell office:value-type="float" office:value="13042.21">
                <text:p>13042.2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2901.29">
                <text:p>12901.29</text:p>
              </table:table-cell>
              <table:table-cell office:value-type="float" office:value="12928.57">
                <text:p>12928.5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2858.97">
                <text:p>12858.97</text:p>
              </table:table-cell>
              <table:table-cell office:value-type="float" office:value="12906.02">
                <text:p>12906.0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2824.05">
                <text:p>12824.05</text:p>
              </table:table-cell>
              <table:table-cell office:value-type="float" office:value="12828.31">
                <text:p>12828.3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2558.78">
                <text:p>12558.78</text:p>
              </table:table-cell>
              <table:table-cell office:value-type="float" office:value="12689.04">
                <text:p>12689.0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2812.08">
                <text:p>12812.08</text:p>
              </table:table-cell>
              <table:table-cell office:value-type="float" office:value="12730.77">
                <text:p>12730.7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2754.77">
                <text:p>12754.77</text:p>
              </table:table-cell>
              <table:table-cell office:value-type="float" office:value="12760.73">
                <text:p>12760.7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2817.79">
                <text:p>12817.79</text:p>
              </table:table-cell>
              <table:table-cell office:value-type="float" office:value="12825.82">
                <text:p>12825.8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2673.73">
                <text:p>12673.73</text:p>
              </table:table-cell>
              <table:table-cell office:value-type="float" office:value="12870.87">
                <text:p>12870.8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2615.91">
                <text:p>12615.91</text:p>
              </table:table-cell>
              <table:table-cell office:value-type="float" office:value="12469.2">
                <text:p>12469.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2520.47">
                <text:p>12520.47</text:p>
              </table:table-cell>
              <table:table-cell office:value-type="float" office:value="12606.57">
                <text:p>12606.5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2737.32">
                <text:p>12737.32</text:p>
              </table:table-cell>
              <table:table-cell office:value-type="float" office:value="12642.97">
                <text:p>12642.9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2629.71">
                <text:p>12629.71</text:p>
              </table:table-cell>
              <table:table-cell office:value-type="float" office:value="12594.39">
                <text:p>12594.39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2998.9">
                <text:p>12998.9</text:p>
              </table:table-cell>
              <table:table-cell office:value-type="float" office:value="12542.44">
                <text:p>12542.4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3210.86">
                <text:p>13210.86</text:p>
              </table:table-cell>
              <table:table-cell office:value-type="float" office:value="13116.25">
                <text:p>13116.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3060.18">
                <text:p>13060.18</text:p>
              </table:table-cell>
              <table:table-cell office:value-type="float" office:value="13208.12">
                <text:p>13208.1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3224.16">
                <text:p>13224.16</text:p>
              </table:table-cell>
              <table:table-cell office:value-type="float" office:value="13255.37">
                <text:p>13255.3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3220.81">
                <text:p>13220.81</text:p>
              </table:table-cell>
              <table:table-cell office:value-type="float" office:value="13217.67">
                <text:p>13217.6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3329.61">
                <text:p>13329.61</text:p>
              </table:table-cell>
              <table:table-cell office:value-type="float" office:value="13193.66">
                <text:p>13193.6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3198.74">
                <text:p>13198.74</text:p>
              </table:table-cell>
              <table:table-cell office:value-type="float" office:value="13202.84">
                <text:p>13202.8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3265.51">
                <text:p>13265.51</text:p>
              </table:table-cell>
              <table:table-cell office:value-type="float" office:value="13208.89">
                <text:p>13208.8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2990.52">
                <text:p>12990.52</text:p>
              </table:table-cell>
              <table:table-cell office:value-type="float" office:value="13237.21">
                <text:p>13237.2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3126.23">
                <text:p>13126.23</text:p>
              </table:table-cell>
              <table:table-cell office:value-type="float" office:value="12968.33">
                <text:p>12968.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2931.4">
                <text:p>12931.4</text:p>
              </table:table-cell>
              <table:table-cell office:value-type="float" office:value="13100.28">
                <text:p>13100.2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2916.12">
                <text:p>12916.12</text:p>
              </table:table-cell>
              <table:table-cell office:value-type="float" office:value="12842.66">
                <text:p>12842.6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3354.72">
                <text:p>13354.72</text:p>
              </table:table-cell>
              <table:table-cell office:value-type="float" office:value="13057.77">
                <text:p>13057.7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3071.66">
                <text:p>13071.66</text:p>
              </table:table-cell>
              <table:table-cell office:value-type="float" office:value="13243.43">
                <text:p>13243.4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3037.2">
                <text:p>13037.2</text:p>
              </table:table-cell>
              <table:table-cell office:value-type="float" office:value="12974.25">
                <text:p>12974.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3103.93">
                <text:p>13103.93</text:p>
              </table:table-cell>
              <table:table-cell office:value-type="float" office:value="12945.38">
                <text:p>12945.3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3140.6">
                <text:p>13140.6</text:p>
              </table:table-cell>
              <table:table-cell office:value-type="float" office:value="13033.2">
                <text:p>13033.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3206.58">
                <text:p>13206.58</text:p>
              </table:table-cell>
              <table:table-cell office:value-type="float" office:value="13096.36">
                <text:p>13096.3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3041.83">
                <text:p>13041.83</text:p>
              </table:table-cell>
              <table:table-cell office:value-type="float" office:value="13190.15">
                <text:p>13190.1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3136.77">
                <text:p>13136.77</text:p>
              </table:table-cell>
              <table:table-cell office:value-type="float" office:value="13061.62">
                <text:p>13061.6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2945.97">
                <text:p>12945.97</text:p>
              </table:table-cell>
              <table:table-cell office:value-type="float" office:value="13066.54">
                <text:p>13066.5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2879.45">
                <text:p>12879.45</text:p>
              </table:table-cell>
              <table:table-cell office:value-type="float" office:value="12764.8">
                <text:p>12764.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2829.39">
                <text:p>12829.39</text:p>
              </table:table-cell>
              <table:table-cell office:value-type="float" office:value="12830">
                <text:p>1283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2838.63">
                <text:p>12838.63</text:p>
              </table:table-cell>
              <table:table-cell office:value-type="float" office:value="12977.33">
                <text:p>12977.3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2836.87">
                <text:p>12836.87</text:p>
              </table:table-cell>
              <table:table-cell office:value-type="float" office:value="12881.76">
                <text:p>12881.7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2924.88">
                <text:p>12924.88</text:p>
              </table:table-cell>
              <table:table-cell office:value-type="float" office:value="12920.66">
                <text:p>12920.6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965.22">
                <text:p>12965.22</text:p>
              </table:table-cell>
              <table:table-cell office:value-type="float" office:value="12901.34">
                <text:p>12901.3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3044.47">
                <text:p>13044.47</text:p>
              </table:table-cell>
              <table:table-cell office:value-type="float" office:value="12993.71">
                <text:p>12993.7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2917.34">
                <text:p>12917.34</text:p>
              </table:table-cell>
              <table:table-cell office:value-type="float" office:value="13058.63">
                <text:p>13058.6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2806.97">
                <text:p>12806.97</text:p>
              </table:table-cell>
              <table:table-cell office:value-type="float" office:value="12946.89">
                <text:p>12946.8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2729.1">
                <text:p>12729.1</text:p>
              </table:table-cell>
              <table:table-cell office:value-type="float" office:value="12687.53">
                <text:p>12687.5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634.79">
                <text:p>12634.79</text:p>
              </table:table-cell>
              <table:table-cell office:value-type="float" office:value="12674.88">
                <text:p>12674.8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2664.55">
                <text:p>12664.55</text:p>
              </table:table-cell>
              <table:table-cell office:value-type="float" office:value="12591.68">
                <text:p>12591.6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2667.12">
                <text:p>12667.12</text:p>
              </table:table-cell>
              <table:table-cell office:value-type="float" office:value="12660.25">
                <text:p>12660.2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2744.13">
                <text:p>12744.13</text:p>
              </table:table-cell>
              <table:table-cell office:value-type="float" office:value="12600.87">
                <text:p>12600.8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2374.46">
                <text:p>12374.46</text:p>
              </table:table-cell>
              <table:table-cell office:value-type="float" office:value="12646.98">
                <text:p>12646.9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2403.1">
                <text:p>12403.1</text:p>
              </table:table-cell>
              <table:table-cell office:value-type="float" office:value="12313.36">
                <text:p>12313.3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2762.12">
                <text:p>12762.12</text:p>
              </table:table-cell>
              <table:table-cell office:value-type="float" office:value="12379.65">
                <text:p>12379.6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2819.63">
                <text:p>12819.63</text:p>
              </table:table-cell>
              <table:table-cell office:value-type="float" office:value="12822.26">
                <text:p>12822.2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2886.23">
                <text:p>12886.23</text:p>
              </table:table-cell>
              <table:table-cell office:value-type="float" office:value="12835.28">
                <text:p>12835.2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2865.75">
                <text:p>12865.75</text:p>
              </table:table-cell>
              <table:table-cell office:value-type="float" office:value="12838.66">
                <text:p>12838.6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2919.31">
                <text:p>12919.31</text:p>
              </table:table-cell>
              <table:table-cell office:value-type="float" office:value="12838.06">
                <text:p>12838.0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3183.5">
                <text:p>13183.5</text:p>
              </table:table-cell>
              <table:table-cell office:value-type="float" office:value="13103.39">
                <text:p>13103.39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3165.29">
                <text:p>13165.29</text:p>
              </table:table-cell>
              <table:table-cell office:value-type="float" office:value="13104.25">
                <text:p>13104.2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3194.93">
                <text:p>13194.93</text:p>
              </table:table-cell>
              <table:table-cell office:value-type="float" office:value="13171.83">
                <text:p>13171.8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2898.11">
                <text:p>12898.11</text:p>
              </table:table-cell>
              <table:table-cell office:value-type="float" office:value="13046.92">
                <text:p>13046.9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2915.27">
                <text:p>12915.27</text:p>
              </table:table-cell>
              <table:table-cell office:value-type="float" office:value="12919.61">
                <text:p>12919.6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2857.3">
                <text:p>12857.3</text:p>
              </table:table-cell>
              <table:table-cell office:value-type="float" office:value="12874.97">
                <text:p>12874.9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2812.11">
                <text:p>12812.11</text:p>
              </table:table-cell>
              <table:table-cell office:value-type="float" office:value="12930.98">
                <text:p>12930.9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2642.23">
                <text:p>12642.23</text:p>
              </table:table-cell>
              <table:table-cell office:value-type="float" office:value="12697.36">
                <text:p>12697.3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2817.19">
                <text:p>12817.19</text:p>
              </table:table-cell>
              <table:table-cell office:value-type="float" office:value="12799.97">
                <text:p>12799.9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442.22">
                <text:p>12442.22</text:p>
              </table:table-cell>
              <table:table-cell office:value-type="float" office:value="12633.71">
                <text:p>12633.7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639.17">
                <text:p>12639.17</text:p>
              </table:table-cell>
              <table:table-cell office:value-type="float" office:value="12489.46">
                <text:p>12489.4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542.58">
                <text:p>12542.58</text:p>
              </table:table-cell>
              <table:table-cell office:value-type="float" office:value="12494.81">
                <text:p>12494.8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2660.09">
                <text:p>12660.09</text:p>
              </table:table-cell>
              <table:table-cell office:value-type="float" office:value="12616.8">
                <text:p>12616.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2774.77">
                <text:p>12774.77</text:p>
              </table:table-cell>
              <table:table-cell office:value-type="float" office:value="12733.45">
                <text:p>12733.4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2644.6">
                <text:p>12644.6</text:p>
              </table:table-cell>
              <table:table-cell office:value-type="float" office:value="12528.18">
                <text:p>12528.1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2378.8">
                <text:p>12378.8</text:p>
              </table:table-cell>
              <table:table-cell office:value-type="float" office:value="12608.46">
                <text:p>12608.4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91.72">
                <text:p>12391.72</text:p>
              </table:table-cell>
              <table:table-cell office:value-type="float" office:value="12266.89">
                <text:p>12266.8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287.94">
                <text:p>12287.94</text:p>
              </table:table-cell>
              <table:table-cell office:value-type="float" office:value="12310.93">
                <text:p>12310.9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090.41">
                <text:p>12090.41</text:p>
              </table:table-cell>
              <table:table-cell office:value-type="float" office:value="12232.12">
                <text:p>12232.1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308.48">
                <text:p>12308.48</text:p>
              </table:table-cell>
              <table:table-cell office:value-type="float" office:value="12089.39">
                <text:p>12089.3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102.25">
                <text:p>12102.25</text:p>
              </table:table-cell>
              <table:table-cell office:value-type="float" office:value="12177.87">
                <text:p>12177.8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2459.81">
                <text:p>12459.81</text:p>
              </table:table-cell>
              <table:table-cell office:value-type="float" office:value="12093.94">
                <text:p>12093.9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2360.09">
                <text:p>12360.09</text:p>
              </table:table-cell>
              <table:table-cell office:value-type="float" office:value="12523.76">
                <text:p>12523.7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194.48">
                <text:p>12194.48</text:p>
              </table:table-cell>
              <table:table-cell office:value-type="float" office:value="12262.97">
                <text:p>12262.9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375.18">
                <text:p>12375.18</text:p>
              </table:table-cell>
              <table:table-cell office:value-type="float" office:value="12330.76">
                <text:p>12330.7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347.49">
                <text:p>12347.49</text:p>
              </table:table-cell>
              <table:table-cell office:value-type="float" office:value="12281.53">
                <text:p>12281.5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312.44">
                <text:p>12312.44</text:p>
              </table:table-cell>
              <table:table-cell office:value-type="float" office:value="12382.14">
                <text:p>12382.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168.37">
                <text:p>12168.37</text:p>
              </table:table-cell>
              <table:table-cell office:value-type="float" office:value="12224.96">
                <text:p>12224.9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1661.36">
                <text:p>11661.36</text:p>
              </table:table-cell>
              <table:table-cell office:value-type="float" office:value="11911.35">
                <text:p>11911.3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1876.34">
                <text:p>11876.34</text:p>
              </table:table-cell>
              <table:table-cell office:value-type="float" office:value="11949.28">
                <text:p>11949.2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223.42">
                <text:p>12223.42</text:p>
              </table:table-cell>
              <table:table-cell office:value-type="float" office:value="11970.29">
                <text:p>11970.29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719.15">
                <text:p>12719.15</text:p>
              </table:table-cell>
              <table:table-cell office:value-type="float" office:value="12530.16">
                <text:p>12530.1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2859.83">
                <text:p>12859.83</text:p>
              </table:table-cell>
              <table:table-cell office:value-type="float" office:value="12617.99">
                <text:p>12617.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2722.68">
                <text:p>12722.68</text:p>
              </table:table-cell>
              <table:table-cell office:value-type="float" office:value="12819.59">
                <text:p>12819.59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2565.16">
                <text:p>12565.16</text:p>
              </table:table-cell>
              <table:table-cell office:value-type="float" office:value="12847.68">
                <text:p>12847.6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2390.03">
                <text:p>12390.03</text:p>
              </table:table-cell>
              <table:table-cell office:value-type="float" office:value="12430.56">
                <text:p>12430.5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2147.12">
                <text:p>12147.12</text:p>
              </table:table-cell>
              <table:table-cell office:value-type="float" office:value="12487.36">
                <text:p>12487.3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896.7">
                <text:p>11896.7</text:p>
              </table:table-cell>
              <table:table-cell office:value-type="float" office:value="12021.28">
                <text:p>12021.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649.37">
                <text:p>11649.37</text:p>
              </table:table-cell>
              <table:table-cell office:value-type="float" office:value="11586.85">
                <text:p>11586.8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746.78">
                <text:p>11746.78</text:p>
              </table:table-cell>
              <table:table-cell office:value-type="float" office:value="11781.13">
                <text:p>11781.1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530.2">
                <text:p>11530.2</text:p>
              </table:table-cell>
              <table:table-cell office:value-type="float" office:value="11657.69">
                <text:p>11657.6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488.99">
                <text:p>11488.99</text:p>
              </table:table-cell>
              <table:table-cell office:value-type="float" office:value="11504.65">
                <text:p>11504.6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86.04">
                <text:p>11186.04</text:p>
              </table:table-cell>
              <table:table-cell office:value-type="float" office:value="11391.28">
                <text:p>11391.2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896.28">
                <text:p>10896.28</text:p>
              </table:table-cell>
              <table:table-cell office:value-type="float" office:value="11073.87">
                <text:p>11073.8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1088.12">
                <text:p>11088.12</text:p>
              </table:table-cell>
              <table:table-cell office:value-type="float" office:value="11065.93">
                <text:p>11065.9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1029.33">
                <text:p>11029.33</text:p>
              </table:table-cell>
              <table:table-cell office:value-type="float" office:value="11223.71">
                <text:p>11223.7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1200.92">
                <text:p>11200.92</text:p>
              </table:table-cell>
              <table:table-cell office:value-type="float" office:value="11075.29">
                <text:p>11075.29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83.86">
                <text:p>10683.86</text:p>
              </table:table-cell>
              <table:table-cell office:value-type="float" office:value="11058.87">
                <text:p>11058.8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70.85">
                <text:p>10470.85</text:p>
              </table:table-cell>
              <table:table-cell office:value-type="float" office:value="10465.17">
                <text:p>10465.1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418.04">
                <text:p>10418.04</text:p>
              </table:table-cell>
              <table:table-cell office:value-type="float" office:value="10337.02">
                <text:p>10337.0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669.99">
                <text:p>10669.99</text:p>
              </table:table-cell>
              <table:table-cell office:value-type="float" office:value="10542.66">
                <text:p>10542.6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777.74">
                <text:p>10777.74</text:p>
              </table:table-cell>
              <table:table-cell office:value-type="float" office:value="10819.5">
                <text:p>10819.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948.24">
                <text:p>10948.24</text:p>
              </table:table-cell>
              <table:table-cell office:value-type="float" office:value="10824.99">
                <text:p>10824.9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0882.44">
                <text:p>10882.44</text:p>
              </table:table-cell>
              <table:table-cell office:value-type="float" office:value="10904.48">
                <text:p>10904.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0640.77">
                <text:p>10640.77</text:p>
              </table:table-cell>
              <table:table-cell office:value-type="float" office:value="10759.27">
                <text:p>10759.2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0716.51">
                <text:p>10716.51</text:p>
              </table:table-cell>
              <table:table-cell office:value-type="float" office:value="10606.2">
                <text:p>10606.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0627.07">
                <text:p>10627.07</text:p>
              </table:table-cell>
              <table:table-cell office:value-type="float" office:value="10729.46">
                <text:p>10729.46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0543.36">
                <text:p>10543.36</text:p>
              </table:table-cell>
              <table:table-cell office:value-type="float" office:value="10466.8">
                <text:p>10466.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1195.21">
                <text:p>11195.21</text:p>
              </table:table-cell>
              <table:table-cell office:value-type="float" office:value="10861.64">
                <text:p>10861.6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0812.74">
                <text:p>10812.74</text:p>
              </table:table-cell>
              <table:table-cell office:value-type="float" office:value="11107.74">
                <text:p>11107.7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0658.47">
                <text:p>10658.47</text:p>
              </table:table-cell>
              <table:table-cell office:value-type="float" office:value="10795.63">
                <text:p>10795.6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0551.07">
                <text:p>10551.07</text:p>
              </table:table-cell>
              <table:table-cell office:value-type="float" office:value="10659.99">
                <text:p>10659.9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0299.31">
                <text:p>10299.31</text:p>
              </table:table-cell>
              <table:table-cell office:value-type="float" office:value="10336.09">
                <text:p>10336.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37.38">
                <text:p>10437.38</text:p>
              </table:table-cell>
              <table:table-cell office:value-type="float" office:value="10513.79">
                <text:p>10513.7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0370.25">
                <text:p>10370.25</text:p>
              </table:table-cell>
              <table:table-cell office:value-type="float" office:value="10415.03">
                <text:p>10415.0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519.44">
                <text:p>10519.44</text:p>
              </table:table-cell>
              <table:table-cell office:value-type="float" office:value="10249.85">
                <text:p>10249.8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0704.35">
                <text:p>10704.35</text:p>
              </table:table-cell>
              <table:table-cell office:value-type="float" office:value="10675.9">
                <text:p>10675.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607.35">
                <text:p>10607.35</text:p>
              </table:table-cell>
              <table:table-cell office:value-type="float" office:value="10625.78">
                <text:p>10625.7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420.26">
                <text:p>10420.26</text:p>
              </table:table-cell>
              <table:table-cell office:value-type="float" office:value="10301.54">
                <text:p>10301.5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678.19">
                <text:p>10678.19</text:p>
              </table:table-cell>
              <table:table-cell office:value-type="float" office:value="10279.76">
                <text:p>10279.7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0733.97">
                <text:p>10733.97</text:p>
              </table:table-cell>
              <table:table-cell office:value-type="float" office:value="10696.56">
                <text:p>10696.5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490.65">
                <text:p>10490.65</text:p>
              </table:table-cell>
              <table:table-cell office:value-type="float" office:value="10564.74">
                <text:p>10564.7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1.56">
                <text:p>10301.56</text:p>
              </table:table-cell>
              <table:table-cell office:value-type="float" office:value="10332.89">
                <text:p>10332.8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0464.11">
                <text:p>10464.11</text:p>
              </table:table-cell>
              <table:table-cell office:value-type="float" office:value="10356.7">
                <text:p>10356.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889.03">
                <text:p>9889.03</text:p>
              </table:table-cell>
              <table:table-cell office:value-type="float" office:value="10075.17">
                <text:p>10075.1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535.27">
                <text:p>9535.27</text:p>
              </table:table-cell>
              <table:table-cell office:value-type="float" office:value="9525.77">
                <text:p>9525.7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87.45">
                <text:p>9587.45</text:p>
              </table:table-cell>
              <table:table-cell office:value-type="float" office:value="9570.82">
                <text:p>9570.8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610.67">
                <text:p>9610.67</text:p>
              </table:table-cell>
              <table:table-cell office:value-type="float" office:value="9544.75">
                <text:p>9544.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970.79">
                <text:p>9970.79</text:p>
              </table:table-cell>
              <table:table-cell office:value-type="float" office:value="9935.84">
                <text:p>9935.8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9725.88">
                <text:p>9725.88</text:p>
              </table:table-cell>
              <table:table-cell office:value-type="float" office:value="9815.97">
                <text:p>9815.9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793.5">
                <text:p>9793.5</text:p>
              </table:table-cell>
              <table:table-cell office:value-type="float" office:value="9632.52">
                <text:p>9632.5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9621.24">
                <text:p>9621.24</text:p>
              </table:table-cell>
              <table:table-cell office:value-type="float" office:value="10000.96">
                <text:p>10000.9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987.37">
                <text:p>9987.37</text:p>
              </table:table-cell>
              <table:table-cell office:value-type="float" office:value="9874.26">
                <text:p>9874.2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9242.06">
                <text:p>9242.06</text:p>
              </table:table-cell>
              <table:table-cell office:value-type="float" office:value="9700.57">
                <text:p>9700.5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536.33">
                <text:p>8536.33</text:p>
              </table:table-cell>
              <table:table-cell office:value-type="float" office:value="8741.15">
                <text:p>8741.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080.49">
                <text:p>9080.49</text:p>
              </table:table-cell>
              <table:table-cell office:value-type="float" office:value="8928.95">
                <text:p>8928.9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495.94">
                <text:p>8495.94</text:p>
              </table:table-cell>
              <table:table-cell office:value-type="float" office:value="8610.43">
                <text:p>8610.4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613.35">
                <text:p>8613.35</text:p>
              </table:table-cell>
              <table:table-cell office:value-type="float" office:value="8441.71">
                <text:p>8441.7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9141.17">
                <text:p>9141.17</text:p>
              </table:table-cell>
              <table:table-cell office:value-type="float" office:value="8939.1">
                <text:p>8939.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8728.48">
                <text:p>8728.48</text:p>
              </table:table-cell>
              <table:table-cell office:value-type="float" office:value="8742.25">
                <text:p>8742.2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480.78">
                <text:p>9480.78</text:p>
              </table:table-cell>
              <table:table-cell office:value-type="float" office:value="9232.08">
                <text:p>9232.0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863.99">
                <text:p>9863.99</text:p>
              </table:table-cell>
              <table:table-cell office:value-type="float" office:value="9161.13">
                <text:p>9161.1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0601.85">
                <text:p>10601.85</text:p>
              </table:table-cell>
              <table:table-cell office:value-type="float" office:value="10438.68">
                <text:p>10438.6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724.98">
                <text:p>10724.98</text:p>
              </table:table-cell>
              <table:table-cell office:value-type="float" office:value="10475.49">
                <text:p>10475.4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0690.08">
                <text:p>10690.08</text:p>
              </table:table-cell>
              <table:table-cell office:value-type="float" office:value="10625.02">
                <text:p>10625.0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1694.56">
                <text:p>11694.56</text:p>
              </table:table-cell>
              <table:table-cell office:value-type="float" office:value="11541.87">
                <text:p>11541.8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2191.41">
                <text:p>12191.41</text:p>
              </table:table-cell>
              <table:table-cell office:value-type="float" office:value="11944.72">
                <text:p>11944.7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1992.59">
                <text:p>11992.59</text:p>
              </table:table-cell>
              <table:table-cell office:value-type="float" office:value="12127.69">
                <text:p>12127.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2013.06">
                <text:p>12013.06</text:p>
              </table:table-cell>
              <table:table-cell office:value-type="float" office:value="11985.39">
                <text:p>11985.39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2030.27">
                <text:p>12030.27</text:p>
              </table:table-cell>
              <table:table-cell office:value-type="float" office:value="11857.87">
                <text:p>11857.8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1891.87">
                <text:p>11891.87</text:p>
              </table:table-cell>
              <table:table-cell office:value-type="float" office:value="11890.35">
                <text:p>11890.3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2526.6">
                <text:p>12526.6</text:p>
              </table:table-cell>
              <table:table-cell office:value-type="float" office:value="12367.46">
                <text:p>12367.46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682.16">
                <text:p>12682.16</text:p>
              </table:table-cell>
              <table:table-cell office:value-type="float" office:value="12774.88">
                <text:p>12774.8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3132.04">
                <text:p>13132.04</text:p>
              </table:table-cell>
              <table:table-cell office:value-type="float" office:value="12790.49">
                <text:p>12790.4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3231.38">
                <text:p>13231.38</text:p>
              </table:table-cell>
              <table:table-cell office:value-type="float" office:value="13035.24">
                <text:p>13035.2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3609.94">
                <text:p>13609.94</text:p>
              </table:table-cell>
              <table:table-cell office:value-type="float" office:value="13579.33">
                <text:p>13579.33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3774.44">
                <text:p>13774.44</text:p>
              </table:table-cell>
              <table:table-cell office:value-type="float" office:value="13664">
                <text:p>1366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3751.05">
                <text:p>13751.05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3668.94">
                <text:p>13668.94</text:p>
              </table:table-cell>
              <table:table-cell office:value-type="float" office:value="13681.19">
                <text:p>13681.19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3770.67">
                <text:p>13770.67</text:p>
              </table:table-cell>
              <table:table-cell office:value-type="float" office:value="13783.89">
                <text:p>13783.89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3756.47">
                <text:p>13756.47</text:p>
              </table:table-cell>
              <table:table-cell office:value-type="float" office:value="13744.21">
                <text:p>13744.21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3695.93">
                <text:p>13695.93</text:p>
              </table:table-cell>
              <table:table-cell office:value-type="float" office:value="13745.43">
                <text:p>13745.43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3671.15">
                <text:p>13671.15</text:p>
              </table:table-cell>
              <table:table-cell office:value-type="float" office:value="13749.78">
                <text:p>13749.78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3604.74">
                <text:p>13604.74</text:p>
              </table:table-cell>
              <table:table-cell office:value-type="float" office:value="13627.84">
                <text:p>13627.8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476">
                <text:p>13476</text:p>
              </table:table-cell>
              <table:table-cell office:value-type="float" office:value="13494.03">
                <text:p>13494.03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3530.77">
                <text:p>13530.77</text:p>
              </table:table-cell>
              <table:table-cell office:value-type="float" office:value="13513.81">
                <text:p>13513.81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3570.33">
                <text:p>13570.33</text:p>
              </table:table-cell>
              <table:table-cell office:value-type="float" office:value="13574.82">
                <text:p>13574.82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3224.27">
                <text:p>13224.27</text:p>
              </table:table-cell>
              <table:table-cell office:value-type="float" office:value="13478.33">
                <text:p>13478.33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3135.61">
                <text:p>13135.61</text:p>
              </table:table-cell>
              <table:table-cell office:value-type="float" office:value="13281.74">
                <text:p>13281.7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3033.17">
                <text:p>13033.17</text:p>
              </table:table-cell>
              <table:table-cell office:value-type="float" office:value="13045.19">
                <text:p>13045.19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3196.8">
                <text:p>13196.8</text:p>
              </table:table-cell>
              <table:table-cell office:value-type="float" office:value="12981.97">
                <text:p>12981.97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3186.49">
                <text:p>13186.49</text:p>
              </table:table-cell>
              <table:table-cell office:value-type="float" office:value="13157.12">
                <text:p>13157.1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3316.42">
                <text:p>13316.42</text:p>
              </table:table-cell>
              <table:table-cell office:value-type="float" office:value="13345">
                <text:p>13345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3274.01">
                <text:p>13274.01</text:p>
              </table:table-cell>
              <table:table-cell office:value-type="float" office:value="13323.69">
                <text:p>13323.69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3374.99">
                <text:p>13374.99</text:p>
              </table:table-cell>
              <table:table-cell office:value-type="float" office:value="13204.77">
                <text:p>13204.77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13512.84">
                <text:p>13512.84</text:p>
              </table:table-cell>
              <table:table-cell office:value-type="float" office:value="13576.68">
                <text:p>13576.6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3455.9">
                <text:p>13455.9</text:p>
              </table:table-cell>
              <table:table-cell office:value-type="float" office:value="13388.42">
                <text:p>13388.4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13601.65">
                <text:p>13601.65</text:p>
              </table:table-cell>
              <table:table-cell office:value-type="float" office:value="13515.75">
                <text:p>13515.75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3456.9">
                <text:p>13456.9</text:p>
              </table:table-cell>
              <table:table-cell office:value-type="float" office:value="13555.87">
                <text:p>13555.87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3503.83">
                <text:p>13503.83</text:p>
              </table:table-cell>
              <table:table-cell office:value-type="float" office:value="13548.94">
                <text:p>13548.9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3513.48">
                <text:p>13513.48</text:p>
              </table:table-cell>
              <table:table-cell office:value-type="float" office:value="13526.13">
                <text:p>13526.13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3463.46">
                <text:p>13463.46</text:p>
              </table:table-cell>
              <table:table-cell office:value-type="float" office:value="13429.43">
                <text:p>13429.43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3444.95">
                <text:p>13444.95</text:p>
              </table:table-cell>
              <table:table-cell office:value-type="float" office:value="13432.3">
                <text:p>13432.3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3439.2">
                <text:p>13439.2</text:p>
              </table:table-cell>
              <table:table-cell office:value-type="float" office:value="13456.49">
                <text:p>13456.49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13521.86">
                <text:p>13521.86</text:p>
              </table:table-cell>
              <table:table-cell office:value-type="float" office:value="13451.52">
                <text:p>13451.5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3533.46">
                <text:p>13533.46</text:p>
              </table:table-cell>
              <table:table-cell office:value-type="float" office:value="13483.31">
                <text:p>13483.31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13474.76">
                <text:p>13474.76</text:p>
              </table:table-cell>
              <table:table-cell office:value-type="float" office:value="13495.06">
                <text:p>13495.06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13140.49">
                <text:p>13140.49</text:p>
              </table:table-cell>
              <table:table-cell office:value-type="float" office:value="13320.18">
                <text:p>13320.1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3199.59">
                <text:p>13199.59</text:p>
              </table:table-cell>
              <table:table-cell office:value-type="float" office:value="13226.83">
                <text:p>13226.83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13085.49">
                <text:p>13085.49</text:p>
              </table:table-cell>
              <table:table-cell office:value-type="float" office:value="13126.99">
                <text:p>13126.99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13266.39">
                <text:p>13266.39</text:p>
              </table:table-cell>
              <table:table-cell office:value-type="float" office:value="13219.14">
                <text:p>13219.1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13233.71">
                <text:p>13233.71</text:p>
              </table:table-cell>
              <table:table-cell office:value-type="float" office:value="13385.93">
                <text:p>13385.93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13301.43">
                <text:p>13301.43</text:p>
              </table:table-cell>
              <table:table-cell office:value-type="float" office:value="13249.01">
                <text:p>13249.0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3338.32">
                <text:p>13338.32</text:p>
              </table:table-cell>
              <table:table-cell office:value-type="float" office:value="13337.11">
                <text:p>13337.11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13304.77">
                <text:p>13304.77</text:p>
              </table:table-cell>
              <table:table-cell office:value-type="float" office:value="13300.98">
                <text:p>13300.98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13210.26">
                <text:p>13210.26</text:p>
              </table:table-cell>
              <table:table-cell office:value-type="float" office:value="13318.9">
                <text:p>13318.9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13226.7">
                <text:p>13226.7</text:p>
              </table:table-cell>
              <table:table-cell office:value-type="float" office:value="13211.96">
                <text:p>13211.96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13266.35">
                <text:p>13266.35</text:p>
              </table:table-cell>
              <table:table-cell office:value-type="float" office:value="13222.16">
                <text:p>13222.16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3391.27">
                <text:p>13391.27</text:p>
              </table:table-cell>
              <table:table-cell office:value-type="float" office:value="13287.83">
                <text:p>13287.83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13349.86">
                <text:p>13349.86</text:p>
              </table:table-cell>
              <table:table-cell office:value-type="float" office:value="13407.66">
                <text:p>13407.66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13383.26">
                <text:p>13383.26</text:p>
              </table:table-cell>
              <table:table-cell office:value-type="float" office:value="13282.72">
                <text:p>13282.72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13167.56">
                <text:p>13167.56</text:p>
              </table:table-cell>
              <table:table-cell office:value-type="float" office:value="13221.64">
                <text:p>13221.6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3075.43">
                <text:p>13075.43</text:p>
              </table:table-cell>
              <table:table-cell office:value-type="float" office:value="13146.74">
                <text:p>13146.7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3065.83">
                <text:p>13065.83</text:p>
              </table:table-cell>
              <table:table-cell office:value-type="float" office:value="13070.72">
                <text:p>13070.72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13147.57">
                <text:p>13147.57</text:p>
              </table:table-cell>
              <table:table-cell office:value-type="float" office:value="13105.61">
                <text:p>13105.61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3087.51">
                <text:p>13087.51</text:p>
              </table:table-cell>
              <table:table-cell office:value-type="float" office:value="13166.58">
                <text:p>13166.58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13144.38">
                <text:p>13144.38</text:p>
              </table:table-cell>
              <table:table-cell office:value-type="float" office:value="13054.8">
                <text:p>13054.8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2998.66">
                <text:p>12998.66</text:p>
              </table:table-cell>
              <table:table-cell office:value-type="float" office:value="13140.57">
                <text:p>13140.57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3039.61">
                <text:p>13039.61</text:p>
              </table:table-cell>
              <table:table-cell office:value-type="float" office:value="12989.29">
                <text:p>12989.29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3264.93">
                <text:p>13264.93</text:p>
              </table:table-cell>
              <table:table-cell office:value-type="float" office:value="12964.68">
                <text:p>12964.68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13179.25">
                <text:p>13179.25</text:p>
              </table:table-cell>
              <table:table-cell office:value-type="float" office:value="13236.38">
                <text:p>13236.38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13247.61">
                <text:p>13247.61</text:p>
              </table:table-cell>
              <table:table-cell office:value-type="float" office:value="13245.58">
                <text:p>13245.58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13291.09">
                <text:p>13291.09</text:p>
              </table:table-cell>
              <table:table-cell office:value-type="float" office:value="13287.07">
                <text:p>13287.07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3256.4">
                <text:p>13256.4</text:p>
              </table:table-cell>
              <table:table-cell office:value-type="float" office:value="13236.42">
                <text:p>13236.42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13247.51">
                <text:p>13247.51</text:p>
              </table:table-cell>
              <table:table-cell office:value-type="float" office:value="13246.45">
                <text:p>13246.45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3145.77">
                <text:p>13145.77</text:p>
              </table:table-cell>
              <table:table-cell office:value-type="float" office:value="13163.88">
                <text:p>13163.88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3083">
                <text:p>13083</text:p>
              </table:table-cell>
              <table:table-cell office:value-type="float" office:value="13137.7">
                <text:p>13137.7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13127.45">
                <text:p>13127.45</text:p>
              </table:table-cell>
              <table:table-cell office:value-type="float" office:value="13158.14">
                <text:p>13158.1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3235.28">
                <text:p>13235.28</text:p>
              </table:table-cell>
              <table:table-cell office:value-type="float" office:value="13221.12">
                <text:p>13221.12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13255.78">
                <text:p>13255.78</text:p>
              </table:table-cell>
              <table:table-cell office:value-type="float" office:value="13207.01">
                <text:p>13207.01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3261.72">
                <text:p>13261.72</text:p>
              </table:table-cell>
              <table:table-cell office:value-type="float" office:value="13241.75">
                <text:p>13241.75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3198.33">
                <text:p>13198.33</text:p>
              </table:table-cell>
              <table:table-cell office:value-type="float" office:value="13180.23">
                <text:p>13180.23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3244.05">
                <text:p>13244.05</text:p>
              </table:table-cell>
              <table:table-cell office:value-type="float" office:value="13230.07">
                <text:p>13230.07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3243.53">
                <text:p>13243.53</text:p>
              </table:table-cell>
              <table:table-cell office:value-type="float" office:value="13283.51">
                <text:p>13283.51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3170.18">
                <text:p>13170.18</text:p>
              </table:table-cell>
              <table:table-cell office:value-type="float" office:value="13198.37">
                <text:p>13198.37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3248.62">
                <text:p>13248.62</text:p>
              </table:table-cell>
              <table:table-cell office:value-type="float" office:value="13228.56">
                <text:p>13228.56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3258.26">
                <text:p>13258.26</text:p>
              </table:table-cell>
              <table:table-cell office:value-type="float" office:value="13289.46">
                <text:p>13289.46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3150.94">
                <text:p>13150.94</text:p>
              </table:table-cell>
              <table:table-cell office:value-type="float" office:value="13179.89">
                <text:p>13179.89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3134.33">
                <text:p>13134.33</text:p>
              </table:table-cell>
              <table:table-cell office:value-type="float" office:value="13148.5">
                <text:p>13148.5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13022.95">
                <text:p>13022.95</text:p>
              </table:table-cell>
              <table:table-cell office:value-type="float" office:value="13136.28">
                <text:p>13136.2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2912.09">
                <text:p>12912.09</text:p>
              </table:table-cell>
              <table:table-cell office:value-type="float" office:value="12961.05">
                <text:p>12961.05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2937.59">
                <text:p>12937.59</text:p>
              </table:table-cell>
              <table:table-cell office:value-type="float" office:value="12866.79">
                <text:p>12866.79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12929.42">
                <text:p>12929.42</text:p>
              </table:table-cell>
              <table:table-cell office:value-type="float" office:value="12910.23">
                <text:p>12910.23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2946.34">
                <text:p>12946.34</text:p>
              </table:table-cell>
              <table:table-cell office:value-type="float" office:value="12939.62">
                <text:p>12939.6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2897.4">
                <text:p>12897.4</text:p>
              </table:table-cell>
              <table:table-cell office:value-type="float" office:value="12941.71">
                <text:p>12941.71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12886.42">
                <text:p>12886.42</text:p>
              </table:table-cell>
              <table:table-cell office:value-type="float" office:value="12894.51">
                <text:p>12894.51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12860.63">
                <text:p>12860.63</text:p>
              </table:table-cell>
              <table:table-cell office:value-type="float" office:value="12872.1">
                <text:p>12872.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12702.92">
                <text:p>12702.92</text:p>
              </table:table-cell>
              <table:table-cell office:value-type="float" office:value="12798.19">
                <text:p>12798.19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2757.73">
                <text:p>12757.73</text:p>
              </table:table-cell>
              <table:table-cell office:value-type="float" office:value="12754.69">
                <text:p>12754.69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12661.93">
                <text:p>12661.93</text:p>
              </table:table-cell>
              <table:table-cell office:value-type="float" office:value="12747.96">
                <text:p>12747.96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2637.01">
                <text:p>12637.01</text:p>
              </table:table-cell>
              <table:table-cell office:value-type="float" office:value="12633.6">
                <text:p>12633.6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2655.32">
                <text:p>12655.32</text:p>
              </table:table-cell>
              <table:table-cell office:value-type="float" office:value="12654.95">
                <text:p>12654.95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2644.18">
                <text:p>12644.18</text:p>
              </table:table-cell>
              <table:table-cell office:value-type="float" office:value="12670.11">
                <text:p>12670.11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2565.68">
                <text:p>12565.68</text:p>
              </table:table-cell>
              <table:table-cell office:value-type="float" office:value="12629.79">
                <text:p>12629.79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2468.78">
                <text:p>12468.78</text:p>
              </table:table-cell>
              <table:table-cell office:value-type="float" office:value="12486.56">
                <text:p>12486.56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2248.88">
                <text:p>12248.88</text:p>
              </table:table-cell>
              <table:table-cell office:value-type="float" office:value="12511.65">
                <text:p>12511.65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2082.89">
                <text:p>12082.89</text:p>
              </table:table-cell>
              <table:table-cell office:value-type="float" office:value="12164.2">
                <text:p>12164.2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1973.82">
                <text:p>11973.82</text:p>
              </table:table-cell>
              <table:table-cell office:value-type="float" office:value="12094.26">
                <text:p>12094.26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2097.89">
                <text:p>12097.89</text:p>
              </table:table-cell>
              <table:table-cell office:value-type="float" office:value="11970.2">
                <text:p>11970.2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2008.77">
                <text:p>12008.77</text:p>
              </table:table-cell>
              <table:table-cell office:value-type="float" office:value="12097.43">
                <text:p>12097.4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1958.31">
                <text:p>11958.31</text:p>
              </table:table-cell>
              <table:table-cell office:value-type="float" office:value="12012.81">
                <text:p>12012.8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2221.74">
                <text:p>12221.74</text:p>
              </table:table-cell>
              <table:table-cell office:value-type="float" office:value="11925.25">
                <text:p>11925.25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2469.67">
                <text:p>12469.67</text:p>
              </table:table-cell>
              <table:table-cell office:value-type="float" office:value="12263.83">
                <text:p>12263.83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2367.81">
                <text:p>12367.81</text:p>
              </table:table-cell>
              <table:table-cell office:value-type="float" office:value="12428.08">
                <text:p>12428.08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2327.79">
                <text:p>12327.79</text:p>
              </table:table-cell>
              <table:table-cell office:value-type="float" office:value="12380.94">
                <text:p>12380.9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2227.77">
                <text:p>12227.77</text:p>
              </table:table-cell>
              <table:table-cell office:value-type="float" office:value="12288.54">
                <text:p>12288.5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2250.08">
                <text:p>12250.08</text:p>
              </table:table-cell>
              <table:table-cell office:value-type="float" office:value="12234.18">
                <text:p>12234.18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2368.96">
                <text:p>12368.96</text:p>
              </table:table-cell>
              <table:table-cell office:value-type="float" office:value="12307.15">
                <text:p>12307.15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2432.3">
                <text:p>12432.3</text:p>
              </table:table-cell>
              <table:table-cell office:value-type="float" office:value="12342.33">
                <text:p>12342.33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2462.57">
                <text:p>12462.57</text:p>
              </table:table-cell>
              <table:table-cell office:value-type="float" office:value="12468.01">
                <text:p>12468.01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2355.92">
                <text:p>12355.92</text:p>
              </table:table-cell>
              <table:table-cell office:value-type="float" office:value="12457.7">
                <text:p>12457.7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2361.23">
                <text:p>12361.23</text:p>
              </table:table-cell>
              <table:table-cell office:value-type="float" office:value="12389.62">
                <text:p>12389.62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2370.96">
                <text:p>12370.96</text:p>
              </table:table-cell>
              <table:table-cell office:value-type="float" office:value="12372.61">
                <text:p>12372.61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2387.68">
                <text:p>12387.68</text:p>
              </table:table-cell>
              <table:table-cell office:value-type="float" office:value="12380.31">
                <text:p>12380.31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12412.72">
                <text:p>12412.72</text:p>
              </table:table-cell>
              <table:table-cell office:value-type="float" office:value="12468.53">
                <text:p>12468.53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2399.4">
                <text:p>12399.4</text:p>
              </table:table-cell>
              <table:table-cell office:value-type="float" office:value="12410.25">
                <text:p>12410.25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2341.84">
                <text:p>12341.84</text:p>
              </table:table-cell>
              <table:table-cell office:value-type="float" office:value="12359.07">
                <text:p>12359.07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2210.88">
                <text:p>12210.88</text:p>
              </table:table-cell>
              <table:table-cell office:value-type="float" office:value="12268.71">
                <text:p>12268.71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2210.87">
                <text:p>12210.87</text:p>
              </table:table-cell>
              <table:table-cell office:value-type="float" office:value="12226.1">
                <text:p>12226.1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2146">
                <text:p>12146</text:p>
              </table:table-cell>
              <table:table-cell office:value-type="float" office:value="12191.73">
                <text:p>12191.73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2117.9">
                <text:p>12117.9</text:p>
              </table:table-cell>
              <table:table-cell office:value-type="float" office:value="12126.78">
                <text:p>12126.78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12043.96">
                <text:p>12043.96</text:p>
              </table:table-cell>
              <table:table-cell office:value-type="float" office:value="12025.04">
                <text:p>12025.04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1921.94">
                <text:p>11921.94</text:p>
              </table:table-cell>
              <table:table-cell office:value-type="float" office:value="11910.86">
                <text:p>11910.86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1939.99">
                <text:p>11939.99</text:p>
              </table:table-cell>
              <table:table-cell office:value-type="float" office:value="11953.78">
                <text:p>11953.7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1850.3">
                <text:p>11850.3</text:p>
              </table:table-cell>
              <table:table-cell office:value-type="float" office:value="11939.28">
                <text:p>11939.28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1686.84">
                <text:p>11686.84</text:p>
              </table:table-cell>
              <table:table-cell office:value-type="float" office:value="11838.88">
                <text:p>11838.88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11704.67">
                <text:p>11704.67</text:p>
              </table:table-cell>
              <table:table-cell office:value-type="float" office:value="11701.02">
                <text:p>11701.02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11638.51">
                <text:p>11638.51</text:p>
              </table:table-cell>
              <table:table-cell office:value-type="float" office:value="11730.02">
                <text:p>11730.02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11619.66">
                <text:p>11619.66</text:p>
              </table:table-cell>
              <table:table-cell office:value-type="float" office:value="11658.04">
                <text:p>11658.04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1805.48">
                <text:p>11805.48</text:p>
              </table:table-cell>
              <table:table-cell office:value-type="float" office:value="11611.51">
                <text:p>11611.51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11756.21">
                <text:p>11756.21</text:p>
              </table:table-cell>
              <table:table-cell office:value-type="float" office:value="11747.04">
                <text:p>11747.04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11673.66">
                <text:p>11673.66</text:p>
              </table:table-cell>
              <table:table-cell office:value-type="float" office:value="11802.85">
                <text:p>11802.8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11711.78">
                <text:p>11711.78</text:p>
              </table:table-cell>
              <table:table-cell office:value-type="float" office:value="11651.18">
                <text:p>11651.18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11679.72">
                <text:p>11679.72</text:p>
              </table:table-cell>
              <table:table-cell office:value-type="float" office:value="11715.37">
                <text:p>11715.37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1460.65">
                <text:p>11460.65</text:p>
              </table:table-cell>
              <table:table-cell office:value-type="float" office:value="11562.74">
                <text:p>11562.7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11522.46">
                <text:p>11522.46</text:p>
              </table:table-cell>
              <table:table-cell office:value-type="float" office:value="11412.67">
                <text:p>11412.67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11758.75">
                <text:p>11758.75</text:p>
              </table:table-cell>
              <table:table-cell office:value-type="float" office:value="11492.66">
                <text:p>11492.66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11632.85">
                <text:p>11632.85</text:p>
              </table:table-cell>
              <table:table-cell office:value-type="float" office:value="11750.13">
                <text:p>11750.13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11801.06">
                <text:p>11801.06</text:p>
              </table:table-cell>
              <table:table-cell office:value-type="float" office:value="11679.68">
                <text:p>11679.6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11806.82">
                <text:p>11806.82</text:p>
              </table:table-cell>
              <table:table-cell office:value-type="float" office:value="11693.8">
                <text:p>11693.8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1752.96">
                <text:p>11752.96</text:p>
              </table:table-cell>
              <table:table-cell office:value-type="float" office:value="11845.41">
                <text:p>11845.41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1636.34">
                <text:p>11636.34</text:p>
              </table:table-cell>
              <table:table-cell office:value-type="float" office:value="11650.15">
                <text:p>11650.15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1690.27">
                <text:p>11690.27</text:p>
              </table:table-cell>
              <table:table-cell office:value-type="float" office:value="11567.96">
                <text:p>11567.96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1758.44">
                <text:p>11758.44</text:p>
              </table:table-cell>
              <table:table-cell office:value-type="float" office:value="11658.51">
                <text:p>11658.51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2033.68">
                <text:p>12033.68</text:p>
              </table:table-cell>
              <table:table-cell office:value-type="float" office:value="11872.44">
                <text:p>11872.44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2134.71">
                <text:p>12134.71</text:p>
              </table:table-cell>
              <table:table-cell office:value-type="float" office:value="12253.15">
                <text:p>12253.15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2149.09">
                <text:p>12149.09</text:p>
              </table:table-cell>
              <table:table-cell office:value-type="float" office:value="12189.04">
                <text:p>12189.04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2398.24">
                <text:p>12398.24</text:p>
              </table:table-cell>
              <table:table-cell office:value-type="float" office:value="12147.24">
                <text:p>12147.2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12398.29">
                <text:p>12398.29</text:p>
              </table:table-cell>
              <table:table-cell office:value-type="float" office:value="12417.47">
                <text:p>12417.47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12363.86">
                <text:p>12363.86</text:p>
              </table:table-cell>
              <table:table-cell office:value-type="float" office:value="12419.9">
                <text:p>12419.9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12576.02">
                <text:p>12576.02</text:p>
              </table:table-cell>
              <table:table-cell office:value-type="float" office:value="12362.1">
                <text:p>12362.1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2510.52">
                <text:p>12510.52</text:p>
              </table:table-cell>
              <table:table-cell office:value-type="float" office:value="12522.89">
                <text:p>12522.89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12384.66">
                <text:p>12384.66</text:p>
              </table:table-cell>
              <table:table-cell office:value-type="float" office:value="12490.74">
                <text:p>12490.7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12243.58">
                <text:p>12243.58</text:p>
              </table:table-cell>
              <table:table-cell office:value-type="float" office:value="12289.4">
                <text:p>12289.4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12302.64">
                <text:p>12302.64</text:p>
              </table:table-cell>
              <table:table-cell office:value-type="float" office:value="12260.07">
                <text:p>12260.07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12194.33">
                <text:p>12194.33</text:p>
              </table:table-cell>
              <table:table-cell office:value-type="float" office:value="12227.85">
                <text:p>12227.85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12429.87">
                <text:p>12429.87</text:p>
              </table:table-cell>
              <table:table-cell office:value-type="float" office:value="12341.03">
                <text:p>12341.03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12392.19">
                <text:p>12392.19</text:p>
              </table:table-cell>
              <table:table-cell office:value-type="float" office:value="12430.97">
                <text:p>12430.97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12346.59">
                <text:p>12346.59</text:p>
              </table:table-cell>
              <table:table-cell office:value-type="float" office:value="12387.34">
                <text:p>12387.34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12318.5">
                <text:p>12318.5</text:p>
              </table:table-cell>
              <table:table-cell office:value-type="float" office:value="12323.32">
                <text:p>12323.32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12401.02">
                <text:p>12401.02</text:p>
              </table:table-cell>
              <table:table-cell office:value-type="float" office:value="12332.12">
                <text:p>12332.12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12412.99">
                <text:p>12412.99</text:p>
              </table:table-cell>
              <table:table-cell office:value-type="float" office:value="12373.41">
                <text:p>12373.41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12436.97">
                <text:p>12436.97</text:p>
              </table:table-cell>
              <table:table-cell office:value-type="float" office:value="12436.55">
                <text:p>12436.55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12541.18">
                <text:p>12541.18</text:p>
              </table:table-cell>
              <table:table-cell office:value-type="float" office:value="12543.51">
                <text:p>12543.51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12632.12">
                <text:p>12632.12</text:p>
              </table:table-cell>
              <table:table-cell office:value-type="float" office:value="12568.53">
                <text:p>12568.53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2644.35">
                <text:p>12644.35</text:p>
              </table:table-cell>
              <table:table-cell office:value-type="float" office:value="12629.9">
                <text:p>12629.9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12548.3">
                <text:p>12548.3</text:p>
              </table:table-cell>
              <table:table-cell office:value-type="float" office:value="12616.24">
                <text:p>12616.24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2546.93">
                <text:p>12546.93</text:p>
              </table:table-cell>
              <table:table-cell office:value-type="float" office:value="12526.72">
                <text:p>12526.72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12616.34">
                <text:p>12616.34</text:p>
              </table:table-cell>
              <table:table-cell office:value-type="float" office:value="12521.38">
                <text:p>12521.38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12302.77">
                <text:p>12302.77</text:p>
              </table:table-cell>
              <table:table-cell office:value-type="float" office:value="12398.8">
                <text:p>12398.8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12308.26">
                <text:p>12308.26</text:p>
              </table:table-cell>
              <table:table-cell office:value-type="float" office:value="12271.03">
                <text:p>12271.03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2210.52">
                <text:p>12210.52</text:p>
              </table:table-cell>
              <table:table-cell office:value-type="float" office:value="12245.32">
                <text:p>12245.32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12226.88">
                <text:p>12226.88</text:p>
              </table:table-cell>
              <table:table-cell office:value-type="float" office:value="12228.44">
                <text:p>12228.4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2308.11">
                <text:p>12308.11</text:p>
              </table:table-cell>
              <table:table-cell office:value-type="float" office:value="12274.57">
                <text:p>12274.57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12351.98">
                <text:p>12351.98</text:p>
              </table:table-cell>
              <table:table-cell office:value-type="float" office:value="12339.92">
                <text:p>12339.92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12409.58">
                <text:p>12409.58</text:p>
              </table:table-cell>
              <table:table-cell office:value-type="float" office:value="12355.39">
                <text:p>12355.39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12321.43">
                <text:p>12321.43</text:p>
              </table:table-cell>
              <table:table-cell office:value-type="float" office:value="12308.53">
                <text:p>12308.53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12069.37">
                <text:p>12069.37</text:p>
              </table:table-cell>
              <table:table-cell office:value-type="float" office:value="12331.75">
                <text:p>12331.75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12112.47">
                <text:p>12112.47</text:p>
              </table:table-cell>
              <table:table-cell office:value-type="float" office:value="12085.82">
                <text:p>12085.82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12124.36">
                <text:p>12124.36</text:p>
              </table:table-cell>
              <table:table-cell office:value-type="float" office:value="12096.4">
                <text:p>12096.4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2095.21">
                <text:p>12095.21</text:p>
              </table:table-cell>
              <table:table-cell office:value-type="float" office:value="12169.05">
                <text:p>12169.05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12093.98">
                <text:p>12093.98</text:p>
              </table:table-cell>
              <table:table-cell office:value-type="float" office:value="12115.68">
                <text:p>12115.68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12133.6">
                <text:p>12133.6</text:p>
              </table:table-cell>
              <table:table-cell office:value-type="float" office:value="12155.81">
                <text:p>12155.81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12003.92">
                <text:p>12003.92</text:p>
              </table:table-cell>
              <table:table-cell office:value-type="float" office:value="12045.38">
                <text:p>12045.38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11987.92">
                <text:p>11987.92</text:p>
              </table:table-cell>
              <table:table-cell office:value-type="float" office:value="11953.14">
                <text:p>11953.14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11981.18">
                <text:p>11981.18</text:p>
              </table:table-cell>
              <table:table-cell office:value-type="float" office:value="11980.81">
                <text:p>11980.81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11716.55">
                <text:p>11716.55</text:p>
              </table:table-cell>
              <table:table-cell office:value-type="float" office:value="11971.17">
                <text:p>11971.17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11661.12">
                <text:p>11661.12</text:p>
              </table:table-cell>
              <table:table-cell office:value-type="float" office:value="11792.81">
                <text:p>11792.81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11742.21">
                <text:p>11742.21</text:p>
              </table:table-cell>
              <table:table-cell office:value-type="float" office:value="11726.84">
                <text:p>11726.84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11885.07">
                <text:p>11885.07</text:p>
              </table:table-cell>
              <table:table-cell office:value-type="float" office:value="11902.08">
                <text:p>11902.08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11906.02">
                <text:p>11906.02</text:p>
              </table:table-cell>
              <table:table-cell office:value-type="float" office:value="11837.81">
                <text:p>11837.81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12100.39">
                <text:p>12100.39</text:p>
              </table:table-cell>
              <table:table-cell office:value-type="float" office:value="12027.05">
                <text:p>12027.05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12077.88">
                <text:p>12077.88</text:p>
              </table:table-cell>
              <table:table-cell office:value-type="float" office:value="12071.18">
                <text:p>12071.1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2027.31">
                <text:p>12027.31</text:p>
              </table:table-cell>
              <table:table-cell office:value-type="float" office:value="12011.04">
                <text:p>12011.04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12064.29">
                <text:p>12064.29</text:p>
              </table:table-cell>
              <table:table-cell office:value-type="float" office:value="11952.41">
                <text:p>11952.41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12141.46">
                <text:p>12141.46</text:p>
              </table:table-cell>
              <table:table-cell office:value-type="float" office:value="12168.74">
                <text:p>12168.74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2111.8">
                <text:p>12111.8</text:p>
              </table:table-cell>
              <table:table-cell office:value-type="float" office:value="12143.47">
                <text:p>12143.47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12226.85">
                <text:p>12226.85</text:p>
              </table:table-cell>
              <table:table-cell office:value-type="float" office:value="12041.29">
                <text:p>12041.29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12252.68">
                <text:p>12252.68</text:p>
              </table:table-cell>
              <table:table-cell office:value-type="float" office:value="12238.94">
                <text:p>12238.94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2077.36">
                <text:p>12077.36</text:p>
              </table:table-cell>
              <table:table-cell office:value-type="float" office:value="12310.37">
                <text:p>12310.37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2018.45">
                <text:p>12018.45</text:p>
              </table:table-cell>
              <table:table-cell office:value-type="float" office:value="12099.57">
                <text:p>12099.57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11908.77">
                <text:p>11908.77</text:p>
              </table:table-cell>
              <table:table-cell office:value-type="float" office:value="11991.62">
                <text:p>11991.62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12044.1">
                <text:p>12044.1</text:p>
              </table:table-cell>
              <table:table-cell office:value-type="float" office:value="11876.65">
                <text:p>11876.65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12105.28">
                <text:p>12105.28</text:p>
              </table:table-cell>
              <table:table-cell office:value-type="float" office:value="12059.83">
                <text:p>12059.83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12098.02">
                <text:p>12098.02</text:p>
              </table:table-cell>
              <table:table-cell office:value-type="float" office:value="11973.92">
                <text:p>11973.92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12110.87">
                <text:p>12110.87</text:p>
              </table:table-cell>
              <table:table-cell office:value-type="float" office:value="12179.93">
                <text:p>12179.93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12298.71">
                <text:p>12298.71</text:p>
              </table:table-cell>
              <table:table-cell office:value-type="float" office:value="12092.74">
                <text:p>12092.7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12171.9">
                <text:p>12171.9</text:p>
              </table:table-cell>
              <table:table-cell office:value-type="float" office:value="12286.88">
                <text:p>12286.88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12345.32">
                <text:p>12345.32</text:p>
              </table:table-cell>
              <table:table-cell office:value-type="float" office:value="12412.75">
                <text:p>12412.75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12349.1">
                <text:p>12349.1</text:p>
              </table:table-cell>
              <table:table-cell office:value-type="float" office:value="12345.42">
                <text:p>12345.42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12313.97">
                <text:p>12313.97</text:p>
              </table:table-cell>
              <table:table-cell office:value-type="float" office:value="12344.08">
                <text:p>12344.0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12308.98">
                <text:p>12308.98</text:p>
              </table:table-cell>
              <table:table-cell office:value-type="float" office:value="12328.02">
                <text:p>12328.02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12284.46">
                <text:p>12284.46</text:p>
              </table:table-cell>
              <table:table-cell office:value-type="float" office:value="12315.18">
                <text:p>12315.18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12304.53">
                <text:p>12304.53</text:p>
              </table:table-cell>
              <table:table-cell office:value-type="float" office:value="12282.6">
                <text:p>12282.6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12232.99">
                <text:p>12232.99</text:p>
              </table:table-cell>
              <table:table-cell office:value-type="float" office:value="12313.16">
                <text:p>12313.16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12224.32">
                <text:p>12224.32</text:p>
              </table:table-cell>
              <table:table-cell office:value-type="float" office:value="12235.51">
                <text:p>12235.5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12138.14">
                <text:p>12138.14</text:p>
              </table:table-cell>
              <table:table-cell office:value-type="float" office:value="12222.39">
                <text:p>12222.39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12100.44">
                <text:p>12100.44</text:p>
              </table:table-cell>
              <table:table-cell office:value-type="float" office:value="12153.07">
                <text:p>12153.07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12026.74">
                <text:p>12026.74</text:p>
              </table:table-cell>
              <table:table-cell office:value-type="float" office:value="12101.32">
                <text:p>12101.32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12011.11">
                <text:p>12011.11</text:p>
              </table:table-cell>
              <table:table-cell office:value-type="float" office:value="12020.28">
                <text:p>12020.28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11912.58">
                <text:p>11912.58</text:p>
              </table:table-cell>
              <table:table-cell office:value-type="float" office:value="11999.93">
                <text:p>11999.93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11914.51">
                <text:p>11914.51</text:p>
              </table:table-cell>
              <table:table-cell office:value-type="float" office:value="11935.2">
                <text:p>11935.2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11864.46">
                <text:p>11864.46</text:p>
              </table:table-cell>
              <table:table-cell office:value-type="float" office:value="11905.91">
                <text:p>11905.91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11927.01">
                <text:p>11927.01</text:p>
              </table:table-cell>
              <table:table-cell office:value-type="float" office:value="11850.57">
                <text:p>11850.57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11979.73">
                <text:p>11979.73</text:p>
              </table:table-cell>
              <table:table-cell office:value-type="float" office:value="11963.4">
                <text:p>11963.4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11993.22">
                <text:p>11993.22</text:p>
              </table:table-cell>
              <table:table-cell office:value-type="float" office:value="12009.75">
                <text:p>12009.75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11924.61">
                <text:p>11924.61</text:p>
              </table:table-cell>
              <table:table-cell office:value-type="float" office:value="11988.01">
                <text:p>11988.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1855.4">
                <text:p>11855.4</text:p>
              </table:table-cell>
              <table:table-cell office:value-type="float" office:value="11954.4">
                <text:p>11954.4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1703.24">
                <text:p>11703.24</text:p>
              </table:table-cell>
              <table:table-cell office:value-type="float" office:value="11754.79">
                <text:p>11754.79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11617.18">
                <text:p>11617.18</text:p>
              </table:table-cell>
              <table:table-cell office:value-type="float" office:value="11681.99">
                <text:p>11681.99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11492.09">
                <text:p>11492.09</text:p>
              </table:table-cell>
              <table:table-cell office:value-type="float" office:value="11526.04">
                <text:p>11526.04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1422.16">
                <text:p>11422.16</text:p>
              </table:table-cell>
              <table:table-cell office:value-type="float" office:value="11428.16">
                <text:p>11428.16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11439.02">
                <text:p>11439.02</text:p>
              </table:table-cell>
              <table:table-cell office:value-type="float" office:value="11419.04">
                <text:p>11419.04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11374.18">
                <text:p>11374.18</text:p>
              </table:table-cell>
              <table:table-cell office:value-type="float" office:value="11419.48">
                <text:p>11419.48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1323.2">
                <text:p>11323.2</text:p>
              </table:table-cell>
              <table:table-cell office:value-type="float" office:value="11346.65">
                <text:p>11346.65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11578.39">
                <text:p>11578.39</text:p>
              </table:table-cell>
              <table:table-cell office:value-type="float" office:value="11364.17">
                <text:p>11364.17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1566.87">
                <text:p>11566.87</text:p>
              </table:table-cell>
              <table:table-cell office:value-type="float" office:value="11549.96">
                <text:p>11549.96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11704.44">
                <text:p>11704.44</text:p>
              </table:table-cell>
              <table:table-cell office:value-type="float" office:value="11603.89">
                <text:p>11603.89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11672.76">
                <text:p>11672.76</text:p>
              </table:table-cell>
              <table:table-cell office:value-type="float" office:value="11788.41">
                <text:p>11788.41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11685.54">
                <text:p>11685.54</text:p>
              </table:table-cell>
              <table:table-cell office:value-type="float" office:value="11657.06">
                <text:p>11657.06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11608.67">
                <text:p>11608.67</text:p>
              </table:table-cell>
              <table:table-cell office:value-type="float" office:value="11685.69">
                <text:p>11685.69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11573.42">
                <text:p>11573.42</text:p>
              </table:table-cell>
              <table:table-cell office:value-type="float" office:value="11587.47">
                <text:p>11587.47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1499.32">
                <text:p>11499.32</text:p>
              </table:table-cell>
              <table:table-cell office:value-type="float" office:value="11572.41">
                <text:p>11572.41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11612.46">
                <text:p>11612.46</text:p>
              </table:table-cell>
              <table:table-cell office:value-type="float" office:value="11524.17">
                <text:p>11524.17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11497.98">
                <text:p>11497.98</text:p>
              </table:table-cell>
              <table:table-cell office:value-type="float" office:value="11543.48">
                <text:p>11543.48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11429.77">
                <text:p>11429.77</text:p>
              </table:table-cell>
              <table:table-cell office:value-type="float" office:value="11457.84">
                <text:p>11457.8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1546.42">
                <text:p>11546.42</text:p>
              </table:table-cell>
              <table:table-cell office:value-type="float" office:value="11517.8">
                <text:p>11517.8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11593.21">
                <text:p>11593.21</text:p>
              </table:table-cell>
              <table:table-cell office:value-type="float" office:value="11587.63">
                <text:p>11587.63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11570.97">
                <text:p>11570.97</text:p>
              </table:table-cell>
              <table:table-cell office:value-type="float" office:value="11620.74">
                <text:p>11620.7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1646.21">
                <text:p>11646.21</text:p>
              </table:table-cell>
              <table:table-cell office:value-type="float" office:value="11592.66">
                <text:p>11592.66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11584.24">
                <text:p>11584.24</text:p>
              </table:table-cell>
              <table:table-cell office:value-type="float" office:value="11601.68">
                <text:p>11601.6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11430.8">
                <text:p>11430.8</text:p>
              </table:table-cell>
              <table:table-cell office:value-type="float" office:value="11515.64">
                <text:p>11515.64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1493.81">
                <text:p>11493.81</text:p>
              </table:table-cell>
              <table:table-cell office:value-type="float" office:value="11487.33">
                <text:p>11487.3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1446.29">
                <text:p>11446.29</text:p>
              </table:table-cell>
              <table:table-cell office:value-type="float" office:value="11540.79">
                <text:p>11540.79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1517.76">
                <text:p>11517.76</text:p>
              </table:table-cell>
              <table:table-cell office:value-type="float" office:value="11505.39">
                <text:p>11505.39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1422.62">
                <text:p>11422.62</text:p>
              </table:table-cell>
              <table:table-cell office:value-type="float" office:value="11457.7">
                <text:p>11457.7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1448.65">
                <text:p>11448.65</text:p>
              </table:table-cell>
              <table:table-cell office:value-type="float" office:value="11423.28">
                <text:p>11423.28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1338.74">
                <text:p>11338.74</text:p>
              </table:table-cell>
              <table:table-cell office:value-type="float" office:value="11401.97">
                <text:p>11401.9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1280.73">
                <text:p>11280.73</text:p>
              </table:table-cell>
              <table:table-cell office:value-type="float" office:value="11309.21">
                <text:p>11309.21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1287.74">
                <text:p>11287.74</text:p>
              </table:table-cell>
              <table:table-cell office:value-type="float" office:value="11299.2">
                <text:p>11299.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11044.8">
                <text:p>11044.8</text:p>
              </table:table-cell>
              <table:table-cell office:value-type="float" office:value="11299.8">
                <text:p>11299.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11257.8">
                <text:p>11257.8</text:p>
              </table:table-cell>
              <table:table-cell office:value-type="float" office:value="11089.79">
                <text:p>11089.79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1174.85">
                <text:p>11174.85</text:p>
              </table:table-cell>
              <table:table-cell office:value-type="float" office:value="11167.22">
                <text:p>11167.22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11123.43">
                <text:p>11123.43</text:p>
              </table:table-cell>
              <table:table-cell office:value-type="float" office:value="11126.08">
                <text:p>11126.08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10955.83">
                <text:p>10955.83</text:p>
              </table:table-cell>
              <table:table-cell office:value-type="float" office:value="11014.59">
                <text:p>11014.59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10991.79">
                <text:p>10991.79</text:p>
              </table:table-cell>
              <table:table-cell office:value-type="float" office:value="10906.78">
                <text:p>10906.78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11262.97">
                <text:p>11262.97</text:p>
              </table:table-cell>
              <table:table-cell office:value-type="float" office:value="11022.02">
                <text:p>11022.02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11337.54">
                <text:p>11337.54</text:p>
              </table:table-cell>
              <table:table-cell office:value-type="float" office:value="11324.72">
                <text:p>11324.72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11178.75">
                <text:p>11178.75</text:p>
              </table:table-cell>
              <table:table-cell office:value-type="float" office:value="11367.98">
                <text:p>11367.98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1180.42">
                <text:p>11180.42</text:p>
              </table:table-cell>
              <table:table-cell office:value-type="float" office:value="11176.58">
                <text:p>11176.58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198.46">
                <text:p>11198.46</text:p>
              </table:table-cell>
              <table:table-cell office:value-type="float" office:value="11180.66">
                <text:p>11180.66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11257.92">
                <text:p>11257.92</text:p>
              </table:table-cell>
              <table:table-cell office:value-type="float" office:value="11173.1">
                <text:p>11173.1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11210.68">
                <text:p>11210.68</text:p>
              </table:table-cell>
              <table:table-cell office:value-type="float" office:value="11181.66">
                <text:p>11181.66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11191.52">
                <text:p>11191.52</text:p>
              </table:table-cell>
              <table:table-cell office:value-type="float" office:value="11218.83">
                <text:p>11218.83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11233.16">
                <text:p>11233.16</text:p>
              </table:table-cell>
              <table:table-cell office:value-type="float" office:value="11210.31">
                <text:p>11210.31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1234.05">
                <text:p>11234.05</text:p>
              </table:table-cell>
              <table:table-cell office:value-type="float" office:value="11281.79">
                <text:p>11281.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11045.64">
                <text:p>11045.64</text:p>
              </table:table-cell>
              <table:table-cell office:value-type="float" office:value="11130.18">
                <text:p>11130.18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11043.64">
                <text:p>11043.64</text:p>
              </table:table-cell>
              <table:table-cell office:value-type="float" office:value="11071.54">
                <text:p>11071.54</text:p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11076.98">
                <text:p>11076.98</text:p>
              </table:table-cell>
              <table:table-cell office:value-type="float" office:value="11090.11">
                <text:p>11090.11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1176.12">
                <text:p>11176.12</text:p>
              </table:table-cell>
              <table:table-cell office:value-type="float" office:value="11136.2">
                <text:p>11136.2</text:p>
              </table:table-cell>
            </table:table-row>
            <table:table-row>
              <table:table-cell office:value-type="float" office:value="43483">
                <text:p>43483</text:p>
              </table:table-cell>
              <table:table-cell office:value-type="float" office:value="11001.31">
                <text:p>11001.31</text:p>
              </table:table-cell>
              <table:table-cell office:value-type="float" office:value="11205.54">
                <text:p>11205.54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10852.5">
                <text:p>10852.5</text:p>
              </table:table-cell>
              <table:table-cell office:value-type="float" office:value="10918.62">
                <text:p>10918.62</text:p>
              </table:table-cell>
            </table:table-row>
            <table:table-row>
              <table:table-cell office:value-type="float" office:value="43481">
                <text:p>43481</text:p>
              </table:table-cell>
              <table:table-cell office:value-type="float" office:value="10940.36">
                <text:p>10940.36</text:p>
              </table:table-cell>
              <table:table-cell office:value-type="float" office:value="10931.24">
                <text:p>10931.24</text:p>
              </table:table-cell>
            </table:table-row>
            <table:table-row>
              <table:table-cell office:value-type="float" office:value="43480">
                <text:p>43480</text:p>
              </table:table-cell>
              <table:table-cell office:value-type="float" office:value="10962.95">
                <text:p>10962.95</text:p>
              </table:table-cell>
              <table:table-cell office:value-type="float" office:value="10891.79">
                <text:p>10891.79</text:p>
              </table:table-cell>
            </table:table-row>
            <table:table-row>
              <table:table-cell office:value-type="float" office:value="43479">
                <text:p>43479</text:p>
              </table:table-cell>
              <table:table-cell office:value-type="float" office:value="10820.85">
                <text:p>10820.85</text:p>
              </table:table-cell>
              <table:table-cell office:value-type="float" office:value="10855.91">
                <text:p>10855.91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0949.13">
                <text:p>10949.13</text:p>
              </table:table-cell>
              <table:table-cell office:value-type="float" office:value="10887.46">
                <text:p>10887.46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10843.89">
                <text:p>10843.89</text:p>
              </table:table-cell>
              <table:table-cell office:value-type="float" office:value="10921.59">
                <text:p>10921.59</text:p>
              </table:table-cell>
            </table:table-row>
            <table:table-row>
              <table:table-cell office:value-type="float" office:value="43474">
                <text:p>43474</text:p>
              </table:table-cell>
              <table:table-cell office:value-type="float" office:value="10884.75">
                <text:p>10884.75</text:p>
              </table:table-cell>
              <table:table-cell office:value-type="float" office:value="10893.32">
                <text:p>10893.32</text:p>
              </table:table-cell>
            </table:table-row>
            <table:table-row>
              <table:table-cell office:value-type="float" office:value="43473">
                <text:p>43473</text:p>
              </table:table-cell>
              <table:table-cell office:value-type="float" office:value="10750.19">
                <text:p>10750.19</text:p>
              </table:table-cell>
              <table:table-cell office:value-type="float" office:value="10803.98">
                <text:p>10803.98</text:p>
              </table:table-cell>
            </table:table-row>
            <table:table-row>
              <table:table-cell office:value-type="float" office:value="43472">
                <text:p>43472</text:p>
              </table:table-cell>
              <table:table-cell office:value-type="float" office:value="10814.39">
                <text:p>10814.39</text:p>
              </table:table-cell>
              <table:table-cell office:value-type="float" office:value="10747.81">
                <text:p>10747.81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10533.94">
                <text:p>10533.94</text:p>
              </table:table-cell>
              <table:table-cell office:value-type="float" office:value="10767.69">
                <text:p>10767.69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10467.11">
                <text:p>10467.11</text:p>
              </table:table-cell>
              <table:table-cell office:value-type="float" office:value="10416.66">
                <text:p>10416.66</text:p>
              </table:table-cell>
            </table:table-row>
            <table:table-row>
              <table:table-cell office:value-type="float" office:value="43467">
                <text:p>43467</text:p>
              </table:table-cell>
              <table:table-cell office:value-type="float" office:value="10477.77">
                <text:p>10477.77</text:p>
              </table:table-cell>
              <table:table-cell office:value-type="float" office:value="10580.19">
                <text:p>10580.19</text:p>
              </table:table-cell>
            </table:table-row>
            <table:table-row>
              <table:table-cell office:value-type="float" office:value="43462">
                <text:p>43462</text:p>
              </table:table-cell>
              <table:table-cell office:value-type="float" office:value="10452.02">
                <text:p>10452.02</text:p>
              </table:table-cell>
              <table:table-cell office:value-type="float" office:value="10558.96">
                <text:p>10558.96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10607.42">
                <text:p>10607.42</text:p>
              </table:table-cell>
              <table:table-cell office:value-type="float" office:value="10381.51">
                <text:p>10381.51</text:p>
              </table:table-cell>
            </table:table-row>
            <table:table-row>
              <table:table-cell office:value-type="float" office:value="43455">
                <text:p>43455</text:p>
              </table:table-cell>
              <table:table-cell office:value-type="float" office:value="10573.08">
                <text:p>10573.08</text:p>
              </table:table-cell>
              <table:table-cell office:value-type="float" office:value="10633.82">
                <text:p>10633.82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10621.18">
                <text:p>10621.18</text:p>
              </table:table-cell>
              <table:table-cell office:value-type="float" office:value="10611.1">
                <text:p>10611.1</text:p>
              </table:table-cell>
            </table:table-row>
            <table:table-row>
              <table:table-cell office:value-type="float" office:value="43453">
                <text:p>43453</text:p>
              </table:table-cell>
              <table:table-cell office:value-type="float" office:value="10777.42">
                <text:p>10777.42</text:p>
              </table:table-cell>
              <table:table-cell office:value-type="float" office:value="10766.21">
                <text:p>10766.21</text:p>
              </table:table-cell>
            </table:table-row>
            <table:table-row>
              <table:table-cell office:value-type="float" office:value="43452">
                <text:p>43452</text:p>
              </table:table-cell>
              <table:table-cell office:value-type="float" office:value="10744.28">
                <text:p>10744.28</text:p>
              </table:table-cell>
              <table:table-cell office:value-type="float" office:value="10740.89">
                <text:p>10740.89</text:p>
              </table:table-cell>
            </table:table-row>
            <table:table-row>
              <table:table-cell office:value-type="float" office:value="43451">
                <text:p>43451</text:p>
              </table:table-cell>
              <table:table-cell office:value-type="float" office:value="10852.99">
                <text:p>10852.99</text:p>
              </table:table-cell>
              <table:table-cell office:value-type="float" office:value="10772.2">
                <text:p>10772.2</text:p>
              </table:table-cell>
            </table:table-row>
            <table:table-row>
              <table:table-cell office:value-type="float" office:value="43448">
                <text:p>43448</text:p>
              </table:table-cell>
              <table:table-cell office:value-type="float" office:value="10809.58">
                <text:p>10809.58</text:p>
              </table:table-cell>
              <table:table-cell office:value-type="float" office:value="10865.77">
                <text:p>10865.77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10978.68">
                <text:p>10978.68</text:p>
              </table:table-cell>
              <table:table-cell office:value-type="float" office:value="10924.7">
                <text:p>10924.7</text:p>
              </table:table-cell>
            </table:table-row>
            <table:table-row>
              <table:table-cell office:value-type="float" office:value="43446">
                <text:p>43446</text:p>
              </table:table-cell>
              <table:table-cell office:value-type="float" office:value="10832.04">
                <text:p>10832.04</text:p>
              </table:table-cell>
              <table:table-cell office:value-type="float" office:value="10929.43">
                <text:p>10929.43</text:p>
              </table:table-cell>
            </table:table-row>
            <table:table-row>
              <table:table-cell office:value-type="float" office:value="43445">
                <text:p>43445</text:p>
              </table:table-cell>
              <table:table-cell office:value-type="float" office:value="10711.4">
                <text:p>10711.4</text:p>
              </table:table-cell>
              <table:table-cell office:value-type="float" office:value="10780.51">
                <text:p>10780.51</text:p>
              </table:table-cell>
            </table:table-row>
            <table:table-row>
              <table:table-cell office:value-type="float" office:value="43444">
                <text:p>43444</text:p>
              </table:table-cell>
              <table:table-cell office:value-type="float" office:value="10726.17">
                <text:p>10726.17</text:p>
              </table:table-cell>
              <table:table-cell office:value-type="float" office:value="10622.07">
                <text:p>10622.07</text:p>
              </table:table-cell>
            </table:table-row>
            <table:table-row>
              <table:table-cell office:value-type="float" office:value="43441">
                <text:p>43441</text:p>
              </table:table-cell>
              <table:table-cell office:value-type="float" office:value="10876.34">
                <text:p>10876.34</text:p>
              </table:table-cell>
              <table:table-cell office:value-type="float" office:value="10788.09">
                <text:p>10788.09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11053.58">
                <text:p>11053.58</text:p>
              </table:table-cell>
              <table:table-cell office:value-type="float" office:value="10810.98">
                <text:p>10810.98</text:p>
              </table:table-cell>
            </table:table-row>
            <table:table-row>
              <table:table-cell office:value-type="float" office:value="43439">
                <text:p>43439</text:p>
              </table:table-cell>
              <table:table-cell office:value-type="float" office:value="11204.32">
                <text:p>11204.32</text:p>
              </table:table-cell>
              <table:table-cell office:value-type="float" office:value="11200.24">
                <text:p>11200.24</text:p>
              </table:table-cell>
            </table:table-row>
            <table:table-row>
              <table:table-cell office:value-type="float" office:value="43438">
                <text:p>43438</text:p>
              </table:table-cell>
              <table:table-cell office:value-type="float" office:value="11429.82">
                <text:p>11429.82</text:p>
              </table:table-cell>
              <table:table-cell office:value-type="float" office:value="11335.32">
                <text:p>11335.32</text:p>
              </table:table-cell>
            </table:table-row>
            <table:table-row>
              <table:table-cell office:value-type="float" office:value="43437">
                <text:p>43437</text:p>
              </table:table-cell>
              <table:table-cell office:value-type="float" office:value="11534.75">
                <text:p>11534.75</text:p>
              </table:table-cell>
              <table:table-cell office:value-type="float" office:value="11465.46">
                <text:p>11465.46</text:p>
              </table:table-cell>
            </table:table-row>
            <table:table-row>
              <table:table-cell office:value-type="float" office:value="43434">
                <text:p>43434</text:p>
              </table:table-cell>
              <table:table-cell office:value-type="float" office:value="11311.66">
                <text:p>11311.66</text:p>
              </table:table-cell>
              <table:table-cell office:value-type="float" office:value="11257.24">
                <text:p>11257.24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11377.21">
                <text:p>11377.21</text:p>
              </table:table-cell>
              <table:table-cell office:value-type="float" office:value="11298.23">
                <text:p>11298.23</text:p>
              </table:table-cell>
            </table:table-row>
            <table:table-row>
              <table:table-cell office:value-type="float" office:value="43432">
                <text:p>43432</text:p>
              </table:table-cell>
              <table:table-cell office:value-type="float" office:value="11355.8">
                <text:p>11355.8</text:p>
              </table:table-cell>
              <table:table-cell office:value-type="float" office:value="11298.88">
                <text:p>11298.88</text:p>
              </table:table-cell>
            </table:table-row>
            <table:table-row>
              <table:table-cell office:value-type="float" office:value="43431">
                <text:p>43431</text:p>
              </table:table-cell>
              <table:table-cell office:value-type="float" office:value="11380.79">
                <text:p>11380.79</text:p>
              </table:table-cell>
              <table:table-cell office:value-type="float" office:value="11309.11">
                <text:p>11309.11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1315.9">
                <text:p>11315.9</text:p>
              </table:table-cell>
              <table:table-cell office:value-type="float" office:value="11354.72">
                <text:p>11354.72</text:p>
              </table:table-cell>
            </table:table-row>
            <table:table-row>
              <table:table-cell office:value-type="float" office:value="43427">
                <text:p>43427</text:p>
              </table:table-cell>
              <table:table-cell office:value-type="float" office:value="11146.55">
                <text:p>11146.55</text:p>
              </table:table-cell>
              <table:table-cell office:value-type="float" office:value="11192.69">
                <text:p>11192.69</text:p>
              </table:table-cell>
            </table:table-row>
            <table:table-row>
              <table:table-cell office:value-type="float" office:value="43426">
                <text:p>43426</text:p>
              </table:table-cell>
              <table:table-cell office:value-type="float" office:value="11216.29">
                <text:p>11216.29</text:p>
              </table:table-cell>
              <table:table-cell office:value-type="float" office:value="11138.49">
                <text:p>11138.49</text:p>
              </table:table-cell>
            </table:table-row>
            <table:table-row>
              <table:table-cell office:value-type="float" office:value="43425">
                <text:p>43425</text:p>
              </table:table-cell>
              <table:table-cell office:value-type="float" office:value="11138.25">
                <text:p>11138.25</text:p>
              </table:table-cell>
              <table:table-cell office:value-type="float" office:value="11244.17">
                <text:p>11244.17</text:p>
              </table:table-cell>
            </table:table-row>
            <table:table-row>
              <table:table-cell office:value-type="float" office:value="43424">
                <text:p>43424</text:p>
              </table:table-cell>
              <table:table-cell office:value-type="float" office:value="11157.65">
                <text:p>11157.65</text:p>
              </table:table-cell>
              <table:table-cell office:value-type="float" office:value="11066.41">
                <text:p>11066.4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1384">
                <text:p>11384</text:p>
              </table:table-cell>
              <table:table-cell office:value-type="float" office:value="11244.54">
                <text:p>11244.54</text:p>
              </table:table-cell>
            </table:table-row>
            <table:table-row>
              <table:table-cell office:value-type="float" office:value="43420">
                <text:p>43420</text:p>
              </table:table-cell>
              <table:table-cell office:value-type="float" office:value="11425.8">
                <text:p>11425.8</text:p>
              </table:table-cell>
              <table:table-cell office:value-type="float" office:value="11341">
                <text:p>11341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11447.84">
                <text:p>11447.84</text:p>
              </table:table-cell>
              <table:table-cell office:value-type="float" office:value="11353.67">
                <text:p>11353.67</text:p>
              </table:table-cell>
            </table:table-row>
            <table:table-row>
              <table:table-cell office:value-type="float" office:value="43418">
                <text:p>43418</text:p>
              </table:table-cell>
              <table:table-cell office:value-type="float" office:value="11394.75">
                <text:p>11394.75</text:p>
              </table:table-cell>
              <table:table-cell office:value-type="float" office:value="11412.53">
                <text:p>11412.53</text:p>
              </table:table-cell>
            </table:table-row>
            <table:table-row>
              <table:table-cell office:value-type="float" office:value="43417">
                <text:p>43417</text:p>
              </table:table-cell>
              <table:table-cell office:value-type="float" office:value="11374.11">
                <text:p>11374.11</text:p>
              </table:table-cell>
              <table:table-cell office:value-type="float" office:value="11472.22">
                <text:p>11472.2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1591.59">
                <text:p>11591.59</text:p>
              </table:table-cell>
              <table:table-cell office:value-type="float" office:value="11325.44">
                <text:p>11325.44</text:p>
              </table:table-cell>
            </table:table-row>
            <table:table-row>
              <table:table-cell office:value-type="float" office:value="43413">
                <text:p>43413</text:p>
              </table:table-cell>
              <table:table-cell office:value-type="float" office:value="11489.19">
                <text:p>11489.19</text:p>
              </table:table-cell>
              <table:table-cell office:value-type="float" office:value="11529.16">
                <text:p>11529.16</text:p>
              </table:table-cell>
            </table:table-row>
            <table:table-row>
              <table:table-cell office:value-type="float" office:value="43412">
                <text:p>43412</text:p>
              </table:table-cell>
              <table:table-cell office:value-type="float" office:value="11629">
                <text:p>11629</text:p>
              </table:table-cell>
              <table:table-cell office:value-type="float" office:value="11527.32">
                <text:p>11527.32</text:p>
              </table:table-cell>
            </table:table-row>
            <table:table-row>
              <table:table-cell office:value-type="float" office:value="43411">
                <text:p>43411</text:p>
              </table:table-cell>
              <table:table-cell office:value-type="float" office:value="11542.09">
                <text:p>11542.09</text:p>
              </table:table-cell>
              <table:table-cell office:value-type="float" office:value="11579.1">
                <text:p>11579.1</text:p>
              </table:table-cell>
            </table:table-row>
            <table:table-row>
              <table:table-cell office:value-type="float" office:value="43410">
                <text:p>43410</text:p>
              </table:table-cell>
              <table:table-cell office:value-type="float" office:value="11518.17">
                <text:p>11518.17</text:p>
              </table:table-cell>
              <table:table-cell office:value-type="float" office:value="11484.34">
                <text:p>11484.34</text:p>
              </table:table-cell>
            </table:table-row>
            <table:table-row>
              <table:table-cell office:value-type="float" office:value="43409">
                <text:p>43409</text:p>
              </table:table-cell>
              <table:table-cell office:value-type="float" office:value="11522.33">
                <text:p>11522.33</text:p>
              </table:table-cell>
              <table:table-cell office:value-type="float" office:value="11494.96">
                <text:p>11494.96</text:p>
              </table:table-cell>
            </table:table-row>
            <table:table-row>
              <table:table-cell office:value-type="float" office:value="43406">
                <text:p>43406</text:p>
              </table:table-cell>
              <table:table-cell office:value-type="float" office:value="11636.37">
                <text:p>11636.37</text:p>
              </table:table-cell>
              <table:table-cell office:value-type="float" office:value="11518.99">
                <text:p>11518.99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11419.61">
                <text:p>11419.61</text:p>
              </table:table-cell>
              <table:table-cell office:value-type="float" office:value="11468.54">
                <text:p>11468.54</text:p>
              </table:table-cell>
            </table:table-row>
            <table:table-row>
              <table:table-cell office:value-type="float" office:value="43404">
                <text:p>43404</text:p>
              </table:table-cell>
              <table:table-cell office:value-type="float" office:value="11417.09">
                <text:p>11417.09</text:p>
              </table:table-cell>
              <table:table-cell office:value-type="float" office:value="11447.51">
                <text:p>11447.51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11391.78">
                <text:p>11391.78</text:p>
              </table:table-cell>
              <table:table-cell office:value-type="float" office:value="11287.39">
                <text:p>11287.39</text:p>
              </table:table-cell>
            </table:table-row>
            <table:table-row>
              <table:table-cell office:value-type="float" office:value="43402">
                <text:p>43402</text:p>
              </table:table-cell>
              <table:table-cell office:value-type="float" office:value="11270.67">
                <text:p>11270.67</text:p>
              </table:table-cell>
              <table:table-cell office:value-type="float" office:value="11335.48">
                <text:p>11335.48</text:p>
              </table:table-cell>
            </table:table-row>
            <table:table-row>
              <table:table-cell office:value-type="float" office:value="43399">
                <text:p>43399</text:p>
              </table:table-cell>
              <table:table-cell office:value-type="float" office:value="11180.96">
                <text:p>11180.96</text:p>
              </table:table-cell>
              <table:table-cell office:value-type="float" office:value="11200.62">
                <text:p>11200.62</text:p>
              </table:table-cell>
            </table:table-row>
            <table:table-row>
              <table:table-cell office:value-type="float" office:value="43398">
                <text:p>43398</text:p>
              </table:table-cell>
              <table:table-cell office:value-type="float" office:value="11098.68">
                <text:p>11098.68</text:p>
              </table:table-cell>
              <table:table-cell office:value-type="float" office:value="11307.12">
                <text:p>11307.12</text:p>
              </table:table-cell>
            </table:table-row>
            <table:table-row>
              <table:table-cell office:value-type="float" office:value="43397">
                <text:p>43397</text:p>
              </table:table-cell>
              <table:table-cell office:value-type="float" office:value="11298.65">
                <text:p>11298.65</text:p>
              </table:table-cell>
              <table:table-cell office:value-type="float" office:value="11191.63">
                <text:p>11191.63</text:p>
              </table:table-cell>
            </table:table-row>
            <table:table-row>
              <table:table-cell office:value-type="float" office:value="43396">
                <text:p>43396</text:p>
              </table:table-cell>
              <table:table-cell office:value-type="float" office:value="11367.57">
                <text:p>11367.57</text:p>
              </table:table-cell>
              <table:table-cell office:value-type="float" office:value="11274.28">
                <text:p>11274.28</text:p>
              </table:table-cell>
            </table:table-row>
            <table:table-row>
              <table:table-cell office:value-type="float" office:value="43395">
                <text:p>43395</text:p>
              </table:table-cell>
              <table:table-cell office:value-type="float" office:value="11665.68">
                <text:p>11665.68</text:p>
              </table:table-cell>
              <table:table-cell office:value-type="float" office:value="11524.34">
                <text:p>11524.34</text:p>
              </table:table-cell>
            </table:table-row>
            <table:table-row>
              <table:table-cell office:value-type="float" office:value="43392">
                <text:p>43392</text:p>
              </table:table-cell>
              <table:table-cell office:value-type="float" office:value="11578.85">
                <text:p>11578.85</text:p>
              </table:table-cell>
              <table:table-cell office:value-type="float" office:value="11553.83">
                <text:p>11553.83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11695.19">
                <text:p>11695.19</text:p>
              </table:table-cell>
              <table:table-cell office:value-type="float" office:value="11589.21">
                <text:p>11589.21</text:p>
              </table:table-cell>
            </table:table-row>
            <table:table-row>
              <table:table-cell office:value-type="float" office:value="43390">
                <text:p>43390</text:p>
              </table:table-cell>
              <table:table-cell office:value-type="float" office:value="11811.47">
                <text:p>11811.47</text:p>
              </table:table-cell>
              <table:table-cell office:value-type="float" office:value="11715.03">
                <text:p>11715.03</text:p>
              </table:table-cell>
            </table:table-row>
            <table:table-row>
              <table:table-cell office:value-type="float" office:value="43389">
                <text:p>43389</text:p>
              </table:table-cell>
              <table:table-cell office:value-type="float" office:value="11637.62">
                <text:p>11637.62</text:p>
              </table:table-cell>
              <table:table-cell office:value-type="float" office:value="11776.55">
                <text:p>11776.55</text:p>
              </table:table-cell>
            </table:table-row>
            <table:table-row>
              <table:table-cell office:value-type="float" office:value="43388">
                <text:p>43388</text:p>
              </table:table-cell>
              <table:table-cell office:value-type="float" office:value="11523.81">
                <text:p>11523.81</text:p>
              </table:table-cell>
              <table:table-cell office:value-type="float" office:value="11614.16">
                <text:p>11614.16</text:p>
              </table:table-cell>
            </table:table-row>
            <table:table-row>
              <table:table-cell office:value-type="float" office:value="43385">
                <text:p>43385</text:p>
              </table:table-cell>
              <table:table-cell office:value-type="float" office:value="11691.47">
                <text:p>11691.47</text:p>
              </table:table-cell>
              <table:table-cell office:value-type="float" office:value="11523.81">
                <text:p>11523.81</text:p>
              </table:table-cell>
            </table:table-row>
            <table:table-row>
              <table:table-cell office:value-type="float" office:value="43384">
                <text:p>43384</text:p>
              </table:table-cell>
              <table:table-cell office:value-type="float" office:value="11558.98">
                <text:p>11558.98</text:p>
              </table:table-cell>
              <table:table-cell office:value-type="float" office:value="11539.35">
                <text:p>11539.35</text:p>
              </table:table-cell>
            </table:table-row>
            <table:table-row>
              <table:table-cell office:value-type="float" office:value="43383">
                <text:p>43383</text:p>
              </table:table-cell>
              <table:table-cell office:value-type="float" office:value="11976.7">
                <text:p>11976.7</text:p>
              </table:table-cell>
              <table:table-cell office:value-type="float" office:value="11712.5">
                <text:p>11712.5</text:p>
              </table:table-cell>
            </table:table-row>
            <table:table-row>
              <table:table-cell office:value-type="float" office:value="43382">
                <text:p>43382</text:p>
              </table:table-cell>
              <table:table-cell office:value-type="float" office:value="11963.63">
                <text:p>11963.63</text:p>
              </table:table-cell>
              <table:table-cell office:value-type="float" office:value="11977.22">
                <text:p>11977.22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2044.96">
                <text:p>12044.96</text:p>
              </table:table-cell>
              <table:table-cell office:value-type="float" office:value="11947.16">
                <text:p>11947.16</text:p>
              </table:table-cell>
            </table:table-row>
            <table:table-row>
              <table:table-cell office:value-type="float" office:value="43378">
                <text:p>43378</text:p>
              </table:table-cell>
              <table:table-cell office:value-type="float" office:value="12236.29">
                <text:p>12236.29</text:p>
              </table:table-cell>
              <table:table-cell office:value-type="float" office:value="12111.9">
                <text:p>12111.9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12275.07">
                <text:p>12275.07</text:p>
              </table:table-cell>
              <table:table-cell office:value-type="float" office:value="12244.14">
                <text:p>12244.14</text:p>
              </table:table-cell>
            </table:table-row>
            <table:table-row>
              <table:table-cell office:value-type="float" office:value="43375">
                <text:p>43375</text:p>
              </table:table-cell>
              <table:table-cell office:value-type="float" office:value="12229.07">
                <text:p>12229.07</text:p>
              </table:table-cell>
              <table:table-cell office:value-type="float" office:value="12287.58">
                <text:p>12287.58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12265.89">
                <text:p>12265.89</text:p>
              </table:table-cell>
              <table:table-cell office:value-type="float" office:value="12339.03">
                <text:p>12339.03</text:p>
              </table:table-cell>
            </table:table-row>
            <table:table-row>
              <table:table-cell office:value-type="float" office:value="43371">
                <text:p>43371</text:p>
              </table:table-cell>
              <table:table-cell office:value-type="float" office:value="12381.36">
                <text:p>12381.36</text:p>
              </table:table-cell>
              <table:table-cell office:value-type="float" office:value="12246.73">
                <text:p>12246.73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12329.4">
                <text:p>12329.4</text:p>
              </table:table-cell>
              <table:table-cell office:value-type="float" office:value="12435.59">
                <text:p>12435.59</text:p>
              </table:table-cell>
            </table:table-row>
            <table:table-row>
              <table:table-cell office:value-type="float" office:value="43369">
                <text:p>43369</text:p>
              </table:table-cell>
              <table:table-cell office:value-type="float" office:value="12395.2">
                <text:p>12395.2</text:p>
              </table:table-cell>
              <table:table-cell office:value-type="float" office:value="12385.89">
                <text:p>12385.89</text:p>
              </table:table-cell>
            </table:table-row>
            <table:table-row>
              <table:table-cell office:value-type="float" office:value="43368">
                <text:p>43368</text:p>
              </table:table-cell>
              <table:table-cell office:value-type="float" office:value="12341.85">
                <text:p>12341.85</text:p>
              </table:table-cell>
              <table:table-cell office:value-type="float" office:value="12374.66">
                <text:p>12374.66</text:p>
              </table:table-cell>
            </table:table-row>
            <table:table-row>
              <table:table-cell office:value-type="float" office:value="43367">
                <text:p>43367</text:p>
              </table:table-cell>
              <table:table-cell office:value-type="float" office:value="12383.42">
                <text:p>12383.42</text:p>
              </table:table-cell>
              <table:table-cell office:value-type="float" office:value="12350.82">
                <text:p>12350.82</text:p>
              </table:table-cell>
            </table:table-row>
            <table:table-row>
              <table:table-cell office:value-type="float" office:value="43364">
                <text:p>43364</text:p>
              </table:table-cell>
              <table:table-cell office:value-type="float" office:value="12402.72">
                <text:p>12402.72</text:p>
              </table:table-cell>
              <table:table-cell office:value-type="float" office:value="12430.88">
                <text:p>12430.88</text:p>
              </table:table-cell>
            </table:table-row>
            <table:table-row>
              <table:table-cell office:value-type="float" office:value="43363">
                <text:p>43363</text:p>
              </table:table-cell>
              <table:table-cell office:value-type="float" office:value="12210.95">
                <text:p>12210.95</text:p>
              </table:table-cell>
              <table:table-cell office:value-type="float" office:value="12326.48">
                <text:p>12326.48</text:p>
              </table:table-cell>
            </table:table-row>
            <table:table-row>
              <table:table-cell office:value-type="float" office:value="43362">
                <text:p>43362</text:p>
              </table:table-cell>
              <table:table-cell office:value-type="float" office:value="12168.2">
                <text:p>12168.2</text:p>
              </table:table-cell>
              <table:table-cell office:value-type="float" office:value="12219.02">
                <text:p>12219.02</text:p>
              </table:table-cell>
            </table:table-row>
            <table:table-row>
              <table:table-cell office:value-type="float" office:value="43361">
                <text:p>43361</text:p>
              </table:table-cell>
              <table:table-cell office:value-type="float" office:value="12097.19">
                <text:p>12097.19</text:p>
              </table:table-cell>
              <table:table-cell office:value-type="float" office:value="12157.67">
                <text:p>12157.67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12056.38">
                <text:p>12056.38</text:p>
              </table:table-cell>
              <table:table-cell office:value-type="float" office:value="12096.41">
                <text:p>12096.41</text:p>
              </table:table-cell>
            </table:table-row>
            <table:table-row>
              <table:table-cell office:value-type="float" office:value="43357">
                <text:p>43357</text:p>
              </table:table-cell>
              <table:table-cell office:value-type="float" office:value="12109.37">
                <text:p>12109.37</text:p>
              </table:table-cell>
              <table:table-cell office:value-type="float" office:value="12124.33">
                <text:p>12124.33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2036.79">
                <text:p>12036.79</text:p>
              </table:table-cell>
              <table:table-cell office:value-type="float" office:value="12055.55">
                <text:p>12055.55</text:p>
              </table:table-cell>
            </table:table-row>
            <table:table-row>
              <table:table-cell office:value-type="float" office:value="43355">
                <text:p>43355</text:p>
              </table:table-cell>
              <table:table-cell office:value-type="float" office:value="11989.27">
                <text:p>11989.27</text:p>
              </table:table-cell>
              <table:table-cell office:value-type="float" office:value="12032.3">
                <text:p>12032.3</text:p>
              </table:table-cell>
            </table:table-row>
            <table:table-row>
              <table:table-cell office:value-type="float" office:value="43354">
                <text:p>43354</text:p>
              </table:table-cell>
              <table:table-cell office:value-type="float" office:value="12013.01">
                <text:p>12013.01</text:p>
              </table:table-cell>
              <table:table-cell office:value-type="float" office:value="11970.27">
                <text:p>11970.27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1950.55">
                <text:p>11950.55</text:p>
              </table:table-cell>
              <table:table-cell office:value-type="float" office:value="11986.34">
                <text:p>11986.34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11960.1">
                <text:p>11960.1</text:p>
              </table:table-cell>
              <table:table-cell office:value-type="float" office:value="11959.63">
                <text:p>11959.63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11995.81">
                <text:p>11995.81</text:p>
              </table:table-cell>
              <table:table-cell office:value-type="float" office:value="11955.25">
                <text:p>11955.25</text:p>
              </table:table-cell>
            </table:table-row>
            <table:table-row>
              <table:table-cell office:value-type="float" office:value="43348">
                <text:p>43348</text:p>
              </table:table-cell>
              <table:table-cell office:value-type="float" office:value="12161.65">
                <text:p>12161.65</text:p>
              </table:table-cell>
              <table:table-cell office:value-type="float" office:value="12040.46">
                <text:p>12040.46</text:p>
              </table:table-cell>
            </table:table-row>
            <table:table-row>
              <table:table-cell office:value-type="float" office:value="43347">
                <text:p>43347</text:p>
              </table:table-cell>
              <table:table-cell office:value-type="float" office:value="12389.46">
                <text:p>12389.46</text:p>
              </table:table-cell>
              <table:table-cell office:value-type="float" office:value="12210.21">
                <text:p>12210.21</text:p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2338.36">
                <text:p>12338.36</text:p>
              </table:table-cell>
              <table:table-cell office:value-type="float" office:value="12346.41">
                <text:p>12346.41</text:p>
              </table:table-cell>
            </table:table-row>
            <table:table-row>
              <table:table-cell office:value-type="float" office:value="43343">
                <text:p>43343</text:p>
              </table:table-cell>
              <table:table-cell office:value-type="float" office:value="12418.26">
                <text:p>12418.26</text:p>
              </table:table-cell>
              <table:table-cell office:value-type="float" office:value="12364.06">
                <text:p>12364.06</text:p>
              </table:table-cell>
            </table:table-row>
            <table:table-row>
              <table:table-cell office:value-type="float" office:value="43342">
                <text:p>43342</text:p>
              </table:table-cell>
              <table:table-cell office:value-type="float" office:value="12516.55">
                <text:p>12516.55</text:p>
              </table:table-cell>
              <table:table-cell office:value-type="float" office:value="12494.24">
                <text:p>12494.24</text:p>
              </table:table-cell>
            </table:table-row>
            <table:table-row>
              <table:table-cell office:value-type="float" office:value="43341">
                <text:p>43341</text:p>
              </table:table-cell>
              <table:table-cell office:value-type="float" office:value="12553.86">
                <text:p>12553.86</text:p>
              </table:table-cell>
              <table:table-cell office:value-type="float" office:value="12561.68">
                <text:p>12561.68</text:p>
              </table:table-cell>
            </table:table-row>
            <table:table-row>
              <table:table-cell office:value-type="float" office:value="43340">
                <text:p>43340</text:p>
              </table:table-cell>
              <table:table-cell office:value-type="float" office:value="12578.65">
                <text:p>12578.65</text:p>
              </table:table-cell>
              <table:table-cell office:value-type="float" office:value="12527.42">
                <text:p>12527.42</text:p>
              </table:table-cell>
            </table:table-row>
            <table:table-row>
              <table:table-cell office:value-type="float" office:value="43339">
                <text:p>43339</text:p>
              </table:table-cell>
              <table:table-cell office:value-type="float" office:value="12462.75">
                <text:p>12462.75</text:p>
              </table:table-cell>
              <table:table-cell office:value-type="float" office:value="12538.31">
                <text:p>12538.31</text:p>
              </table:table-cell>
            </table:table-row>
            <table:table-row>
              <table:table-cell office:value-type="float" office:value="43336">
                <text:p>43336</text:p>
              </table:table-cell>
              <table:table-cell office:value-type="float" office:value="12396.69">
                <text:p>12396.69</text:p>
              </table:table-cell>
              <table:table-cell office:value-type="float" office:value="12394.52">
                <text:p>12394.52</text:p>
              </table:table-cell>
            </table:table-row>
            <table:table-row>
              <table:table-cell office:value-type="float" office:value="43335">
                <text:p>43335</text:p>
              </table:table-cell>
              <table:table-cell office:value-type="float" office:value="12367.48">
                <text:p>12367.48</text:p>
              </table:table-cell>
              <table:table-cell office:value-type="float" office:value="12365.58">
                <text:p>12365.58</text:p>
              </table:table-cell>
            </table:table-row>
            <table:table-row>
              <table:table-cell office:value-type="float" office:value="43334">
                <text:p>43334</text:p>
              </table:table-cell>
              <table:table-cell office:value-type="float" office:value="12355.53">
                <text:p>12355.53</text:p>
              </table:table-cell>
              <table:table-cell office:value-type="float" office:value="12385.7">
                <text:p>12385.7</text:p>
              </table:table-cell>
            </table:table-row>
            <table:table-row>
              <table:table-cell office:value-type="float" office:value="43333">
                <text:p>43333</text:p>
              </table:table-cell>
              <table:table-cell office:value-type="float" office:value="12320.56">
                <text:p>12320.56</text:p>
              </table:table-cell>
              <table:table-cell office:value-type="float" office:value="12384.49">
                <text:p>12384.49</text:p>
              </table:table-cell>
            </table:table-row>
            <table:table-row>
              <table:table-cell office:value-type="float" office:value="43332">
                <text:p>43332</text:p>
              </table:table-cell>
              <table:table-cell office:value-type="float" office:value="12263.01">
                <text:p>12263.01</text:p>
              </table:table-cell>
              <table:table-cell office:value-type="float" office:value="12331.3">
                <text:p>12331.3</text:p>
              </table:table-cell>
            </table:table-row>
            <table:table-row>
              <table:table-cell office:value-type="float" office:value="43329">
                <text:p>43329</text:p>
              </table:table-cell>
              <table:table-cell office:value-type="float" office:value="12242.06">
                <text:p>12242.06</text:p>
              </table:table-cell>
              <table:table-cell office:value-type="float" office:value="12210.55">
                <text:p>12210.55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12202.13">
                <text:p>12202.13</text:p>
              </table:table-cell>
              <table:table-cell office:value-type="float" office:value="12237.17">
                <text:p>12237.17</text:p>
              </table:table-cell>
            </table:table-row>
            <table:table-row>
              <table:table-cell office:value-type="float" office:value="43327">
                <text:p>43327</text:p>
              </table:table-cell>
              <table:table-cell office:value-type="float" office:value="12400.27">
                <text:p>12400.27</text:p>
              </table:table-cell>
              <table:table-cell office:value-type="float" office:value="12163.01">
                <text:p>12163.01</text:p>
              </table:table-cell>
            </table:table-row>
            <table:table-row>
              <table:table-cell office:value-type="float" office:value="43326">
                <text:p>43326</text:p>
              </table:table-cell>
              <table:table-cell office:value-type="float" office:value="12444.63">
                <text:p>12444.63</text:p>
              </table:table-cell>
              <table:table-cell office:value-type="float" office:value="12358.87">
                <text:p>12358.87</text:p>
              </table:table-cell>
            </table:table-row>
            <table:table-row>
              <table:table-cell office:value-type="float" office:value="43325">
                <text:p>43325</text:p>
              </table:table-cell>
              <table:table-cell office:value-type="float" office:value="12346.75">
                <text:p>12346.75</text:p>
              </table:table-cell>
              <table:table-cell office:value-type="float" office:value="12358.74">
                <text:p>12358.74</text:p>
              </table:table-cell>
            </table:table-row>
            <table:table-row>
              <table:table-cell office:value-type="float" office:value="43322">
                <text:p>43322</text:p>
              </table:table-cell>
              <table:table-cell office:value-type="float" office:value="12574.2">
                <text:p>12574.2</text:p>
              </table:table-cell>
              <table:table-cell office:value-type="float" office:value="12424.35">
                <text:p>12424.35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12623.14">
                <text:p>12623.14</text:p>
              </table:table-cell>
              <table:table-cell office:value-type="float" office:value="12676.11">
                <text:p>12676.11</text:p>
              </table:table-cell>
            </table:table-row>
            <table:table-row>
              <table:table-cell office:value-type="float" office:value="43320">
                <text:p>43320</text:p>
              </table:table-cell>
              <table:table-cell office:value-type="float" office:value="12622.98">
                <text:p>12622.98</text:p>
              </table:table-cell>
              <table:table-cell office:value-type="float" office:value="12633.54">
                <text:p>12633.54</text:p>
              </table:table-cell>
            </table:table-row>
            <table:table-row>
              <table:table-cell office:value-type="float" office:value="43319">
                <text:p>43319</text:p>
              </table:table-cell>
              <table:table-cell office:value-type="float" office:value="12656.87">
                <text:p>12656.87</text:p>
              </table:table-cell>
              <table:table-cell office:value-type="float" office:value="12648.19">
                <text:p>12648.19</text:p>
              </table:table-cell>
            </table:table-row>
            <table:table-row>
              <table:table-cell office:value-type="float" office:value="43318">
                <text:p>43318</text:p>
              </table:table-cell>
              <table:table-cell office:value-type="float" office:value="12631.4">
                <text:p>12631.4</text:p>
              </table:table-cell>
              <table:table-cell office:value-type="float" office:value="12598.21">
                <text:p>12598.21</text:p>
              </table:table-cell>
            </table:table-row>
            <table:table-row>
              <table:table-cell office:value-type="float" office:value="43315">
                <text:p>43315</text:p>
              </table:table-cell>
              <table:table-cell office:value-type="float" office:value="12572.61">
                <text:p>12572.61</text:p>
              </table:table-cell>
              <table:table-cell office:value-type="float" office:value="12615.76">
                <text:p>12615.76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12617.63">
                <text:p>12617.63</text:p>
              </table:table-cell>
              <table:table-cell office:value-type="float" office:value="12546.33">
                <text:p>12546.3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12826.7">
                <text:p>12826.7</text:p>
              </table:table-cell>
              <table:table-cell office:value-type="float" office:value="12737.05">
                <text:p>12737.05</text:p>
              </table:table-cell>
            </table:table-row>
            <table:table-row>
              <table:table-cell office:value-type="float" office:value="43312">
                <text:p>43312</text:p>
              </table:table-cell>
              <table:table-cell office:value-type="float" office:value="12809.74">
                <text:p>12809.74</text:p>
              </table:table-cell>
              <table:table-cell office:value-type="float" office:value="12805.5">
                <text:p>12805.5</text:p>
              </table:table-cell>
            </table:table-row>
            <table:table-row>
              <table:table-cell office:value-type="float" office:value="43311">
                <text:p>43311</text:p>
              </table:table-cell>
              <table:table-cell office:value-type="float" office:value="12822.87">
                <text:p>12822.87</text:p>
              </table:table-cell>
              <table:table-cell office:value-type="float" office:value="12798.2">
                <text:p>12798.2</text:p>
              </table:table-cell>
            </table:table-row>
            <table:table-row>
              <table:table-cell office:value-type="float" office:value="43308">
                <text:p>43308</text:p>
              </table:table-cell>
              <table:table-cell office:value-type="float" office:value="12825.75">
                <text:p>12825.75</text:p>
              </table:table-cell>
              <table:table-cell office:value-type="float" office:value="12860.4">
                <text:p>12860.4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12732.88">
                <text:p>12732.88</text:p>
              </table:table-cell>
              <table:table-cell office:value-type="float" office:value="12809.23">
                <text:p>12809.23</text:p>
              </table:table-cell>
            </table:table-row>
            <table:table-row>
              <table:table-cell office:value-type="float" office:value="43306">
                <text:p>43306</text:p>
              </table:table-cell>
              <table:table-cell office:value-type="float" office:value="12685.68">
                <text:p>12685.68</text:p>
              </table:table-cell>
              <table:table-cell office:value-type="float" office:value="12579.33">
                <text:p>12579.33</text:p>
              </table:table-cell>
            </table:table-row>
            <table:table-row>
              <table:table-cell office:value-type="float" office:value="43305">
                <text:p>43305</text:p>
              </table:table-cell>
              <table:table-cell office:value-type="float" office:value="12590.79">
                <text:p>12590.79</text:p>
              </table:table-cell>
              <table:table-cell office:value-type="float" office:value="12689.39">
                <text:p>12689.39</text:p>
              </table:table-cell>
            </table:table-row>
            <table:table-row>
              <table:table-cell office:value-type="float" office:value="43304">
                <text:p>43304</text:p>
              </table:table-cell>
              <table:table-cell office:value-type="float" office:value="12510.23">
                <text:p>12510.23</text:p>
              </table:table-cell>
              <table:table-cell office:value-type="float" office:value="12548.57">
                <text:p>12548.57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12664.45">
                <text:p>12664.45</text:p>
              </table:table-cell>
              <table:table-cell office:value-type="float" office:value="12561.42">
                <text:p>12561.42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12740.68">
                <text:p>12740.68</text:p>
              </table:table-cell>
              <table:table-cell office:value-type="float" office:value="12686.29">
                <text:p>12686.29</text:p>
              </table:table-cell>
            </table:table-row>
            <table:table-row>
              <table:table-cell office:value-type="float" office:value="43299">
                <text:p>43299</text:p>
              </table:table-cell>
              <table:table-cell office:value-type="float" office:value="12728.41">
                <text:p>12728.41</text:p>
              </table:table-cell>
              <table:table-cell office:value-type="float" office:value="12765.94">
                <text:p>12765.94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12566.97">
                <text:p>12566.97</text:p>
              </table:table-cell>
              <table:table-cell office:value-type="float" office:value="12661.54">
                <text:p>12661.54</text:p>
              </table:table-cell>
            </table:table-row>
            <table:table-row>
              <table:table-cell office:value-type="float" office:value="43297">
                <text:p>43297</text:p>
              </table:table-cell>
              <table:table-cell office:value-type="float" office:value="12530.98">
                <text:p>12530.98</text:p>
              </table:table-cell>
              <table:table-cell office:value-type="float" office:value="12561.02">
                <text:p>12561.02</text:p>
              </table:table-cell>
            </table:table-row>
            <table:table-row>
              <table:table-cell office:value-type="float" office:value="43294">
                <text:p>43294</text:p>
              </table:table-cell>
              <table:table-cell office:value-type="float" office:value="12549.23">
                <text:p>12549.23</text:p>
              </table:table-cell>
              <table:table-cell office:value-type="float" office:value="12540.73">
                <text:p>12540.73</text:p>
              </table:table-cell>
            </table:table-row>
            <table:table-row>
              <table:table-cell office:value-type="float" office:value="43293">
                <text:p>43293</text:p>
              </table:table-cell>
              <table:table-cell office:value-type="float" office:value="12464.06">
                <text:p>12464.06</text:p>
              </table:table-cell>
              <table:table-cell office:value-type="float" office:value="12492.97">
                <text:p>12492.97</text:p>
              </table:table-cell>
            </table:table-row>
            <table:table-row>
              <table:table-cell office:value-type="float" office:value="43292">
                <text:p>43292</text:p>
              </table:table-cell>
              <table:table-cell office:value-type="float" office:value="12506.99">
                <text:p>12506.99</text:p>
              </table:table-cell>
              <table:table-cell office:value-type="float" office:value="12417.13">
                <text:p>12417.13</text:p>
              </table:table-cell>
            </table:table-row>
            <table:table-row>
              <table:table-cell office:value-type="float" office:value="43291">
                <text:p>43291</text:p>
              </table:table-cell>
              <table:table-cell office:value-type="float" office:value="12580.31">
                <text:p>12580.31</text:p>
              </table:table-cell>
              <table:table-cell office:value-type="float" office:value="12609.85">
                <text:p>12609.85</text:p>
              </table:table-cell>
            </table:table-row>
            <table:table-row>
              <table:table-cell office:value-type="float" office:value="43290">
                <text:p>43290</text:p>
              </table:table-cell>
              <table:table-cell office:value-type="float" office:value="12541.74">
                <text:p>12541.74</text:p>
              </table:table-cell>
              <table:table-cell office:value-type="float" office:value="12543.89">
                <text:p>12543.89</text:p>
              </table:table-cell>
            </table:table-row>
            <table:table-row>
              <table:table-cell office:value-type="float" office:value="43287">
                <text:p>43287</text:p>
              </table:table-cell>
              <table:table-cell office:value-type="float" office:value="12506.27">
                <text:p>12506.27</text:p>
              </table:table-cell>
              <table:table-cell office:value-type="float" office:value="12496.17">
                <text:p>12496.17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12363.05">
                <text:p>12363.05</text:p>
              </table:table-cell>
              <table:table-cell office:value-type="float" office:value="12464.29">
                <text:p>12464.29</text:p>
              </table:table-cell>
            </table:table-row>
            <table:table-row>
              <table:table-cell office:value-type="float" office:value="43285">
                <text:p>43285</text:p>
              </table:table-cell>
              <table:table-cell office:value-type="float" office:value="12323.75">
                <text:p>12323.75</text:p>
              </table:table-cell>
              <table:table-cell office:value-type="float" office:value="12317.61">
                <text:p>12317.61</text:p>
              </table:table-cell>
            </table:table-row>
            <table:table-row>
              <table:table-cell office:value-type="float" office:value="43284">
                <text:p>43284</text:p>
              </table:table-cell>
              <table:table-cell office:value-type="float" office:value="12321.07">
                <text:p>12321.07</text:p>
              </table:table-cell>
              <table:table-cell office:value-type="float" office:value="12349.14">
                <text:p>12349.14</text:p>
              </table:table-cell>
            </table:table-row>
            <table:table-row>
              <table:table-cell office:value-type="float" office:value="43283">
                <text:p>43283</text:p>
              </table:table-cell>
              <table:table-cell office:value-type="float" office:value="12147.94">
                <text:p>12147.94</text:p>
              </table:table-cell>
              <table:table-cell office:value-type="float" office:value="12238.17">
                <text:p>12238.17</text:p>
              </table:table-cell>
            </table:table-row>
            <table:table-row>
              <table:table-cell office:value-type="float" office:value="43280">
                <text:p>43280</text:p>
              </table:table-cell>
              <table:table-cell office:value-type="float" office:value="12322.64">
                <text:p>12322.64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12289.81">
                <text:p>12289.81</text:p>
              </table:table-cell>
              <table:table-cell office:value-type="float" office:value="12177.23">
                <text:p>12177.23</text:p>
              </table:table-cell>
            </table:table-row>
            <table:table-row>
              <table:table-cell office:value-type="float" office:value="43278">
                <text:p>43278</text:p>
              </table:table-cell>
              <table:table-cell office:value-type="float" office:value="12247.75">
                <text:p>12247.75</text:p>
              </table:table-cell>
              <table:table-cell office:value-type="float" office:value="12348.61">
                <text:p>12348.61</text:p>
              </table:table-cell>
            </table:table-row>
            <table:table-row>
              <table:table-cell office:value-type="float" office:value="43277">
                <text:p>43277</text:p>
              </table:table-cell>
              <table:table-cell office:value-type="float" office:value="12333.44">
                <text:p>12333.44</text:p>
              </table:table-cell>
              <table:table-cell office:value-type="float" office:value="12234.34">
                <text:p>12234.34</text:p>
              </table:table-cell>
            </table:table-row>
            <table:table-row>
              <table:table-cell office:value-type="float" office:value="43276">
                <text:p>43276</text:p>
              </table:table-cell>
              <table:table-cell office:value-type="float" office:value="12497.48">
                <text:p>12497.48</text:p>
              </table:table-cell>
              <table:table-cell office:value-type="float" office:value="12270.33">
                <text:p>12270.33</text:p>
              </table:table-cell>
            </table:table-row>
            <table:table-row>
              <table:table-cell office:value-type="float" office:value="43273">
                <text:p>43273</text:p>
              </table:table-cell>
              <table:table-cell office:value-type="float" office:value="12507.72">
                <text:p>12507.72</text:p>
              </table:table-cell>
              <table:table-cell office:value-type="float" office:value="12579.72">
                <text:p>12579.72</text:p>
              </table:table-cell>
            </table:table-row>
            <table:table-row>
              <table:table-cell office:value-type="float" office:value="43272">
                <text:p>43272</text:p>
              </table:table-cell>
              <table:table-cell office:value-type="float" office:value="12699.71">
                <text:p>12699.71</text:p>
              </table:table-cell>
              <table:table-cell office:value-type="float" office:value="12511.91">
                <text:p>12511.91</text:p>
              </table:table-cell>
            </table:table-row>
            <table:table-row>
              <table:table-cell office:value-type="float" office:value="43271">
                <text:p>43271</text:p>
              </table:table-cell>
              <table:table-cell office:value-type="float" office:value="12731.66">
                <text:p>12731.66</text:p>
              </table:table-cell>
              <table:table-cell office:value-type="float" office:value="12695.16">
                <text:p>12695.16</text:p>
              </table:table-cell>
            </table:table-row>
            <table:table-row>
              <table:table-cell office:value-type="float" office:value="43270">
                <text:p>43270</text:p>
              </table:table-cell>
              <table:table-cell office:value-type="float" office:value="12647.07">
                <text:p>12647.07</text:p>
              </table:table-cell>
              <table:table-cell office:value-type="float" office:value="12677.97">
                <text:p>12677.97</text:p>
              </table:table-cell>
            </table:table-row>
            <table:table-row>
              <table:table-cell office:value-type="float" office:value="43269">
                <text:p>43269</text:p>
              </table:table-cell>
              <table:table-cell office:value-type="float" office:value="12945.53">
                <text:p>12945.53</text:p>
              </table:table-cell>
              <table:table-cell office:value-type="float" office:value="12834.11">
                <text:p>12834.11</text:p>
              </table:table-cell>
            </table:table-row>
            <table:table-row>
              <table:table-cell office:value-type="float" office:value="43266">
                <text:p>43266</text:p>
              </table:table-cell>
              <table:table-cell office:value-type="float" office:value="13115.85">
                <text:p>13115.85</text:p>
              </table:table-cell>
              <table:table-cell office:value-type="float" office:value="13010.55">
                <text:p>13010.55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12806.07">
                <text:p>12806.07</text:p>
              </table:table-cell>
              <table:table-cell office:value-type="float" office:value="13107.1">
                <text:p>13107.1</text:p>
              </table:table-cell>
            </table:table-row>
            <table:table-row>
              <table:table-cell office:value-type="float" office:value="43264">
                <text:p>43264</text:p>
              </table:table-cell>
              <table:table-cell office:value-type="float" office:value="12857.16">
                <text:p>12857.16</text:p>
              </table:table-cell>
              <table:table-cell office:value-type="float" office:value="12890.58">
                <text:p>12890.58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12924.03">
                <text:p>12924.03</text:p>
              </table:table-cell>
              <table:table-cell office:value-type="float" office:value="12842.3">
                <text:p>12842.3</text:p>
              </table:table-cell>
            </table:table-row>
            <table:table-row>
              <table:table-cell office:value-type="float" office:value="43262">
                <text:p>43262</text:p>
              </table:table-cell>
              <table:table-cell office:value-type="float" office:value="12816.32">
                <text:p>12816.32</text:p>
              </table:table-cell>
              <table:table-cell office:value-type="float" office:value="12842.91">
                <text:p>12842.91</text:p>
              </table:table-cell>
            </table:table-row>
            <table:table-row>
              <table:table-cell office:value-type="float" office:value="43259">
                <text:p>43259</text:p>
              </table:table-cell>
              <table:table-cell office:value-type="float" office:value="12668.77">
                <text:p>12668.77</text:p>
              </table:table-cell>
              <table:table-cell office:value-type="float" office:value="12766.55">
                <text:p>12766.55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12877.85">
                <text:p>12877.85</text:p>
              </table:table-cell>
              <table:table-cell office:value-type="float" office:value="12811.05">
                <text:p>12811.05</text:p>
              </table:table-cell>
            </table:table-row>
            <table:table-row>
              <table:table-cell office:value-type="float" office:value="43257">
                <text:p>43257</text:p>
              </table:table-cell>
              <table:table-cell office:value-type="float" office:value="12813.39">
                <text:p>12813.39</text:p>
              </table:table-cell>
              <table:table-cell office:value-type="float" office:value="12830.07">
                <text:p>12830.07</text:p>
              </table:table-cell>
            </table:table-row>
            <table:table-row>
              <table:table-cell office:value-type="float" office:value="43256">
                <text:p>43256</text:p>
              </table:table-cell>
              <table:table-cell office:value-type="float" office:value="12766.16">
                <text:p>12766.16</text:p>
              </table:table-cell>
              <table:table-cell office:value-type="float" office:value="12787.13">
                <text:p>12787.13</text:p>
              </table:table-cell>
            </table:table-row>
            <table:table-row>
              <table:table-cell office:value-type="float" office:value="43255">
                <text:p>43255</text:p>
              </table:table-cell>
              <table:table-cell office:value-type="float" office:value="12839.44">
                <text:p>12839.44</text:p>
              </table:table-cell>
              <table:table-cell office:value-type="float" office:value="12770.75">
                <text:p>12770.75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12678.07">
                <text:p>12678.07</text:p>
              </table:table-cell>
              <table:table-cell office:value-type="float" office:value="12724.27">
                <text:p>12724.27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12796.16">
                <text:p>12796.16</text:p>
              </table:table-cell>
              <table:table-cell office:value-type="float" office:value="12604.89">
                <text:p>12604.89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12693.33">
                <text:p>12693.33</text:p>
              </table:table-cell>
              <table:table-cell office:value-type="float" office:value="12783.76">
                <text:p>12783.76</text:p>
              </table:table-cell>
            </table:table-row>
            <table:table-row>
              <table:table-cell office:value-type="float" office:value="43249">
                <text:p>43249</text:p>
              </table:table-cell>
              <table:table-cell office:value-type="float" office:value="12786.15">
                <text:p>12786.15</text:p>
              </table:table-cell>
              <table:table-cell office:value-type="float" office:value="12666.51">
                <text:p>12666.51</text:p>
              </table:table-cell>
            </table:table-row>
            <table:table-row>
              <table:table-cell office:value-type="float" office:value="43248">
                <text:p>43248</text:p>
              </table:table-cell>
              <table:table-cell office:value-type="float" office:value="13016.55">
                <text:p>13016.55</text:p>
              </table:table-cell>
              <table:table-cell office:value-type="float" office:value="12863.46">
                <text:p>12863.46</text:p>
              </table:table-cell>
            </table:table-row>
            <table:table-row>
              <table:table-cell office:value-type="float" office:value="43245">
                <text:p>43245</text:p>
              </table:table-cell>
              <table:table-cell office:value-type="float" office:value="12917.15">
                <text:p>12917.15</text:p>
              </table:table-cell>
              <table:table-cell office:value-type="float" office:value="12938.01">
                <text:p>12938.01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12955.94">
                <text:p>12955.94</text:p>
              </table:table-cell>
              <table:table-cell office:value-type="float" office:value="12855.09">
                <text:p>12855.09</text:p>
              </table:table-cell>
            </table:table-row>
            <table:table-row>
              <table:table-cell office:value-type="float" office:value="43243">
                <text:p>43243</text:p>
              </table:table-cell>
              <table:table-cell office:value-type="float" office:value="13138.83">
                <text:p>13138.83</text:p>
              </table:table-cell>
              <table:table-cell office:value-type="float" office:value="12976.84">
                <text:p>12976.84</text:p>
              </table:table-cell>
            </table:table-row>
            <table:table-row>
              <table:table-cell office:value-type="float" office:value="43242">
                <text:p>43242</text:p>
              </table:table-cell>
              <table:table-cell office:value-type="float" office:value="13132.56">
                <text:p>13132.56</text:p>
              </table:table-cell>
              <table:table-cell office:value-type="float" office:value="13169.92">
                <text:p>13169.92</text:p>
              </table:table-cell>
            </table:table-row>
            <table:table-row>
              <table:table-cell office:value-type="float" office:value="43238">
                <text:p>43238</text:p>
              </table:table-cell>
              <table:table-cell office:value-type="float" office:value="13115.63">
                <text:p>13115.63</text:p>
              </table:table-cell>
              <table:table-cell office:value-type="float" office:value="13077.72">
                <text:p>13077.72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12985.14">
                <text:p>12985.14</text:p>
              </table:table-cell>
              <table:table-cell office:value-type="float" office:value="13114.61">
                <text:p>13114.61</text:p>
              </table:table-cell>
            </table:table-row>
            <table:table-row>
              <table:table-cell office:value-type="float" office:value="43236">
                <text:p>43236</text:p>
              </table:table-cell>
              <table:table-cell office:value-type="float" office:value="12983.49">
                <text:p>12983.49</text:p>
              </table:table-cell>
              <table:table-cell office:value-type="float" office:value="12996.33">
                <text:p>12996.33</text:p>
              </table:table-cell>
            </table:table-row>
            <table:table-row>
              <table:table-cell office:value-type="float" office:value="43235">
                <text:p>43235</text:p>
              </table:table-cell>
              <table:table-cell office:value-type="float" office:value="12947.97">
                <text:p>12947.97</text:p>
              </table:table-cell>
              <table:table-cell office:value-type="float" office:value="12970.04">
                <text:p>12970.04</text:p>
              </table:table-cell>
            </table:table-row>
            <table:table-row>
              <table:table-cell office:value-type="float" office:value="43234">
                <text:p>43234</text:p>
              </table:table-cell>
              <table:table-cell office:value-type="float" office:value="13009.83">
                <text:p>13009.83</text:p>
              </table:table-cell>
              <table:table-cell office:value-type="float" office:value="12977.71">
                <text:p>12977.71</text:p>
              </table:table-cell>
            </table:table-row>
            <table:table-row>
              <table:table-cell office:value-type="float" office:value="43231">
                <text:p>43231</text:p>
              </table:table-cell>
              <table:table-cell office:value-type="float" office:value="13023">
                <text:p>13023</text:p>
              </table:table-cell>
              <table:table-cell office:value-type="float" office:value="13001.24">
                <text:p>13001.24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12975.09">
                <text:p>12975.09</text:p>
              </table:table-cell>
              <table:table-cell office:value-type="float" office:value="13022.87">
                <text:p>13022.87</text:p>
              </table:table-cell>
            </table:table-row>
            <table:table-row>
              <table:table-cell office:value-type="float" office:value="43229">
                <text:p>43229</text:p>
              </table:table-cell>
              <table:table-cell office:value-type="float" office:value="12917.82">
                <text:p>12917.82</text:p>
              </table:table-cell>
              <table:table-cell office:value-type="float" office:value="12943.06">
                <text:p>12943.06</text:p>
              </table:table-cell>
            </table:table-row>
            <table:table-row>
              <table:table-cell office:value-type="float" office:value="43228">
                <text:p>43228</text:p>
              </table:table-cell>
              <table:table-cell office:value-type="float" office:value="12924.23">
                <text:p>12924.23</text:p>
              </table:table-cell>
              <table:table-cell office:value-type="float" office:value="12912.21">
                <text:p>12912.21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12827.43">
                <text:p>12827.43</text:p>
              </table:table-cell>
              <table:table-cell office:value-type="float" office:value="12948.14">
                <text:p>12948.14</text:p>
              </table:table-cell>
            </table:table-row>
            <table:table-row>
              <table:table-cell office:value-type="float" office:value="43224">
                <text:p>43224</text:p>
              </table:table-cell>
              <table:table-cell office:value-type="float" office:value="12733.19">
                <text:p>12733.19</text:p>
              </table:table-cell>
              <table:table-cell office:value-type="float" office:value="12819.6">
                <text:p>12819.6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12775.66">
                <text:p>12775.66</text:p>
              </table:table-cell>
              <table:table-cell office:value-type="float" office:value="12690.15">
                <text:p>12690.15</text:p>
              </table:table-cell>
            </table:table-row>
            <table:table-row>
              <table:table-cell office:value-type="float" office:value="43222">
                <text:p>43222</text:p>
              </table:table-cell>
              <table:table-cell office:value-type="float" office:value="12610.78">
                <text:p>12610.78</text:p>
              </table:table-cell>
              <table:table-cell office:value-type="float" office:value="12802.25">
                <text:p>12802.25</text:p>
              </table:table-cell>
            </table:table-row>
            <table:table-row>
              <table:table-cell office:value-type="float" office:value="43220">
                <text:p>43220</text:p>
              </table:table-cell>
              <table:table-cell office:value-type="float" office:value="12606.27">
                <text:p>12606.27</text:p>
              </table:table-cell>
              <table:table-cell office:value-type="float" office:value="12612.11">
                <text:p>12612.11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12572.72">
                <text:p>12572.72</text:p>
              </table:table-cell>
              <table:table-cell office:value-type="float" office:value="12580.87">
                <text:p>12580.87</text:p>
              </table:table-cell>
            </table:table-row>
            <table:table-row>
              <table:table-cell office:value-type="float" office:value="43216">
                <text:p>43216</text:p>
              </table:table-cell>
              <table:table-cell office:value-type="float" office:value="12395.9">
                <text:p>12395.9</text:p>
              </table:table-cell>
              <table:table-cell office:value-type="float" office:value="12500.47">
                <text:p>12500.47</text:p>
              </table:table-cell>
            </table:table-row>
            <table:table-row>
              <table:table-cell office:value-type="float" office:value="43215">
                <text:p>43215</text:p>
              </table:table-cell>
              <table:table-cell office:value-type="float" office:value="12456.82">
                <text:p>12456.82</text:p>
              </table:table-cell>
              <table:table-cell office:value-type="float" office:value="12422.3">
                <text:p>12422.3</text:p>
              </table:table-cell>
            </table:table-row>
            <table:table-row>
              <table:table-cell office:value-type="float" office:value="43214">
                <text:p>43214</text:p>
              </table:table-cell>
              <table:table-cell office:value-type="float" office:value="12602.41">
                <text:p>12602.41</text:p>
              </table:table-cell>
              <table:table-cell office:value-type="float" office:value="12550.82">
                <text:p>12550.82</text:p>
              </table:table-cell>
            </table:table-row>
            <table:table-row>
              <table:table-cell office:value-type="float" office:value="43213">
                <text:p>43213</text:p>
              </table:table-cell>
              <table:table-cell office:value-type="float" office:value="12538.16">
                <text:p>12538.16</text:p>
              </table:table-cell>
              <table:table-cell office:value-type="float" office:value="12572.39">
                <text:p>12572.39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12555.96">
                <text:p>12555.96</text:p>
              </table:table-cell>
              <table:table-cell office:value-type="float" office:value="12540.5">
                <text:p>12540.5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12595.61">
                <text:p>12595.61</text:p>
              </table:table-cell>
              <table:table-cell office:value-type="float" office:value="12567.42">
                <text:p>12567.42</text:p>
              </table:table-cell>
            </table:table-row>
            <table:table-row>
              <table:table-cell office:value-type="float" office:value="43208">
                <text:p>43208</text:p>
              </table:table-cell>
              <table:table-cell office:value-type="float" office:value="12597.58">
                <text:p>12597.58</text:p>
              </table:table-cell>
              <table:table-cell office:value-type="float" office:value="12590.83">
                <text:p>12590.83</text:p>
              </table:table-cell>
            </table:table-row>
            <table:table-row>
              <table:table-cell office:value-type="float" office:value="43207">
                <text:p>43207</text:p>
              </table:table-cell>
              <table:table-cell office:value-type="float" office:value="12443.2">
                <text:p>12443.2</text:p>
              </table:table-cell>
              <table:table-cell office:value-type="float" office:value="12585.57">
                <text:p>12585.57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12478.99">
                <text:p>12478.99</text:p>
              </table:table-cell>
              <table:table-cell office:value-type="float" office:value="12391.41">
                <text:p>12391.41</text:p>
              </table:table-cell>
            </table:table-row>
            <table:table-row>
              <table:table-cell office:value-type="float" office:value="43203">
                <text:p>43203</text:p>
              </table:table-cell>
              <table:table-cell office:value-type="float" office:value="12461.31">
                <text:p>12461.31</text:p>
              </table:table-cell>
              <table:table-cell office:value-type="float" office:value="12442.4">
                <text:p>12442.4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12282.39">
                <text:p>12282.39</text:p>
              </table:table-cell>
              <table:table-cell office:value-type="float" office:value="12415.01">
                <text:p>12415.01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2372.07">
                <text:p>12372.07</text:p>
              </table:table-cell>
              <table:table-cell office:value-type="float" office:value="12293.97">
                <text:p>12293.97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2389.9">
                <text:p>12389.9</text:p>
              </table:table-cell>
              <table:table-cell office:value-type="float" office:value="12397.32">
                <text:p>12397.32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2311.02">
                <text:p>12311.02</text:p>
              </table:table-cell>
              <table:table-cell office:value-type="float" office:value="12261.75">
                <text:p>12261.75</text:p>
              </table:table-cell>
            </table:table-row>
            <table:table-row>
              <table:table-cell office:value-type="float" office:value="43196">
                <text:p>43196</text:p>
              </table:table-cell>
              <table:table-cell office:value-type="float" office:value="12242.94">
                <text:p>12242.94</text:p>
              </table:table-cell>
              <table:table-cell office:value-type="float" office:value="12241.27">
                <text:p>12241.27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2153.61">
                <text:p>12153.61</text:p>
              </table:table-cell>
              <table:table-cell office:value-type="float" office:value="12305.19">
                <text:p>12305.19</text:p>
              </table:table-cell>
            </table:table-row>
            <table:table-row>
              <table:table-cell office:value-type="float" office:value="43194">
                <text:p>43194</text:p>
              </table:table-cell>
              <table:table-cell office:value-type="float" office:value="12000.47">
                <text:p>12000.47</text:p>
              </table:table-cell>
              <table:table-cell office:value-type="float" office:value="11957.9">
                <text:p>11957.9</text:p>
              </table:table-cell>
            </table:table-row>
            <table:table-row>
              <table:table-cell office:value-type="float" office:value="43193">
                <text:p>43193</text:p>
              </table:table-cell>
              <table:table-cell office:value-type="float" office:value="11997.47">
                <text:p>11997.47</text:p>
              </table:table-cell>
              <table:table-cell office:value-type="float" office:value="12002.45">
                <text:p>12002.45</text:p>
              </table:table-cell>
            </table:table-row>
            <table:table-row>
              <table:table-cell office:value-type="float" office:value="43188">
                <text:p>43188</text:p>
              </table:table-cell>
              <table:table-cell office:value-type="float" office:value="11956.34">
                <text:p>11956.34</text:p>
              </table:table-cell>
              <table:table-cell office:value-type="float" office:value="12096.73">
                <text:p>12096.73</text:p>
              </table:table-cell>
            </table:table-row>
            <table:table-row>
              <table:table-cell office:value-type="float" office:value="43187">
                <text:p>43187</text:p>
              </table:table-cell>
              <table:table-cell office:value-type="float" office:value="11868.08">
                <text:p>11868.08</text:p>
              </table:table-cell>
              <table:table-cell office:value-type="float" office:value="11940.71">
                <text:p>11940.71</text:p>
              </table:table-cell>
            </table:table-row>
            <table:table-row>
              <table:table-cell office:value-type="float" office:value="43186">
                <text:p>43186</text:p>
              </table:table-cell>
              <table:table-cell office:value-type="float" office:value="11996.35">
                <text:p>11996.35</text:p>
              </table:table-cell>
              <table:table-cell office:value-type="float" office:value="11970.83">
                <text:p>11970.83</text:p>
              </table:table-cell>
            </table:table-row>
            <table:table-row>
              <table:table-cell office:value-type="float" office:value="43185">
                <text:p>43185</text:p>
              </table:table-cell>
              <table:table-cell office:value-type="float" office:value="11919.64">
                <text:p>11919.64</text:p>
              </table:table-cell>
              <table:table-cell office:value-type="float" office:value="11787.26">
                <text:p>11787.26</text:p>
              </table:table-cell>
            </table:table-row>
            <table:table-row>
              <table:table-cell office:value-type="float" office:value="43182">
                <text:p>43182</text:p>
              </table:table-cell>
              <table:table-cell office:value-type="float" office:value="11995.51">
                <text:p>11995.51</text:p>
              </table:table-cell>
              <table:table-cell office:value-type="float" office:value="11886.31">
                <text:p>11886.31</text:p>
              </table:table-cell>
            </table:table-row>
            <table:table-row>
              <table:table-cell office:value-type="float" office:value="43181">
                <text:p>43181</text:p>
              </table:table-cell>
              <table:table-cell office:value-type="float" office:value="12187.73">
                <text:p>12187.73</text:p>
              </table:table-cell>
              <table:table-cell office:value-type="float" office:value="12100.08">
                <text:p>12100.08</text:p>
              </table:table-cell>
            </table:table-row>
            <table:table-row>
              <table:table-cell office:value-type="float" office:value="43180">
                <text:p>43180</text:p>
              </table:table-cell>
              <table:table-cell office:value-type="float" office:value="12336.76">
                <text:p>12336.76</text:p>
              </table:table-cell>
              <table:table-cell office:value-type="float" office:value="12309.15">
                <text:p>12309.15</text:p>
              </table:table-cell>
            </table:table-row>
            <table:table-row>
              <table:table-cell office:value-type="float" office:value="43179">
                <text:p>43179</text:p>
              </table:table-cell>
              <table:table-cell office:value-type="float" office:value="12261.19">
                <text:p>12261.19</text:p>
              </table:table-cell>
              <table:table-cell office:value-type="float" office:value="12307.33">
                <text:p>12307.33</text:p>
              </table:table-cell>
            </table:table-row>
            <table:table-row>
              <table:table-cell office:value-type="float" office:value="43178">
                <text:p>43178</text:p>
              </table:table-cell>
              <table:table-cell office:value-type="float" office:value="12346.51">
                <text:p>12346.51</text:p>
              </table:table-cell>
              <table:table-cell office:value-type="float" office:value="12217.02">
                <text:p>12217.02</text:p>
              </table:table-cell>
            </table:table-row>
            <table:table-row>
              <table:table-cell office:value-type="float" office:value="43175">
                <text:p>43175</text:p>
              </table:table-cell>
              <table:table-cell office:value-type="float" office:value="12345.56">
                <text:p>12345.56</text:p>
              </table:table-cell>
              <table:table-cell office:value-type="float" office:value="12389.58">
                <text:p>12389.58</text:p>
              </table:table-cell>
            </table:table-row>
            <table:table-row>
              <table:table-cell office:value-type="float" office:value="43174">
                <text:p>43174</text:p>
              </table:table-cell>
              <table:table-cell office:value-type="float" office:value="12284.14">
                <text:p>12284.14</text:p>
              </table:table-cell>
              <table:table-cell office:value-type="float" office:value="12345.56">
                <text:p>12345.56</text:p>
              </table:table-cell>
            </table:table-row>
            <table:table-row>
              <table:table-cell office:value-type="float" office:value="43173">
                <text:p>43173</text:p>
              </table:table-cell>
              <table:table-cell office:value-type="float" office:value="12212.49">
                <text:p>12212.49</text:p>
              </table:table-cell>
              <table:table-cell office:value-type="float" office:value="12237.74">
                <text:p>12237.74</text:p>
              </table:table-cell>
            </table:table-row>
            <table:table-row>
              <table:table-cell office:value-type="float" office:value="43172">
                <text:p>43172</text:p>
              </table:table-cell>
              <table:table-cell office:value-type="float" office:value="12425.69">
                <text:p>12425.69</text:p>
              </table:table-cell>
              <table:table-cell office:value-type="float" office:value="12221.03">
                <text:p>12221.03</text:p>
              </table:table-cell>
            </table:table-row>
            <table:table-row>
              <table:table-cell office:value-type="float" office:value="43171">
                <text:p>43171</text:p>
              </table:table-cell>
              <table:table-cell office:value-type="float" office:value="12453.3">
                <text:p>12453.3</text:p>
              </table:table-cell>
              <table:table-cell office:value-type="float" office:value="12418.39">
                <text:p>12418.39</text:p>
              </table:table-cell>
            </table:table-row>
            <table:table-row>
              <table:table-cell office:value-type="float" office:value="43168">
                <text:p>43168</text:p>
              </table:table-cell>
              <table:table-cell office:value-type="float" office:value="12331.64">
                <text:p>12331.64</text:p>
              </table:table-cell>
              <table:table-cell office:value-type="float" office:value="12346.68">
                <text:p>12346.68</text:p>
              </table:table-cell>
            </table:table-row>
            <table:table-row>
              <table:table-cell office:value-type="float" office:value="43167">
                <text:p>43167</text:p>
              </table:table-cell>
              <table:table-cell office:value-type="float" office:value="12237.94">
                <text:p>12237.94</text:p>
              </table:table-cell>
              <table:table-cell office:value-type="float" office:value="12355.57">
                <text:p>12355.57</text:p>
              </table:table-cell>
            </table:table-row>
            <table:table-row>
              <table:table-cell office:value-type="float" office:value="43166">
                <text:p>43166</text:p>
              </table:table-cell>
              <table:table-cell office:value-type="float" office:value="12060.09">
                <text:p>12060.09</text:p>
              </table:table-cell>
              <table:table-cell office:value-type="float" office:value="12245.36">
                <text:p>12245.36</text:p>
              </table:table-cell>
            </table:table-row>
            <table:table-row>
              <table:table-cell office:value-type="float" office:value="43165">
                <text:p>43165</text:p>
              </table:table-cell>
              <table:table-cell office:value-type="float" office:value="12229.29">
                <text:p>12229.29</text:p>
              </table:table-cell>
              <table:table-cell office:value-type="float" office:value="12113.87">
                <text:p>12113.87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1831.57">
                <text:p>11831.57</text:p>
              </table:table-cell>
              <table:table-cell office:value-type="float" office:value="12090.87">
                <text:p>12090.87</text:p>
              </table:table-cell>
            </table:table-row>
            <table:table-row>
              <table:table-cell office:value-type="float" office:value="43161">
                <text:p>43161</text:p>
              </table:table-cell>
              <table:table-cell office:value-type="float" office:value="12051.89">
                <text:p>12051.89</text:p>
              </table:table-cell>
              <table:table-cell office:value-type="float" office:value="11913.71">
                <text:p>11913.71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12386.4">
                <text:p>12386.4</text:p>
              </table:table-cell>
              <table:table-cell office:value-type="float" office:value="12190.94">
                <text:p>12190.94</text:p>
              </table:table-cell>
            </table:table-row>
            <table:table-row>
              <table:table-cell office:value-type="float" office:value="43159">
                <text:p>43159</text:p>
              </table:table-cell>
              <table:table-cell office:value-type="float" office:value="12427.46">
                <text:p>12427.46</text:p>
              </table:table-cell>
              <table:table-cell office:value-type="float" office:value="12435.85">
                <text:p>12435.85</text:p>
              </table:table-cell>
            </table:table-row>
            <table:table-row>
              <table:table-cell office:value-type="float" office:value="43158">
                <text:p>43158</text:p>
              </table:table-cell>
              <table:table-cell office:value-type="float" office:value="12573.65">
                <text:p>12573.65</text:p>
              </table:table-cell>
              <table:table-cell office:value-type="float" office:value="12490.73">
                <text:p>12490.73</text:p>
              </table:table-cell>
            </table:table-row>
            <table:table-row>
              <table:table-cell office:value-type="float" office:value="43157">
                <text:p>43157</text:p>
              </table:table-cell>
              <table:table-cell office:value-type="float" office:value="12566.05">
                <text:p>12566.05</text:p>
              </table:table-cell>
              <table:table-cell office:value-type="float" office:value="12527.04">
                <text:p>12527.0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2491.77">
                <text:p>12491.77</text:p>
              </table:table-cell>
              <table:table-cell office:value-type="float" office:value="12483.79">
                <text:p>12483.79</text:p>
              </table:table-cell>
            </table:table-row>
            <table:table-row>
              <table:table-cell office:value-type="float" office:value="43153">
                <text:p>43153</text:p>
              </table:table-cell>
              <table:table-cell office:value-type="float" office:value="12358.82">
                <text:p>12358.82</text:p>
              </table:table-cell>
              <table:table-cell office:value-type="float" office:value="12461.91">
                <text:p>12461.91</text:p>
              </table:table-cell>
            </table:table-row>
            <table:table-row>
              <table:table-cell office:value-type="float" office:value="43152">
                <text:p>43152</text:p>
              </table:table-cell>
              <table:table-cell office:value-type="float" office:value="12457.22">
                <text:p>12457.22</text:p>
              </table:table-cell>
              <table:table-cell office:value-type="float" office:value="12470.49">
                <text:p>12470.49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12403.63">
                <text:p>12403.63</text:p>
              </table:table-cell>
              <table:table-cell office:value-type="float" office:value="12487.9">
                <text:p>12487.9</text:p>
              </table:table-cell>
            </table:table-row>
            <table:table-row>
              <table:table-cell office:value-type="float" office:value="43150">
                <text:p>43150</text:p>
              </table:table-cell>
              <table:table-cell office:value-type="float" office:value="12495.07">
                <text:p>12495.07</text:p>
              </table:table-cell>
              <table:table-cell office:value-type="float" office:value="12385.6">
                <text:p>12385.6</text:p>
              </table:table-cell>
            </table:table-row>
            <table:table-row>
              <table:table-cell office:value-type="float" office:value="43147">
                <text:p>43147</text:p>
              </table:table-cell>
              <table:table-cell office:value-type="float" office:value="12408.48">
                <text:p>12408.48</text:p>
              </table:table-cell>
              <table:table-cell office:value-type="float" office:value="12451.96">
                <text:p>12451.96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2425.45">
                <text:p>12425.45</text:p>
              </table:table-cell>
              <table:table-cell office:value-type="float" office:value="12346.17">
                <text:p>12346.17</text:p>
              </table:table-cell>
            </table:table-row>
            <table:table-row>
              <table:table-cell office:value-type="float" office:value="43145">
                <text:p>43145</text:p>
              </table:table-cell>
              <table:table-cell office:value-type="float" office:value="12294.85">
                <text:p>12294.85</text:p>
              </table:table-cell>
              <table:table-cell office:value-type="float" office:value="12339.16">
                <text:p>12339.16</text:p>
              </table:table-cell>
            </table:table-row>
            <table:table-row>
              <table:table-cell office:value-type="float" office:value="43144">
                <text:p>43144</text:p>
              </table:table-cell>
              <table:table-cell office:value-type="float" office:value="12282.76">
                <text:p>12282.76</text:p>
              </table:table-cell>
              <table:table-cell office:value-type="float" office:value="12196.5">
                <text:p>12196.5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2238.63">
                <text:p>12238.63</text:p>
              </table:table-cell>
              <table:table-cell office:value-type="float" office:value="12282.77">
                <text:p>12282.77</text:p>
              </table:table-cell>
            </table:table-row>
            <table:table-row>
              <table:table-cell office:value-type="float" office:value="43140">
                <text:p>43140</text:p>
              </table:table-cell>
              <table:table-cell office:value-type="float" office:value="12263.1">
                <text:p>12263.1</text:p>
              </table:table-cell>
              <table:table-cell office:value-type="float" office:value="12107.48">
                <text:p>12107.48</text:p>
              </table:table-cell>
            </table:table-row>
            <table:table-row>
              <table:table-cell office:value-type="float" office:value="43139">
                <text:p>43139</text:p>
              </table:table-cell>
              <table:table-cell office:value-type="float" office:value="12506.18">
                <text:p>12506.18</text:p>
              </table:table-cell>
              <table:table-cell office:value-type="float" office:value="12260.29">
                <text:p>12260.29</text:p>
              </table:table-cell>
            </table:table-row>
            <table:table-row>
              <table:table-cell office:value-type="float" office:value="43138">
                <text:p>43138</text:p>
              </table:table-cell>
              <table:table-cell office:value-type="float" office:value="12478.68">
                <text:p>12478.68</text:p>
              </table:table-cell>
              <table:table-cell office:value-type="float" office:value="12590.43">
                <text:p>12590.43</text:p>
              </table:table-cell>
            </table:table-row>
            <table:table-row>
              <table:table-cell office:value-type="float" office:value="43137">
                <text:p>43137</text:p>
              </table:table-cell>
              <table:table-cell office:value-type="float" office:value="12232.86">
                <text:p>12232.86</text:p>
              </table:table-cell>
              <table:table-cell office:value-type="float" office:value="12392.66">
                <text:p>12392.66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12687.79">
                <text:p>12687.79</text:p>
              </table:table-cell>
              <table:table-cell office:value-type="float" office:value="12687.49">
                <text:p>12687.49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12954.59">
                <text:p>12954.59</text:p>
              </table:table-cell>
              <table:table-cell office:value-type="float" office:value="12785.16">
                <text:p>12785.16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3235.15">
                <text:p>13235.15</text:p>
              </table:table-cell>
              <table:table-cell office:value-type="float" office:value="13003.9">
                <text:p>13003.9</text:p>
              </table:table-cell>
            </table:table-row>
            <table:table-row>
              <table:table-cell office:value-type="float" office:value="43131">
                <text:p>43131</text:p>
              </table:table-cell>
              <table:table-cell office:value-type="float" office:value="13210.76">
                <text:p>13210.76</text:p>
              </table:table-cell>
              <table:table-cell office:value-type="float" office:value="13189.48">
                <text:p>13189.48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13223.97">
                <text:p>13223.97</text:p>
              </table:table-cell>
              <table:table-cell office:value-type="float" office:value="13197.71">
                <text:p>13197.71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3358.9">
                <text:p>13358.9</text:p>
              </table:table-cell>
              <table:table-cell office:value-type="float" office:value="13324.48">
                <text:p>13324.48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13297.51">
                <text:p>13297.51</text:p>
              </table:table-cell>
              <table:table-cell office:value-type="float" office:value="13340.17">
                <text:p>13340.17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13374.38">
                <text:p>13374.38</text:p>
              </table:table-cell>
              <table:table-cell office:value-type="float" office:value="13298.36">
                <text:p>13298.36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13572.71">
                <text:p>13572.71</text:p>
              </table:table-cell>
              <table:table-cell office:value-type="float" office:value="13414.74">
                <text:p>13414.74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3577.14">
                <text:p>13577.14</text:p>
              </table:table-cell>
              <table:table-cell office:value-type="float" office:value="13559.6">
                <text:p>13559.6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13435.14">
                <text:p>13435.14</text:p>
              </table:table-cell>
              <table:table-cell office:value-type="float" office:value="13463.69">
                <text:p>13463.69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13297.74">
                <text:p>13297.74</text:p>
              </table:table-cell>
              <table:table-cell office:value-type="float" office:value="13434.45">
                <text:p>13434.45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3250.25">
                <text:p>13250.25</text:p>
              </table:table-cell>
              <table:table-cell office:value-type="float" office:value="13281.43">
                <text:p>13281.43</text:p>
              </table:table-cell>
            </table:table-row>
            <table:table-row>
              <table:table-cell office:value-type="float" office:value="43117">
                <text:p>43117</text:p>
              </table:table-cell>
              <table:table-cell office:value-type="float" office:value="13200.92">
                <text:p>13200.92</text:p>
              </table:table-cell>
              <table:table-cell office:value-type="float" office:value="13183.96">
                <text:p>13183.96</text:p>
              </table:table-cell>
            </table:table-row>
            <table:table-row>
              <table:table-cell office:value-type="float" office:value="43116">
                <text:p>43116</text:p>
              </table:table-cell>
              <table:table-cell office:value-type="float" office:value="13228.6">
                <text:p>13228.6</text:p>
              </table:table-cell>
              <table:table-cell office:value-type="float" office:value="13246.33">
                <text:p>13246.33</text:p>
              </table:table-cell>
            </table:table-row>
            <table:table-row>
              <table:table-cell office:value-type="float" office:value="43115">
                <text:p>43115</text:p>
              </table:table-cell>
              <table:table-cell office:value-type="float" office:value="13244.37">
                <text:p>13244.37</text:p>
              </table:table-cell>
              <table:table-cell office:value-type="float" office:value="13200.51">
                <text:p>13200.51</text:p>
              </table:table-cell>
            </table:table-row>
            <table:table-row>
              <table:table-cell office:value-type="float" office:value="43112">
                <text:p>43112</text:p>
              </table:table-cell>
              <table:table-cell office:value-type="float" office:value="13241.28">
                <text:p>13241.28</text:p>
              </table:table-cell>
              <table:table-cell office:value-type="float" office:value="13245.03">
                <text:p>13245.03</text:p>
              </table:table-cell>
            </table:table-row>
            <table:table-row>
              <table:table-cell office:value-type="float" office:value="43111">
                <text:p>43111</text:p>
              </table:table-cell>
              <table:table-cell office:value-type="float" office:value="13281.2">
                <text:p>13281.2</text:p>
              </table:table-cell>
              <table:table-cell office:value-type="float" office:value="13202.9">
                <text:p>13202.9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13355.28">
                <text:p>13355.28</text:p>
              </table:table-cell>
              <table:table-cell office:value-type="float" office:value="13281.34">
                <text:p>13281.34</text:p>
              </table:table-cell>
            </table:table-row>
            <table:table-row>
              <table:table-cell office:value-type="float" office:value="43109">
                <text:p>43109</text:p>
              </table:table-cell>
              <table:table-cell office:value-type="float" office:value="13383.26">
                <text:p>13383.26</text:p>
              </table:table-cell>
              <table:table-cell office:value-type="float" office:value="13385.59">
                <text:p>13385.59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13399.62">
                <text:p>13399.62</text:p>
              </table:table-cell>
              <table:table-cell office:value-type="float" office:value="13367.78">
                <text:p>13367.78</text:p>
              </table:table-cell>
            </table:table-row>
            <table:table-row>
              <table:table-cell office:value-type="float" office:value="43105">
                <text:p>43105</text:p>
              </table:table-cell>
              <table:table-cell office:value-type="float" office:value="13219.11">
                <text:p>13219.11</text:p>
              </table:table-cell>
              <table:table-cell office:value-type="float" office:value="13319.64">
                <text:p>13319.64</text:p>
              </table:table-cell>
            </table:table-row>
            <table:table-row>
              <table:table-cell office:value-type="float" office:value="43104">
                <text:p>43104</text:p>
              </table:table-cell>
              <table:table-cell office:value-type="float" office:value="13065.98">
                <text:p>13065.98</text:p>
              </table:table-cell>
              <table:table-cell office:value-type="float" office:value="13167.89">
                <text:p>13167.89</text:p>
              </table:table-cell>
            </table:table-row>
            <table:table-row>
              <table:table-cell office:value-type="float" office:value="43103">
                <text:p>43103</text:p>
              </table:table-cell>
              <table:table-cell office:value-type="float" office:value="12916.18">
                <text:p>12916.18</text:p>
              </table:table-cell>
              <table:table-cell office:value-type="float" office:value="12978.21">
                <text:p>12978.21</text:p>
              </table:table-cell>
            </table:table-row>
            <table:table-row>
              <table:table-cell office:value-type="float" office:value="43102">
                <text:p>43102</text:p>
              </table:table-cell>
              <table:table-cell office:value-type="float" office:value="12897.69">
                <text:p>12897.69</text:p>
              </table:table-cell>
              <table:table-cell office:value-type="float" office:value="12871.39">
                <text:p>12871.3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2980.09">
                <text:p>12980.09</text:p>
              </table:table-cell>
              <table:table-cell office:value-type="float" office:value="12917.64">
                <text:p>12917.6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3065.46">
                <text:p>13065.46</text:p>
              </table:table-cell>
              <table:table-cell office:value-type="float" office:value="12979.94">
                <text:p>12979.9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3070.19">
                <text:p>13070.19</text:p>
              </table:table-cell>
              <table:table-cell office:value-type="float" office:value="13070.02">
                <text:p>13070.0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3076.76">
                <text:p>13076.76</text:p>
              </table:table-cell>
              <table:table-cell office:value-type="float" office:value="13072.79">
                <text:p>13072.7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3065.79">
                <text:p>13065.79</text:p>
              </table:table-cell>
              <table:table-cell office:value-type="float" office:value="13109.74">
                <text:p>13109.74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3244.27">
                <text:p>13244.27</text:p>
              </table:table-cell>
              <table:table-cell office:value-type="float" office:value="13069.17">
                <text:p>13069.17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3314.73">
                <text:p>13314.73</text:p>
              </table:table-cell>
              <table:table-cell office:value-type="float" office:value="13215.79">
                <text:p>13215.7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3211.63">
                <text:p>13211.63</text:p>
              </table:table-cell>
              <table:table-cell office:value-type="float" office:value="13312.3">
                <text:p>13312.3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3027.84">
                <text:p>13027.84</text:p>
              </table:table-cell>
              <table:table-cell office:value-type="float" office:value="13103.56">
                <text:p>13103.56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3107.11">
                <text:p>13107.11</text:p>
              </table:table-cell>
              <table:table-cell office:value-type="float" office:value="13068.08">
                <text:p>13068.0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3148.52">
                <text:p>13148.52</text:p>
              </table:table-cell>
              <table:table-cell office:value-type="float" office:value="13125.64">
                <text:p>13125.64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3131.41">
                <text:p>13131.41</text:p>
              </table:table-cell>
              <table:table-cell office:value-type="float" office:value="13183.53">
                <text:p>13183.53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3181.85">
                <text:p>13181.85</text:p>
              </table:table-cell>
              <table:table-cell office:value-type="float" office:value="13123.65">
                <text:p>13123.65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3146.82">
                <text:p>13146.82</text:p>
              </table:table-cell>
              <table:table-cell office:value-type="float" office:value="13153.7">
                <text:p>13153.7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3026.3">
                <text:p>13026.3</text:p>
              </table:table-cell>
              <table:table-cell office:value-type="float" office:value="13045.15">
                <text:p>13045.15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2897.43">
                <text:p>12897.43</text:p>
              </table:table-cell>
              <table:table-cell office:value-type="float" office:value="12998.85">
                <text:p>12998.85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3056.82">
                <text:p>13056.82</text:p>
              </table:table-cell>
              <table:table-cell office:value-type="float" office:value="13048.54">
                <text:p>13048.54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3038.77">
                <text:p>13038.77</text:p>
              </table:table-cell>
              <table:table-cell office:value-type="float" office:value="13058.55">
                <text:p>13058.5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3044.15">
                <text:p>13044.15</text:p>
              </table:table-cell>
              <table:table-cell office:value-type="float" office:value="12861.49">
                <text:p>12861.4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3060.56">
                <text:p>13060.56</text:p>
              </table:table-cell>
              <table:table-cell office:value-type="float" office:value="13023.98">
                <text:p>13023.98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3153.74">
                <text:p>13153.74</text:p>
              </table:table-cell>
              <table:table-cell office:value-type="float" office:value="13061.87">
                <text:p>13061.87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3008.94">
                <text:p>13008.94</text:p>
              </table:table-cell>
              <table:table-cell office:value-type="float" office:value="13059.53">
                <text:p>13059.53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3036.74">
                <text:p>13036.74</text:p>
              </table:table-cell>
              <table:table-cell office:value-type="float" office:value="13000.2">
                <text:p>13000.2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3023.52">
                <text:p>13023.52</text:p>
              </table:table-cell>
              <table:table-cell office:value-type="float" office:value="13059.84">
                <text:p>13059.84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2943.49">
                <text:p>12943.49</text:p>
              </table:table-cell>
              <table:table-cell office:value-type="float" office:value="13008.55">
                <text:p>13008.55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3171.36">
                <text:p>13171.36</text:p>
              </table:table-cell>
              <table:table-cell office:value-type="float" office:value="13015.04">
                <text:p>13015.04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3042.94">
                <text:p>13042.94</text:p>
              </table:table-cell>
              <table:table-cell office:value-type="float" office:value="13167.54">
                <text:p>13167.54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2932.81">
                <text:p>12932.81</text:p>
              </table:table-cell>
              <table:table-cell office:value-type="float" office:value="13058.66">
                <text:p>13058.66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3051.71">
                <text:p>13051.71</text:p>
              </table:table-cell>
              <table:table-cell office:value-type="float" office:value="12993.73">
                <text:p>12993.73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3024.39">
                <text:p>13024.39</text:p>
              </table:table-cell>
              <table:table-cell office:value-type="float" office:value="13047.22">
                <text:p>13047.22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2963.09">
                <text:p>12963.09</text:p>
              </table:table-cell>
              <table:table-cell office:value-type="float" office:value="12976.37">
                <text:p>12976.37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3101.09">
                <text:p>13101.09</text:p>
              </table:table-cell>
              <table:table-cell office:value-type="float" office:value="13033.48">
                <text:p>13033.48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3150.78">
                <text:p>13150.78</text:p>
              </table:table-cell>
              <table:table-cell office:value-type="float" office:value="13074.42">
                <text:p>13074.42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3206.35">
                <text:p>13206.35</text:p>
              </table:table-cell>
              <table:table-cell office:value-type="float" office:value="13127.47">
                <text:p>13127.4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3378.96">
                <text:p>13378.96</text:p>
              </table:table-cell>
              <table:table-cell office:value-type="float" office:value="13182.56">
                <text:p>13182.56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3404.58">
                <text:p>13404.58</text:p>
              </table:table-cell>
              <table:table-cell office:value-type="float" office:value="13382.42">
                <text:p>13382.42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3517.98">
                <text:p>13517.98</text:p>
              </table:table-cell>
              <table:table-cell office:value-type="float" office:value="13379.27">
                <text:p>13379.27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3459.42">
                <text:p>13459.42</text:p>
              </table:table-cell>
              <table:table-cell office:value-type="float" office:value="13468.79">
                <text:p>13468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